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2202 2011 8944 0965</text:p>
          </table:table-cell>
          <table:table-cell table:style-name="ce7" office:value-type="string" calcext:value-type="string">
            <text:p>(Карта принадлежит Дарье Александровне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52" table:default-cell-style-name="Default"/>
        <table:table-column table:style-name="co1" table:number-columns-repeated="92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1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36" office:value-type="date" office:date-value="2018-09-07" calcext:value-type="date" table:number-columns-spanned="2" table:number-rows-spanned="1">
            <text:p>07.09</text:p>
          </table:table-cell>
          <table:covered-table-cell/>
          <table:table-cell table:style-name="ce36" office:value-type="date" office:date-value="2018-09-10" calcext:value-type="date" table:number-columns-spanned="2" table:number-rows-spanned="1">
            <text:p>10.09</text:p>
          </table:table-cell>
          <table:covered-table-cell/>
          <table:table-cell table:style-name="ce36" office:value-type="date" office:date-value="2018-09-11" calcext:value-type="date" table:number-columns-spanned="2" table:number-rows-spanned="1">
            <text:p>11.09</text:p>
          </table:table-cell>
          <table:covered-table-cell/>
          <table:table-cell table:style-name="ce36" office:value-type="date" office:date-value="2018-09-12" calcext:value-type="date" table:number-columns-spanned="2" table:number-rows-spanned="1">
            <text:p>12.09</text:p>
          </table:table-cell>
          <table:covered-table-cell/>
          <table:table-cell table:style-name="ce36" office:value-type="date" office:date-value="2018-09-13" calcext:value-type="date" table:number-columns-spanned="2" table:number-rows-spanned="1">
            <text:p>13.09</text:p>
          </table:table-cell>
          <table:covered-table-cell/>
          <table:table-cell table:style-name="ce36" office:value-type="date" office:date-value="2018-09-14" calcext:value-type="date" table:number-columns-spanned="2" table:number-rows-spanned="1">
            <text:p>14.09</text:p>
          </table:table-cell>
          <table:covered-table-cell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19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19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style-name="ce19"/>
          <table:table-cell table:number-columns-repeated="7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8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8"/>
          <table:table-cell table:style-name="ce28"/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/>
          <table:table-cell table:style-name="ce28"/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/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number-columns-repeated="9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8" office:value-type="string" calcext:value-type="string">
            <text:p>платил</text:p>
          </table:table-cell>
          <table:table-cell table:style-name="ce19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19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table:number-columns-repeated="4"/>
          <table:table-cell table:number-columns-repeated="5" table:style-name="ce19" office:value-type="string" calcext:value-type="string">
            <text:p>платил</text:p>
          </table:table-cell>
          <table:table-cell table:style-name="ce19" table:number-columns-repeated="7"/>
          <table:table-cell table:number-columns-repeated="3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28"/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number-columns-repeated="4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7"/>
          <table:table-cell table:number-columns-repeated="925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8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5"/>
          <table:table-cell table:style-name="ce28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1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3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45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19"/>
          <table:table-cell table:style-name="ce28"/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number-columns-repeated="6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925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7"/>
          <table:table-cell table:style-name="ce28"/>
          <table:table-cell table:style-name="ce19" table:number-columns-repeated="2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 office:value-type="string" calcext:value-type="string">
            <text:p>платил</text:p>
          </table:table-cell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9"/>
          <table:table-cell table:style-name="ce28"/>
          <table:table-cell table:style-name="ce19" table:number-columns-repeated="29"/>
          <table:table-cell table:style-name="ce28"/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9" office:value-type="string" calcext:value-type="string">
            <text:p>платил</text:p>
          </table:table-cell>
          <table:table-cell table:style-name="ce17"/>
          <table:table-cell table:style-name="ce29" office:value-type="string" calcext:value-type="string">
            <text:p>платил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number-columns-repeated="11"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9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8"/>
          <table:table-cell table:style-name="ce29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7"/>
          <table:table-cell table:style-name="ce19"/>
          <table:table-cell table:style-name="ce17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8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2" table:style-name="ce19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5" table:style-name="ce19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5" table:style-name="ce19" office:value-type="float" office:value="1" calcext:value-type="float">
            <text:p>1</text:p>
          </table:table-cell>
          <table:table-cell table:style-name="ce28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6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table:number-columns-repeated="3"/>
          <table:table-cell table:style-name="ce28"/>
          <table:table-cell table:style-name="ce19" table:number-columns-repeated="8"/>
          <table:table-cell table:number-columns-repeated="2" table:style-name="ce19" office:value-type="string" calcext:value-type="string">
            <text:p>платил</text:p>
          </table:table-cell>
          <table:table-cell table:style-name="ce19" table:number-columns-repeated="2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7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8" table:style-name="ce19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" table:style-name="ce19" office:value-type="string" calcext:value-type="string">
            <text:p>платил</text:p>
          </table:table-cell>
          <table:table-cell table:style-name="ce19"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5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8"/>
          <table:table-cell table:style-name="ce18"/>
          <table:table-cell table:style-name="ce34"/>
          <table:table-cell table:style-name="ce16"/>
          <table:table-cell table:style-name="ce28"/>
          <table:table-cell table:style-name="ce16"/>
          <table:table-cell table:style-name="ce34"/>
          <table:table-cell table:style-name="ce16"/>
          <table:table-cell table:style-name="ce34"/>
          <table:table-cell table:style-name="ce17"/>
          <table:table-cell table:style-name="ce34"/>
          <table:table-cell table:style-name="ce16"/>
          <table:table-cell table:style-name="ce34"/>
          <table:table-cell table:style-name="ce16"/>
          <table:table-cell table:style-name="ce34"/>
          <table:table-cell table:style-name="ce16"/>
          <table:table-cell table:style-name="ce28"/>
          <table:table-cell table:style-name="ce16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19"/>
          <table:table-cell table:style-name="ce17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19" office:value-type="string" calcext:value-type="string">
            <text:p>платил</text:p>
          </table:table-cell>
          <table:table-cell table:style-name="ce28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28"/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1" table:style-name="ce19" office:value-type="string" calcext:value-type="string">
            <text:p>платил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string" calcext:value-type="string">
            <text:p>платил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9" office:value-type="string" calcext:value-type="string">
            <text:p>Кропачева</text:p>
          </table:table-cell>
          <table:table-cell table:style-name="ce19" table:number-columns-repeated="2"/>
          <table:table-cell table:style-name="ce16" table:number-columns-repeated="3"/>
          <table:table-cell table:style-name="ce19"/>
          <table:table-cell table:style-name="ce16" table:number-columns-repeated="4"/>
          <table:table-cell table:style-name="ce19"/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39"/>
          <table:table-cell table:number-columns-repeated="19"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 table:number-columns-repeated="6"/>
          <table:table-cell table:number-columns-repeated="2" table:style-name="ce19" office:value-type="float" office:value="1" calcext:value-type="float">
            <text:p>1</text:p>
          </table:table-cell>
          <table:table-cell table:style-name="ce19"/>
          <table:table-cell table:style-name="ce28"/>
          <table:table-cell table:style-name="ce19" table:number-columns-repeated="10"/>
          <table:table-cell table:number-columns-repeated="925"/>
        </table:table-row>
        <table:table-row table:style-name="ro1">
          <table:table-cell table:style-name="ce10" office:value-type="string" calcext:value-type="string">
            <text:p>Харламов</text:p>
          </table:table-cell>
          <table:table-cell table:style-name="ce20" table:number-columns-repeated="2"/>
          <table:table-cell table:style-name="ce32" table:number-columns-repeated="3"/>
          <table:table-cell table:style-name="ce20"/>
          <table:table-cell table:style-name="ce32" table:number-columns-repeated="4"/>
          <table:table-cell table:style-name="ce20"/>
          <table:table-cell table:style-name="ce32" table:number-columns-repeated="6"/>
          <table:table-cell table:style-name="ce20"/>
          <table:table-cell table:style-name="ce32"/>
          <table:table-cell table:style-name="ce20" table:number-columns-repeated="58"/>
          <table:table-cell table:style-name="ce44"/>
          <table:table-cell table:style-name="ce20" table:number-columns-repeated="2"/>
          <table:table-cell table:number-columns-repeated="7" table:style-name="ce20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8" table:style-name="ce20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9" calcext:value-type="float">
            <text:p>9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style-name="ce3" table:formula="of:=COUNTA([.CB2:.CB21])" office:value-type="float" office:value="6" calcext:value-type="float">
            <text:p>6</text:p>
          </table:table-cell>
          <table:table-cell table:style-name="ce3" table:formula="of:=COUNTA([.CC2:.CC21])" office:value-type="float" office:value="1" calcext:value-type="float">
            <text:p>1</text:p>
          </table:table-cell>
          <table:table-cell table:style-name="ce3" table:formula="of:=COUNTA([.CD2:.CD22])" office:value-type="float" office:value="11" calcext:value-type="float">
            <text:p>11</text:p>
          </table:table-cell>
          <table:table-cell table:style-name="ce3" table:formula="of:=COUNTA([.CE2:.CE22])" office:value-type="float" office:value="10" calcext:value-type="float">
            <text:p>10</text:p>
          </table:table-cell>
          <table:table-cell table:style-name="ce3" table:formula="of:=COUNTA([.CF2:.CF22])" office:value-type="float" office:value="3" calcext:value-type="float">
            <text:p>3</text:p>
          </table:table-cell>
          <table:table-cell table:style-name="ce3" table:formula="of:=COUNTA([.CG2:.CG22])" office:value-type="float" office:value="3" calcext:value-type="float">
            <text:p>3</text:p>
          </table:table-cell>
          <table:table-cell table:style-name="ce3" table:formula="of:=COUNTA([.CH2:.CH22])" office:value-type="float" office:value="8" calcext:value-type="float">
            <text:p>8</text:p>
          </table:table-cell>
          <table:table-cell table:style-name="ce3" table:formula="of:=COUNTA([.CI2:.CI22])" office:value-type="float" office:value="8" calcext:value-type="float">
            <text:p>8</text:p>
          </table:table-cell>
          <table:table-cell table:style-name="ce3" table:formula="of:=COUNTA([.CJ2:.CJ22])" office:value-type="float" office:value="6" calcext:value-type="float">
            <text:p>6</text:p>
          </table:table-cell>
          <table:table-cell table:style-name="ce3" table:formula="of:=COUNTA([.CK2:.CK22])" office:value-type="float" office:value="7" calcext:value-type="float">
            <text:p>7</text:p>
          </table:table-cell>
          <table:table-cell table:style-name="ce3" table:formula="of:=COUNTA([.CL2:.CL22])" office:value-type="float" office:value="4" calcext:value-type="float">
            <text:p>4</text:p>
          </table:table-cell>
          <table:table-cell table:style-name="ce3" table:formula="of:=COUNTA([.CM2:.CM22])" office:value-type="float" office:value="2" calcext:value-type="float">
            <text:p>2</text:p>
          </table:table-cell>
          <table:table-cell table:style-name="ce3" table:formula="of:=COUNTA([.CN2:.CN22])" office:value-type="float" office:value="12" calcext:value-type="float">
            <text:p>12</text:p>
          </table:table-cell>
          <table:table-cell table:style-name="ce3" table:formula="of:=COUNTA([.CO2:.CO22])" office:value-type="float" office:value="11" calcext:value-type="float">
            <text:p>11</text:p>
          </table:table-cell>
          <table:table-cell table:style-name="ce3" table:formula="of:=COUNTA([.CP2:.CP22])" office:value-type="float" office:value="2" calcext:value-type="float">
            <text:p>2</text:p>
          </table:table-cell>
          <table:table-cell table:style-name="ce3" table:formula="of:=COUNTA([.CQ2:.CQ22])" office:value-type="float" office:value="2" calcext:value-type="float">
            <text:p>2</text:p>
          </table:table-cell>
          <table:table-cell table:style-name="ce3" table:formula="of:=COUNTA([.CR2:.CR22])" office:value-type="float" office:value="3" calcext:value-type="float">
            <text:p>3</text:p>
          </table:table-cell>
          <table:table-cell table:style-name="ce3" table:formula="of:=COUNTA([.CS2:.CS22])" office:value-type="float" office:value="3" calcext:value-type="float">
            <text:p>3</text:p>
          </table:table-cell>
          <table:table-cell table:style-name="ce3" table:formula="of:=COUNTA([.CT2:.CT22])" office:value-type="float" office:value="3" calcext:value-type="float">
            <text:p>3</text:p>
          </table:table-cell>
          <table:table-cell table:style-name="ce3" table:formula="of:=COUNTA([.CU2:.CU22])" office:value-type="float" office:value="3" calcext:value-type="float">
            <text:p>3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1"/>
          <table:table-cell table:style-name="ce21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11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5"/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7" table:number-columns-repeated="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6"/>
          <table:table-cell table:number-columns-repeated="925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25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2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450" calcext:value-type="float">
            <text:p>450</text:p>
          </table:table-cell>
          <table:table-cell table:style-name="ce12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360" calcext:value-type="float">
            <text:p>36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/>
          <table:table-cell table:number-columns-repeated="2" table:style-name="ce25" office:value-type="float" office:value="360" calcext:value-type="float">
            <text:p>360</text:p>
          </table:table-cell>
          <table:table-cell table:number-columns-repeated="6" table:style-name="ce25" office:value-type="float" office:value="450" calcext:value-type="float">
            <text:p>45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/>
          <table:table-cell table:number-columns-repeated="3" table:style-name="ce25" office:value-type="float" office:value="450" calcext:value-type="float">
            <text:p>450</text:p>
          </table:table-cell>
          <table:table-cell table:style-name="ce25" office:value-type="float" office:value="500" calcext:value-type="float">
            <text:p>500</text:p>
          </table:table-cell>
          <table:table-cell table:number-columns-repeated="3" table:style-name="ce25" office:value-type="float" office:value="360" calcext:value-type="float">
            <text:p>360</text:p>
          </table:table-cell>
          <table:table-cell table:style-name="ce25" table:number-columns-repeated="2"/>
          <table:table-cell table:style-name="ce12" office:value-type="float" office:value="500" calcext:value-type="float">
            <text:p>50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/>
          <table:table-cell table:style-name="ce25" office:value-type="float" office:value="450" calcext:value-type="float">
            <text:p>450</text:p>
          </table:table-cell>
          <table:table-cell table:style-name="ce25" table:number-columns-repeated="3"/>
          <table:table-cell table:number-columns-repeated="4" table:style-name="ce25" office:value-type="float" office:value="450" calcext:value-type="float">
            <text:p>450</text:p>
          </table:table-cell>
          <table:table-cell table:style-name="ce25" table:number-columns-repeated="2"/>
          <table:table-cell table:number-columns-repeated="2" table:style-name="ce25" office:value-type="float" office:value="450" calcext:value-type="float">
            <text:p>450</text:p>
          </table:table-cell>
          <table:table-cell table:style-name="ce25" table:number-columns-repeated="6"/>
          <table:table-cell table:number-columns-repeated="925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3" table:formula="of:=IF([.B24]&gt;0; [.B25]/[.B24]; 0)" office:value-type="float" office:value="37.5" calcext:value-type="float">
            <text:p>38</text:p>
          </table:table-cell>
          <table:table-cell table:style-name="ce23" table:formula="of:=IF([.C24]&gt;0; [.C25]/[.C24]; 0)" office:value-type="float" office:value="37.5" calcext:value-type="float">
            <text:p>38</text:p>
          </table:table-cell>
          <table:table-cell table:style-name="ce33" table:formula="of:=IF([.D24]&gt;0; [.D25]/[.D24]; 0)" office:value-type="float" office:value="37.5" calcext:value-type="float">
            <text:p>38</text:p>
          </table:table-cell>
          <table:table-cell table:style-name="ce23" table:formula="of:=IF([.E24]&gt;0; [.E25]/[.E24]; 0)" office:value-type="float" office:value="45.4545454545455" calcext:value-type="float">
            <text:p>45</text:p>
          </table:table-cell>
          <table:table-cell table:style-name="ce33" table:formula="of:=IF([.F24]&gt;0; [.F25]/[.F24]; 0)" office:value-type="float" office:value="40.9090909090909" calcext:value-type="float">
            <text:p>41</text:p>
          </table:table-cell>
          <table:table-cell table:style-name="ce23" table:formula="of:=IF([.G24]&gt;0; [.G25]/[.G24]; 0)" office:value-type="float" office:value="45" calcext:value-type="float">
            <text:p>45</text:p>
          </table:table-cell>
          <table:table-cell table:style-name="ce33" table:formula="of:=IF([.H24]&gt;0; [.H25]/[.H24]; 0)" office:value-type="float" office:value="50" calcext:value-type="float">
            <text:p>50</text:p>
          </table:table-cell>
          <table:table-cell table:style-name="ce23" table:formula="of:=IF([.I24]&gt;0; [.I25]/[.I24]; 0)" office:value-type="float" office:value="56.25" calcext:value-type="float">
            <text:p>56</text:p>
          </table:table-cell>
          <table:table-cell table:style-name="ce33" table:formula="of:=IF([.J24]&gt;0; [.J25]/[.J24]; 0)" office:value-type="float" office:value="56.25" calcext:value-type="float">
            <text:p>56</text:p>
          </table:table-cell>
          <table:table-cell table:style-name="ce23" table:formula="of:=IF([.K24]&gt;0; [.K25]/[.K24]; 0)" office:value-type="float" office:value="55.5555555555556" calcext:value-type="float">
            <text:p>56</text:p>
          </table:table-cell>
          <table:table-cell table:style-name="ce33" table:formula="of:=IF([.L24]&gt;0; [.L25]/[.L24]; 0)" office:value-type="float" office:value="75" calcext:value-type="float">
            <text:p>75</text:p>
          </table:table-cell>
          <table:table-cell table:style-name="ce23" table:formula="of:=IF([.M24]&gt;0; [.M25]/[.M24]; 0)" office:value-type="float" office:value="56.25" calcext:value-type="float">
            <text:p>56</text:p>
          </table:table-cell>
          <table:table-cell table:style-name="ce33" table:formula="of:=IF([.N24]&gt;0; [.N25]/[.N24]; 0)" office:value-type="float" office:value="64.2857142857143" calcext:value-type="float">
            <text:p>64</text:p>
          </table:table-cell>
          <table:table-cell table:style-name="ce23" table:formula="of:=IF([.O24]&gt;0; [.O25]/[.O24]; 0)" office:value-type="float" office:value="64.2857142857143" calcext:value-type="float">
            <text:p>64</text:p>
          </table:table-cell>
          <table:table-cell table:style-name="ce33" table:formula="of:=IF([.P24]&gt;0; [.P25]/[.P24]; 0)" office:value-type="float" office:value="50" calcext:value-type="float">
            <text:p>50</text:p>
          </table:table-cell>
          <table:table-cell table:style-name="ce23" table:formula="of:=IF([.Q24]&gt;0; [.Q25]/[.Q24]; 0)" office:value-type="float" office:value="62.5" calcext:value-type="float">
            <text:p>63</text:p>
          </table:table-cell>
          <table:table-cell table:style-name="ce33" table:formula="of:=IF([.R24]&gt;0; [.R25]/[.R24]; 0)" office:value-type="float" office:value="56.25" calcext:value-type="float">
            <text:p>56</text:p>
          </table:table-cell>
          <table:table-cell table:style-name="ce23" table:formula="of:=IF([.S24]&gt;0; [.S25]/[.S24]; 0)" office:value-type="float" office:value="75" calcext:value-type="float">
            <text:p>75</text:p>
          </table:table-cell>
          <table:table-cell table:style-name="ce33" table:formula="of:=IF([.T24]&gt;0; [.T25]/[.T24]; 0)" office:value-type="float" office:value="50" calcext:value-type="float">
            <text:p>50</text:p>
          </table:table-cell>
          <table:table-cell table:style-name="ce23" table:formula="of:=IF([.U24]&gt;0; [.U25]/[.U24]; 0)" office:value-type="float" office:value="50" calcext:value-type="float">
            <text:p>50</text:p>
          </table:table-cell>
          <table:table-cell table:style-name="ce33" table:formula="of:=IF([.V24]&gt;0; [.V25]/[.V24]; 0)" office:value-type="float" office:value="56.25" calcext:value-type="float">
            <text:p>56</text:p>
          </table:table-cell>
          <table:table-cell table:style-name="ce23" table:formula="of:=IF([.W24]&gt;0; [.W25]/[.W24]; 0)" office:value-type="float" office:value="56.25" calcext:value-type="float">
            <text:p>56</text:p>
          </table:table-cell>
          <table:table-cell table:style-name="ce33" table:formula="of:=IF([.X24]&gt;0; [.X25]/[.X24]; 0)" office:value-type="float" office:value="37.5" calcext:value-type="float">
            <text:p>38</text:p>
          </table:table-cell>
          <table:table-cell table:style-name="ce23" table:formula="of:=IF([.Y24]&gt;0; [.Y25]/[.Y24]; 0)" office:value-type="float" office:value="37.5" calcext:value-type="float">
            <text:p>38</text:p>
          </table:table-cell>
          <table:table-cell table:style-name="ce33" table:formula="of:=IF([.Z24]&gt;0; [.Z25]/[.Z24]; 0)" office:value-type="float" office:value="34.6153846153846" calcext:value-type="float">
            <text:p>35</text:p>
          </table:table-cell>
          <table:table-cell table:style-name="ce23" table:formula="of:=IF([.AA24]&gt;0; [.AA25]/[.AA24]; 0)" office:value-type="float" office:value="37.5" calcext:value-type="float">
            <text:p>38</text:p>
          </table:table-cell>
          <table:table-cell table:style-name="ce33" table:formula="of:=IF([.AB24]&gt;0; [.AB25]/[.AB24]; 0)" office:value-type="float" office:value="50" calcext:value-type="float">
            <text:p>50</text:p>
          </table:table-cell>
          <table:table-cell table:style-name="ce30" table:formula="of:=IF([.AC24]&gt;0; [.AC25]/[.AC24]; 0)" office:value-type="float" office:value="56.25" calcext:value-type="float">
            <text:p>56</text:p>
          </table:table-cell>
          <table:table-cell table:style-name="ce30" table:formula="of:=IF([.AD24]&gt;0; [.AD25]/[.AD24]; 0)" office:value-type="float" office:value="50" calcext:value-type="float">
            <text:p>50</text:p>
          </table:table-cell>
          <table:table-cell table:style-name="ce30" table:formula="of:=IF([.AE24]&gt;0; [.AE25]/[.AE24]; 0)" office:value-type="float" office:value="50" calcext:value-type="float">
            <text:p>50</text:p>
          </table:table-cell>
          <table:table-cell table:style-name="ce30" table:formula="of:=IF([.AF24]&gt;0; [.AF25]/[.AF24]; 0)" office:value-type="float" office:value="50" calcext:value-type="float">
            <text:p>50</text:p>
          </table:table-cell>
          <table:table-cell table:style-name="ce30" table:formula="of:=IF([.AG24]&gt;0; [.AG25]/[.AG24]; 0)" office:value-type="float" office:value="50" calcext:value-type="float">
            <text:p>50</text:p>
          </table:table-cell>
          <table:table-cell table:style-name="ce30" table:formula="of:=IF([.AH24]&gt;0; [.AH25]/[.AH24]; 0)" office:value-type="float" office:value="50" calcext:value-type="float">
            <text:p>50</text:p>
          </table:table-cell>
          <table:table-cell table:style-name="ce30" table:formula="of:=IF([.AI24]&gt;0; [.AI25]/[.AI24]; 0)" office:value-type="float" office:value="64.2857142857143" calcext:value-type="float">
            <text:p>64</text:p>
          </table:table-cell>
          <table:table-cell table:style-name="ce30" table:formula="of:=IF([.AJ24]&gt;0; [.AJ25]/[.AJ24]; 0)" office:value-type="float" office:value="64.2857142857143" calcext:value-type="float">
            <text:p>64</text:p>
          </table:table-cell>
          <table:table-cell table:style-name="ce30" table:formula="of:=IF([.AK24]&gt;0; [.AK25]/[.AK24]; 0)" office:value-type="float" office:value="75" calcext:value-type="float">
            <text:p>75</text:p>
          </table:table-cell>
          <table:table-cell table:style-name="ce30" table:formula="of:=IF([.AL24]&gt;0; [.AL25]/[.AL24]; 0)" office:value-type="float" office:value="64.2857142857143" calcext:value-type="float">
            <text:p>64</text:p>
          </table:table-cell>
          <table:table-cell table:style-name="ce30" table:formula="of:=IF([.AM24]&gt;0; [.AM25]/[.AM24]; 0)" office:value-type="float" office:value="75" calcext:value-type="float">
            <text:p>75</text:p>
          </table:table-cell>
          <table:table-cell table:style-name="ce30" table:formula="of:=IF([.AN24]&gt;0; [.AN25]/[.AN24]; 0)" office:value-type="float" office:value="64.2857142857143" calcext:value-type="float">
            <text:p>64</text:p>
          </table:table-cell>
          <table:table-cell table:style-name="ce30" table:formula="of:=IF([.AO24]&gt;0; [.AO25]/[.AO24]; 0)" office:value-type="float" office:value="56.25" calcext:value-type="float">
            <text:p>56</text:p>
          </table:table-cell>
          <table:table-cell table:style-name="ce30" table:formula="of:=IF([.AP24]&gt;0; [.AP25]/[.AP24]; 0)" office:value-type="float" office:value="64.2857142857143" calcext:value-type="float">
            <text:p>64</text:p>
          </table:table-cell>
          <table:table-cell table:style-name="ce30" table:formula="of:=IF([.AQ24]&gt;0; [.AQ25]/[.AQ24]; 0)" office:value-type="float" office:value="75" calcext:value-type="float">
            <text:p>75</text:p>
          </table:table-cell>
          <table:table-cell table:style-name="ce30" table:formula="of:=IF([.AR24]&gt;0; [.AR25]/[.AR24]; 0)" office:value-type="float" office:value="90" calcext:value-type="float">
            <text:p>90</text:p>
          </table:table-cell>
          <table:table-cell table:style-name="ce30" table:formula="of:=IF([.AS24]&gt;0; [.AS25]/[.AS24]; 0)" office:value-type="float" office:value="0" calcext:value-type="float">
            <text:p>0</text:p>
          </table:table-cell>
          <table:table-cell table:style-name="ce30" table:formula="of:=IF([.AT24]&gt;0; [.AT25]/[.AT24]; 0)" office:value-type="float" office:value="64.2857142857143" calcext:value-type="float">
            <text:p>64</text:p>
          </table:table-cell>
          <table:table-cell table:style-name="ce30" table:formula="of:=IF([.AU24]&gt;0; [.AU25]/[.AU24]; 0)" office:value-type="float" office:value="0" calcext:value-type="float">
            <text:p>0</text:p>
          </table:table-cell>
          <table:table-cell table:style-name="ce30" table:formula="of:=IF([.AV24]&gt;0; [.AV25]/[.AV24]; 0)" office:value-type="float" office:value="64.2857142857143" calcext:value-type="float">
            <text:p>64</text:p>
          </table:table-cell>
          <table:table-cell table:style-name="ce23" table:formula="of:=IF([.AW24]&gt;0; [.AW25]/[.AW24]; 0)" office:value-type="float" office:value="0" calcext:value-type="float">
            <text:p>0</text:p>
          </table:table-cell>
          <table:table-cell table:style-name="ce30" table:formula="of:=IF([.AX24]&gt;0; [.AX25]/[.AX24]; 0)" office:value-type="float" office:value="51.4285714285714" calcext:value-type="float">
            <text:p>51</text:p>
          </table:table-cell>
          <table:table-cell table:style-name="ce30" table:formula="of:=IF([.AY24]&gt;0; [.AY25]/[.AY24]; 0)" office:value-type="float" office:value="0" calcext:value-type="float">
            <text:p>0</text:p>
          </table:table-cell>
          <table:table-cell table:style-name="ce30" table:formula="of:=IF([.AZ24]&gt;0; [.AZ25]/[.AZ24]; 0)" office:value-type="float" office:value="75" calcext:value-type="float">
            <text:p>75</text:p>
          </table:table-cell>
          <table:table-cell table:style-name="ce30" table:formula="of:=IF([.BA24]&gt;0; [.BA25]/[.BA24]; 0)" office:value-type="float" office:value="0" calcext:value-type="float">
            <text:p>0</text:p>
          </table:table-cell>
          <table:table-cell table:style-name="ce30" table:formula="of:=IF([.BB24]&gt;0; [.BB25]/[.BB24]; 0)" office:value-type="float" office:value="51.4285714285714" calcext:value-type="float">
            <text:p>51</text:p>
          </table:table-cell>
          <table:table-cell table:style-name="ce30" table:formula="of:=IF([.BC24]&gt;0; [.BC25]/[.BC24]; 0)" office:value-type="float" office:value="0" calcext:value-type="float">
            <text:p>0</text:p>
          </table:table-cell>
          <table:table-cell table:style-name="ce30" table:formula="of:=IF([.BD24]&gt;0; [.BD25]/[.BD24]; 0)" office:value-type="float" office:value="56.25" calcext:value-type="float">
            <text:p>56</text:p>
          </table:table-cell>
          <table:table-cell table:style-name="ce30" table:formula="of:=IF([.BE24]&gt;0; [.BE25]/[.BE24]; 0)" office:value-type="float" office:value="0" calcext:value-type="float">
            <text:p>0</text:p>
          </table:table-cell>
          <table:table-cell table:style-name="ce30" table:formula="of:=IF([.BF24]&gt;0; [.BF25]/[.BF24]; 0)" office:value-type="float" office:value="40" calcext:value-type="float">
            <text:p>40</text:p>
          </table:table-cell>
          <table:table-cell table:style-name="ce30" table:formula="of:=IF([.BG24]&gt;0; [.BG25]/[.BG24]; 0)" office:value-type="float" office:value="45" calcext:value-type="float">
            <text:p>45</text:p>
          </table:table-cell>
          <table:table-cell table:style-name="ce30" table:formula="of:=IF([.BH24]&gt;0; [.BH25]/[.BH24]; 0)" office:value-type="float" office:value="56.25" calcext:value-type="float">
            <text:p>56</text:p>
          </table:table-cell>
          <table:table-cell table:style-name="ce30" table:formula="of:=IF([.BI24]&gt;0; [.BI25]/[.BI24]; 0)" office:value-type="float" office:value="64.2857142857143" calcext:value-type="float">
            <text:p>64</text:p>
          </table:table-cell>
          <table:table-cell table:style-name="ce30" table:formula="of:=IF([.BJ24]&gt;0; [.BJ25]/[.BJ24]; 0)" office:value-type="float" office:value="45" calcext:value-type="float">
            <text:p>45</text:p>
          </table:table-cell>
          <table:table-cell table:style-name="ce30" table:formula="of:=IF([.BK24]&gt;0; [.BK25]/[.BK24]; 0)" office:value-type="float" office:value="45" calcext:value-type="float">
            <text:p>45</text:p>
          </table:table-cell>
          <table:table-cell table:style-name="ce30" table:formula="of:=IF([.BL24]&gt;0; [.BL25]/[.BL24]; 0)" office:value-type="float" office:value="50" calcext:value-type="float">
            <text:p>50</text:p>
          </table:table-cell>
          <table:table-cell table:style-name="ce30" table:formula="of:=IF([.BM24]&gt;0; [.BM25]/[.BM24]; 0)" office:value-type="float" office:value="50" calcext:value-type="float">
            <text:p>50</text:p>
          </table:table-cell>
          <table:table-cell table:style-name="ce30" table:formula="of:=IF([.BN24]&gt;0; [.BN25]/[.BN24]; 0)" office:value-type="float" office:value="36" calcext:value-type="float">
            <text:p>36</text:p>
          </table:table-cell>
          <table:table-cell table:style-name="ce30" table:formula="of:=IF([.BO24]&gt;0; [.BO25]/[.BO24]; 0)" office:value-type="float" office:value="36" calcext:value-type="float">
            <text:p>36</text:p>
          </table:table-cell>
          <table:table-cell table:style-name="ce30" table:formula="of:=IF([.BP24]&gt;0; [.BP25]/[.BP24]; 0)" office:value-type="float" office:value="45" calcext:value-type="float">
            <text:p>45</text:p>
          </table:table-cell>
          <table:table-cell table:style-name="ce30" table:formula="of:=IF([.BQ24]&gt;0; [.BQ25]/[.BQ24]; 0)" office:value-type="float" office:value="0" calcext:value-type="float">
            <text:p>0</text:p>
          </table:table-cell>
          <table:table-cell table:style-name="ce30" table:formula="of:=IF([.BR24]&gt;0; [.BR25]/[.BR24]; 0)" office:value-type="float" office:value="45" calcext:value-type="float">
            <text:p>45</text:p>
          </table:table-cell>
          <table:table-cell table:style-name="ce30" table:formula="of:=IF([.BS24]&gt;0; [.BS25]/[.BS24]; 0)" office:value-type="float" office:value="56.25" calcext:value-type="float">
            <text:p>56</text:p>
          </table:table-cell>
          <table:table-cell table:style-name="ce30" table:formula="of:=IF([.BT24]&gt;0; [.BT25]/[.BT24]; 0)" office:value-type="float" office:value="45" calcext:value-type="float">
            <text:p>45</text:p>
          </table:table-cell>
          <table:table-cell table:style-name="ce30" table:formula="of:=IF([.BU24]&gt;0; [.BU25]/[.BU24]; 0)" office:value-type="float" office:value="50" calcext:value-type="float">
            <text:p>50</text:p>
          </table:table-cell>
          <table:table-cell table:style-name="ce30" table:formula="of:=IF([.BV24]&gt;0; [.BV25]/[.BV24]; 0)" office:value-type="float" office:value="36" calcext:value-type="float">
            <text:p>36</text:p>
          </table:table-cell>
          <table:table-cell table:style-name="ce30" table:formula="of:=IF([.BW24]&gt;0; [.BW25]/[.BW24]; 0)" office:value-type="float" office:value="40" calcext:value-type="float">
            <text:p>40</text:p>
          </table:table-cell>
          <table:table-cell table:style-name="ce30" table:formula="of:=IF([.BX24]&gt;0; [.BX25]/[.BX24]; 0)" office:value-type="float" office:value="32.7272727272727" calcext:value-type="float">
            <text:p>33</text:p>
          </table:table-cell>
          <table:table-cell table:style-name="ce30" table:formula="of:=IF([.BY24]&gt;0; [.BY25]/[.BY24]; 0)" office:value-type="float" office:value="0" calcext:value-type="float">
            <text:p>0</text:p>
          </table:table-cell>
          <table:table-cell table:style-name="ce30" table:formula="of:=IF([.BZ24]&gt;0; [.BZ25]/[.BZ24]; 0)" office:value-type="float" office:value="0" calcext:value-type="float">
            <text:p>0</text:p>
          </table:table-cell>
          <table:table-cell table:style-name="ce23" table:formula="of:=IF([.CA24]&gt;0; [.CA25]/[.CA24]; 0)" office:value-type="float" office:value="50" calcext:value-type="float">
            <text:p>50</text:p>
          </table:table-cell>
          <table:table-cell table:style-name="ce30" table:formula="of:=IF([.CB24]&gt;0; [.CB25]/[.CB24]; 0)" office:value-type="float" office:value="75" calcext:value-type="float">
            <text:p>75</text:p>
          </table:table-cell>
          <table:table-cell table:style-name="ce30" table:formula="of:=IF([.CC24]&gt;0; [.CC25]/[.CC24]; 0)" office:value-type="float" office:value="0" calcext:value-type="float">
            <text:p>0</text:p>
          </table:table-cell>
          <table:table-cell table:style-name="ce30" table:formula="of:=IF([.CD24]&gt;0; [.CD25]/[.CD24]; 0)" office:value-type="float" office:value="40.9090909090909" calcext:value-type="float">
            <text:p>41</text:p>
          </table:table-cell>
          <table:table-cell table:style-name="ce30" table:formula="of:=IF([.CE24]&gt;0; [.CE25]/[.CE24]; 0)" office:value-type="float" office:value="0" calcext:value-type="float">
            <text:p>0</text:p>
          </table:table-cell>
          <table:table-cell table:style-name="ce30" table:formula="of:=IF([.CF24]&gt;0; [.CF25]/[.CF24]; 0)" office:value-type="float" office:value="0" calcext:value-type="float">
            <text:p>0</text:p>
          </table:table-cell>
          <table:table-cell table:style-name="ce30" table:formula="of:=IF([.CG24]&gt;0; [.CG25]/[.CG24]; 0)" office:value-type="float" office:value="0" calcext:value-type="float">
            <text:p>0</text:p>
          </table:table-cell>
          <table:table-cell table:style-name="ce30" table:formula="of:=IF([.CH24]&gt;0; [.CH25]/[.CH24]; 0)" office:value-type="float" office:value="0" calcext:value-type="float">
            <text:p>0</text:p>
          </table:table-cell>
          <table:table-cell table:style-name="ce30" table:formula="of:=IF([.CI24]&gt;0; [.CI25]/[.CI24]; 0)" office:value-type="float" office:value="0" calcext:value-type="float">
            <text:p>0</text:p>
          </table:table-cell>
          <table:table-cell table:style-name="ce30" table:formula="of:=IF([.CJ24]&gt;0; [.CJ25]/[.CJ24]; 0)" office:value-type="float" office:value="75" calcext:value-type="float">
            <text:p>75</text:p>
          </table:table-cell>
          <table:table-cell table:style-name="ce30" table:formula="of:=IF([.CK24]&gt;0; [.CK25]/[.CK24]; 0)" office:value-type="float" office:value="0" calcext:value-type="float">
            <text:p>0</text:p>
          </table:table-cell>
          <table:table-cell table:style-name="ce30" table:formula="of:=IF([.CL24]&gt;0; [.CL25]/[.CL24]; 0)" office:value-type="float" office:value="0" calcext:value-type="float">
            <text:p>0</text:p>
          </table:table-cell>
          <table:table-cell table:style-name="ce30" table:formula="of:=IF([.CM24]&gt;0; [.CM25]/[.CM24]; 0)" office:value-type="float" office:value="0" calcext:value-type="float">
            <text:p>0</text:p>
          </table:table-cell>
          <table:table-cell table:style-name="ce30" table:formula="of:=IF([.CN24]&gt;0; [.CN25]/[.CN24]; 0)" office:value-type="float" office:value="37.5" calcext:value-type="float">
            <text:p>38</text:p>
          </table:table-cell>
          <table:table-cell table:style-name="ce30" table:formula="of:=IF([.CO24]&gt;0; [.CO25]/[.CO24]; 0)" office:value-type="float" office:value="40.9090909090909" calcext:value-type="float">
            <text:p>41</text:p>
          </table:table-cell>
          <table:table-cell table:style-name="ce30" table:formula="of:=IF([.CP24]&gt;0; [.CP25]/[.CP24]; 0)" office:value-type="float" office:value="0" calcext:value-type="float">
            <text:p>0</text:p>
          </table:table-cell>
          <table:table-cell table:style-name="ce30" table:formula="of:=IF([.CQ24]&gt;0; [.CQ25]/[.CQ24]; 0)" office:value-type="float" office:value="0" calcext:value-type="float">
            <text:p>0</text:p>
          </table:table-cell>
          <table:table-cell table:style-name="ce30" table:formula="of:=IF([.CR24]&gt;0; [.CR25]/[.CR24]; 0)" office:value-type="float" office:value="0" calcext:value-type="float">
            <text:p>0</text:p>
          </table:table-cell>
          <table:table-cell table:style-name="ce30" table:formula="of:=IF([.CS24]&gt;0; [.CS25]/[.CS24]; 0)" office:value-type="float" office:value="0" calcext:value-type="float">
            <text:p>0</text:p>
          </table:table-cell>
          <table:table-cell table:style-name="ce30" table:formula="of:=IF([.CT24]&gt;0; [.CT25]/[.CT24]; 0)" office:value-type="float" office:value="0" calcext:value-type="float">
            <text:p>0</text:p>
          </table:table-cell>
          <table:table-cell table:style-name="ce30" table:formula="of:=IF([.CU24]&gt;0; [.CU25]/[.CU24]; 0)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4" table:formula="of:=[.B25]-SUM([.B2:.B18])*[.B26]" office:value-type="float" office:value="450" calcext:value-type="float">
            <text:p>450</text:p>
          </table:table-cell>
          <table:table-cell table:style-name="ce13" table:formula="of:=[.C25]-SUM([.C2:.C18])*[.C26]" office:value-type="float" office:value="450" calcext:value-type="float">
            <text:p>450</text:p>
          </table:table-cell>
          <table:table-cell table:style-name="ce24" table:formula="of:=[.D25]-SUM([.D2:.D18])*[.D26]" office:value-type="float" office:value="412.5" calcext:value-type="float">
            <text:p>413</text:p>
          </table:table-cell>
          <table:table-cell table:style-name="ce13" table:formula="of:=[.E25]-SUM([.E2:.E18])*[.E26]" office:value-type="float" office:value="454.545454545455" calcext:value-type="float">
            <text:p>455</text:p>
          </table:table-cell>
          <table:table-cell table:style-name="ce24" table:formula="of:=[.F25]-SUM([.F2:.F18])*[.F26]" office:value-type="float" office:value="409.090909090909" calcext:value-type="float">
            <text:p>409</text:p>
          </table:table-cell>
          <table:table-cell table:style-name="ce13" table:formula="of:=[.G25]-SUM([.G2:.G18])*[.G26]" office:value-type="float" office:value="405" calcext:value-type="float">
            <text:p>405</text:p>
          </table:table-cell>
          <table:table-cell table:style-name="ce24" table:formula="of:=[.H25]-SUM([.H2:.H18])*[.H26]" office:value-type="float" office:value="450" calcext:value-type="float">
            <text:p>450</text:p>
          </table:table-cell>
          <table:table-cell table:style-name="ce13" table:formula="of:=[.I25]-SUM([.I2:.I18])*[.I26]" office:value-type="float" office:value="450" calcext:value-type="float">
            <text:p>450</text:p>
          </table:table-cell>
          <table:table-cell table:style-name="ce24" table:formula="of:=[.J25]-SUM([.J2:.J18])*[.J26]" office:value-type="float" office:value="337.5" calcext:value-type="float">
            <text:p>338</text:p>
          </table:table-cell>
          <table:table-cell table:style-name="ce13" table:formula="of:=[.K25]-SUM([.K2:.K18])*[.K26]" office:value-type="float" office:value="388.888888888889" calcext:value-type="float">
            <text:p>389</text:p>
          </table:table-cell>
          <table:table-cell table:style-name="ce13" table:formula="of:=[.L25]-SUM([.L2:.L18])*[.L26]" office:value-type="float" office:value="450" calcext:value-type="float">
            <text:p>450</text:p>
          </table:table-cell>
          <table:table-cell table:style-name="ce13" table:formula="of:=[.M25]-SUM([.M2:.M18])*[.M26]" office:value-type="float" office:value="337.5" calcext:value-type="float">
            <text:p>338</text:p>
          </table:table-cell>
          <table:table-cell table:style-name="ce24" table:formula="of:=[.N25]-SUM([.N2:.N18])*[.N26]" office:value-type="float" office:value="450" calcext:value-type="float">
            <text:p>450</text:p>
          </table:table-cell>
          <table:table-cell table:style-name="ce13" table:formula="of:=[.O25]-SUM([.O2:.O18])*[.O26]" office:value-type="float" office:value="450" calcext:value-type="float">
            <text:p>450</text:p>
          </table:table-cell>
          <table:table-cell table:style-name="ce24" table:formula="of:=[.P25]-SUM([.P2:.P18])*[.P26]" office:value-type="float" office:value="400" calcext:value-type="float">
            <text:p>400</text:p>
          </table:table-cell>
          <table:table-cell table:style-name="ce13" table:formula="of:=[.Q25]-SUM([.Q2:.Q18])*[.Q26]" office:value-type="float" office:value="437.5" calcext:value-type="float">
            <text:p>438</text:p>
          </table:table-cell>
          <table:table-cell table:style-name="ce24" table:formula="of:=[.R25]-SUM([.R2:.R18])*[.R26]" office:value-type="float" office:value="393.75" calcext:value-type="float">
            <text:p>394</text:p>
          </table:table-cell>
          <table:table-cell table:style-name="ce13" table:formula="of:=[.S25]-SUM([.S2:.S18])*[.S26]" office:value-type="float" office:value="450" calcext:value-type="float">
            <text:p>450</text:p>
          </table:table-cell>
          <table:table-cell table:style-name="ce24" table:formula="of:=[.T25]-SUM([.T2:.T18])*[.T26]" office:value-type="float" office:value="350" calcext:value-type="float">
            <text:p>350</text:p>
          </table:table-cell>
          <table:table-cell table:style-name="ce13" table:formula="of:=[.U25]-SUM([.U2:.U18])*[.U26]" office:value-type="float" office:value="300" calcext:value-type="float">
            <text:p>300</text:p>
          </table:table-cell>
          <table:table-cell table:style-name="ce24" table:formula="of:=[.V25]-SUM([.V2:.V18])*[.V26]" office:value-type="float" office:value="393.75" calcext:value-type="float">
            <text:p>394</text:p>
          </table:table-cell>
          <table:table-cell table:style-name="ce13" table:formula="of:=[.W25]-SUM([.W2:.W18])*[.W26]" office:value-type="float" office:value="393.75" calcext:value-type="float">
            <text:p>394</text:p>
          </table:table-cell>
          <table:table-cell table:style-name="ce24" table:formula="of:=[.X25]-SUM([.X2:.X18])*[.X26]" office:value-type="float" office:value="262.5" calcext:value-type="float">
            <text:p>263</text:p>
          </table:table-cell>
          <table:table-cell table:style-name="ce13" table:formula="of:=[.Y25]-SUM([.Y2:.Y18])*[.Y26]" office:value-type="float" office:value="187.5" calcext:value-type="float">
            <text:p>188</text:p>
          </table:table-cell>
          <table:table-cell table:style-name="ce24" table:formula="of:=[.Z25]-SUM([.Z2:.Z18])*[.Z26]" office:value-type="float" office:value="173.076923076923" calcext:value-type="float">
            <text:p>173</text:p>
          </table:table-cell>
          <table:table-cell table:style-name="ce13" table:formula="of:=[.AA25]-SUM([.AA2:.AA18])*[.AA26]" office:value-type="float" office:value="187.5" calcext:value-type="float">
            <text:p>188</text:p>
          </table:table-cell>
          <table:table-cell table:style-name="ce24" table:formula="of:=[.AB25]-SUM([.AB2:.AB18])*[.AB26]" office:value-type="float" office:value="250" calcext:value-type="float">
            <text:p>250</text:p>
          </table:table-cell>
          <table:table-cell table:style-name="ce14" table:formula="of:=[.AC25]-SUM([.AC2:.AC18])*[.AC26]" office:value-type="float" office:value="337.5" calcext:value-type="float">
            <text:p>338</text:p>
          </table:table-cell>
          <table:table-cell table:style-name="ce14" table:formula="of:=[.AD25]-SUM([.AD2:.AD18])*[.AD26]" office:value-type="float" office:value="250" calcext:value-type="float">
            <text:p>250</text:p>
          </table:table-cell>
          <table:table-cell table:style-name="ce14" table:formula="of:=[.AE25]-SUM([.AE2:.AE18])*[.AE26]" office:value-type="float" office:value="250" calcext:value-type="float">
            <text:p>250</text:p>
          </table:table-cell>
          <table:table-cell table:style-name="ce14" table:formula="of:=[.AF25]-SUM([.AF2:.AF18])*[.AF26]" office:value-type="float" office:value="250" calcext:value-type="float">
            <text:p>250</text:p>
          </table:table-cell>
          <table:table-cell table:style-name="ce14" table:formula="of:=[.AG25]-SUM([.AG2:.AG18])*[.AG26]" office:value-type="float" office:value="250" calcext:value-type="float">
            <text:p>250</text:p>
          </table:table-cell>
          <table:table-cell table:style-name="ce14" table:formula="of:=[.AH25]-SUM([.AH2:.AH18])*[.AH26]" office:value-type="float" office:value="350" calcext:value-type="float">
            <text:p>350</text:p>
          </table:table-cell>
          <table:table-cell table:style-name="ce14" table:formula="of:=[.AI25]-SUM([.AI2:.AI18])*[.AI26]" office:value-type="float" office:value="321.428571428571" calcext:value-type="float">
            <text:p>321</text:p>
          </table:table-cell>
          <table:table-cell table:style-name="ce14" table:formula="of:=[.AJ25]-SUM([.AJ2:.AJ18])*[.AJ26]" office:value-type="float" office:value="321.428571428571" calcext:value-type="float">
            <text:p>321</text:p>
          </table:table-cell>
          <table:table-cell table:style-name="ce14" table:formula="of:=[.AK25]-SUM([.AK2:.AK18])*[.AK26]" office:value-type="float" office:value="300" calcext:value-type="float">
            <text:p>300</text:p>
          </table:table-cell>
          <table:table-cell table:style-name="ce14" table:formula="of:=[.AL25]-SUM([.AL2:.AL18])*[.AL26]" office:value-type="float" office:value="385.714285714286" calcext:value-type="float">
            <text:p>386</text:p>
          </table:table-cell>
          <table:table-cell table:style-name="ce14" table:formula="of:=[.AM25]-SUM([.AM2:.AM18])*[.AM26]" office:value-type="float" office:value="450" calcext:value-type="float">
            <text:p>450</text:p>
          </table:table-cell>
          <table:table-cell table:style-name="ce14" table:formula="of:=[.AN25]-SUM([.AN2:.AN18])*[.AN26]" office:value-type="float" office:value="385.714285714286" calcext:value-type="float">
            <text:p>386</text:p>
          </table:table-cell>
          <table:table-cell table:style-name="ce14" table:formula="of:=[.AO25]-SUM([.AO2:.AO18])*[.AO26]" office:value-type="float" office:value="281.25" calcext:value-type="float">
            <text:p>281</text:p>
          </table:table-cell>
          <table:table-cell table:style-name="ce14" table:formula="of:=[.AP25]-SUM([.AP2:.AP18])*[.AP26]" office:value-type="float" office:value="385.714285714286" calcext:value-type="float">
            <text:p>386</text:p>
          </table:table-cell>
          <table:table-cell table:style-name="ce14" table:formula="of:=[.AQ25]-SUM([.AQ2:.AQ18])*[.AQ26]" office:value-type="float" office:value="375" calcext:value-type="float">
            <text:p>375</text:p>
          </table:table-cell>
          <table:table-cell table:style-name="ce14" table:formula="of:=[.AR25]-SUM([.AR2:.AR18])*[.AR26]" office:value-type="float" office:value="450" calcext:value-type="float">
            <text:p>450</text:p>
          </table:table-cell>
          <table:table-cell table:style-name="ce14" table:formula="of:=[.AS25]-SUM([.AS2:.AS18])*[.AS26]" office:value-type="float" office:value="0" calcext:value-type="float">
            <text:p>0</text:p>
          </table:table-cell>
          <table:table-cell table:style-name="ce14" table:formula="of:=[.AT25]-SUM([.AT2:.AT18])*[.AT26]" office:value-type="float" office:value="321.428571428571" calcext:value-type="float">
            <text:p>321</text:p>
          </table:table-cell>
          <table:table-cell table:style-name="ce14" table:formula="of:=[.AU25]-SUM([.AU2:.AU18])*[.AU26]" office:value-type="float" office:value="0" calcext:value-type="float">
            <text:p>0</text:p>
          </table:table-cell>
          <table:table-cell table:style-name="ce14" table:formula="of:=[.AV25]-SUM([.AV2:.AV18])*[.AV26]" office:value-type="float" office:value="321.428571428571" calcext:value-type="float">
            <text:p>321</text:p>
          </table:table-cell>
          <table:table-cell table:style-name="ce14" table:formula="of:=[.AW25]-SUM([.AW2:.AW21])*[.AW26]" office:value-type="float" office:value="0" calcext:value-type="float">
            <text:p>0</text:p>
          </table:table-cell>
          <table:table-cell table:style-name="ce14" table:formula="of:=[.AX25]-SUM([.AX2:.AX21])*[.AX26]" office:value-type="float" office:value="308.571428571429" calcext:value-type="float">
            <text:p>309</text:p>
          </table:table-cell>
          <table:table-cell table:style-name="ce14" table:formula="of:=[.AY25]-SUM([.AY2:.AY21])*[.AY26]" office:value-type="float" office:value="0" calcext:value-type="float">
            <text:p>0</text:p>
          </table:table-cell>
          <table:table-cell table:style-name="ce14" table:formula="of:=[.AZ25]-SUM([.AZ2:.AZ21])*[.AZ26]" office:value-type="float" office:value="450" calcext:value-type="float">
            <text:p>450</text:p>
          </table:table-cell>
          <table:table-cell table:style-name="ce14" table:formula="of:=[.BA25]-SUM([.BA2:.BA21])*[.BA26]" office:value-type="float" office:value="0" calcext:value-type="float">
            <text:p>0</text:p>
          </table:table-cell>
          <table:table-cell table:style-name="ce14" table:formula="of:=[.BB25]-SUM([.BB2:.BB21])*[.BB26]" office:value-type="float" office:value="308.571428571429" calcext:value-type="float">
            <text:p>309</text:p>
          </table:table-cell>
          <table:table-cell table:style-name="ce14" table:formula="of:=[.BC25]-SUM([.BC2:.BC21])*[.BC26]" office:value-type="float" office:value="0" calcext:value-type="float">
            <text:p>0</text:p>
          </table:table-cell>
          <table:table-cell table:style-name="ce14" table:formula="of:=[.BD25]-SUM([.BD2:.BD21])*[.BD26]" office:value-type="float" office:value="393.75" calcext:value-type="float">
            <text:p>394</text:p>
          </table:table-cell>
          <table:table-cell table:style-name="ce14" table:formula="of:=[.BE25]-SUM([.BE2:.BE21])*[.BE26]" office:value-type="float" office:value="0" calcext:value-type="float">
            <text:p>0</text:p>
          </table:table-cell>
          <table:table-cell table:style-name="ce14" table:formula="of:=[.BF25]-SUM([.BF2:.BF21])*[.BF26]" office:value-type="float" office:value="320" calcext:value-type="float">
            <text:p>320</text:p>
          </table:table-cell>
          <table:table-cell table:style-name="ce14" table:formula="of:=[.BG25]-SUM([.BG2:.BG21])*[.BG26]" office:value-type="float" office:value="315" calcext:value-type="float">
            <text:p>315</text:p>
          </table:table-cell>
          <table:table-cell table:style-name="ce14" table:formula="of:=[.BH25]-SUM([.BH2:.BH21])*[.BH26]" office:value-type="float" office:value="337.5" calcext:value-type="float">
            <text:p>338</text:p>
          </table:table-cell>
          <table:table-cell table:style-name="ce14" table:formula="of:=[.BI25]-SUM([.BI2:.BI21])*[.BI26]" office:value-type="float" office:value="321.428571428571" calcext:value-type="float">
            <text:p>321</text:p>
          </table:table-cell>
          <table:table-cell table:style-name="ce14" table:formula="of:=[.BJ25]-SUM([.BJ2:.BJ21])*[.BJ26]" office:value-type="float" office:value="315" calcext:value-type="float">
            <text:p>315</text:p>
          </table:table-cell>
          <table:table-cell table:style-name="ce14" table:formula="of:=[.BK25]-SUM([.BK2:.BK21])*[.BK26]" office:value-type="float" office:value="270" calcext:value-type="float">
            <text:p>270</text:p>
          </table:table-cell>
          <table:table-cell table:style-name="ce14" table:formula="of:=[.BL25]-SUM([.BL2:.BL21])*[.BL26]" office:value-type="float" office:value="350" calcext:value-type="float">
            <text:p>350</text:p>
          </table:table-cell>
          <table:table-cell table:style-name="ce14" table:formula="of:=[.BM25]-SUM([.BM2:.BM21])*[.BM26]" office:value-type="float" office:value="350" calcext:value-type="float">
            <text:p>350</text:p>
          </table:table-cell>
          <table:table-cell table:style-name="ce14" table:formula="of:=[.BN25]-SUM([.BN2:.BN21])*[.BN26]" office:value-type="float" office:value="252" calcext:value-type="float">
            <text:p>252</text:p>
          </table:table-cell>
          <table:table-cell table:style-name="ce14" table:formula="of:=[.BO25]-SUM([.BO2:.BO21])*[.BO26]" office:value-type="float" office:value="252" calcext:value-type="float">
            <text:p>252</text:p>
          </table:table-cell>
          <table:table-cell table:style-name="ce14" table:formula="of:=[.BP25]-SUM([.BP2:.BP21])*[.BP26]" office:value-type="float" office:value="270" calcext:value-type="float">
            <text:p>270</text:p>
          </table:table-cell>
          <table:table-cell table:style-name="ce14" table:formula="of:=[.BQ25]-SUM([.BQ2:.BQ21])*[.BQ26]" office:value-type="float" office:value="0" calcext:value-type="float">
            <text:p>0</text:p>
          </table:table-cell>
          <table:table-cell table:style-name="ce14" table:formula="of:=[.BR25]-SUM([.BR2:.BR21])*[.BR26]" office:value-type="float" office:value="180" calcext:value-type="float">
            <text:p>180</text:p>
          </table:table-cell>
          <table:table-cell table:style-name="ce14" table:formula="of:=[.BS25]-SUM([.BS2:.BS21])*[.BS26]" office:value-type="float" office:value="168.75" calcext:value-type="float">
            <text:p>169</text:p>
          </table:table-cell>
          <table:table-cell table:style-name="ce14" table:formula="of:=[.BT25]-SUM([.BT2:.BT21])*[.BT26]" office:value-type="float" office:value="180" calcext:value-type="float">
            <text:p>180</text:p>
          </table:table-cell>
          <table:table-cell table:style-name="ce14" table:formula="of:=[.BU25]-SUM([.BU2:.BU21])*[.BU26]" office:value-type="float" office:value="200" calcext:value-type="float">
            <text:p>200</text:p>
          </table:table-cell>
          <table:table-cell table:style-name="ce14" table:formula="of:=[.BV25]-SUM([.BV2:.BV21])*[.BV26]" office:value-type="float" office:value="144" calcext:value-type="float">
            <text:p>144</text:p>
          </table:table-cell>
          <table:table-cell table:style-name="ce14" table:formula="of:=[.BW25]-SUM([.BW2:.BW21])*[.BW26]" office:value-type="float" office:value="160" calcext:value-type="float">
            <text:p>160</text:p>
          </table:table-cell>
          <table:table-cell table:style-name="ce14" table:formula="of:=[.BX25]-SUM([.BX2:.BX21])*[.BX26]" office:value-type="float" office:value="130.909090909091" calcext:value-type="float">
            <text:p>131</text:p>
          </table:table-cell>
          <table:table-cell table:style-name="ce14" table:formula="of:=[.BY25]-SUM([.BY2:.BY21])*[.BY26]" office:value-type="float" office:value="0" calcext:value-type="float">
            <text:p>0</text:p>
          </table:table-cell>
          <table:table-cell table:style-name="ce14" table:formula="of:=[.BZ25]-SUM([.BZ2:.BZ21])*[.BZ26]" office:value-type="float" office:value="0" calcext:value-type="float">
            <text:p>0</text:p>
          </table:table-cell>
          <table:table-cell table:style-name="ce13" table:formula="of:=[.CA25]-SUM([.CA2:.CA21])*[.CA26]" office:value-type="float" office:value="0" calcext:value-type="float">
            <text:p>0</text:p>
          </table:table-cell>
          <table:table-cell table:style-name="ce14" table:formula="of:=[.CB25]-SUM([.CB2:.CB21])*[.CB26]" office:value-type="float" office:value="0" calcext:value-type="float">
            <text:p>0</text:p>
          </table:table-cell>
          <table:table-cell table:style-name="ce14" table:formula="of:=[.CC25]-SUM([.CC2:.CC21])*[.CC26]" office:value-type="float" office:value="0" calcext:value-type="float">
            <text:p>0</text:p>
          </table:table-cell>
          <table:table-cell table:style-name="ce14" table:formula="of:=[.CD25]-SUM([.CD2:.CD22])*[.CD26]" office:value-type="float" office:value="40.9090909090909" calcext:value-type="float">
            <text:p>41</text:p>
          </table:table-cell>
          <table:table-cell table:style-name="ce14" table:formula="of:=[.CE25]-SUM([.CE2:.CE22])*[.CE26]" office:value-type="float" office:value="0" calcext:value-type="float">
            <text:p>0</text:p>
          </table:table-cell>
          <table:table-cell table:style-name="ce14" table:formula="of:=[.CF25]-SUM([.CF2:.CF22])*[.CF26]" office:value-type="float" office:value="0" calcext:value-type="float">
            <text:p>0</text:p>
          </table:table-cell>
          <table:table-cell table:style-name="ce14" table:formula="of:=[.CG25]-SUM([.CG2:.CG22])*[.CG26]" office:value-type="float" office:value="0" calcext:value-type="float">
            <text:p>0</text:p>
          </table:table-cell>
          <table:table-cell table:style-name="ce14" table:formula="of:=[.CH25]-SUM([.CH2:.CH22])*[.CH26]" office:value-type="float" office:value="450" calcext:value-type="float">
            <text:p>450</text:p>
          </table:table-cell>
          <table:table-cell table:style-name="ce14" table:formula="of:=[.CI25]-SUM([.CI2:.CI22])*[.CI26]" office:value-type="float" office:value="450" calcext:value-type="float">
            <text:p>450</text:p>
          </table:table-cell>
          <table:table-cell table:style-name="ce14" table:formula="of:=[.CJ25]-SUM([.CJ2:.CJ22])*[.CJ26]" office:value-type="float" office:value="75" calcext:value-type="float">
            <text:p>75</text:p>
          </table:table-cell>
          <table:table-cell table:style-name="ce14" table:formula="of:=[.CK25]-SUM([.CK2:.CK22])*[.CK26]" office:value-type="float" office:value="450" calcext:value-type="float">
            <text:p>450</text:p>
          </table:table-cell>
          <table:table-cell table:style-name="ce14" table:formula="of:=[.CL25]-SUM([.CL2:.CL22])*[.CL26]" office:value-type="float" office:value="0" calcext:value-type="float">
            <text:p>0</text:p>
          </table:table-cell>
          <table:table-cell table:style-name="ce14" table:formula="of:=[.CM25]-SUM([.CM2:.CM22])*[.CM26]" office:value-type="float" office:value="0" calcext:value-type="float">
            <text:p>0</text:p>
          </table:table-cell>
          <table:table-cell table:style-name="ce14" table:formula="of:=[.CN25]-SUM([.CN2:.CN22])*[.CN26]" office:value-type="float" office:value="0" calcext:value-type="float">
            <text:p>0</text:p>
          </table:table-cell>
          <table:table-cell table:style-name="ce14" table:formula="of:=[.CO25]-SUM([.CO2:.CO22])*[.CO26]" office:value-type="float" office:value="0" calcext:value-type="float">
            <text:p>0</text:p>
          </table:table-cell>
          <table:table-cell table:style-name="ce14" table:formula="of:=[.CP25]-SUM([.CP2:.CP22])*[.CP26]" office:value-type="float" office:value="0" calcext:value-type="float">
            <text:p>0</text:p>
          </table:table-cell>
          <table:table-cell table:style-name="ce14" table:formula="of:=[.CQ25]-SUM([.CQ2:.CQ22])*[.CQ26]" office:value-type="float" office:value="0" calcext:value-type="float">
            <text:p>0</text:p>
          </table:table-cell>
          <table:table-cell table:style-name="ce14" table:formula="of:=[.CR25]-SUM([.CR2:.CR22])*[.CR26]" office:value-type="float" office:value="0" calcext:value-type="float">
            <text:p>0</text:p>
          </table:table-cell>
          <table:table-cell table:style-name="ce14" table:formula="of:=[.CS25]-SUM([.CS2:.CS22])*[.CS26]" office:value-type="float" office:value="0" calcext:value-type="float">
            <text:p>0</text:p>
          </table:table-cell>
          <table:table-cell table:style-name="ce14" table:formula="of:=[.CT25]-SUM([.CT2:.CT22])*[.CT26]" office:value-type="float" office:value="0" calcext:value-type="float">
            <text:p>0</text:p>
          </table:table-cell>
          <table:table-cell table:style-name="ce14" table:formula="of:=[.CU25]-SUM([.CU2:.CU22])*[.CU26]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</text:p>
          </table:table-cell>
          <table:table-cell table:number-columns-repeated="3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number-columns-repeated="4" table:style-name="ce25" office:value-type="string" calcext:value-type="string">
            <text:p>Павлюк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литин</text:p>
          </table:table-cell>
          <table:table-cell table:number-columns-repeated="2" table:style-name="ce25" office:value-type="string" calcext:value-type="string">
            <text:p>Захаров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Воробьева</text:p>
          </table:table-cell>
          <table:table-cell table:style-name="ce25" office:value-type="string" calcext:value-type="string">
            <text:p>Уваркин</text:p>
          </table:table-cell>
          <table:table-cell table:style-name="ce25" office:value-type="string" calcext:value-type="string">
            <text:p>Рагимо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--------</text:p>
          </table:table-cell>
          <table:table-cell table:style-name="ce25" office:value-type="string" calcext:value-type="string">
            <text:p>Улитин</text:p>
          </table:table-cell>
          <table:table-cell table:style-name="ce43"/>
          <table:table-cell table:number-columns-repeated="2" table:style-name="ce25" office:value-type="string" calcext:value-type="string">
            <text:p>Ковалев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Иванова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Дорох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43"/>
          <table:table-cell table:number-columns-repeated="4" table:style-name="ce25" office:value-type="string" calcext:value-type="string">
            <text:p>Улитин</text:p>
          </table:table-cell>
          <table:table-cell table:number-columns-repeated="3" table:style-name="ce25" office:value-type="string" calcext:value-type="string">
            <text:p>Ковалев</text:p>
          </table:table-cell>
          <table:table-cell table:style-name="ce25"/>
          <table:table-cell table:style-name="ce43"/>
          <table:table-cell table:style-name="ce12" office:value-type="string" calcext:value-type="string">
            <text:p>Павлюк</text:p>
          </table:table-cell>
          <table:table-cell table:style-name="ce25" office:value-type="string" calcext:value-type="string">
            <text:p>Захаров</text:p>
          </table:table-cell>
          <table:table-cell table:style-name="ce25"/>
          <table:table-cell table:style-name="ce25" office:value-type="string" calcext:value-type="string">
            <text:p>Дорохин</text:p>
          </table:table-cell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--------</text:p>
          </table:table-cell>
          <table:table-cell table:style-name="ce25"/>
          <table:table-cell table:style-name="ce25" office:value-type="string" calcext:value-type="string">
            <text:p>Улитин</text:p>
          </table:table-cell>
          <table:table-cell table:style-name="ce25" office:value-type="string" calcext:value-type="string">
            <text:p>Павлюк</text:p>
          </table:table-cell>
          <table:table-cell table:number-columns-repeated="2" table:style-name="ce25" office:value-type="string" calcext:value-type="string">
            <text:p>Улитин</text:p>
          </table:table-cell>
          <table:table-cell table:style-name="ce25" table:number-columns-repeated="2"/>
          <table:table-cell table:style-name="ce25" office:value-type="string" calcext:value-type="string">
            <text:p>Павлюк</text:p>
          </table:table-cell>
          <table:table-cell table:style-name="ce25" table:number-columns-repeated="7"/>
          <table:table-cell table:number-columns-repeated="92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7"/>
          <table:table-cell table:style-name="ce25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15"/>
          <table:table-cell table:style-name="ce14"/>
          <table:table-cell table:style-name="ce30" table:number-columns-repeated="27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13">
          <table:table-cell table:style-name="ce14"/>
          <table:table-cell table:style-name="ce26"/>
          <table:table-cell table:style-name="ce30"/>
          <table:table-cell table:style-name="ce14"/>
          <table:table-cell table:style-name="ce35"/>
          <table:table-cell table:style-name="ce30" table:number-columns-repeated="43"/>
          <table:table-cell table:style-name="ce23"/>
          <table:table-cell table:style-name="ce30" table:number-columns-repeated="29"/>
          <table:table-cell table:style-name="ce23"/>
          <table:table-cell table:style-name="ce30" table:number-columns-repeated="9"/>
          <table:table-cell table:style-name="ce23"/>
          <table:table-cell table:style-name="ce30" table:number-columns-repeated="10"/>
          <table:table-cell table:number-columns-repeated="92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>
          <table:table-cell/>
          <table:table-cell table:style-name="ce27"/>
          <table:table-cell table:number-columns-repeated="46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29"/>
          <table:table-cell table:style-name="ce3"/>
          <table:table-cell table:number-columns-repeated="9"/>
          <table:table-cell table:style-name="ce3"/>
          <table:table-cell table:number-columns-repeated="935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0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8"/>
          <table:table-cell table:style-name="ce47" office:value-type="string" calcext:value-type="string">
            <text:p>Воробьев</text:p>
          </table:table-cell>
          <table:table-cell table:style-name="ce47" office:value-type="string" calcext:value-type="string">
            <text:p>Воробьева</text:p>
          </table:table-cell>
          <table:table-cell table:style-name="ce47" office:value-type="string" calcext:value-type="string">
            <text:p>Дорохин</text:p>
          </table:table-cell>
          <table:table-cell table:style-name="ce47" office:value-type="string" calcext:value-type="string">
            <text:p>Захаров</text:p>
          </table:table-cell>
          <table:table-cell table:style-name="ce47" office:value-type="string" calcext:value-type="string">
            <text:p>Иванова</text:p>
          </table:table-cell>
          <table:table-cell table:style-name="ce47" office:value-type="string" calcext:value-type="string">
            <text:p>Лисицын</text:p>
          </table:table-cell>
          <table:table-cell table:style-name="ce47" office:value-type="string" calcext:value-type="string">
            <text:p>Мулюков</text:p>
          </table:table-cell>
          <table:table-cell table:style-name="ce47" office:value-type="string" calcext:value-type="string">
            <text:p>Мурлатов</text:p>
          </table:table-cell>
          <table:table-cell table:style-name="ce47" office:value-type="string" calcext:value-type="string">
            <text:p>Павлюк</text:p>
          </table:table-cell>
          <table:table-cell table:style-name="ce47" office:value-type="string" calcext:value-type="string">
            <text:p>Пискун</text:p>
          </table:table-cell>
          <table:table-cell table:style-name="ce47" office:value-type="string" calcext:value-type="string">
            <text:p>Полищук </text:p>
          </table:table-cell>
          <table:table-cell table:style-name="ce47" office:value-type="string" calcext:value-type="string">
            <text:p>Рагимов</text:p>
          </table:table-cell>
          <table:table-cell table:style-name="ce47" office:value-type="string" calcext:value-type="string">
            <text:p>Скиднов</text:p>
          </table:table-cell>
          <table:table-cell table:style-name="ce47" office:value-type="string" calcext:value-type="string">
            <text:p>Фатеев</text:p>
          </table:table-cell>
          <table:table-cell table:style-name="ce47" office:value-type="string" calcext:value-type="string">
            <text:p>Улитин</text:p>
          </table:table-cell>
          <table:table-cell table:style-name="ce47" office:value-type="string" calcext:value-type="string">
            <text:p>Ковалев</text:p>
          </table:table-cell>
          <table:table-cell table:style-name="ce47" office:value-type="string" calcext:value-type="string">
            <text:p>Чердинцев</text:p>
          </table:table-cell>
          <table:table-cell table:style-name="ce47" office:value-type="string" calcext:value-type="string">
            <text:p>Уваркин</text:p>
          </table:table-cell>
          <table:table-cell table:style-name="ce47" office:value-type="string" calcext:value-type="string">
            <text:p>Малинин</text:p>
          </table:table-cell>
          <table:table-cell table:style-name="ce47" office:value-type="string" calcext:value-type="string">
            <text:p>Кропачева</text:p>
          </table:table-cell>
          <table:table-cell table:style-name="ce53" office:value-type="string" calcext:value-type="string">
            <text:p>Харламов</text:p>
          </table:table-cell>
          <table:table-cell table:number-columns-repeated="1001"/>
        </table:table-row>
        <table:table-row table:style-name="ro1">
          <table:table-cell table:style-name="ce46" office:value-type="string" calcext:value-type="string" table:number-columns-spanned="1" table:number-rows-spanned="20">
            <text:p>кто должен</text:p>
          </table:table-cell>
          <table:table-cell table:style-name="ce47" office:value-type="string" calcext:value-type="string">
            <text:p>Воробьев</text:p>
          </table:table-cell>
          <table:table-cell table:style-name="ce14" table:formula="of:=SUMIF([$'Посещения + Долги'.$A$28:.$AMJ$28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8:.$AMJ$28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1:.$AMJ3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Воробьева</text:p>
          </table:table-cell>
          <table:table-cell table:style-name="ce14" table:formula="of:=SUMIF([$'Посещения + Долги'.$A$28:.$AMJ$28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8:.$AMJ$28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8:.$AMJ$28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8:.$AMJ$28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2:.$AMJ3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Дорохин</text:p>
          </table:table-cell>
          <table:table-cell table:style-name="ce14" table:formula="of:=SUMIF([$'Посещения + Долги'.$A$28:.$AMJ$28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3:.$AMJ3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3:.$AMJ33])" office:value-type="string" office:string-value="151" calcext:value-type="string">
            <text:p>151</text:p>
          </table:table-cell>
          <table:table-cell table:style-name="ce14" table:formula="of:=SUMIF([$'Посещения + Долги'.$A$28:.$AMJ$28] ; [.R$6]; [.$A33:.$AMJ3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3:.$AMJ3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Захаров</text:p>
          </table:table-cell>
          <table:table-cell table:style-name="ce14" table:formula="of:=SUMIF([$'Посещения + Долги'.$A$28:.$AMJ$28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4:.$AMJ34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4:.$AMJ3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Иванова</text:p>
          </table:table-cell>
          <table:table-cell table:style-name="ce14" table:formula="of:=SUMIF([$'Посещения + Долги'.$A$28:.$AMJ$28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E$6]; [.$A35:.$AMJ35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5:.$AMJ35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8:.$AMJ$28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5:.$AMJ3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Лисицын</text:p>
          </table:table-cell>
          <table:table-cell table:style-name="ce14" table:formula="of:=SUMIF([$'Посещения + Долги'.$A$28:.$AMJ$28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6:.$AMJ3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8:.$AMJ$28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6:.$AMJ36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R$6]; [.$A36:.$AMJ36])" office:value-type="string" office:string-value="76" calcext:value-type="string">
            <text:p>76</text:p>
          </table:table-cell>
          <table:table-cell table:style-name="ce14" table:formula="of:=SUMIF([$'Посещения + Долги'.$A$28:.$AMJ$28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6:.$AMJ3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Мулюков</text:p>
          </table:table-cell>
          <table:table-cell table:style-name="ce14" table:formula="of:=SUMIF([$'Посещения + Долги'.$A$28:.$AMJ$28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37:.$AMJ3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37:.$AMJ37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7:.$AMJ3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Мурлатов</text:p>
          </table:table-cell>
          <table:table-cell table:style-name="ce14" table:formula="of:=SUMIF([$'Посещения + Долги'.$A$28:.$AMJ$28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8:.$AMJ$28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8:.$AMJ$28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8:.$AMJ3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Павлюк</text:p>
          </table:table-cell>
          <table:table-cell table:style-name="ce14" table:formula="of:=SUMIF([$'Посещения + Долги'.$A$28:.$AMJ$28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8:.$AMJ$28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39:.$AMJ39])" office:value-type="string" office:string-value="145" calcext:value-type="string">
            <text:p>145</text:p>
          </table:table-cell>
          <table:table-cell table:style-name="ce14" table:formula="of:=SUMIF([$'Посещения + Долги'.$A$28:.$AMJ$28] ; [.R$6]; [.$A39:.$AMJ39])" office:value-type="string" office:string-value="69" calcext:value-type="string">
            <text:p>69</text:p>
          </table:table-cell>
          <table:table-cell table:style-name="ce14" table:formula="of:=SUMIF([$'Посещения + Долги'.$A$28:.$AMJ$28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39:.$AMJ3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Пискун</text:p>
          </table:table-cell>
          <table:table-cell table:style-name="ce14" table:formula="of:=SUMIF([$'Посещения + Долги'.$A$28:.$AMJ$28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0:.$AMJ40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0:.$AMJ40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8:.$AMJ$28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0:.$AMJ4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Полищук </text:p>
          </table:table-cell>
          <table:table-cell table:style-name="ce14" table:formula="of:=SUMIF([$'Посещения + Долги'.$A$28:.$AMJ$28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1:.$AMJ4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1:.$AMJ41])" office:value-type="string" office:string-value="241" calcext:value-type="string">
            <text:p>241</text:p>
          </table:table-cell>
          <table:table-cell table:style-name="ce14" table:formula="of:=SUMIF([$'Посещения + Долги'.$A$28:.$AMJ$28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8:.$AMJ$28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1:.$AMJ4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Рагимов</text:p>
          </table:table-cell>
          <table:table-cell table:style-name="ce14" table:formula="of:=SUMIF([$'Посещения + Долги'.$A$28:.$AMJ$28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2:.$AMJ42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Скиднов</text:p>
          </table:table-cell>
          <table:table-cell table:style-name="ce14" table:formula="of:=SUMIF([$'Посещения + Долги'.$A$28:.$AMJ$28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E$6]; [.$A43:.$AMJ43])" office:value-type="string" office:string-value="91" calcext:value-type="string">
            <text:p>91</text:p>
          </table:table-cell>
          <table:table-cell table:style-name="ce14" table:formula="of:=SUMIF([$'Посещения + Долги'.$A$28:.$AMJ$28] ; [.F$6]; [.$A43:.$AMJ43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3:.$AMJ43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3:.$AMJ43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Фатеев</text:p>
          </table:table-cell>
          <table:table-cell table:style-name="ce14" table:formula="of:=SUMIF([$'Посещения + Долги'.$A$28:.$AMJ$28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8:.$AMJ$28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4:.$AMJ44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Улитин</text:p>
          </table:table-cell>
          <table:table-cell table:style-name="ce14" table:formula="of:=SUMIF([$'Посещения + Долги'.$A$28:.$AMJ$28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5:.$AMJ45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Ковалев</text:p>
          </table:table-cell>
          <table:table-cell table:style-name="ce14" table:formula="of:=SUMIF([$'Посещения + Долги'.$A$28:.$AMJ$28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8:.$AMJ$28] ; [.E$6]; [.$A46:.$AMJ46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8:.$AMJ$28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8:.$AMJ$28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8:.$AMJ$28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6:.$AMJ46])" office:value-type="string" office:string-value="344" calcext:value-type="string">
            <text:p>344</text:p>
          </table:table-cell>
          <table:table-cell table:style-name="ce14" table:formula="of:=SUMIF([$'Посещения + Долги'.$A$28:.$AMJ$28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6:.$AMJ46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Чердинцев</text:p>
          </table:table-cell>
          <table:table-cell table:style-name="ce14" table:formula="of:=SUMIF([$'Посещения + Долги'.$A$28:.$AMJ$28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8:.$AMJ$28] ; [.E$6]; [.$A47:.$AMJ47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8:.$AMJ$28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8:.$AMJ$28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7:.$AMJ47])" office:value-type="string" office:string-value="140" calcext:value-type="string">
            <text:p>140</text:p>
          </table:table-cell>
          <table:table-cell table:style-name="ce14" table:formula="of:=SUMIF([$'Посещения + Долги'.$A$28:.$AMJ$28] ; [.R$6]; [.$A47:.$AMJ47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7:.$AMJ47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Уваркин</text:p>
          </table:table-cell>
          <table:table-cell table:style-name="ce14" table:formula="of:=SUMIF([$'Посещения + Долги'.$A$28:.$AMJ$28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8:.$AMJ$28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8:.$AMJ48])" office:value-type="string" office:string-value="101" calcext:value-type="string">
            <text:p>101</text:p>
          </table:table-cell>
          <table:table-cell table:style-name="ce14" table:formula="of:=SUMIF([$'Посещения + Долги'.$A$28:.$AMJ$28] ; [.R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8:.$AMJ48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Малинин</text:p>
          </table:table-cell>
          <table:table-cell table:style-name="ce14" table:formula="of:=SUMIF([$'Посещения + Долги'.$A$28:.$AMJ$28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49:.$AMJ49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covered-table-cell/>
          <table:table-cell table:style-name="ce47" office:value-type="string" calcext:value-type="string">
            <text:p>Кропачева</text:p>
          </table:table-cell>
          <table:table-cell table:style-name="ce14" table:formula="of:=SUMIF([$'Посещения + Долги'.$A$28:.$AMJ$28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8:.$AMJ$28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8:.$AMJ$28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0:.$AMJ50])" office:value-type="string" office:string-value="348" calcext:value-type="string">
            <text:p>348</text:p>
          </table:table-cell>
          <table:table-cell table:style-name="ce14" table:formula="of:=SUMIF([$'Посещения + Долги'.$A$28:.$AMJ$28] ; [.R$6]; [.$A50:.$AMJ50])" office:value-type="string" office:string-value="226" calcext:value-type="string">
            <text:p>226</text:p>
          </table:table-cell>
          <table:table-cell table:style-name="ce14" table:formula="of:=SUMIF([$'Посещения + Долги'.$A$28:.$AMJ$28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0:.$AMJ50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49" office:value-type="string" calcext:value-type="string">
            <text:p>Харламов</text:p>
          </table:table-cell>
          <table:table-cell table:style-name="ce14" table:formula="of:=SUMIF([$'Посещения + Долги'.$A$28:.$AMJ$28] ; [.C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D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E$6]; [.$A51:.$AMJ51])" office:value-type="string" office:string-value="41" calcext:value-type="string">
            <text:p>41</text:p>
          </table:table-cell>
          <table:table-cell table:style-name="ce14" table:formula="of:=SUMIF([$'Посещения + Долги'.$A$28:.$AMJ$28] ; [.F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G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H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I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J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K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L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M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N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O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P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Q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R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S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T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U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V$6]; [.$A51:.$AMJ51])" office:value-type="string" office:string-value="0" calcext:value-type="string">
            <text:p>0</text:p>
          </table:table-cell>
          <table:table-cell table:style-name="ce14" table:formula="of:=SUMIF([$'Посещения + Долги'.$A$28:.$AMJ$28] ; [.W$6]; [.$A51:.$AMJ51])" office:value-type="string" office:string-value="0" calcext:value-type="string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50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style-name="ce39" office:value-type="date" office:date-value="2018-09-03" calcext:value-type="date" table:number-columns-spanned="2" table:number-rows-spanned="1">
            <text:p>03.09</text:p>
          </table:table-cell>
          <table:covered-table-cell/>
          <table:table-cell table:style-name="ce39" office:value-type="date" office:date-value="2018-09-04" calcext:value-type="date" table:number-columns-spanned="2" table:number-rows-spanned="1">
            <text:p>04.09</text:p>
          </table:table-cell>
          <table:covered-table-cell/>
          <table:table-cell table:style-name="ce39" office:value-type="date" office:date-value="2018-09-05" calcext:value-type="date" table:number-columns-spanned="2" table:number-rows-spanned="1">
            <text:p>05.09</text:p>
          </table:table-cell>
          <table:covered-table-cell/>
          <table:table-cell table:style-name="ce39" office:value-type="date" office:date-value="2018-09-06" calcext:value-type="date" table:number-columns-spanned="2" table:number-rows-spanned="1">
            <text:p>06.09</text:p>
          </table:table-cell>
          <table:covered-table-cell/>
          <table:table-cell table:style-name="ce54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Воробьев</text:p>
          </table:table-cell>
          <table:table-cell table:style-name="ce51" table:formula="of:=IF(OR(ISTEXT([$'Посещения + Долги'.B2]); [.$A31]=[.B$52]); 0; [$'Посещения + Долги'.B$26]*[$'Посещения + Долги'.B2])" office:value-type="string" office:string-value="0" calcext:value-type="string">
            <text:p>0</text:p>
          </table:table-cell>
          <table:table-cell table:style-name="ce52" table:formula="of:=IF(OR(ISTEXT([$'Посещения + Долги'.C2]); [.$A31]=[.C$52]); 0; [$'Посещения + Долги'.C$26]*[$'Посещения + Долги'.C2])" office:value-type="string" office:string-value="0" calcext:value-type="string">
            <text:p>0</text:p>
          </table:table-cell>
          <table:table-cell table:style-name="ce51" table:formula="of:=IF(OR(ISTEXT([$'Посещения + Долги'.D2]); [.$A31]=[.D$52]); 0; [$'Посещения + Долги'.D$26]*[$'Посещения + Долги'.D2])" office:value-type="string" office:string-value="0" calcext:value-type="string">
            <text:p>0</text:p>
          </table:table-cell>
          <table:table-cell table:style-name="ce52" table:formula="of:=IF(OR(ISTEXT([$'Посещения + Долги'.E2]); [.$A31]=[.E$52]); 0; [$'Посещения + Долги'.E$26]*[$'Посещения + Долги'.E2])" office:value-type="string" office:string-value="0" calcext:value-type="string">
            <text:p>0</text:p>
          </table:table-cell>
          <table:table-cell table:style-name="ce51" table:formula="of:=IF(OR(ISTEXT([$'Посещения + Долги'.F2]); [.$A31]=[.F$52]); 0; [$'Посещения + Долги'.F$26]*[$'Посещения + Долги'.F2])" office:value-type="string" office:string-value="0" calcext:value-type="string">
            <text:p>0</text:p>
          </table:table-cell>
          <table:table-cell table:style-name="ce52" table:formula="of:=IF(OR(ISTEXT([$'Посещения + Долги'.G2]); [.$A31]=[.G$52]); 0; [$'Посещения + Долги'.G$26]*[$'Посещения + Долги'.G2])" office:value-type="string" office:string-value="0" calcext:value-type="string">
            <text:p>0</text:p>
          </table:table-cell>
          <table:table-cell table:style-name="ce51" table:formula="of:=IF(OR(ISTEXT([$'Посещения + Долги'.H2]); [.$A31]=[.H$52]); 0; [$'Посещения + Долги'.H$26]*[$'Посещения + Долги'.H2])" office:value-type="string" office:string-value="0" calcext:value-type="string">
            <text:p>0</text:p>
          </table:table-cell>
          <table:table-cell table:style-name="ce52" table:formula="of:=IF(OR(ISTEXT([$'Посещения + Долги'.I2]); [.$A31]=[.I$52]); 0; [$'Посещения + Долги'.I$26]*[$'Посещения + Долги'.I2])" office:value-type="string" office:string-value="0" calcext:value-type="string">
            <text:p>0</text:p>
          </table:table-cell>
          <table:table-cell table:style-name="ce51" table:formula="of:=IF(OR(ISTEXT([$'Посещения + Долги'.J2]); [.$A31]=[.J$52]); 0; [$'Посещения + Долги'.J$26]*[$'Посещения + Долги'.J2])" office:value-type="string" office:string-value="0" calcext:value-type="string">
            <text:p>0</text:p>
          </table:table-cell>
          <table:table-cell table:style-name="ce52" table:formula="of:=IF(OR(ISTEXT([$'Посещения + Долги'.K2]); [.$A31]=[.K$52]); 0; [$'Посещения + Долги'.K$26]*[$'Посещения + Долги'.K2])" office:value-type="string" office:string-value="0" calcext:value-type="string">
            <text:p>0</text:p>
          </table:table-cell>
          <table:table-cell table:style-name="ce51" table:formula="of:=IF(OR(ISTEXT([$'Посещения + Долги'.L2]); [.$A31]=[.L$52]); 0; [$'Посещения + Долги'.L$26]*[$'Посещения + Долги'.L2])" office:value-type="string" office:string-value="0" calcext:value-type="string">
            <text:p>0</text:p>
          </table:table-cell>
          <table:table-cell table:style-name="ce52" table:formula="of:=IF(OR(ISTEXT([$'Посещения + Долги'.M2]); [.$A31]=[.M$52]); 0; [$'Посещения + Долги'.M$26]*[$'Посещения + Долги'.M2])" office:value-type="string" office:string-value="0" calcext:value-type="string">
            <text:p>0</text:p>
          </table:table-cell>
          <table:table-cell table:style-name="ce51" table:formula="of:=IF(OR(ISTEXT([$'Посещения + Долги'.N2]); [.$A31]=[.N$52]); 0; [$'Посещения + Долги'.N$26]*[$'Посещения + Долги'.N2])" office:value-type="string" office:string-value="0" calcext:value-type="string">
            <text:p>0</text:p>
          </table:table-cell>
          <table:table-cell table:style-name="ce52" table:formula="of:=IF(OR(ISTEXT([$'Посещения + Долги'.O2]); [.$A31]=[.O$52]); 0; [$'Посещения + Долги'.O$26]*[$'Посещения + Долги'.O2])" office:value-type="string" office:string-value="0" calcext:value-type="string">
            <text:p>0</text:p>
          </table:table-cell>
          <table:table-cell table:style-name="ce51" table:formula="of:=IF(OR(ISTEXT([$'Посещения + Долги'.P2]); [.$A31]=[.P$52]); 0; [$'Посещения + Долги'.P$26]*[$'Посещения + Долги'.P2])" office:value-type="string" office:string-value="0" calcext:value-type="string">
            <text:p>0</text:p>
          </table:table-cell>
          <table:table-cell table:style-name="ce52" table:formula="of:=IF(OR(ISTEXT([$'Посещения + Долги'.Q2]); [.$A31]=[.Q$52]); 0; [$'Посещения + Долги'.Q$26]*[$'Посещения + Долги'.Q2])" office:value-type="string" office:string-value="0" calcext:value-type="string">
            <text:p>0</text:p>
          </table:table-cell>
          <table:table-cell table:style-name="ce51" table:formula="of:=IF(OR(ISTEXT([$'Посещения + Долги'.R2]); [.$A31]=[.R$52]); 0; [$'Посещения + Долги'.R$26]*[$'Посещения + Долги'.R2])" office:value-type="string" office:string-value="0" calcext:value-type="string">
            <text:p>0</text:p>
          </table:table-cell>
          <table:table-cell table:style-name="ce52" table:formula="of:=IF(OR(ISTEXT([$'Посещения + Долги'.S2]); [.$A31]=[.S$52]); 0; [$'Посещения + Долги'.S$26]*[$'Посещения + Долги'.S2])" office:value-type="string" office:string-value="0" calcext:value-type="string">
            <text:p>0</text:p>
          </table:table-cell>
          <table:table-cell table:style-name="ce51" table:formula="of:=IF(OR(ISTEXT([$'Посещения + Долги'.T2]); [.$A31]=[.T$52]); 0; [$'Посещения + Долги'.T$26]*[$'Посещения + Долги'.T2])" office:value-type="string" office:string-value="0" calcext:value-type="string">
            <text:p>0</text:p>
          </table:table-cell>
          <table:table-cell table:style-name="ce52" table:formula="of:=IF(OR(ISTEXT([$'Посещения + Долги'.U2]); [.$A31]=[.U$52]); 0; [$'Посещения + Долги'.U$26]*[$'Посещения + Долги'.U2])" office:value-type="string" office:string-value="0" calcext:value-type="string">
            <text:p>0</text:p>
          </table:table-cell>
          <table:table-cell table:style-name="ce51" table:formula="of:=IF(OR(ISTEXT([$'Посещения + Долги'.V2]); [.$A31]=[.V$52]); 0; [$'Посещения + Долги'.V$26]*[$'Посещения + Долги'.V2])" office:value-type="string" office:string-value="0" calcext:value-type="string">
            <text:p>0</text:p>
          </table:table-cell>
          <table:table-cell table:style-name="ce52" table:formula="of:=IF(OR(ISTEXT([$'Посещения + Долги'.W2]); [.$A31]=[.W$52]); 0; [$'Посещения + Долги'.W$26]*[$'Посещения + Долги'.W2])" office:value-type="string" office:string-value="0" calcext:value-type="string">
            <text:p>0</text:p>
          </table:table-cell>
          <table:table-cell table:style-name="ce51" table:formula="of:=IF(OR(ISTEXT([$'Посещения + Долги'.X2]); [.$A31]=[.X$52]); 0; [$'Посещения + Долги'.X$26]*[$'Посещения + Долги'.X2])" office:value-type="string" office:string-value="37.5" calcext:value-type="string">
            <text:p>37.5</text:p>
          </table:table-cell>
          <table:table-cell table:style-name="ce52" table:formula="of:=IF(OR(ISTEXT([$'Посещения + Долги'.Y2]); [.$A31]=[.Y$52]); 0; [$'Посещения + Долги'.Y$26]*[$'Посещения + Долги'.Y2])" office:value-type="string" office:string-value="37.5" calcext:value-type="string">
            <text:p>37.5</text:p>
          </table:table-cell>
          <table:table-cell table:style-name="ce51" table:formula="of:=IF(OR(ISTEXT([$'Посещения + Долги'.Z2]); [.$A31]=[.Z$52]); 0; [$'Посещения + Долги'.Z$26]*[$'Посещения + Долги'.Z2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2]); [.$A31]=[.AA$52]); 0; [$'Посещения + Долги'.AA$26]*[$'Посещения + Долги'.AA2])" office:value-type="string" office:string-value="37.5" calcext:value-type="string">
            <text:p>37.5</text:p>
          </table:table-cell>
          <table:table-cell table:style-name="ce51" table:formula="of:=IF(OR(ISTEXT([$'Посещения + Долги'.AB2]); [.$A31]=[.AB$52]); 0; [$'Посещения + Долги'.AB$26]*[$'Посещения + Долги'.AB2])" office:value-type="string" office:string-value="50" calcext:value-type="string">
            <text:p>50</text:p>
          </table:table-cell>
          <table:table-cell table:style-name="ce52" table:formula="of:=IF(OR(ISTEXT([$'Посещения + Долги'.AC2]); [.$A31]=[.AC$52]); 0; [$'Посещения + Долги'.AC$26]*[$'Посещения + Долги'.AC2])" office:value-type="string" office:string-value="0" calcext:value-type="string">
            <text:p>0</text:p>
          </table:table-cell>
          <table:table-cell table:style-name="ce51" table:formula="of:=IF(OR(ISTEXT([$'Посещения + Долги'.AD2]); [.$A31]=[.AD$52]); 0; [$'Посещения + Долги'.AD$26]*[$'Посещения + Долги'.AD2])" office:value-type="string" office:string-value="50" calcext:value-type="string">
            <text:p>50</text:p>
          </table:table-cell>
          <table:table-cell table:style-name="ce52" table:formula="of:=IF(OR(ISTEXT([$'Посещения + Долги'.AE2]); [.$A31]=[.AE$52]); 0; [$'Посещения + Долги'.AE$26]*[$'Посещения + Долги'.AE2])" office:value-type="string" office:string-value="50" calcext:value-type="string">
            <text:p>50</text:p>
          </table:table-cell>
          <table:table-cell table:style-name="ce51" table:formula="of:=IF(OR(ISTEXT([$'Посещения + Долги'.AF2]); [.$A31]=[.AF$52]); 0; [$'Посещения + Долги'.AF$26]*[$'Посещения + Долги'.AF2])" office:value-type="string" office:string-value="50" calcext:value-type="string">
            <text:p>50</text:p>
          </table:table-cell>
          <table:table-cell table:style-name="ce52" table:formula="of:=IF(OR(ISTEXT([$'Посещения + Долги'.AG2]); [.$A31]=[.AG$52]); 0; [$'Посещения + Долги'.AG$26]*[$'Посещения + Долги'.AG2])" office:value-type="string" office:string-value="50" calcext:value-type="string">
            <text:p>50</text:p>
          </table:table-cell>
          <table:table-cell table:style-name="ce51" table:formula="of:=IF(OR(ISTEXT([$'Посещения + Долги'.AH2]); [.$A31]=[.AH$52]); 0; [$'Посещения + Долги'.AH$26]*[$'Посещения + Долги'.AH2])" office:value-type="string" office:string-value="0" calcext:value-type="string">
            <text:p>0</text:p>
          </table:table-cell>
          <table:table-cell table:style-name="ce52" table:formula="of:=IF(OR(ISTEXT([$'Посещения + Долги'.AI2]); [.$A31]=[.AI$52]); 0; [$'Посещения + Долги'.AI$26]*[$'Посещения + Долги'.AI2])" office:value-type="string" office:string-value="0" calcext:value-type="string">
            <text:p>0</text:p>
          </table:table-cell>
          <table:table-cell table:style-name="ce51" table:formula="of:=IF(OR(ISTEXT([$'Посещения + Долги'.AJ2]); [.$A31]=[.AJ$52]); 0; [$'Посещения + Долги'.AJ$26]*[$'Посещения + Долги'.AJ2])" office:value-type="string" office:string-value="0" calcext:value-type="string">
            <text:p>0</text:p>
          </table:table-cell>
          <table:table-cell table:style-name="ce52" table:formula="of:=IF(OR(ISTEXT([$'Посещения + Долги'.AK2]); [.$A31]=[.AK$52]); 0; [$'Посещения + Долги'.AK$26]*[$'Посещения + Долги'.AK2])" office:value-type="string" office:string-value="0" calcext:value-type="string">
            <text:p>0</text:p>
          </table:table-cell>
          <table:table-cell table:style-name="ce51" table:formula="of:=IF(OR(ISTEXT([$'Посещения + Долги'.AL2]); [.$A31]=[.AL$52]); 0; [$'Посещения + Долги'.AL$26]*[$'Посещения + Долги'.AL2])" office:value-type="string" office:string-value="0" calcext:value-type="string">
            <text:p>0</text:p>
          </table:table-cell>
          <table:table-cell table:style-name="ce52" table:formula="of:=IF(OR(ISTEXT([$'Посещения + Долги'.AM2]); [.$A31]=[.AM$52]); 0; [$'Посещения + Долги'.AM$26]*[$'Посещения + Долги'.AM2])" office:value-type="string" office:string-value="0" calcext:value-type="string">
            <text:p>0</text:p>
          </table:table-cell>
          <table:table-cell table:style-name="ce51" table:formula="of:=IF(OR(ISTEXT([$'Посещения + Долги'.AN2]); [.$A31]=[.AN$52]); 0; [$'Посещения + Долги'.AN$26]*[$'Посещения + Долги'.AN2])" office:value-type="string" office:string-value="0" calcext:value-type="string">
            <text:p>0</text:p>
          </table:table-cell>
          <table:table-cell table:style-name="ce52" table:formula="of:=IF(OR(ISTEXT([$'Посещения + Долги'.AO2]); [.$A31]=[.AO$52]); 0; [$'Посещения + Долги'.AO$26]*[$'Посещения + Долги'.AO2])" office:value-type="string" office:string-value="56.25" calcext:value-type="string">
            <text:p>56.25</text:p>
          </table:table-cell>
          <table:table-cell table:style-name="ce51" table:formula="of:=IF(OR(ISTEXT([$'Посещения + Долги'.AP2]); [.$A31]=[.AP$52]); 0; [$'Посещения + Долги'.AP$26]*[$'Посещения + Долги'.AP2])" office:value-type="string" office:string-value="0" calcext:value-type="string">
            <text:p>0</text:p>
          </table:table-cell>
          <table:table-cell table:style-name="ce52" table:formula="of:=IF(OR(ISTEXT([$'Посещения + Долги'.AQ2]); [.$A31]=[.AQ$52]); 0; [$'Посещения + Долги'.AQ$26]*[$'Посещения + Долги'.AQ2])" office:value-type="string" office:string-value="0" calcext:value-type="string">
            <text:p>0</text:p>
          </table:table-cell>
          <table:table-cell table:style-name="ce51" table:formula="of:=IF(OR(ISTEXT([$'Посещения + Долги'.AR2]); [.$A31]=[.AR$52]); 0; [$'Посещения + Долги'.AR$26]*[$'Посещения + Долги'.AR2])" office:value-type="string" office:string-value="0" calcext:value-type="string">
            <text:p>0</text:p>
          </table:table-cell>
          <table:table-cell table:style-name="ce52" table:formula="of:=IF(OR(ISTEXT([$'Посещения + Долги'.AS2]); [.$A31]=[.AS$52]); 0; [$'Посещения + Долги'.AS$26]*[$'Посещения + Долги'.AS2])" office:value-type="string" office:string-value="0" calcext:value-type="string">
            <text:p>0</text:p>
          </table:table-cell>
          <table:table-cell table:style-name="ce52" table:formula="of:=IF(OR(ISTEXT([$'Посещения + Долги'.AT2]); [.$A31]=[.AT$52]); 0; [$'Посещения + Долги'.AT$26]*[$'Посещения + Долги'.AT2])" office:value-type="string" office:string-value="0" calcext:value-type="string">
            <text:p>0</text:p>
          </table:table-cell>
          <table:table-cell table:style-name="ce52" table:formula="of:=IF(OR(ISTEXT([$'Посещения + Долги'.AU2]); [.$A31]=[.AU$52]); 0; [$'Посещения + Долги'.AU$26]*[$'Посещения + Долги'.AU2])" office:value-type="string" office:string-value="0" calcext:value-type="string">
            <text:p>0</text:p>
          </table:table-cell>
          <table:table-cell table:style-name="ce52" table:formula="of:=IF(OR(ISTEXT([$'Посещения + Долги'.AV2]); [.$A31]=[.AV$52]); 0; [$'Посещения + Долги'.AV$26]*[$'Посещения + Долги'.AV2])" office:value-type="string" office:string-value="0" calcext:value-type="string">
            <text:p>0</text:p>
          </table:table-cell>
          <table:table-cell table:style-name="ce52" table:formula="of:=IF(OR(ISTEXT([$'Посещения + Долги'.AW2]); [.$A31]=[.AW$52]); 0; [$'Посещения + Долги'.AW$26]*[$'Посещения + Долги'.AW2])" office:value-type="string" office:string-value="0" calcext:value-type="string">
            <text:p>0</text:p>
          </table:table-cell>
          <table:table-cell table:style-name="ce52" table:formula="of:=IF(OR(ISTEXT([$'Посещения + Долги'.AX2]); [.$A31]=[.AX$52]); 0; [$'Посещения + Долги'.AX$26]*[$'Посещения + Долги'.AX2])" office:value-type="string" office:string-value="0" calcext:value-type="string">
            <text:p>0</text:p>
          </table:table-cell>
          <table:table-cell table:style-name="ce52" table:formula="of:=IF(OR(ISTEXT([$'Посещения + Долги'.AY2]); [.$A31]=[.AY$52]); 0; [$'Посещения + Долги'.AY$26]*[$'Посещения + Долги'.AY2])" office:value-type="string" office:string-value="0" calcext:value-type="string">
            <text:p>0</text:p>
          </table:table-cell>
          <table:table-cell table:style-name="ce52" table:formula="of:=IF(OR(ISTEXT([$'Посещения + Долги'.AZ2]); [.$A31]=[.AZ$52]); 0; [$'Посещения + Долги'.AZ$26]*[$'Посещения + Долги'.AZ2])" office:value-type="string" office:string-value="0" calcext:value-type="string">
            <text:p>0</text:p>
          </table:table-cell>
          <table:table-cell table:style-name="ce52" table:formula="of:=IF(OR(ISTEXT([$'Посещения + Долги'.BA2]); [.$A31]=[.BA$52]); 0; [$'Посещения + Долги'.BA$26]*[$'Посещения + Долги'.BA2])" office:value-type="string" office:string-value="0" calcext:value-type="string">
            <text:p>0</text:p>
          </table:table-cell>
          <table:table-cell table:style-name="ce52" table:formula="of:=IF(OR(ISTEXT([$'Посещения + Долги'.BB2]); [.$A31]=[.BB$52]); 0; [$'Посещения + Долги'.BB$26]*[$'Посещения + Долги'.BB2])" office:value-type="string" office:string-value="0" calcext:value-type="string">
            <text:p>0</text:p>
          </table:table-cell>
          <table:table-cell table:style-name="ce52" table:formula="of:=IF(OR(ISTEXT([$'Посещения + Долги'.BC2]); [.$A31]=[.BC$52]); 0; [$'Посещения + Долги'.BC$26]*[$'Посещения + Долги'.BC2])" office:value-type="string" office:string-value="0" calcext:value-type="string">
            <text:p>0</text:p>
          </table:table-cell>
          <table:table-cell table:style-name="ce52" table:formula="of:=IF(OR(ISTEXT([$'Посещения + Долги'.BD2]); [.$A31]=[.BD$52]); 0; [$'Посещения + Долги'.BD$26]*[$'Посещения + Долги'.BD2])" office:value-type="string" office:string-value="0" calcext:value-type="string">
            <text:p>0</text:p>
          </table:table-cell>
          <table:table-cell table:style-name="ce52" table:formula="of:=IF(OR(ISTEXT([$'Посещения + Долги'.BE2]); [.$A31]=[.BE$52]); 0; [$'Посещения + Долги'.BE$26]*[$'Посещения + Долги'.BE2])" office:value-type="string" office:string-value="0" calcext:value-type="string">
            <text:p>0</text:p>
          </table:table-cell>
          <table:table-cell table:style-name="ce52" table:formula="of:=IF(OR(ISTEXT([$'Посещения + Долги'.BF2]); [.$A31]=[.BF$52]); 0; [$'Посещения + Долги'.BF$26]*[$'Посещения + Долги'.BF2])" office:value-type="string" office:string-value="0" calcext:value-type="string">
            <text:p>0</text:p>
          </table:table-cell>
          <table:table-cell table:style-name="ce52" table:formula="of:=IF(OR(ISTEXT([$'Посещения + Долги'.BG2]); [.$A31]=[.BG$52]); 0; [$'Посещения + Долги'.BG$26]*[$'Посещения + Долги'.BG2])" office:value-type="string" office:string-value="0" calcext:value-type="string">
            <text:p>0</text:p>
          </table:table-cell>
          <table:table-cell table:style-name="ce52" table:formula="of:=IF(OR(ISTEXT([$'Посещения + Долги'.BH2]); [.$A31]=[.BH$52]); 0; [$'Посещения + Долги'.BH$26]*[$'Посещения + Долги'.BH2])" office:value-type="string" office:string-value="0" calcext:value-type="string">
            <text:p>0</text:p>
          </table:table-cell>
          <table:table-cell table:style-name="ce52" table:formula="of:=IF(OR(ISTEXT([$'Посещения + Долги'.BI2]); [.$A31]=[.BI$52]); 0; [$'Посещения + Долги'.BI$26]*[$'Посещения + Долги'.BI2])" office:value-type="string" office:string-value="0" calcext:value-type="string">
            <text:p>0</text:p>
          </table:table-cell>
          <table:table-cell table:style-name="ce52" table:formula="of:=IF(OR(ISTEXT([$'Посещения + Долги'.BJ2]); [.$A31]=[.BJ$52]); 0; [$'Посещения + Долги'.BJ$26]*[$'Посещения + Долги'.BJ2])" office:value-type="string" office:string-value="0" calcext:value-type="string">
            <text:p>0</text:p>
          </table:table-cell>
          <table:table-cell table:style-name="ce52" table:formula="of:=IF(OR(ISTEXT([$'Посещения + Долги'.BK2]); [.$A31]=[.BK$52]); 0; [$'Посещения + Долги'.BK$26]*[$'Посещения + Долги'.BK2])" office:value-type="string" office:string-value="0" calcext:value-type="string">
            <text:p>0</text:p>
          </table:table-cell>
          <table:table-cell table:style-name="ce52" table:formula="of:=IF(OR(ISTEXT([$'Посещения + Долги'.BL2]); [.$A31]=[.BL$52]); 0; [$'Посещения + Долги'.BL$26]*[$'Посещения + Долги'.BL2])" office:value-type="string" office:string-value="0" calcext:value-type="string">
            <text:p>0</text:p>
          </table:table-cell>
          <table:table-cell table:style-name="ce52" table:formula="of:=IF(OR(ISTEXT([$'Посещения + Долги'.BM2]); [.$A31]=[.BM$52]); 0; [$'Посещения + Долги'.BM$26]*[$'Посещения + Долги'.BM2])" office:value-type="string" office:string-value="0" calcext:value-type="string">
            <text:p>0</text:p>
          </table:table-cell>
          <table:table-cell table:style-name="ce52" table:formula="of:=IF(OR(ISTEXT([$'Посещения + Долги'.BN2]); [.$A31]=[.BN$52]); 0; [$'Посещения + Долги'.BN$26]*[$'Посещения + Долги'.BN2])" office:value-type="string" office:string-value="0" calcext:value-type="string">
            <text:p>0</text:p>
          </table:table-cell>
          <table:table-cell table:style-name="ce52" table:formula="of:=IF(OR(ISTEXT([$'Посещения + Долги'.BO2]); [.$A31]=[.BO$52]); 0; [$'Посещения + Долги'.BO$26]*[$'Посещения + Долги'.BO2])" office:value-type="string" office:string-value="0" calcext:value-type="string">
            <text:p>0</text:p>
          </table:table-cell>
          <table:table-cell table:style-name="ce52" table:formula="of:=IF(OR(ISTEXT([$'Посещения + Долги'.BP2]); [.$A31]=[.BP$52]); 0; [$'Посещения + Долги'.BP$26]*[$'Посещения + Долги'.BP2])" office:value-type="string" office:string-value="0" calcext:value-type="string">
            <text:p>0</text:p>
          </table:table-cell>
          <table:table-cell table:style-name="ce52" table:formula="of:=IF(OR(ISTEXT([$'Посещения + Долги'.BQ2]); [.$A31]=[.BQ$52]); 0; [$'Посещения + Долги'.BQ$26]*[$'Посещения + Долги'.BQ2])" office:value-type="string" office:string-value="0" calcext:value-type="string">
            <text:p>0</text:p>
          </table:table-cell>
          <table:table-cell table:style-name="ce52" table:formula="of:=IF(OR(ISTEXT([$'Посещения + Долги'.BR2]); [.$A31]=[.BR$52]); 0; [$'Посещения + Долги'.BR$26]*[$'Посещения + Долги'.BR2])" office:value-type="string" office:string-value="0" calcext:value-type="string">
            <text:p>0</text:p>
          </table:table-cell>
          <table:table-cell table:style-name="ce52" table:formula="of:=IF(OR(ISTEXT([$'Посещения + Долги'.BS2]); [.$A31]=[.BS$52]); 0; [$'Посещения + Долги'.BS$26]*[$'Посещения + Долги'.BS2])" office:value-type="string" office:string-value="0" calcext:value-type="string">
            <text:p>0</text:p>
          </table:table-cell>
          <table:table-cell table:style-name="ce52" table:formula="of:=IF(OR(ISTEXT([$'Посещения + Долги'.BT2]); [.$A31]=[.BT$52]); 0; [$'Посещения + Долги'.BT$26]*[$'Посещения + Долги'.BT2])" office:value-type="string" office:string-value="0" calcext:value-type="string">
            <text:p>0</text:p>
          </table:table-cell>
          <table:table-cell table:style-name="ce52" table:formula="of:=IF(OR(ISTEXT([$'Посещения + Долги'.BU2]); [.$A31]=[.BU$52]); 0; [$'Посещения + Долги'.BU$26]*[$'Посещения + Долги'.BU2])" office:value-type="string" office:string-value="0" calcext:value-type="string">
            <text:p>0</text:p>
          </table:table-cell>
          <table:table-cell table:style-name="ce52" table:formula="of:=IF(OR(ISTEXT([$'Посещения + Долги'.BV2]); [.$A31]=[.BV$52]); 0; [$'Посещения + Долги'.BV$26]*[$'Посещения + Долги'.BV2])" office:value-type="string" office:string-value="0" calcext:value-type="string">
            <text:p>0</text:p>
          </table:table-cell>
          <table:table-cell table:style-name="ce52" table:formula="of:=IF(OR(ISTEXT([$'Посещения + Долги'.BW2]); [.$A31]=[.BW$52]); 0; [$'Посещения + Долги'.BW$26]*[$'Посещения + Долги'.BW2])" office:value-type="string" office:string-value="0" calcext:value-type="string">
            <text:p>0</text:p>
          </table:table-cell>
          <table:table-cell table:style-name="ce52" table:formula="of:=IF(OR(ISTEXT([$'Посещения + Долги'.BX2]); [.$A31]=[.BX$52]); 0; [$'Посещения + Долги'.BX$26]*[$'Посещения + Долги'.BX2])" office:value-type="string" office:string-value="0" calcext:value-type="string">
            <text:p>0</text:p>
          </table:table-cell>
          <table:table-cell table:style-name="ce52" table:formula="of:=IF(OR(ISTEXT([$'Посещения + Долги'.BY2]); [.$A31]=[.BY$52]); 0; [$'Посещения + Долги'.BY$26]*[$'Посещения + Долги'.BY2])" office:value-type="string" office:string-value="0" calcext:value-type="string">
            <text:p>0</text:p>
          </table:table-cell>
          <table:table-cell table:style-name="ce52" table:formula="of:=IF(OR(ISTEXT([$'Посещения + Долги'.BZ2]); [.$A31]=[.BZ$52]); 0; [$'Посещения + Долги'.BZ$26]*[$'Посещения + Долги'.BZ2])" office:value-type="string" office:string-value="0" calcext:value-type="string">
            <text:p>0</text:p>
          </table:table-cell>
          <table:table-cell table:style-name="ce52" table:formula="of:=IF(OR(ISTEXT([$'Посещения + Долги'.CA2]); [.$A31]=[.CA$52]); 0; [$'Посещения + Долги'.CA$26]*[$'Посещения + Долги'.CA2])" office:value-type="string" office:string-value="0" calcext:value-type="string">
            <text:p>0</text:p>
          </table:table-cell>
          <table:table-cell table:style-name="ce52" table:formula="of:=IF(OR(ISTEXT([$'Посещения + Долги'.CB2]); [.$A31]=[.CB$52]); 0; [$'Посещения + Долги'.CB$26]*[$'Посещения + Долги'.CB2])" office:value-type="string" office:string-value="0" calcext:value-type="string">
            <text:p>0</text:p>
          </table:table-cell>
          <table:table-cell table:style-name="ce52" table:formula="of:=IF(OR(ISTEXT([$'Посещения + Долги'.CC2]); [.$A31]=[.CC$52]); 0; [$'Посещения + Долги'.CC$26]*[$'Посещения + Долги'.CC2])" office:value-type="string" office:string-value="0" calcext:value-type="string">
            <text:p>0</text:p>
          </table:table-cell>
          <table:table-cell table:style-name="ce52" table:formula="of:=IF(OR(ISTEXT([$'Посещения + Долги'.CD2]); [.$A31]=[.CD$52]); 0; [$'Посещения + Долги'.CD$26]*[$'Посещения + Долги'.CD2])" office:value-type="string" office:string-value="0" calcext:value-type="string">
            <text:p>0</text:p>
          </table:table-cell>
          <table:table-cell table:style-name="ce52" table:formula="of:=IF(OR(ISTEXT([$'Посещения + Долги'.CE2]); [.$A31]=[.CE$52]); 0; [$'Посещения + Долги'.CE$26]*[$'Посещения + Долги'.CE2])" office:value-type="string" office:string-value="0" calcext:value-type="string">
            <text:p>0</text:p>
          </table:table-cell>
          <table:table-cell table:style-name="ce52" table:formula="of:=IF(OR(ISTEXT([$'Посещения + Долги'.CF2]); [.$A31]=[.CF$52]); 0; [$'Посещения + Долги'.CF$26]*[$'Посещения + Долги'.CF2])" office:value-type="string" office:string-value="0" calcext:value-type="string">
            <text:p>0</text:p>
          </table:table-cell>
          <table:table-cell table:style-name="ce52" table:formula="of:=IF(OR(ISTEXT([$'Посещения + Долги'.CG2]); [.$A31]=[.CG$52]); 0; [$'Посещения + Долги'.CG$26]*[$'Посещения + Долги'.CG2])" office:value-type="string" office:string-value="0" calcext:value-type="string">
            <text:p>0</text:p>
          </table:table-cell>
          <table:table-cell table:style-name="ce52" table:formula="of:=IF(OR(ISTEXT([$'Посещения + Долги'.CH2]); [.$A31]=[.CH$52]); 0; [$'Посещения + Долги'.CH$26]*[$'Посещения + Долги'.CH2])" office:value-type="string" office:string-value="0" calcext:value-type="string">
            <text:p>0</text:p>
          </table:table-cell>
          <table:table-cell table:style-name="ce52" table:formula="of:=IF(OR(ISTEXT([$'Посещения + Долги'.CI2]); [.$A31]=[.CI$52]); 0; [$'Посещения + Долги'.CI$26]*[$'Посещения + Долги'.CI2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Воробьева</text:p>
          </table:table-cell>
          <table:table-cell table:style-name="ce51" table:formula="of:=IF(OR(ISTEXT([$'Посещения + Долги'.B3]); [.$A32]=[.B$52]); 0; [$'Посещения + Долги'.B$26]*[$'Посещения + Долги'.B3])" office:value-type="string" office:string-value="0" calcext:value-type="string">
            <text:p>0</text:p>
          </table:table-cell>
          <table:table-cell table:style-name="ce52" table:formula="of:=IF(OR(ISTEXT([$'Посещения + Долги'.C3]); [.$A32]=[.C$52]); 0; [$'Посещения + Долги'.C$26]*[$'Посещения + Долги'.C3])" office:value-type="string" office:string-value="0" calcext:value-type="string">
            <text:p>0</text:p>
          </table:table-cell>
          <table:table-cell table:style-name="ce51" table:formula="of:=IF(OR(ISTEXT([$'Посещения + Долги'.D3]); [.$A32]=[.D$52]); 0; [$'Посещения + Долги'.D$26]*[$'Посещения + Долги'.D3])" office:value-type="string" office:string-value="0" calcext:value-type="string">
            <text:p>0</text:p>
          </table:table-cell>
          <table:table-cell table:style-name="ce52" table:formula="of:=IF(OR(ISTEXT([$'Посещения + Долги'.E3]); [.$A32]=[.E$52]); 0; [$'Посещения + Долги'.E$26]*[$'Посещения + Долги'.E3])" office:value-type="string" office:string-value="0" calcext:value-type="string">
            <text:p>0</text:p>
          </table:table-cell>
          <table:table-cell table:style-name="ce51" table:formula="of:=IF(OR(ISTEXT([$'Посещения + Долги'.F3]); [.$A32]=[.F$52]); 0; [$'Посещения + Долги'.F$26]*[$'Посещения + Долги'.F3])" office:value-type="string" office:string-value="0" calcext:value-type="string">
            <text:p>0</text:p>
          </table:table-cell>
          <table:table-cell table:style-name="ce52" table:formula="of:=IF(OR(ISTEXT([$'Посещения + Долги'.G3]); [.$A32]=[.G$52]); 0; [$'Посещения + Долги'.G$26]*[$'Посещения + Долги'.G3])" office:value-type="string" office:string-value="0" calcext:value-type="string">
            <text:p>0</text:p>
          </table:table-cell>
          <table:table-cell table:style-name="ce51" table:formula="of:=IF(OR(ISTEXT([$'Посещения + Долги'.H3]); [.$A32]=[.H$52]); 0; [$'Посещения + Долги'.H$26]*[$'Посещения + Долги'.H3])" office:value-type="string" office:string-value="0" calcext:value-type="string">
            <text:p>0</text:p>
          </table:table-cell>
          <table:table-cell table:style-name="ce52" table:formula="of:=IF(OR(ISTEXT([$'Посещения + Долги'.I3]); [.$A32]=[.I$52]); 0; [$'Посещения + Долги'.I$26]*[$'Посещения + Долги'.I3])" office:value-type="string" office:string-value="0" calcext:value-type="string">
            <text:p>0</text:p>
          </table:table-cell>
          <table:table-cell table:style-name="ce51" table:formula="of:=IF(OR(ISTEXT([$'Посещения + Долги'.J3]); [.$A32]=[.J$52]); 0; [$'Посещения + Долги'.J$26]*[$'Посещения + Долги'.J3])" office:value-type="string" office:string-value="56.25" calcext:value-type="string">
            <text:p>56.25</text:p>
          </table:table-cell>
          <table:table-cell table:style-name="ce52" table:formula="of:=IF(OR(ISTEXT([$'Посещения + Долги'.K3]); [.$A32]=[.K$52]); 0; [$'Посещения + Долги'.K$26]*[$'Посещения + Долги'.K3])" office:value-type="string" office:string-value="55.55555556" calcext:value-type="string">
            <text:p>55.55555556</text:p>
          </table:table-cell>
          <table:table-cell table:style-name="ce51" table:formula="of:=IF(OR(ISTEXT([$'Посещения + Долги'.L3]); [.$A32]=[.L$52]); 0; [$'Посещения + Долги'.L$26]*[$'Посещения + Долги'.L3])" office:value-type="string" office:string-value="0" calcext:value-type="string">
            <text:p>0</text:p>
          </table:table-cell>
          <table:table-cell table:style-name="ce52" table:formula="of:=IF(OR(ISTEXT([$'Посещения + Долги'.M3]); [.$A32]=[.M$52]); 0; [$'Посещения + Долги'.M$26]*[$'Посещения + Долги'.M3])" office:value-type="string" office:string-value="56.25" calcext:value-type="string">
            <text:p>56.25</text:p>
          </table:table-cell>
          <table:table-cell table:style-name="ce51" table:formula="of:=IF(OR(ISTEXT([$'Посещения + Долги'.N3]); [.$A32]=[.N$52]); 0; [$'Посещения + Долги'.N$26]*[$'Посещения + Долги'.N3])" office:value-type="string" office:string-value="0" calcext:value-type="string">
            <text:p>0</text:p>
          </table:table-cell>
          <table:table-cell table:style-name="ce52" table:formula="of:=IF(OR(ISTEXT([$'Посещения + Долги'.O3]); [.$A32]=[.O$52]); 0; [$'Посещения + Долги'.O$26]*[$'Посещения + Долги'.O3])" office:value-type="string" office:string-value="0" calcext:value-type="string">
            <text:p>0</text:p>
          </table:table-cell>
          <table:table-cell table:style-name="ce51" table:formula="of:=IF(OR(ISTEXT([$'Посещения + Долги'.P3]); [.$A32]=[.P$52]); 0; [$'Посещения + Долги'.P$26]*[$'Посещения + Долги'.P3])" office:value-type="string" office:string-value="50" calcext:value-type="string">
            <text:p>50</text:p>
          </table:table-cell>
          <table:table-cell table:style-name="ce52" table:formula="of:=IF(OR(ISTEXT([$'Посещения + Долги'.Q3]); [.$A32]=[.Q$52]); 0; [$'Посещения + Долги'.Q$26]*[$'Посещения + Долги'.Q3])" office:value-type="string" office:string-value="62.5" calcext:value-type="string">
            <text:p>62.5</text:p>
          </table:table-cell>
          <table:table-cell table:style-name="ce51" table:formula="of:=IF(OR(ISTEXT([$'Посещения + Долги'.R3]); [.$A32]=[.R$52]); 0; [$'Посещения + Долги'.R$26]*[$'Посещения + Долги'.R3])" office:value-type="string" office:string-value="56.25" calcext:value-type="string">
            <text:p>56.25</text:p>
          </table:table-cell>
          <table:table-cell table:style-name="ce52" table:formula="of:=IF(OR(ISTEXT([$'Посещения + Долги'.S3]); [.$A32]=[.S$52]); 0; [$'Посещения + Долги'.S$26]*[$'Посещения + Долги'.S3])" office:value-type="string" office:string-value="0" calcext:value-type="string">
            <text:p>0</text:p>
          </table:table-cell>
          <table:table-cell table:style-name="ce51" table:formula="of:=IF(OR(ISTEXT([$'Посещения + Долги'.T3]); [.$A32]=[.T$52]); 0; [$'Посещения + Долги'.T$26]*[$'Посещения + Долги'.T3])" office:value-type="string" office:string-value="0" calcext:value-type="string">
            <text:p>0</text:p>
          </table:table-cell>
          <table:table-cell table:style-name="ce52" table:formula="of:=IF(OR(ISTEXT([$'Посещения + Долги'.U3]); [.$A32]=[.U$52]); 0; [$'Посещения + Долги'.U$26]*[$'Посещения + Долги'.U3])" office:value-type="string" office:string-value="0" calcext:value-type="string">
            <text:p>0</text:p>
          </table:table-cell>
          <table:table-cell table:style-name="ce51" table:formula="of:=IF(OR(ISTEXT([$'Посещения + Долги'.V3]); [.$A32]=[.V$52]); 0; [$'Посещения + Долги'.V$26]*[$'Посещения + Долги'.V3])" office:value-type="string" office:string-value="0" calcext:value-type="string">
            <text:p>0</text:p>
          </table:table-cell>
          <table:table-cell table:style-name="ce52" table:formula="of:=IF(OR(ISTEXT([$'Посещения + Долги'.W3]); [.$A32]=[.W$52]); 0; [$'Посещения + Долги'.W$26]*[$'Посещения + Долги'.W3])" office:value-type="string" office:string-value="0" calcext:value-type="string">
            <text:p>0</text:p>
          </table:table-cell>
          <table:table-cell table:style-name="ce51" table:formula="of:=IF(OR(ISTEXT([$'Посещения + Долги'.X3]); [.$A32]=[.X$52]); 0; [$'Посещения + Долги'.X$26]*[$'Посещения + Долги'.X3])" office:value-type="string" office:string-value="0" calcext:value-type="string">
            <text:p>0</text:p>
          </table:table-cell>
          <table:table-cell table:style-name="ce52" table:formula="of:=IF(OR(ISTEXT([$'Посещения + Долги'.Y3]); [.$A32]=[.Y$52]); 0; [$'Посещения + Долги'.Y$26]*[$'Посещения + Долги'.Y3])" office:value-type="string" office:string-value="37.5" calcext:value-type="string">
            <text:p>37.5</text:p>
          </table:table-cell>
          <table:table-cell table:style-name="ce51" table:formula="of:=IF(OR(ISTEXT([$'Посещения + Долги'.Z3]); [.$A32]=[.Z$52]); 0; [$'Посещения + Долги'.Z$26]*[$'Посещения + Долги'.Z3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3]); [.$A32]=[.AA$52]); 0; [$'Посещения + Долги'.AA$26]*[$'Посещения + Долги'.AA3])" office:value-type="string" office:string-value="37.5" calcext:value-type="string">
            <text:p>37.5</text:p>
          </table:table-cell>
          <table:table-cell table:style-name="ce51" table:formula="of:=IF(OR(ISTEXT([$'Посещения + Долги'.AB3]); [.$A32]=[.AB$52]); 0; [$'Посещения + Долги'.AB$26]*[$'Посещения + Долги'.AB3])" office:value-type="string" office:string-value="50" calcext:value-type="string">
            <text:p>50</text:p>
          </table:table-cell>
          <table:table-cell table:style-name="ce52" table:formula="of:=IF(OR(ISTEXT([$'Посещения + Долги'.AC3]); [.$A32]=[.AC$52]); 0; [$'Посещения + Долги'.AC$26]*[$'Посещения + Долги'.AC3])" office:value-type="string" office:string-value="56.25" calcext:value-type="string">
            <text:p>56.25</text:p>
          </table:table-cell>
          <table:table-cell table:style-name="ce51" table:formula="of:=IF(OR(ISTEXT([$'Посещения + Долги'.AD3]); [.$A32]=[.AD$52]); 0; [$'Посещения + Долги'.AD$26]*[$'Посещения + Долги'.AD3])" office:value-type="string" office:string-value="50" calcext:value-type="string">
            <text:p>50</text:p>
          </table:table-cell>
          <table:table-cell table:style-name="ce52" table:formula="of:=IF(OR(ISTEXT([$'Посещения + Долги'.AE3]); [.$A32]=[.AE$52]); 0; [$'Посещения + Долги'.AE$26]*[$'Посещения + Долги'.AE3])" office:value-type="string" office:string-value="50" calcext:value-type="string">
            <text:p>50</text:p>
          </table:table-cell>
          <table:table-cell table:style-name="ce51" table:formula="of:=IF(OR(ISTEXT([$'Посещения + Долги'.AF3]); [.$A32]=[.AF$52]); 0; [$'Посещения + Долги'.AF$26]*[$'Посещения + Долги'.AF3])" office:value-type="string" office:string-value="50" calcext:value-type="string">
            <text:p>50</text:p>
          </table:table-cell>
          <table:table-cell table:style-name="ce52" table:formula="of:=IF(OR(ISTEXT([$'Посещения + Долги'.AG3]); [.$A32]=[.AG$52]); 0; [$'Посещения + Долги'.AG$26]*[$'Посещения + Долги'.AG3])" office:value-type="string" office:string-value="50" calcext:value-type="string">
            <text:p>50</text:p>
          </table:table-cell>
          <table:table-cell table:style-name="ce51" table:formula="of:=IF(OR(ISTEXT([$'Посещения + Долги'.AH3]); [.$A32]=[.AH$52]); 0; [$'Посещения + Долги'.AH$26]*[$'Посещения + Долги'.AH3])" office:value-type="string" office:string-value="0" calcext:value-type="string">
            <text:p>0</text:p>
          </table:table-cell>
          <table:table-cell table:style-name="ce52" table:formula="of:=IF(OR(ISTEXT([$'Посещения + Долги'.AI3]); [.$A32]=[.AI$52]); 0; [$'Посещения + Долги'.AI$26]*[$'Посещения + Долги'.AI3])" office:value-type="string" office:string-value="0" calcext:value-type="string">
            <text:p>0</text:p>
          </table:table-cell>
          <table:table-cell table:style-name="ce51" table:formula="of:=IF(OR(ISTEXT([$'Посещения + Долги'.AJ3]); [.$A32]=[.AJ$52]); 0; [$'Посещения + Долги'.AJ$26]*[$'Посещения + Долги'.AJ3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AK3]); [.$A32]=[.AK$52]); 0; [$'Посещения + Долги'.AK$26]*[$'Посещения + Долги'.AK3])" office:value-type="string" office:string-value="0" calcext:value-type="string">
            <text:p>0</text:p>
          </table:table-cell>
          <table:table-cell table:style-name="ce51" table:formula="of:=IF(OR(ISTEXT([$'Посещения + Долги'.AL3]); [.$A32]=[.AL$52]); 0; [$'Посещения + Долги'.AL$26]*[$'Посещения + Долги'.AL3])" office:value-type="string" office:string-value="0" calcext:value-type="string">
            <text:p>0</text:p>
          </table:table-cell>
          <table:table-cell table:style-name="ce52" table:formula="of:=IF(OR(ISTEXT([$'Посещения + Долги'.AM3]); [.$A32]=[.AM$52]); 0; [$'Посещения + Долги'.AM$26]*[$'Посещения + Долги'.AM3])" office:value-type="string" office:string-value="0" calcext:value-type="string">
            <text:p>0</text:p>
          </table:table-cell>
          <table:table-cell table:style-name="ce51" table:formula="of:=IF(OR(ISTEXT([$'Посещения + Долги'.AN3]); [.$A32]=[.AN$52]); 0; [$'Посещения + Долги'.AN$26]*[$'Посещения + Долги'.AN3])" office:value-type="string" office:string-value="0" calcext:value-type="string">
            <text:p>0</text:p>
          </table:table-cell>
          <table:table-cell table:style-name="ce52" table:formula="of:=IF(OR(ISTEXT([$'Посещения + Долги'.AO3]); [.$A32]=[.AO$52]); 0; [$'Посещения + Долги'.AO$26]*[$'Посещения + Долги'.AO3])" office:value-type="string" office:string-value="0" calcext:value-type="string">
            <text:p>0</text:p>
          </table:table-cell>
          <table:table-cell table:style-name="ce51" table:formula="of:=IF(OR(ISTEXT([$'Посещения + Долги'.AP3]); [.$A32]=[.AP$52]); 0; [$'Посещения + Долги'.AP$26]*[$'Посещения + Долги'.AP3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AQ3]); [.$A32]=[.AQ$52]); 0; [$'Посещения + Долги'.AQ$26]*[$'Посещения + Долги'.AQ3])" office:value-type="string" office:string-value="75" calcext:value-type="string">
            <text:p>75</text:p>
          </table:table-cell>
          <table:table-cell table:style-name="ce51" table:formula="of:=IF(OR(ISTEXT([$'Посещения + Долги'.AR3]); [.$A32]=[.AR$52]); 0; [$'Посещения + Долги'.AR$26]*[$'Посещения + Долги'.AR3])" office:value-type="string" office:string-value="0" calcext:value-type="string">
            <text:p>0</text:p>
          </table:table-cell>
          <table:table-cell table:style-name="ce52" table:formula="of:=IF(OR(ISTEXT([$'Посещения + Долги'.AS3]); [.$A32]=[.AS$52]); 0; [$'Посещения + Долги'.AS$26]*[$'Посещения + Долги'.AS3])" office:value-type="string" office:string-value="0" calcext:value-type="string">
            <text:p>0</text:p>
          </table:table-cell>
          <table:table-cell table:style-name="ce52" table:formula="of:=IF(OR(ISTEXT([$'Посещения + Долги'.AT3]); [.$A32]=[.AT$52]); 0; [$'Посещения + Долги'.AT$26]*[$'Посещения + Долги'.AT3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AU3]); [.$A32]=[.AU$52]); 0; [$'Посещения + Долги'.AU$26]*[$'Посещения + Долги'.AU3])" office:value-type="string" office:string-value="0" calcext:value-type="string">
            <text:p>0</text:p>
          </table:table-cell>
          <table:table-cell table:style-name="ce52" table:formula="of:=IF(OR(ISTEXT([$'Посещения + Долги'.AV3]); [.$A32]=[.AV$52]); 0; [$'Посещения + Долги'.AV$26]*[$'Посещения + Долги'.AV3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AW3]); [.$A32]=[.AW$52]); 0; [$'Посещения + Долги'.AW$26]*[$'Посещения + Долги'.AW3])" office:value-type="string" office:string-value="0" calcext:value-type="string">
            <text:p>0</text:p>
          </table:table-cell>
          <table:table-cell table:style-name="ce52" table:formula="of:=IF(OR(ISTEXT([$'Посещения + Долги'.AX3]); [.$A32]=[.AX$52]); 0; [$'Посещения + Долги'.AX$26]*[$'Посещения + Долги'.AX3])" office:value-type="string" office:string-value="0" calcext:value-type="string">
            <text:p>0</text:p>
          </table:table-cell>
          <table:table-cell table:style-name="ce52" table:formula="of:=IF(OR(ISTEXT([$'Посещения + Долги'.AY3]); [.$A32]=[.AY$52]); 0; [$'Посещения + Долги'.AY$26]*[$'Посещения + Долги'.AY3])" office:value-type="string" office:string-value="0" calcext:value-type="string">
            <text:p>0</text:p>
          </table:table-cell>
          <table:table-cell table:style-name="ce52" table:formula="of:=IF(OR(ISTEXT([$'Посещения + Долги'.AZ3]); [.$A32]=[.AZ$52]); 0; [$'Посещения + Долги'.AZ$26]*[$'Посещения + Долги'.AZ3])" office:value-type="string" office:string-value="0" calcext:value-type="string">
            <text:p>0</text:p>
          </table:table-cell>
          <table:table-cell table:style-name="ce52" table:formula="of:=IF(OR(ISTEXT([$'Посещения + Долги'.BA3]); [.$A32]=[.BA$52]); 0; [$'Посещения + Долги'.BA$26]*[$'Посещения + Долги'.BA3])" office:value-type="string" office:string-value="0" calcext:value-type="string">
            <text:p>0</text:p>
          </table:table-cell>
          <table:table-cell table:style-name="ce52" table:formula="of:=IF(OR(ISTEXT([$'Посещения + Долги'.BB3]); [.$A32]=[.BB$52]); 0; [$'Посещения + Долги'.BB$26]*[$'Посещения + Долги'.BB3])" office:value-type="string" office:string-value="0" calcext:value-type="string">
            <text:p>0</text:p>
          </table:table-cell>
          <table:table-cell table:style-name="ce52" table:formula="of:=IF(OR(ISTEXT([$'Посещения + Долги'.BC3]); [.$A32]=[.BC$52]); 0; [$'Посещения + Долги'.BC$26]*[$'Посещения + Долги'.BC3])" office:value-type="string" office:string-value="0" calcext:value-type="string">
            <text:p>0</text:p>
          </table:table-cell>
          <table:table-cell table:style-name="ce52" table:formula="of:=IF(OR(ISTEXT([$'Посещения + Долги'.BD3]); [.$A32]=[.BD$52]); 0; [$'Посещения + Долги'.BD$26]*[$'Посещения + Долги'.BD3])" office:value-type="string" office:string-value="0" calcext:value-type="string">
            <text:p>0</text:p>
          </table:table-cell>
          <table:table-cell table:style-name="ce52" table:formula="of:=IF(OR(ISTEXT([$'Посещения + Долги'.BE3]); [.$A32]=[.BE$52]); 0; [$'Посещения + Долги'.BE$26]*[$'Посещения + Долги'.BE3])" office:value-type="string" office:string-value="0" calcext:value-type="string">
            <text:p>0</text:p>
          </table:table-cell>
          <table:table-cell table:style-name="ce52" table:formula="of:=IF(OR(ISTEXT([$'Посещения + Долги'.BF3]); [.$A32]=[.BF$52]); 0; [$'Посещения + Долги'.BF$26]*[$'Посещения + Долги'.BF3])" office:value-type="string" office:string-value="0" calcext:value-type="string">
            <text:p>0</text:p>
          </table:table-cell>
          <table:table-cell table:style-name="ce52" table:formula="of:=IF(OR(ISTEXT([$'Посещения + Долги'.BG3]); [.$A32]=[.BG$52]); 0; [$'Посещения + Долги'.BG$26]*[$'Посещения + Долги'.BG3])" office:value-type="string" office:string-value="0" calcext:value-type="string">
            <text:p>0</text:p>
          </table:table-cell>
          <table:table-cell table:style-name="ce52" table:formula="of:=IF(OR(ISTEXT([$'Посещения + Долги'.BH3]); [.$A32]=[.BH$52]); 0; [$'Посещения + Долги'.BH$26]*[$'Посещения + Долги'.BH3])" office:value-type="string" office:string-value="0" calcext:value-type="string">
            <text:p>0</text:p>
          </table:table-cell>
          <table:table-cell table:style-name="ce52" table:formula="of:=IF(OR(ISTEXT([$'Посещения + Долги'.BI3]); [.$A32]=[.BI$52]); 0; [$'Посещения + Долги'.BI$26]*[$'Посещения + Долги'.BI3])" office:value-type="string" office:string-value="0" calcext:value-type="string">
            <text:p>0</text:p>
          </table:table-cell>
          <table:table-cell table:style-name="ce52" table:formula="of:=IF(OR(ISTEXT([$'Посещения + Долги'.BJ3]); [.$A32]=[.BJ$52]); 0; [$'Посещения + Долги'.BJ$26]*[$'Посещения + Долги'.BJ3])" office:value-type="string" office:string-value="0" calcext:value-type="string">
            <text:p>0</text:p>
          </table:table-cell>
          <table:table-cell table:style-name="ce52" table:formula="of:=IF(OR(ISTEXT([$'Посещения + Долги'.BK3]); [.$A32]=[.BK$52]); 0; [$'Посещения + Долги'.BK$26]*[$'Посещения + Долги'.BK3])" office:value-type="string" office:string-value="0" calcext:value-type="string">
            <text:p>0</text:p>
          </table:table-cell>
          <table:table-cell table:style-name="ce52" table:formula="of:=IF(OR(ISTEXT([$'Посещения + Долги'.BL3]); [.$A32]=[.BL$52]); 0; [$'Посещения + Долги'.BL$26]*[$'Посещения + Долги'.BL3])" office:value-type="string" office:string-value="0" calcext:value-type="string">
            <text:p>0</text:p>
          </table:table-cell>
          <table:table-cell table:style-name="ce52" table:formula="of:=IF(OR(ISTEXT([$'Посещения + Долги'.BM3]); [.$A32]=[.BM$52]); 0; [$'Посещения + Долги'.BM$26]*[$'Посещения + Долги'.BM3])" office:value-type="string" office:string-value="0" calcext:value-type="string">
            <text:p>0</text:p>
          </table:table-cell>
          <table:table-cell table:style-name="ce52" table:formula="of:=IF(OR(ISTEXT([$'Посещения + Долги'.BN3]); [.$A32]=[.BN$52]); 0; [$'Посещения + Долги'.BN$26]*[$'Посещения + Долги'.BN3])" office:value-type="string" office:string-value="0" calcext:value-type="string">
            <text:p>0</text:p>
          </table:table-cell>
          <table:table-cell table:style-name="ce52" table:formula="of:=IF(OR(ISTEXT([$'Посещения + Долги'.BO3]); [.$A32]=[.BO$52]); 0; [$'Посещения + Долги'.BO$26]*[$'Посещения + Долги'.BO3])" office:value-type="string" office:string-value="0" calcext:value-type="string">
            <text:p>0</text:p>
          </table:table-cell>
          <table:table-cell table:style-name="ce52" table:formula="of:=IF(OR(ISTEXT([$'Посещения + Долги'.BP3]); [.$A32]=[.BP$52]); 0; [$'Посещения + Долги'.BP$26]*[$'Посещения + Долги'.BP3])" office:value-type="string" office:string-value="0" calcext:value-type="string">
            <text:p>0</text:p>
          </table:table-cell>
          <table:table-cell table:style-name="ce52" table:formula="of:=IF(OR(ISTEXT([$'Посещения + Долги'.BQ3]); [.$A32]=[.BQ$52]); 0; [$'Посещения + Долги'.BQ$26]*[$'Посещения + Долги'.BQ3])" office:value-type="string" office:string-value="0" calcext:value-type="string">
            <text:p>0</text:p>
          </table:table-cell>
          <table:table-cell table:style-name="ce52" table:formula="of:=IF(OR(ISTEXT([$'Посещения + Долги'.BR3]); [.$A32]=[.BR$52]); 0; [$'Посещения + Долги'.BR$26]*[$'Посещения + Долги'.BR3])" office:value-type="string" office:string-value="0" calcext:value-type="string">
            <text:p>0</text:p>
          </table:table-cell>
          <table:table-cell table:style-name="ce52" table:formula="of:=IF(OR(ISTEXT([$'Посещения + Долги'.BS3]); [.$A32]=[.BS$52]); 0; [$'Посещения + Долги'.BS$26]*[$'Посещения + Долги'.BS3])" office:value-type="string" office:string-value="0" calcext:value-type="string">
            <text:p>0</text:p>
          </table:table-cell>
          <table:table-cell table:style-name="ce52" table:formula="of:=IF(OR(ISTEXT([$'Посещения + Долги'.BT3]); [.$A32]=[.BT$52]); 0; [$'Посещения + Долги'.BT$26]*[$'Посещения + Долги'.BT3])" office:value-type="string" office:string-value="0" calcext:value-type="string">
            <text:p>0</text:p>
          </table:table-cell>
          <table:table-cell table:style-name="ce52" table:formula="of:=IF(OR(ISTEXT([$'Посещения + Долги'.BU3]); [.$A32]=[.BU$52]); 0; [$'Посещения + Долги'.BU$26]*[$'Посещения + Долги'.BU3])" office:value-type="string" office:string-value="0" calcext:value-type="string">
            <text:p>0</text:p>
          </table:table-cell>
          <table:table-cell table:style-name="ce52" table:formula="of:=IF(OR(ISTEXT([$'Посещения + Долги'.BV3]); [.$A32]=[.BV$52]); 0; [$'Посещения + Долги'.BV$26]*[$'Посещения + Долги'.BV3])" office:value-type="string" office:string-value="0" calcext:value-type="string">
            <text:p>0</text:p>
          </table:table-cell>
          <table:table-cell table:style-name="ce52" table:formula="of:=IF(OR(ISTEXT([$'Посещения + Долги'.BW3]); [.$A32]=[.BW$52]); 0; [$'Посещения + Долги'.BW$26]*[$'Посещения + Долги'.BW3])" office:value-type="string" office:string-value="0" calcext:value-type="string">
            <text:p>0</text:p>
          </table:table-cell>
          <table:table-cell table:style-name="ce52" table:formula="of:=IF(OR(ISTEXT([$'Посещения + Долги'.BX3]); [.$A32]=[.BX$52]); 0; [$'Посещения + Долги'.BX$26]*[$'Посещения + Долги'.BX3])" office:value-type="string" office:string-value="0" calcext:value-type="string">
            <text:p>0</text:p>
          </table:table-cell>
          <table:table-cell table:style-name="ce52" table:formula="of:=IF(OR(ISTEXT([$'Посещения + Долги'.BY3]); [.$A32]=[.BY$52]); 0; [$'Посещения + Долги'.BY$26]*[$'Посещения + Долги'.BY3])" office:value-type="string" office:string-value="0" calcext:value-type="string">
            <text:p>0</text:p>
          </table:table-cell>
          <table:table-cell table:style-name="ce52" table:formula="of:=IF(OR(ISTEXT([$'Посещения + Долги'.BZ3]); [.$A32]=[.BZ$52]); 0; [$'Посещения + Долги'.BZ$26]*[$'Посещения + Долги'.BZ3])" office:value-type="string" office:string-value="0" calcext:value-type="string">
            <text:p>0</text:p>
          </table:table-cell>
          <table:table-cell table:style-name="ce52" table:formula="of:=IF(OR(ISTEXT([$'Посещения + Долги'.CA3]); [.$A32]=[.CA$52]); 0; [$'Посещения + Долги'.CA$26]*[$'Посещения + Долги'.CA3])" office:value-type="string" office:string-value="0" calcext:value-type="string">
            <text:p>0</text:p>
          </table:table-cell>
          <table:table-cell table:style-name="ce52" table:formula="of:=IF(OR(ISTEXT([$'Посещения + Долги'.CB3]); [.$A32]=[.CB$52]); 0; [$'Посещения + Долги'.CB$26]*[$'Посещения + Долги'.CB3])" office:value-type="string" office:string-value="0" calcext:value-type="string">
            <text:p>0</text:p>
          </table:table-cell>
          <table:table-cell table:style-name="ce52" table:formula="of:=IF(OR(ISTEXT([$'Посещения + Долги'.CC3]); [.$A32]=[.CC$52]); 0; [$'Посещения + Долги'.CC$26]*[$'Посещения + Долги'.CC3])" office:value-type="string" office:string-value="0" calcext:value-type="string">
            <text:p>0</text:p>
          </table:table-cell>
          <table:table-cell table:style-name="ce52" table:formula="of:=IF(OR(ISTEXT([$'Посещения + Долги'.CD3]); [.$A32]=[.CD$52]); 0; [$'Посещения + Долги'.CD$26]*[$'Посещения + Долги'.CD3])" office:value-type="string" office:string-value="0" calcext:value-type="string">
            <text:p>0</text:p>
          </table:table-cell>
          <table:table-cell table:style-name="ce52" table:formula="of:=IF(OR(ISTEXT([$'Посещения + Долги'.CE3]); [.$A32]=[.CE$52]); 0; [$'Посещения + Долги'.CE$26]*[$'Посещения + Долги'.CE3])" office:value-type="string" office:string-value="0" calcext:value-type="string">
            <text:p>0</text:p>
          </table:table-cell>
          <table:table-cell table:style-name="ce52" table:formula="of:=IF(OR(ISTEXT([$'Посещения + Долги'.CF3]); [.$A32]=[.CF$52]); 0; [$'Посещения + Долги'.CF$26]*[$'Посещения + Долги'.CF3])" office:value-type="string" office:string-value="0" calcext:value-type="string">
            <text:p>0</text:p>
          </table:table-cell>
          <table:table-cell table:style-name="ce52" table:formula="of:=IF(OR(ISTEXT([$'Посещения + Долги'.CG3]); [.$A32]=[.CG$52]); 0; [$'Посещения + Долги'.CG$26]*[$'Посещения + Долги'.CG3])" office:value-type="string" office:string-value="0" calcext:value-type="string">
            <text:p>0</text:p>
          </table:table-cell>
          <table:table-cell table:style-name="ce52" table:formula="of:=IF(OR(ISTEXT([$'Посещения + Долги'.CH3]); [.$A32]=[.CH$52]); 0; [$'Посещения + Долги'.CH$26]*[$'Посещения + Долги'.CH3])" office:value-type="string" office:string-value="0" calcext:value-type="string">
            <text:p>0</text:p>
          </table:table-cell>
          <table:table-cell table:style-name="ce52" table:formula="of:=IF(OR(ISTEXT([$'Посещения + Долги'.CI3]); [.$A32]=[.CI$52]); 0; [$'Посещения + Долги'.CI$26]*[$'Посещения + Долги'.CI3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Дорохин</text:p>
          </table:table-cell>
          <table:table-cell table:style-name="ce51" table:formula="of:=IF(OR(ISTEXT([$'Посещения + Долги'.B4]); [.$A33]=[.B$52]); 0; [$'Посещения + Долги'.B$26]*[$'Посещения + Долги'.B4])" office:value-type="string" office:string-value="0" calcext:value-type="string">
            <text:p>0</text:p>
          </table:table-cell>
          <table:table-cell table:style-name="ce52" table:formula="of:=IF(OR(ISTEXT([$'Посещения + Долги'.C4]); [.$A33]=[.C$52]); 0; [$'Посещения + Долги'.C$26]*[$'Посещения + Долги'.C4])" office:value-type="string" office:string-value="0" calcext:value-type="string">
            <text:p>0</text:p>
          </table:table-cell>
          <table:table-cell table:style-name="ce51" table:formula="of:=IF(OR(ISTEXT([$'Посещения + Долги'.D4]); [.$A33]=[.D$52]); 0; [$'Посещения + Долги'.D$26]*[$'Посещения + Долги'.D4])" office:value-type="string" office:string-value="0" calcext:value-type="string">
            <text:p>0</text:p>
          </table:table-cell>
          <table:table-cell table:style-name="ce52" table:formula="of:=IF(OR(ISTEXT([$'Посещения + Долги'.E4]); [.$A33]=[.E$52]); 0; [$'Посещения + Долги'.E$26]*[$'Посещения + Долги'.E4])" office:value-type="string" office:string-value="0" calcext:value-type="string">
            <text:p>0</text:p>
          </table:table-cell>
          <table:table-cell table:style-name="ce51" table:formula="of:=IF(OR(ISTEXT([$'Посещения + Долги'.F4]); [.$A33]=[.F$52]); 0; [$'Посещения + Долги'.F$26]*[$'Посещения + Долги'.F4])" office:value-type="string" office:string-value="0" calcext:value-type="string">
            <text:p>0</text:p>
          </table:table-cell>
          <table:table-cell table:style-name="ce52" table:formula="of:=IF(OR(ISTEXT([$'Посещения + Долги'.G4]); [.$A33]=[.G$52]); 0; [$'Посещения + Долги'.G$26]*[$'Посещения + Долги'.G4])" office:value-type="string" office:string-value="0" calcext:value-type="string">
            <text:p>0</text:p>
          </table:table-cell>
          <table:table-cell table:style-name="ce51" table:formula="of:=IF(OR(ISTEXT([$'Посещения + Долги'.H4]); [.$A33]=[.H$52]); 0; [$'Посещения + Долги'.H$26]*[$'Посещения + Долги'.H4])" office:value-type="string" office:string-value="0" calcext:value-type="string">
            <text:p>0</text:p>
          </table:table-cell>
          <table:table-cell table:style-name="ce52" table:formula="of:=IF(OR(ISTEXT([$'Посещения + Долги'.I4]); [.$A33]=[.I$52]); 0; [$'Посещения + Долги'.I$26]*[$'Посещения + Долги'.I4])" office:value-type="string" office:string-value="0" calcext:value-type="string">
            <text:p>0</text:p>
          </table:table-cell>
          <table:table-cell table:style-name="ce51" table:formula="of:=IF(OR(ISTEXT([$'Посещения + Долги'.J4]); [.$A33]=[.J$52]); 0; [$'Посещения + Долги'.J$26]*[$'Посещения + Долги'.J4])" office:value-type="string" office:string-value="0" calcext:value-type="string">
            <text:p>0</text:p>
          </table:table-cell>
          <table:table-cell table:style-name="ce52" table:formula="of:=IF(OR(ISTEXT([$'Посещения + Долги'.K4]); [.$A33]=[.K$52]); 0; [$'Посещения + Долги'.K$26]*[$'Посещения + Долги'.K4])" office:value-type="string" office:string-value="0" calcext:value-type="string">
            <text:p>0</text:p>
          </table:table-cell>
          <table:table-cell table:style-name="ce51" table:formula="of:=IF(OR(ISTEXT([$'Посещения + Долги'.L4]); [.$A33]=[.L$52]); 0; [$'Посещения + Долги'.L$26]*[$'Посещения + Долги'.L4])" office:value-type="string" office:string-value="0" calcext:value-type="string">
            <text:p>0</text:p>
          </table:table-cell>
          <table:table-cell table:style-name="ce52" table:formula="of:=IF(OR(ISTEXT([$'Посещения + Долги'.M4]); [.$A33]=[.M$52]); 0; [$'Посещения + Долги'.M$26]*[$'Посещения + Долги'.M4])" office:value-type="string" office:string-value="0" calcext:value-type="string">
            <text:p>0</text:p>
          </table:table-cell>
          <table:table-cell table:style-name="ce51" table:formula="of:=IF(OR(ISTEXT([$'Посещения + Долги'.N4]); [.$A33]=[.N$52]); 0; [$'Посещения + Долги'.N$26]*[$'Посещения + Долги'.N4])" office:value-type="string" office:string-value="0" calcext:value-type="string">
            <text:p>0</text:p>
          </table:table-cell>
          <table:table-cell table:style-name="ce52" table:formula="of:=IF(OR(ISTEXT([$'Посещения + Долги'.O4]); [.$A33]=[.O$52]); 0; [$'Посещения + Долги'.O$26]*[$'Посещения + Долги'.O4])" office:value-type="string" office:string-value="0" calcext:value-type="string">
            <text:p>0</text:p>
          </table:table-cell>
          <table:table-cell table:style-name="ce51" table:formula="of:=IF(OR(ISTEXT([$'Посещения + Долги'.P4]); [.$A33]=[.P$52]); 0; [$'Посещения + Долги'.P$26]*[$'Посещения + Долги'.P4])" office:value-type="string" office:string-value="0" calcext:value-type="string">
            <text:p>0</text:p>
          </table:table-cell>
          <table:table-cell table:style-name="ce52" table:formula="of:=IF(OR(ISTEXT([$'Посещения + Долги'.Q4]); [.$A33]=[.Q$52]); 0; [$'Посещения + Долги'.Q$26]*[$'Посещения + Долги'.Q4])" office:value-type="string" office:string-value="0" calcext:value-type="string">
            <text:p>0</text:p>
          </table:table-cell>
          <table:table-cell table:style-name="ce51" table:formula="of:=IF(OR(ISTEXT([$'Посещения + Долги'.R4]); [.$A33]=[.R$52]); 0; [$'Посещения + Долги'.R$26]*[$'Посещения + Долги'.R4])" office:value-type="string" office:string-value="0" calcext:value-type="string">
            <text:p>0</text:p>
          </table:table-cell>
          <table:table-cell table:style-name="ce52" table:formula="of:=IF(OR(ISTEXT([$'Посещения + Долги'.S4]); [.$A33]=[.S$52]); 0; [$'Посещения + Долги'.S$26]*[$'Посещения + Долги'.S4])" office:value-type="string" office:string-value="0" calcext:value-type="string">
            <text:p>0</text:p>
          </table:table-cell>
          <table:table-cell table:style-name="ce51" table:formula="of:=IF(OR(ISTEXT([$'Посещения + Долги'.T4]); [.$A33]=[.T$52]); 0; [$'Посещения + Долги'.T$26]*[$'Посещения + Долги'.T4])" office:value-type="string" office:string-value="0" calcext:value-type="string">
            <text:p>0</text:p>
          </table:table-cell>
          <table:table-cell table:style-name="ce52" table:formula="of:=IF(OR(ISTEXT([$'Посещения + Долги'.U4]); [.$A33]=[.U$52]); 0; [$'Посещения + Долги'.U$26]*[$'Посещения + Долги'.U4])" office:value-type="string" office:string-value="0" calcext:value-type="string">
            <text:p>0</text:p>
          </table:table-cell>
          <table:table-cell table:style-name="ce51" table:formula="of:=IF(OR(ISTEXT([$'Посещения + Долги'.V4]); [.$A33]=[.V$52]); 0; [$'Посещения + Долги'.V$26]*[$'Посещения + Долги'.V4])" office:value-type="string" office:string-value="0" calcext:value-type="string">
            <text:p>0</text:p>
          </table:table-cell>
          <table:table-cell table:style-name="ce52" table:formula="of:=IF(OR(ISTEXT([$'Посещения + Долги'.W4]); [.$A33]=[.W$52]); 0; [$'Посещения + Долги'.W$26]*[$'Посещения + Долги'.W4])" office:value-type="string" office:string-value="0" calcext:value-type="string">
            <text:p>0</text:p>
          </table:table-cell>
          <table:table-cell table:style-name="ce51" table:formula="of:=IF(OR(ISTEXT([$'Посещения + Долги'.X4]); [.$A33]=[.X$52]); 0; [$'Посещения + Долги'.X$26]*[$'Посещения + Долги'.X4])" office:value-type="string" office:string-value="0" calcext:value-type="string">
            <text:p>0</text:p>
          </table:table-cell>
          <table:table-cell table:style-name="ce52" table:formula="of:=IF(OR(ISTEXT([$'Посещения + Долги'.Y4]); [.$A33]=[.Y$52]); 0; [$'Посещения + Долги'.Y$26]*[$'Посещения + Долги'.Y4])" office:value-type="string" office:string-value="0" calcext:value-type="string">
            <text:p>0</text:p>
          </table:table-cell>
          <table:table-cell table:style-name="ce51" table:formula="of:=IF(OR(ISTEXT([$'Посещения + Долги'.Z4]); [.$A33]=[.Z$52]); 0; [$'Посещения + Долги'.Z$26]*[$'Посещения + Долги'.Z4])" office:value-type="string" office:string-value="0" calcext:value-type="string">
            <text:p>0</text:p>
          </table:table-cell>
          <table:table-cell table:style-name="ce52" table:formula="of:=IF(OR(ISTEXT([$'Посещения + Долги'.AA4]); [.$A33]=[.AA$52]); 0; [$'Посещения + Долги'.AA$26]*[$'Посещения + Долги'.AA4])" office:value-type="string" office:string-value="0" calcext:value-type="string">
            <text:p>0</text:p>
          </table:table-cell>
          <table:table-cell table:style-name="ce51" table:formula="of:=IF(OR(ISTEXT([$'Посещения + Долги'.AB4]); [.$A33]=[.AB$52]); 0; [$'Посещения + Долги'.AB$26]*[$'Посещения + Долги'.AB4])" office:value-type="string" office:string-value="0" calcext:value-type="string">
            <text:p>0</text:p>
          </table:table-cell>
          <table:table-cell table:style-name="ce52" table:formula="of:=IF(OR(ISTEXT([$'Посещения + Долги'.AC4]); [.$A33]=[.AC$52]); 0; [$'Посещения + Долги'.AC$26]*[$'Посещения + Долги'.AC4])" office:value-type="string" office:string-value="0" calcext:value-type="string">
            <text:p>0</text:p>
          </table:table-cell>
          <table:table-cell table:style-name="ce51" table:formula="of:=IF(OR(ISTEXT([$'Посещения + Долги'.AD4]); [.$A33]=[.AD$52]); 0; [$'Посещения + Долги'.AD$26]*[$'Посещения + Долги'.AD4])" office:value-type="string" office:string-value="0" calcext:value-type="string">
            <text:p>0</text:p>
          </table:table-cell>
          <table:table-cell table:style-name="ce52" table:formula="of:=IF(OR(ISTEXT([$'Посещения + Долги'.AE4]); [.$A33]=[.AE$52]); 0; [$'Посещения + Долги'.AE$26]*[$'Посещения + Долги'.AE4])" office:value-type="string" office:string-value="0" calcext:value-type="string">
            <text:p>0</text:p>
          </table:table-cell>
          <table:table-cell table:style-name="ce51" table:formula="of:=IF(OR(ISTEXT([$'Посещения + Долги'.AF4]); [.$A33]=[.AF$52]); 0; [$'Посещения + Долги'.AF$26]*[$'Посещения + Долги'.AF4])" office:value-type="string" office:string-value="0" calcext:value-type="string">
            <text:p>0</text:p>
          </table:table-cell>
          <table:table-cell table:style-name="ce52" table:formula="of:=IF(OR(ISTEXT([$'Посещения + Долги'.AG4]); [.$A33]=[.AG$52]); 0; [$'Посещения + Долги'.AG$26]*[$'Посещения + Долги'.AG4])" office:value-type="string" office:string-value="0" calcext:value-type="string">
            <text:p>0</text:p>
          </table:table-cell>
          <table:table-cell table:style-name="ce51" table:formula="of:=IF(OR(ISTEXT([$'Посещения + Долги'.AH4]); [.$A33]=[.AH$52]); 0; [$'Посещения + Долги'.AH$26]*[$'Посещения + Долги'.AH4])" office:value-type="string" office:string-value="0" calcext:value-type="string">
            <text:p>0</text:p>
          </table:table-cell>
          <table:table-cell table:style-name="ce52" table:formula="of:=IF(OR(ISTEXT([$'Посещения + Долги'.AI4]); [.$A33]=[.AI$52]); 0; [$'Посещения + Долги'.AI$26]*[$'Посещения + Долги'.AI4])" office:value-type="string" office:string-value="0" calcext:value-type="string">
            <text:p>0</text:p>
          </table:table-cell>
          <table:table-cell table:style-name="ce51" table:formula="of:=IF(OR(ISTEXT([$'Посещения + Долги'.AJ4]); [.$A33]=[.AJ$52]); 0; [$'Посещения + Долги'.AJ$26]*[$'Посещения + Долги'.AJ4])" office:value-type="string" office:string-value="0" calcext:value-type="string">
            <text:p>0</text:p>
          </table:table-cell>
          <table:table-cell table:style-name="ce52" table:formula="of:=IF(OR(ISTEXT([$'Посещения + Долги'.AK4]); [.$A33]=[.AK$52]); 0; [$'Посещения + Долги'.AK$26]*[$'Посещения + Долги'.AK4])" office:value-type="string" office:string-value="0" calcext:value-type="string">
            <text:p>0</text:p>
          </table:table-cell>
          <table:table-cell table:style-name="ce51" table:formula="of:=IF(OR(ISTEXT([$'Посещения + Долги'.AL4]); [.$A33]=[.AL$52]); 0; [$'Посещения + Долги'.AL$26]*[$'Посещения + Долги'.AL4])" office:value-type="string" office:string-value="0" calcext:value-type="string">
            <text:p>0</text:p>
          </table:table-cell>
          <table:table-cell table:style-name="ce52" table:formula="of:=IF(OR(ISTEXT([$'Посещения + Долги'.AM4]); [.$A33]=[.AM$52]); 0; [$'Посещения + Долги'.AM$26]*[$'Посещения + Долги'.AM4])" office:value-type="string" office:string-value="0" calcext:value-type="string">
            <text:p>0</text:p>
          </table:table-cell>
          <table:table-cell table:style-name="ce51" table:formula="of:=IF(OR(ISTEXT([$'Посещения + Долги'.AN4]); [.$A33]=[.AN$52]); 0; [$'Посещения + Долги'.AN$26]*[$'Посещения + Долги'.AN4])" office:value-type="string" office:string-value="0" calcext:value-type="string">
            <text:p>0</text:p>
          </table:table-cell>
          <table:table-cell table:style-name="ce52" table:formula="of:=IF(OR(ISTEXT([$'Посещения + Долги'.AO4]); [.$A33]=[.AO$52]); 0; [$'Посещения + Долги'.AO$26]*[$'Посещения + Долги'.AO4])" office:value-type="string" office:string-value="0" calcext:value-type="string">
            <text:p>0</text:p>
          </table:table-cell>
          <table:table-cell table:style-name="ce51" table:formula="of:=IF(OR(ISTEXT([$'Посещения + Долги'.AP4]); [.$A33]=[.AP$52]); 0; [$'Посещения + Долги'.AP$26]*[$'Посещения + Долги'.AP4])" office:value-type="string" office:string-value="0" calcext:value-type="string">
            <text:p>0</text:p>
          </table:table-cell>
          <table:table-cell table:style-name="ce52" table:formula="of:=IF(OR(ISTEXT([$'Посещения + Долги'.AQ4]); [.$A33]=[.AQ$52]); 0; [$'Посещения + Долги'.AQ$26]*[$'Посещения + Долги'.AQ4])" office:value-type="string" office:string-value="0" calcext:value-type="string">
            <text:p>0</text:p>
          </table:table-cell>
          <table:table-cell table:style-name="ce51" table:formula="of:=IF(OR(ISTEXT([$'Посещения + Долги'.AR4]); [.$A33]=[.AR$52]); 0; [$'Посещения + Долги'.AR$26]*[$'Посещения + Долги'.AR4])" office:value-type="string" office:string-value="0" calcext:value-type="string">
            <text:p>0</text:p>
          </table:table-cell>
          <table:table-cell table:style-name="ce52" table:formula="of:=IF(OR(ISTEXT([$'Посещения + Долги'.AS4]); [.$A33]=[.AS$52]); 0; [$'Посещения + Долги'.AS$26]*[$'Посещения + Долги'.AS4])" office:value-type="string" office:string-value="0" calcext:value-type="string">
            <text:p>0</text:p>
          </table:table-cell>
          <table:table-cell table:style-name="ce52" table:formula="of:=IF(OR(ISTEXT([$'Посещения + Долги'.AT4]); [.$A33]=[.AT$52]); 0; [$'Посещения + Долги'.AT$26]*[$'Посещения + Долги'.AT4])" office:value-type="string" office:string-value="0" calcext:value-type="string">
            <text:p>0</text:p>
          </table:table-cell>
          <table:table-cell table:style-name="ce52" table:formula="of:=IF(OR(ISTEXT([$'Посещения + Долги'.AU4]); [.$A33]=[.AU$52]); 0; [$'Посещения + Долги'.AU$26]*[$'Посещения + Долги'.AU4])" office:value-type="string" office:string-value="0" calcext:value-type="string">
            <text:p>0</text:p>
          </table:table-cell>
          <table:table-cell table:style-name="ce52" table:formula="of:=IF(OR(ISTEXT([$'Посещения + Долги'.AV4]); [.$A33]=[.AV$52]); 0; [$'Посещения + Долги'.AV$26]*[$'Посещения + Долги'.AV4])" office:value-type="string" office:string-value="0" calcext:value-type="string">
            <text:p>0</text:p>
          </table:table-cell>
          <table:table-cell table:style-name="ce52" table:formula="of:=IF(OR(ISTEXT([$'Посещения + Долги'.AW4]); [.$A33]=[.AW$52]); 0; [$'Посещения + Долги'.AW$26]*[$'Посещения + Долги'.AW4])" office:value-type="string" office:string-value="0" calcext:value-type="string">
            <text:p>0</text:p>
          </table:table-cell>
          <table:table-cell table:style-name="ce52" table:formula="of:=IF(OR(ISTEXT([$'Посещения + Долги'.AX4]); [.$A33]=[.AX$52]); 0; [$'Посещения + Долги'.AX$26]*[$'Посещения + Долги'.AX4])" office:value-type="string" office:string-value="0" calcext:value-type="string">
            <text:p>0</text:p>
          </table:table-cell>
          <table:table-cell table:style-name="ce52" table:formula="of:=IF(OR(ISTEXT([$'Посещения + Долги'.AY4]); [.$A33]=[.AY$52]); 0; [$'Посещения + Долги'.AY$26]*[$'Посещения + Долги'.AY4])" office:value-type="string" office:string-value="0" calcext:value-type="string">
            <text:p>0</text:p>
          </table:table-cell>
          <table:table-cell table:style-name="ce52" table:formula="of:=IF(OR(ISTEXT([$'Посещения + Долги'.AZ4]); [.$A33]=[.AZ$52]); 0; [$'Посещения + Долги'.AZ$26]*[$'Посещения + Долги'.AZ4])" office:value-type="string" office:string-value="0" calcext:value-type="string">
            <text:p>0</text:p>
          </table:table-cell>
          <table:table-cell table:style-name="ce52" table:formula="of:=IF(OR(ISTEXT([$'Посещения + Долги'.BA4]); [.$A33]=[.BA$52]); 0; [$'Посещения + Долги'.BA$26]*[$'Посещения + Долги'.BA4])" office:value-type="string" office:string-value="0" calcext:value-type="string">
            <text:p>0</text:p>
          </table:table-cell>
          <table:table-cell table:style-name="ce52" table:formula="of:=IF(OR(ISTEXT([$'Посещения + Долги'.BB4]); [.$A33]=[.BB$52]); 0; [$'Посещения + Долги'.BB$26]*[$'Посещения + Долги'.BB4])" office:value-type="string" office:string-value="0" calcext:value-type="string">
            <text:p>0</text:p>
          </table:table-cell>
          <table:table-cell table:style-name="ce52" table:formula="of:=IF(OR(ISTEXT([$'Посещения + Долги'.BC4]); [.$A33]=[.BC$52]); 0; [$'Посещения + Долги'.BC$26]*[$'Посещения + Долги'.BC4])" office:value-type="string" office:string-value="0" calcext:value-type="string">
            <text:p>0</text:p>
          </table:table-cell>
          <table:table-cell table:style-name="ce52" table:formula="of:=IF(OR(ISTEXT([$'Посещения + Долги'.BD4]); [.$A33]=[.BD$52]); 0; [$'Посещения + Долги'.BD$26]*[$'Посещения + Долги'.BD4])" office:value-type="string" office:string-value="0" calcext:value-type="string">
            <text:p>0</text:p>
          </table:table-cell>
          <table:table-cell table:style-name="ce52" table:formula="of:=IF(OR(ISTEXT([$'Посещения + Долги'.BE4]); [.$A33]=[.BE$52]); 0; [$'Посещения + Долги'.BE$26]*[$'Посещения + Долги'.BE4])" office:value-type="string" office:string-value="0" calcext:value-type="string">
            <text:p>0</text:p>
          </table:table-cell>
          <table:table-cell table:style-name="ce52" table:formula="of:=IF(OR(ISTEXT([$'Посещения + Долги'.BF4]); [.$A33]=[.BF$52]); 0; [$'Посещения + Долги'.BF$26]*[$'Посещения + Долги'.BF4])" office:value-type="string" office:string-value="0" calcext:value-type="string">
            <text:p>0</text:p>
          </table:table-cell>
          <table:table-cell table:style-name="ce52" table:formula="of:=IF(OR(ISTEXT([$'Посещения + Долги'.BG4]); [.$A33]=[.BG$52]); 0; [$'Посещения + Долги'.BG$26]*[$'Посещения + Долги'.BG4])" office:value-type="string" office:string-value="0" calcext:value-type="string">
            <text:p>0</text:p>
          </table:table-cell>
          <table:table-cell table:style-name="ce52" table:formula="of:=IF(OR(ISTEXT([$'Посещения + Долги'.BH4]); [.$A33]=[.BH$52]); 0; [$'Посещения + Долги'.BH$26]*[$'Посещения + Долги'.BH4])" office:value-type="string" office:string-value="0" calcext:value-type="string">
            <text:p>0</text:p>
          </table:table-cell>
          <table:table-cell table:style-name="ce52" table:formula="of:=IF(OR(ISTEXT([$'Посещения + Долги'.BI4]); [.$A33]=[.BI$52]); 0; [$'Посещения + Долги'.BI$26]*[$'Посещения + Долги'.BI4])" office:value-type="string" office:string-value="0" calcext:value-type="string">
            <text:p>0</text:p>
          </table:table-cell>
          <table:table-cell table:style-name="ce52" table:formula="of:=IF(OR(ISTEXT([$'Посещения + Долги'.BJ4]); [.$A33]=[.BJ$52]); 0; [$'Посещения + Долги'.BJ$26]*[$'Посещения + Долги'.BJ4])" office:value-type="string" office:string-value="0" calcext:value-type="string">
            <text:p>0</text:p>
          </table:table-cell>
          <table:table-cell table:style-name="ce52" table:formula="of:=IF(OR(ISTEXT([$'Посещения + Долги'.BK4]); [.$A33]=[.BK$52]); 0; [$'Посещения + Долги'.BK$26]*[$'Посещения + Долги'.BK4])" office:value-type="string" office:string-value="0" calcext:value-type="string">
            <text:p>0</text:p>
          </table:table-cell>
          <table:table-cell table:style-name="ce52" table:formula="of:=IF(OR(ISTEXT([$'Посещения + Долги'.BL4]); [.$A33]=[.BL$52]); 0; [$'Посещения + Долги'.BL$26]*[$'Посещения + Долги'.BL4])" office:value-type="string" office:string-value="0" calcext:value-type="string">
            <text:p>0</text:p>
          </table:table-cell>
          <table:table-cell table:style-name="ce52" table:formula="of:=IF(OR(ISTEXT([$'Посещения + Долги'.BM4]); [.$A33]=[.BM$52]); 0; [$'Посещения + Долги'.BM$26]*[$'Посещения + Долги'.BM4])" office:value-type="string" office:string-value="0" calcext:value-type="string">
            <text:p>0</text:p>
          </table:table-cell>
          <table:table-cell table:style-name="ce52" table:formula="of:=IF(OR(ISTEXT([$'Посещения + Долги'.BN4]); [.$A33]=[.BN$52]); 0; [$'Посещения + Долги'.BN$26]*[$'Посещения + Долги'.BN4])" office:value-type="string" office:string-value="0" calcext:value-type="string">
            <text:p>0</text:p>
          </table:table-cell>
          <table:table-cell table:style-name="ce52" table:formula="of:=IF(OR(ISTEXT([$'Посещения + Долги'.BO4]); [.$A33]=[.BO$52]); 0; [$'Посещения + Долги'.BO$26]*[$'Посещения + Долги'.BO4])" office:value-type="string" office:string-value="0" calcext:value-type="string">
            <text:p>0</text:p>
          </table:table-cell>
          <table:table-cell table:style-name="ce52" table:formula="of:=IF(OR(ISTEXT([$'Посещения + Долги'.BP4]); [.$A33]=[.BP$52]); 0; [$'Посещения + Долги'.BP$26]*[$'Посещения + Долги'.BP4])" office:value-type="string" office:string-value="0" calcext:value-type="string">
            <text:p>0</text:p>
          </table:table-cell>
          <table:table-cell table:style-name="ce52" table:formula="of:=IF(OR(ISTEXT([$'Посещения + Долги'.BQ4]); [.$A33]=[.BQ$52]); 0; [$'Посещения + Долги'.BQ$26]*[$'Посещения + Долги'.BQ4])" office:value-type="string" office:string-value="0" calcext:value-type="string">
            <text:p>0</text:p>
          </table:table-cell>
          <table:table-cell table:style-name="ce52" table:formula="of:=IF(OR(ISTEXT([$'Посещения + Долги'.BR4]); [.$A33]=[.BR$52]); 0; [$'Посещения + Долги'.BR$26]*[$'Посещения + Долги'.BR4])" office:value-type="string" office:string-value="0" calcext:value-type="string">
            <text:p>0</text:p>
          </table:table-cell>
          <table:table-cell table:style-name="ce52" table:formula="of:=IF(OR(ISTEXT([$'Посещения + Долги'.BS4]); [.$A33]=[.BS$52]); 0; [$'Посещения + Долги'.BS$26]*[$'Посещения + Долги'.BS4])" office:value-type="string" office:string-value="56.25" calcext:value-type="string">
            <text:p>56.25</text:p>
          </table:table-cell>
          <table:table-cell table:style-name="ce52" table:formula="of:=IF(OR(ISTEXT([$'Посещения + Долги'.BT4]); [.$A33]=[.BT$52]); 0; [$'Посещения + Долги'.BT$26]*[$'Посещения + Долги'.BT4])" office:value-type="string" office:string-value="45" calcext:value-type="string">
            <text:p>45</text:p>
          </table:table-cell>
          <table:table-cell table:style-name="ce52" table:formula="of:=IF(OR(ISTEXT([$'Посещения + Долги'.BU4]); [.$A33]=[.BU$52]); 0; [$'Посещения + Долги'.BU$26]*[$'Посещения + Долги'.BU4])" office:value-type="string" office:string-value="50" calcext:value-type="string">
            <text:p>50</text:p>
          </table:table-cell>
          <table:table-cell table:style-name="ce52" table:formula="of:=IF(OR(ISTEXT([$'Посещения + Долги'.BV4]); [.$A33]=[.BV$52]); 0; [$'Посещения + Долги'.BV$26]*[$'Посещения + Долги'.BV4])" office:value-type="string" office:string-value="36" calcext:value-type="string">
            <text:p>36</text:p>
          </table:table-cell>
          <table:table-cell table:style-name="ce52" table:formula="of:=IF(OR(ISTEXT([$'Посещения + Долги'.BW4]); [.$A33]=[.BW$52]); 0; [$'Посещения + Долги'.BW$26]*[$'Посещения + Долги'.BW4])" office:value-type="string" office:string-value="40" calcext:value-type="string">
            <text:p>40</text:p>
          </table:table-cell>
          <table:table-cell table:style-name="ce52" table:formula="of:=IF(OR(ISTEXT([$'Посещения + Долги'.BX4]); [.$A33]=[.BX$52]); 0; [$'Посещения + Долги'.BX$26]*[$'Посещения + Долги'.BX4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4]); [.$A33]=[.BY$52]); 0; [$'Посещения + Долги'.BY$26]*[$'Посещения + Долги'.BY4])" office:value-type="string" office:string-value="0" calcext:value-type="string">
            <text:p>0</text:p>
          </table:table-cell>
          <table:table-cell table:style-name="ce52" table:formula="of:=IF(OR(ISTEXT([$'Посещения + Долги'.BZ4]); [.$A33]=[.BZ$52]); 0; [$'Посещения + Долги'.BZ$26]*[$'Посещения + Долги'.BZ4])" office:value-type="string" office:string-value="0" calcext:value-type="string">
            <text:p>0</text:p>
          </table:table-cell>
          <table:table-cell table:style-name="ce52" table:formula="of:=IF(OR(ISTEXT([$'Посещения + Долги'.CA4]); [.$A33]=[.CA$52]); 0; [$'Посещения + Долги'.CA$26]*[$'Посещения + Долги'.CA4])" office:value-type="string" office:string-value="50" calcext:value-type="string">
            <text:p>50</text:p>
          </table:table-cell>
          <table:table-cell table:style-name="ce52" table:formula="of:=IF(OR(ISTEXT([$'Посещения + Долги'.CB4]); [.$A33]=[.CB$52]); 0; [$'Посещения + Долги'.CB$26]*[$'Посещения + Долги'.CB4])" office:value-type="string" office:string-value="75" calcext:value-type="string">
            <text:p>75</text:p>
          </table:table-cell>
          <table:table-cell table:style-name="ce52" table:formula="of:=IF(OR(ISTEXT([$'Посещения + Долги'.CC4]); [.$A33]=[.CC$52]); 0; [$'Посещения + Долги'.CC$26]*[$'Посещения + Долги'.CC4])" office:value-type="string" office:string-value="0" calcext:value-type="string">
            <text:p>0</text:p>
          </table:table-cell>
          <table:table-cell table:style-name="ce52" table:formula="of:=IF(OR(ISTEXT([$'Посещения + Долги'.CD4]); [.$A33]=[.CD$52]); 0; [$'Посещения + Долги'.CD$26]*[$'Посещения + Долги'.CD4])" office:value-type="string" office:string-value="0" calcext:value-type="string">
            <text:p>0</text:p>
          </table:table-cell>
          <table:table-cell table:style-name="ce52" table:formula="of:=IF(OR(ISTEXT([$'Посещения + Долги'.CE4]); [.$A33]=[.CE$52]); 0; [$'Посещения + Долги'.CE$26]*[$'Посещения + Долги'.CE4])" office:value-type="string" office:string-value="0" calcext:value-type="string">
            <text:p>0</text:p>
          </table:table-cell>
          <table:table-cell table:style-name="ce52" table:formula="of:=IF(OR(ISTEXT([$'Посещения + Долги'.CF4]); [.$A33]=[.CF$52]); 0; [$'Посещения + Долги'.CF$26]*[$'Посещения + Долги'.CF4])" office:value-type="string" office:string-value="0" calcext:value-type="string">
            <text:p>0</text:p>
          </table:table-cell>
          <table:table-cell table:style-name="ce52" table:formula="of:=IF(OR(ISTEXT([$'Посещения + Долги'.CG4]); [.$A33]=[.CG$52]); 0; [$'Посещения + Долги'.CG$26]*[$'Посещения + Долги'.CG4])" office:value-type="string" office:string-value="0" calcext:value-type="string">
            <text:p>0</text:p>
          </table:table-cell>
          <table:table-cell table:style-name="ce52" table:formula="of:=IF(OR(ISTEXT([$'Посещения + Долги'.CH4]); [.$A33]=[.CH$52]); 0; [$'Посещения + Долги'.CH$26]*[$'Посещения + Долги'.CH4])" office:value-type="string" office:string-value="0" calcext:value-type="string">
            <text:p>0</text:p>
          </table:table-cell>
          <table:table-cell table:style-name="ce52" table:formula="of:=IF(OR(ISTEXT([$'Посещения + Долги'.CI4]); [.$A33]=[.CI$52]); 0; [$'Посещения + Долги'.CI$26]*[$'Посещения + Долги'.CI4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Захаров</text:p>
          </table:table-cell>
          <table:table-cell table:style-name="ce51" table:formula="of:=IF(OR(ISTEXT([$'Посещения + Долги'.B5]); [.$A34]=[.B$52]); 0; [$'Посещения + Долги'.B$26]*[$'Посещения + Долги'.B5])" office:value-type="string" office:string-value="0" calcext:value-type="string">
            <text:p>0</text:p>
          </table:table-cell>
          <table:table-cell table:style-name="ce52" table:formula="of:=IF(OR(ISTEXT([$'Посещения + Долги'.C5]); [.$A34]=[.C$52]); 0; [$'Посещения + Долги'.C$26]*[$'Посещения + Долги'.C5])" office:value-type="string" office:string-value="0" calcext:value-type="string">
            <text:p>0</text:p>
          </table:table-cell>
          <table:table-cell table:style-name="ce51" table:formula="of:=IF(OR(ISTEXT([$'Посещения + Долги'.D5]); [.$A34]=[.D$52]); 0; [$'Посещения + Долги'.D$26]*[$'Посещения + Долги'.D5])" office:value-type="string" office:string-value="0" calcext:value-type="string">
            <text:p>0</text:p>
          </table:table-cell>
          <table:table-cell table:style-name="ce52" table:formula="of:=IF(OR(ISTEXT([$'Посещения + Долги'.E5]); [.$A34]=[.E$52]); 0; [$'Посещения + Долги'.E$26]*[$'Посещения + Долги'.E5])" office:value-type="string" office:string-value="0" calcext:value-type="string">
            <text:p>0</text:p>
          </table:table-cell>
          <table:table-cell table:style-name="ce51" table:formula="of:=IF(OR(ISTEXT([$'Посещения + Долги'.F5]); [.$A34]=[.F$52]); 0; [$'Посещения + Долги'.F$26]*[$'Посещения + Долги'.F5])" office:value-type="string" office:string-value="0" calcext:value-type="string">
            <text:p>0</text:p>
          </table:table-cell>
          <table:table-cell table:style-name="ce52" table:formula="of:=IF(OR(ISTEXT([$'Посещения + Долги'.G5]); [.$A34]=[.G$52]); 0; [$'Посещения + Долги'.G$26]*[$'Посещения + Долги'.G5])" office:value-type="string" office:string-value="0" calcext:value-type="string">
            <text:p>0</text:p>
          </table:table-cell>
          <table:table-cell table:style-name="ce51" table:formula="of:=IF(OR(ISTEXT([$'Посещения + Долги'.H5]); [.$A34]=[.H$52]); 0; [$'Посещения + Долги'.H$26]*[$'Посещения + Долги'.H5])" office:value-type="string" office:string-value="0" calcext:value-type="string">
            <text:p>0</text:p>
          </table:table-cell>
          <table:table-cell table:style-name="ce52" table:formula="of:=IF(OR(ISTEXT([$'Посещения + Долги'.I5]); [.$A34]=[.I$52]); 0; [$'Посещения + Долги'.I$26]*[$'Посещения + Долги'.I5])" office:value-type="string" office:string-value="0" calcext:value-type="string">
            <text:p>0</text:p>
          </table:table-cell>
          <table:table-cell table:style-name="ce51" table:formula="of:=IF(OR(ISTEXT([$'Посещения + Долги'.J5]); [.$A34]=[.J$52]); 0; [$'Посещения + Долги'.J$26]*[$'Посещения + Долги'.J5])" office:value-type="string" office:string-value="0" calcext:value-type="string">
            <text:p>0</text:p>
          </table:table-cell>
          <table:table-cell table:style-name="ce52" table:formula="of:=IF(OR(ISTEXT([$'Посещения + Долги'.K5]); [.$A34]=[.K$52]); 0; [$'Посещения + Долги'.K$26]*[$'Посещения + Долги'.K5])" office:value-type="string" office:string-value="0" calcext:value-type="string">
            <text:p>0</text:p>
          </table:table-cell>
          <table:table-cell table:style-name="ce51" table:formula="of:=IF(OR(ISTEXT([$'Посещения + Долги'.L5]); [.$A34]=[.L$52]); 0; [$'Посещения + Долги'.L$26]*[$'Посещения + Долги'.L5])" office:value-type="string" office:string-value="0" calcext:value-type="string">
            <text:p>0</text:p>
          </table:table-cell>
          <table:table-cell table:style-name="ce52" table:formula="of:=IF(OR(ISTEXT([$'Посещения + Долги'.M5]); [.$A34]=[.M$52]); 0; [$'Посещения + Долги'.M$26]*[$'Посещения + Долги'.M5])" office:value-type="string" office:string-value="0" calcext:value-type="string">
            <text:p>0</text:p>
          </table:table-cell>
          <table:table-cell table:style-name="ce51" table:formula="of:=IF(OR(ISTEXT([$'Посещения + Долги'.N5]); [.$A34]=[.N$52]); 0; [$'Посещения + Долги'.N$26]*[$'Посещения + Долги'.N5])" office:value-type="string" office:string-value="0" calcext:value-type="string">
            <text:p>0</text:p>
          </table:table-cell>
          <table:table-cell table:style-name="ce52" table:formula="of:=IF(OR(ISTEXT([$'Посещения + Долги'.O5]); [.$A34]=[.O$52]); 0; [$'Посещения + Долги'.O$26]*[$'Посещения + Долги'.O5])" office:value-type="string" office:string-value="0" calcext:value-type="string">
            <text:p>0</text:p>
          </table:table-cell>
          <table:table-cell table:style-name="ce51" table:formula="of:=IF(OR(ISTEXT([$'Посещения + Долги'.P5]); [.$A34]=[.P$52]); 0; [$'Посещения + Долги'.P$26]*[$'Посещения + Долги'.P5])" office:value-type="string" office:string-value="0" calcext:value-type="string">
            <text:p>0</text:p>
          </table:table-cell>
          <table:table-cell table:style-name="ce52" table:formula="of:=IF(OR(ISTEXT([$'Посещения + Долги'.Q5]); [.$A34]=[.Q$52]); 0; [$'Посещения + Долги'.Q$26]*[$'Посещения + Долги'.Q5])" office:value-type="string" office:string-value="0" calcext:value-type="string">
            <text:p>0</text:p>
          </table:table-cell>
          <table:table-cell table:style-name="ce51" table:formula="of:=IF(OR(ISTEXT([$'Посещения + Долги'.R5]); [.$A34]=[.R$52]); 0; [$'Посещения + Долги'.R$26]*[$'Посещения + Долги'.R5])" office:value-type="string" office:string-value="0" calcext:value-type="string">
            <text:p>0</text:p>
          </table:table-cell>
          <table:table-cell table:style-name="ce52" table:formula="of:=IF(OR(ISTEXT([$'Посещения + Долги'.S5]); [.$A34]=[.S$52]); 0; [$'Посещения + Долги'.S$26]*[$'Посещения + Долги'.S5])" office:value-type="string" office:string-value="0" calcext:value-type="string">
            <text:p>0</text:p>
          </table:table-cell>
          <table:table-cell table:style-name="ce51" table:formula="of:=IF(OR(ISTEXT([$'Посещения + Долги'.T5]); [.$A34]=[.T$52]); 0; [$'Посещения + Долги'.T$26]*[$'Посещения + Долги'.T5])" office:value-type="string" office:string-value="0" calcext:value-type="string">
            <text:p>0</text:p>
          </table:table-cell>
          <table:table-cell table:style-name="ce52" table:formula="of:=IF(OR(ISTEXT([$'Посещения + Долги'.U5]); [.$A34]=[.U$52]); 0; [$'Посещения + Долги'.U$26]*[$'Посещения + Долги'.U5])" office:value-type="string" office:string-value="0" calcext:value-type="string">
            <text:p>0</text:p>
          </table:table-cell>
          <table:table-cell table:style-name="ce51" table:formula="of:=IF(OR(ISTEXT([$'Посещения + Долги'.V5]); [.$A34]=[.V$52]); 0; [$'Посещения + Долги'.V$26]*[$'Посещения + Долги'.V5])" office:value-type="string" office:string-value="0" calcext:value-type="string">
            <text:p>0</text:p>
          </table:table-cell>
          <table:table-cell table:style-name="ce52" table:formula="of:=IF(OR(ISTEXT([$'Посещения + Долги'.W5]); [.$A34]=[.W$52]); 0; [$'Посещения + Долги'.W$26]*[$'Посещения + Долги'.W5])" office:value-type="string" office:string-value="0" calcext:value-type="string">
            <text:p>0</text:p>
          </table:table-cell>
          <table:table-cell table:style-name="ce51" table:formula="of:=IF(OR(ISTEXT([$'Посещения + Долги'.X5]); [.$A34]=[.X$52]); 0; [$'Посещения + Долги'.X$26]*[$'Посещения + Долги'.X5])" office:value-type="string" office:string-value="0" calcext:value-type="string">
            <text:p>0</text:p>
          </table:table-cell>
          <table:table-cell table:style-name="ce52" table:formula="of:=IF(OR(ISTEXT([$'Посещения + Долги'.Y5]); [.$A34]=[.Y$52]); 0; [$'Посещения + Долги'.Y$26]*[$'Посещения + Долги'.Y5])" office:value-type="string" office:string-value="0" calcext:value-type="string">
            <text:p>0</text:p>
          </table:table-cell>
          <table:table-cell table:style-name="ce51" table:formula="of:=IF(OR(ISTEXT([$'Посещения + Долги'.Z5]); [.$A34]=[.Z$52]); 0; [$'Посещения + Долги'.Z$26]*[$'Посещения + Долги'.Z5])" office:value-type="string" office:string-value="0" calcext:value-type="string">
            <text:p>0</text:p>
          </table:table-cell>
          <table:table-cell table:style-name="ce52" table:formula="of:=IF(OR(ISTEXT([$'Посещения + Долги'.AA5]); [.$A34]=[.AA$52]); 0; [$'Посещения + Долги'.AA$26]*[$'Посещения + Долги'.AA5])" office:value-type="string" office:string-value="0" calcext:value-type="string">
            <text:p>0</text:p>
          </table:table-cell>
          <table:table-cell table:style-name="ce51" table:formula="of:=IF(OR(ISTEXT([$'Посещения + Долги'.AB5]); [.$A34]=[.AB$52]); 0; [$'Посещения + Долги'.AB$26]*[$'Посещения + Долги'.AB5])" office:value-type="string" office:string-value="0" calcext:value-type="string">
            <text:p>0</text:p>
          </table:table-cell>
          <table:table-cell table:style-name="ce52" table:formula="of:=IF(OR(ISTEXT([$'Посещения + Долги'.AC5]); [.$A34]=[.AC$52]); 0; [$'Посещения + Долги'.AC$26]*[$'Посещения + Долги'.AC5])" office:value-type="string" office:string-value="0" calcext:value-type="string">
            <text:p>0</text:p>
          </table:table-cell>
          <table:table-cell table:style-name="ce51" table:formula="of:=IF(OR(ISTEXT([$'Посещения + Долги'.AD5]); [.$A34]=[.AD$52]); 0; [$'Посещения + Долги'.AD$26]*[$'Посещения + Долги'.AD5])" office:value-type="string" office:string-value="0" calcext:value-type="string">
            <text:p>0</text:p>
          </table:table-cell>
          <table:table-cell table:style-name="ce52" table:formula="of:=IF(OR(ISTEXT([$'Посещения + Долги'.AE5]); [.$A34]=[.AE$52]); 0; [$'Посещения + Долги'.AE$26]*[$'Посещения + Долги'.AE5])" office:value-type="string" office:string-value="0" calcext:value-type="string">
            <text:p>0</text:p>
          </table:table-cell>
          <table:table-cell table:style-name="ce51" table:formula="of:=IF(OR(ISTEXT([$'Посещения + Долги'.AF5]); [.$A34]=[.AF$52]); 0; [$'Посещения + Долги'.AF$26]*[$'Посещения + Долги'.AF5])" office:value-type="string" office:string-value="0" calcext:value-type="string">
            <text:p>0</text:p>
          </table:table-cell>
          <table:table-cell table:style-name="ce52" table:formula="of:=IF(OR(ISTEXT([$'Посещения + Долги'.AG5]); [.$A34]=[.AG$52]); 0; [$'Посещения + Долги'.AG$26]*[$'Посещения + Долги'.AG5])" office:value-type="string" office:string-value="0" calcext:value-type="string">
            <text:p>0</text:p>
          </table:table-cell>
          <table:table-cell table:style-name="ce51" table:formula="of:=IF(OR(ISTEXT([$'Посещения + Долги'.AH5]); [.$A34]=[.AH$52]); 0; [$'Посещения + Долги'.AH$26]*[$'Посещения + Долги'.AH5])" office:value-type="string" office:string-value="0" calcext:value-type="string">
            <text:p>0</text:p>
          </table:table-cell>
          <table:table-cell table:style-name="ce52" table:formula="of:=IF(OR(ISTEXT([$'Посещения + Долги'.AI5]); [.$A34]=[.AI$52]); 0; [$'Посещения + Долги'.AI$26]*[$'Посещения + Долги'.AI5])" office:value-type="string" office:string-value="0" calcext:value-type="string">
            <text:p>0</text:p>
          </table:table-cell>
          <table:table-cell table:style-name="ce51" table:formula="of:=IF(OR(ISTEXT([$'Посещения + Долги'.AJ5]); [.$A34]=[.AJ$52]); 0; [$'Посещения + Долги'.AJ$26]*[$'Посещения + Долги'.AJ5])" office:value-type="string" office:string-value="0" calcext:value-type="string">
            <text:p>0</text:p>
          </table:table-cell>
          <table:table-cell table:style-name="ce52" table:formula="of:=IF(OR(ISTEXT([$'Посещения + Долги'.AK5]); [.$A34]=[.AK$52]); 0; [$'Посещения + Долги'.AK$26]*[$'Посещения + Долги'.AK5])" office:value-type="string" office:string-value="0" calcext:value-type="string">
            <text:p>0</text:p>
          </table:table-cell>
          <table:table-cell table:style-name="ce51" table:formula="of:=IF(OR(ISTEXT([$'Посещения + Долги'.AL5]); [.$A34]=[.AL$52]); 0; [$'Посещения + Долги'.AL$26]*[$'Посещения + Долги'.AL5])" office:value-type="string" office:string-value="0" calcext:value-type="string">
            <text:p>0</text:p>
          </table:table-cell>
          <table:table-cell table:style-name="ce52" table:formula="of:=IF(OR(ISTEXT([$'Посещения + Долги'.AM5]); [.$A34]=[.AM$52]); 0; [$'Посещения + Долги'.AM$26]*[$'Посещения + Долги'.AM5])" office:value-type="string" office:string-value="0" calcext:value-type="string">
            <text:p>0</text:p>
          </table:table-cell>
          <table:table-cell table:style-name="ce51" table:formula="of:=IF(OR(ISTEXT([$'Посещения + Долги'.AN5]); [.$A34]=[.AN$52]); 0; [$'Посещения + Долги'.AN$26]*[$'Посещения + Долги'.AN5])" office:value-type="string" office:string-value="0" calcext:value-type="string">
            <text:p>0</text:p>
          </table:table-cell>
          <table:table-cell table:style-name="ce52" table:formula="of:=IF(OR(ISTEXT([$'Посещения + Долги'.AO5]); [.$A34]=[.AO$52]); 0; [$'Посещения + Долги'.AO$26]*[$'Посещения + Долги'.AO5])" office:value-type="string" office:string-value="0" calcext:value-type="string">
            <text:p>0</text:p>
          </table:table-cell>
          <table:table-cell table:style-name="ce51" table:formula="of:=IF(OR(ISTEXT([$'Посещения + Долги'.AP5]); [.$A34]=[.AP$52]); 0; [$'Посещения + Долги'.AP$26]*[$'Посещения + Долги'.AP5])" office:value-type="string" office:string-value="0" calcext:value-type="string">
            <text:p>0</text:p>
          </table:table-cell>
          <table:table-cell table:style-name="ce52" table:formula="of:=IF(OR(ISTEXT([$'Посещения + Долги'.AQ5]); [.$A34]=[.AQ$52]); 0; [$'Посещения + Долги'.AQ$26]*[$'Посещения + Долги'.AQ5])" office:value-type="string" office:string-value="0" calcext:value-type="string">
            <text:p>0</text:p>
          </table:table-cell>
          <table:table-cell table:style-name="ce51" table:formula="of:=IF(OR(ISTEXT([$'Посещения + Долги'.AR5]); [.$A34]=[.AR$52]); 0; [$'Посещения + Долги'.AR$26]*[$'Посещения + Долги'.AR5])" office:value-type="string" office:string-value="0" calcext:value-type="string">
            <text:p>0</text:p>
          </table:table-cell>
          <table:table-cell table:style-name="ce52" table:formula="of:=IF(OR(ISTEXT([$'Посещения + Долги'.AS5]); [.$A34]=[.AS$52]); 0; [$'Посещения + Долги'.AS$26]*[$'Посещения + Долги'.AS5])" office:value-type="string" office:string-value="0" calcext:value-type="string">
            <text:p>0</text:p>
          </table:table-cell>
          <table:table-cell table:style-name="ce52" table:formula="of:=IF(OR(ISTEXT([$'Посещения + Долги'.AT5]); [.$A34]=[.AT$52]); 0; [$'Посещения + Долги'.AT$26]*[$'Посещения + Долги'.AT5])" office:value-type="string" office:string-value="0" calcext:value-type="string">
            <text:p>0</text:p>
          </table:table-cell>
          <table:table-cell table:style-name="ce52" table:formula="of:=IF(OR(ISTEXT([$'Посещения + Долги'.AU5]); [.$A34]=[.AU$52]); 0; [$'Посещения + Долги'.AU$26]*[$'Посещения + Долги'.AU5])" office:value-type="string" office:string-value="0" calcext:value-type="string">
            <text:p>0</text:p>
          </table:table-cell>
          <table:table-cell table:style-name="ce52" table:formula="of:=IF(OR(ISTEXT([$'Посещения + Долги'.AV5]); [.$A34]=[.AV$52]); 0; [$'Посещения + Долги'.AV$26]*[$'Посещения + Долги'.AV5])" office:value-type="string" office:string-value="0" calcext:value-type="string">
            <text:p>0</text:p>
          </table:table-cell>
          <table:table-cell table:style-name="ce52" table:formula="of:=IF(OR(ISTEXT([$'Посещения + Долги'.AW5]); [.$A34]=[.AW$52]); 0; [$'Посещения + Долги'.AW$26]*[$'Посещения + Долги'.AW5])" office:value-type="string" office:string-value="0" calcext:value-type="string">
            <text:p>0</text:p>
          </table:table-cell>
          <table:table-cell table:style-name="ce52" table:formula="of:=IF(OR(ISTEXT([$'Посещения + Долги'.AX5]); [.$A34]=[.AX$52]); 0; [$'Посещения + Долги'.AX$26]*[$'Посещения + Долги'.AX5])" office:value-type="string" office:string-value="0" calcext:value-type="string">
            <text:p>0</text:p>
          </table:table-cell>
          <table:table-cell table:style-name="ce52" table:formula="of:=IF(OR(ISTEXT([$'Посещения + Долги'.AY5]); [.$A34]=[.AY$52]); 0; [$'Посещения + Долги'.AY$26]*[$'Посещения + Долги'.AY5])" office:value-type="string" office:string-value="0" calcext:value-type="string">
            <text:p>0</text:p>
          </table:table-cell>
          <table:table-cell table:style-name="ce52" table:formula="of:=IF(OR(ISTEXT([$'Посещения + Долги'.AZ5]); [.$A34]=[.AZ$52]); 0; [$'Посещения + Долги'.AZ$26]*[$'Посещения + Долги'.AZ5])" office:value-type="string" office:string-value="0" calcext:value-type="string">
            <text:p>0</text:p>
          </table:table-cell>
          <table:table-cell table:style-name="ce52" table:formula="of:=IF(OR(ISTEXT([$'Посещения + Долги'.BA5]); [.$A34]=[.BA$52]); 0; [$'Посещения + Долги'.BA$26]*[$'Посещения + Долги'.BA5])" office:value-type="string" office:string-value="0" calcext:value-type="string">
            <text:p>0</text:p>
          </table:table-cell>
          <table:table-cell table:style-name="ce52" table:formula="of:=IF(OR(ISTEXT([$'Посещения + Долги'.BB5]); [.$A34]=[.BB$52]); 0; [$'Посещения + Долги'.BB$26]*[$'Посещения + Долги'.BB5])" office:value-type="string" office:string-value="0" calcext:value-type="string">
            <text:p>0</text:p>
          </table:table-cell>
          <table:table-cell table:style-name="ce52" table:formula="of:=IF(OR(ISTEXT([$'Посещения + Долги'.BC5]); [.$A34]=[.BC$52]); 0; [$'Посещения + Долги'.BC$26]*[$'Посещения + Долги'.BC5])" office:value-type="string" office:string-value="0" calcext:value-type="string">
            <text:p>0</text:p>
          </table:table-cell>
          <table:table-cell table:style-name="ce52" table:formula="of:=IF(OR(ISTEXT([$'Посещения + Долги'.BD5]); [.$A34]=[.BD$52]); 0; [$'Посещения + Долги'.BD$26]*[$'Посещения + Долги'.BD5])" office:value-type="string" office:string-value="0" calcext:value-type="string">
            <text:p>0</text:p>
          </table:table-cell>
          <table:table-cell table:style-name="ce52" table:formula="of:=IF(OR(ISTEXT([$'Посещения + Долги'.BE5]); [.$A34]=[.BE$52]); 0; [$'Посещения + Долги'.BE$26]*[$'Посещения + Долги'.BE5])" office:value-type="string" office:string-value="0" calcext:value-type="string">
            <text:p>0</text:p>
          </table:table-cell>
          <table:table-cell table:style-name="ce52" table:formula="of:=IF(OR(ISTEXT([$'Посещения + Долги'.BF5]); [.$A34]=[.BF$52]); 0; [$'Посещения + Долги'.BF$26]*[$'Посещения + Долги'.BF5])" office:value-type="string" office:string-value="0" calcext:value-type="string">
            <text:p>0</text:p>
          </table:table-cell>
          <table:table-cell table:style-name="ce52" table:formula="of:=IF(OR(ISTEXT([$'Посещения + Долги'.BG5]); [.$A34]=[.BG$52]); 0; [$'Посещения + Долги'.BG$26]*[$'Посещения + Долги'.BG5])" office:value-type="string" office:string-value="0" calcext:value-type="string">
            <text:p>0</text:p>
          </table:table-cell>
          <table:table-cell table:style-name="ce52" table:formula="of:=IF(OR(ISTEXT([$'Посещения + Долги'.BH5]); [.$A34]=[.BH$52]); 0; [$'Посещения + Долги'.BH$26]*[$'Посещения + Долги'.BH5])" office:value-type="string" office:string-value="0" calcext:value-type="string">
            <text:p>0</text:p>
          </table:table-cell>
          <table:table-cell table:style-name="ce52" table:formula="of:=IF(OR(ISTEXT([$'Посещения + Долги'.BI5]); [.$A34]=[.BI$52]); 0; [$'Посещения + Долги'.BI$26]*[$'Посещения + Долги'.BI5])" office:value-type="string" office:string-value="0" calcext:value-type="string">
            <text:p>0</text:p>
          </table:table-cell>
          <table:table-cell table:style-name="ce52" table:formula="of:=IF(OR(ISTEXT([$'Посещения + Долги'.BJ5]); [.$A34]=[.BJ$52]); 0; [$'Посещения + Долги'.BJ$26]*[$'Посещения + Долги'.BJ5])" office:value-type="string" office:string-value="0" calcext:value-type="string">
            <text:p>0</text:p>
          </table:table-cell>
          <table:table-cell table:style-name="ce52" table:formula="of:=IF(OR(ISTEXT([$'Посещения + Долги'.BK5]); [.$A34]=[.BK$52]); 0; [$'Посещения + Долги'.BK$26]*[$'Посещения + Долги'.BK5])" office:value-type="string" office:string-value="0" calcext:value-type="string">
            <text:p>0</text:p>
          </table:table-cell>
          <table:table-cell table:style-name="ce52" table:formula="of:=IF(OR(ISTEXT([$'Посещения + Долги'.BL5]); [.$A34]=[.BL$52]); 0; [$'Посещения + Долги'.BL$26]*[$'Посещения + Долги'.BL5])" office:value-type="string" office:string-value="0" calcext:value-type="string">
            <text:p>0</text:p>
          </table:table-cell>
          <table:table-cell table:style-name="ce52" table:formula="of:=IF(OR(ISTEXT([$'Посещения + Долги'.BM5]); [.$A34]=[.BM$52]); 0; [$'Посещения + Долги'.BM$26]*[$'Посещения + Долги'.BM5])" office:value-type="string" office:string-value="0" calcext:value-type="string">
            <text:p>0</text:p>
          </table:table-cell>
          <table:table-cell table:style-name="ce52" table:formula="of:=IF(OR(ISTEXT([$'Посещения + Долги'.BN5]); [.$A34]=[.BN$52]); 0; [$'Посещения + Долги'.BN$26]*[$'Посещения + Долги'.BN5])" office:value-type="string" office:string-value="0" calcext:value-type="string">
            <text:p>0</text:p>
          </table:table-cell>
          <table:table-cell table:style-name="ce52" table:formula="of:=IF(OR(ISTEXT([$'Посещения + Долги'.BO5]); [.$A34]=[.BO$52]); 0; [$'Посещения + Долги'.BO$26]*[$'Посещения + Долги'.BO5])" office:value-type="string" office:string-value="0" calcext:value-type="string">
            <text:p>0</text:p>
          </table:table-cell>
          <table:table-cell table:style-name="ce52" table:formula="of:=IF(OR(ISTEXT([$'Посещения + Долги'.BP5]); [.$A34]=[.BP$52]); 0; [$'Посещения + Долги'.BP$26]*[$'Посещения + Долги'.BP5])" office:value-type="string" office:string-value="0" calcext:value-type="string">
            <text:p>0</text:p>
          </table:table-cell>
          <table:table-cell table:style-name="ce52" table:formula="of:=IF(OR(ISTEXT([$'Посещения + Долги'.BQ5]); [.$A34]=[.BQ$52]); 0; [$'Посещения + Долги'.BQ$26]*[$'Посещения + Долги'.BQ5])" office:value-type="string" office:string-value="0" calcext:value-type="string">
            <text:p>0</text:p>
          </table:table-cell>
          <table:table-cell table:style-name="ce52" table:formula="of:=IF(OR(ISTEXT([$'Посещения + Долги'.BR5]); [.$A34]=[.BR$52]); 0; [$'Посещения + Долги'.BR$26]*[$'Посещения + Долги'.BR5])" office:value-type="string" office:string-value="0" calcext:value-type="string">
            <text:p>0</text:p>
          </table:table-cell>
          <table:table-cell table:style-name="ce52" table:formula="of:=IF(OR(ISTEXT([$'Посещения + Долги'.BS5]); [.$A34]=[.BS$52]); 0; [$'Посещения + Долги'.BS$26]*[$'Посещения + Долги'.BS5])" office:value-type="string" office:string-value="0" calcext:value-type="string">
            <text:p>0</text:p>
          </table:table-cell>
          <table:table-cell table:style-name="ce52" table:formula="of:=IF(OR(ISTEXT([$'Посещения + Долги'.BT5]); [.$A34]=[.BT$52]); 0; [$'Посещения + Долги'.BT$26]*[$'Посещения + Долги'.BT5])" office:value-type="string" office:string-value="0" calcext:value-type="string">
            <text:p>0</text:p>
          </table:table-cell>
          <table:table-cell table:style-name="ce52" table:formula="of:=IF(OR(ISTEXT([$'Посещения + Долги'.BU5]); [.$A34]=[.BU$52]); 0; [$'Посещения + Долги'.BU$26]*[$'Посещения + Долги'.BU5])" office:value-type="string" office:string-value="0" calcext:value-type="string">
            <text:p>0</text:p>
          </table:table-cell>
          <table:table-cell table:style-name="ce52" table:formula="of:=IF(OR(ISTEXT([$'Посещения + Долги'.BV5]); [.$A34]=[.BV$52]); 0; [$'Посещения + Долги'.BV$26]*[$'Посещения + Долги'.BV5])" office:value-type="string" office:string-value="0" calcext:value-type="string">
            <text:p>0</text:p>
          </table:table-cell>
          <table:table-cell table:style-name="ce52" table:formula="of:=IF(OR(ISTEXT([$'Посещения + Долги'.BW5]); [.$A34]=[.BW$52]); 0; [$'Посещения + Долги'.BW$26]*[$'Посещения + Долги'.BW5])" office:value-type="string" office:string-value="0" calcext:value-type="string">
            <text:p>0</text:p>
          </table:table-cell>
          <table:table-cell table:style-name="ce52" table:formula="of:=IF(OR(ISTEXT([$'Посещения + Долги'.BX5]); [.$A34]=[.BX$52]); 0; [$'Посещения + Долги'.BX$26]*[$'Посещения + Долги'.BX5])" office:value-type="string" office:string-value="0" calcext:value-type="string">
            <text:p>0</text:p>
          </table:table-cell>
          <table:table-cell table:style-name="ce52" table:formula="of:=IF(OR(ISTEXT([$'Посещения + Долги'.BY5]); [.$A34]=[.BY$52]); 0; [$'Посещения + Долги'.BY$26]*[$'Посещения + Долги'.BY5])" office:value-type="string" office:string-value="0" calcext:value-type="string">
            <text:p>0</text:p>
          </table:table-cell>
          <table:table-cell table:style-name="ce52" table:formula="of:=IF(OR(ISTEXT([$'Посещения + Долги'.BZ5]); [.$A34]=[.BZ$52]); 0; [$'Посещения + Долги'.BZ$26]*[$'Посещения + Долги'.BZ5])" office:value-type="string" office:string-value="0" calcext:value-type="string">
            <text:p>0</text:p>
          </table:table-cell>
          <table:table-cell table:style-name="ce52" table:formula="of:=IF(OR(ISTEXT([$'Посещения + Долги'.CA5]); [.$A34]=[.CA$52]); 0; [$'Посещения + Долги'.CA$26]*[$'Посещения + Долги'.CA5])" office:value-type="string" office:string-value="0" calcext:value-type="string">
            <text:p>0</text:p>
          </table:table-cell>
          <table:table-cell table:style-name="ce52" table:formula="of:=IF(OR(ISTEXT([$'Посещения + Долги'.CB5]); [.$A34]=[.CB$52]); 0; [$'Посещения + Долги'.CB$26]*[$'Посещения + Долги'.CB5])" office:value-type="string" office:string-value="0" calcext:value-type="string">
            <text:p>0</text:p>
          </table:table-cell>
          <table:table-cell table:style-name="ce52" table:formula="of:=IF(OR(ISTEXT([$'Посещения + Долги'.CC5]); [.$A34]=[.CC$52]); 0; [$'Посещения + Долги'.CC$26]*[$'Посещения + Долги'.CC5])" office:value-type="string" office:string-value="0" calcext:value-type="string">
            <text:p>0</text:p>
          </table:table-cell>
          <table:table-cell table:style-name="ce52" table:formula="of:=IF(OR(ISTEXT([$'Посещения + Долги'.CD5]); [.$A34]=[.CD$52]); 0; [$'Посещения + Долги'.CD$26]*[$'Посещения + Долги'.CD5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5]); [.$A34]=[.CE$52]); 0; [$'Посещения + Долги'.CE$26]*[$'Посещения + Долги'.CE5])" office:value-type="string" office:string-value="0" calcext:value-type="string">
            <text:p>0</text:p>
          </table:table-cell>
          <table:table-cell table:style-name="ce52" table:formula="of:=IF(OR(ISTEXT([$'Посещения + Долги'.CF5]); [.$A34]=[.CF$52]); 0; [$'Посещения + Долги'.CF$26]*[$'Посещения + Долги'.CF5])" office:value-type="string" office:string-value="0" calcext:value-type="string">
            <text:p>0</text:p>
          </table:table-cell>
          <table:table-cell table:style-name="ce52" table:formula="of:=IF(OR(ISTEXT([$'Посещения + Долги'.CG5]); [.$A34]=[.CG$52]); 0; [$'Посещения + Долги'.CG$26]*[$'Посещения + Долги'.CG5])" office:value-type="string" office:string-value="0" calcext:value-type="string">
            <text:p>0</text:p>
          </table:table-cell>
          <table:table-cell table:style-name="ce52" table:formula="of:=IF(OR(ISTEXT([$'Посещения + Долги'.CH5]); [.$A34]=[.CH$52]); 0; [$'Посещения + Долги'.CH$26]*[$'Посещения + Долги'.CH5])" office:value-type="string" office:string-value="0" calcext:value-type="string">
            <text:p>0</text:p>
          </table:table-cell>
          <table:table-cell table:style-name="ce52" table:formula="of:=IF(OR(ISTEXT([$'Посещения + Долги'.CI5]); [.$A34]=[.CI$52]); 0; [$'Посещения + Долги'.CI$26]*[$'Посещения + Долги'.CI5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Иванова</text:p>
          </table:table-cell>
          <table:table-cell table:style-name="ce51" table:formula="of:=IF(OR(ISTEXT([$'Посещения + Долги'.B6]); [.$A35]=[.B$52]); 0; [$'Посещения + Долги'.B$26]*[$'Посещения + Долги'.B6])" office:value-type="string" office:string-value="0" calcext:value-type="string">
            <text:p>0</text:p>
          </table:table-cell>
          <table:table-cell table:style-name="ce52" table:formula="of:=IF(OR(ISTEXT([$'Посещения + Долги'.C6]); [.$A35]=[.C$52]); 0; [$'Посещения + Долги'.C$26]*[$'Посещения + Долги'.C6])" office:value-type="string" office:string-value="0" calcext:value-type="string">
            <text:p>0</text:p>
          </table:table-cell>
          <table:table-cell table:style-name="ce51" table:formula="of:=IF(OR(ISTEXT([$'Посещения + Долги'.D6]); [.$A35]=[.D$52]); 0; [$'Посещения + Долги'.D$26]*[$'Посещения + Долги'.D6])" office:value-type="string" office:string-value="0" calcext:value-type="string">
            <text:p>0</text:p>
          </table:table-cell>
          <table:table-cell table:style-name="ce52" table:formula="of:=IF(OR(ISTEXT([$'Посещения + Долги'.E6]); [.$A35]=[.E$52]); 0; [$'Посещения + Долги'.E$26]*[$'Посещения + Долги'.E6])" office:value-type="string" office:string-value="0" calcext:value-type="string">
            <text:p>0</text:p>
          </table:table-cell>
          <table:table-cell table:style-name="ce51" table:formula="of:=IF(OR(ISTEXT([$'Посещения + Долги'.F6]); [.$A35]=[.F$52]); 0; [$'Посещения + Долги'.F$26]*[$'Посещения + Долги'.F6])" office:value-type="string" office:string-value="0" calcext:value-type="string">
            <text:p>0</text:p>
          </table:table-cell>
          <table:table-cell table:style-name="ce52" table:formula="of:=IF(OR(ISTEXT([$'Посещения + Долги'.G6]); [.$A35]=[.G$52]); 0; [$'Посещения + Долги'.G$26]*[$'Посещения + Долги'.G6])" office:value-type="string" office:string-value="0" calcext:value-type="string">
            <text:p>0</text:p>
          </table:table-cell>
          <table:table-cell table:style-name="ce51" table:formula="of:=IF(OR(ISTEXT([$'Посещения + Долги'.H6]); [.$A35]=[.H$52]); 0; [$'Посещения + Долги'.H$26]*[$'Посещения + Долги'.H6])" office:value-type="string" office:string-value="0" calcext:value-type="string">
            <text:p>0</text:p>
          </table:table-cell>
          <table:table-cell table:style-name="ce52" table:formula="of:=IF(OR(ISTEXT([$'Посещения + Долги'.I6]); [.$A35]=[.I$52]); 0; [$'Посещения + Долги'.I$26]*[$'Посещения + Долги'.I6])" office:value-type="string" office:string-value="0" calcext:value-type="string">
            <text:p>0</text:p>
          </table:table-cell>
          <table:table-cell table:style-name="ce51" table:formula="of:=IF(OR(ISTEXT([$'Посещения + Долги'.J6]); [.$A35]=[.J$52]); 0; [$'Посещения + Долги'.J$26]*[$'Посещения + Долги'.J6])" office:value-type="string" office:string-value="0" calcext:value-type="string">
            <text:p>0</text:p>
          </table:table-cell>
          <table:table-cell table:style-name="ce52" table:formula="of:=IF(OR(ISTEXT([$'Посещения + Долги'.K6]); [.$A35]=[.K$52]); 0; [$'Посещения + Долги'.K$26]*[$'Посещения + Долги'.K6])" office:value-type="string" office:string-value="0" calcext:value-type="string">
            <text:p>0</text:p>
          </table:table-cell>
          <table:table-cell table:style-name="ce51" table:formula="of:=IF(OR(ISTEXT([$'Посещения + Долги'.L6]); [.$A35]=[.L$52]); 0; [$'Посещения + Долги'.L$26]*[$'Посещения + Долги'.L6])" office:value-type="string" office:string-value="0" calcext:value-type="string">
            <text:p>0</text:p>
          </table:table-cell>
          <table:table-cell table:style-name="ce52" table:formula="of:=IF(OR(ISTEXT([$'Посещения + Долги'.M6]); [.$A35]=[.M$52]); 0; [$'Посещения + Долги'.M$26]*[$'Посещения + Долги'.M6])" office:value-type="string" office:string-value="0" calcext:value-type="string">
            <text:p>0</text:p>
          </table:table-cell>
          <table:table-cell table:style-name="ce51" table:formula="of:=IF(OR(ISTEXT([$'Посещения + Долги'.N6]); [.$A35]=[.N$52]); 0; [$'Посещения + Долги'.N$26]*[$'Посещения + Долги'.N6])" office:value-type="string" office:string-value="0" calcext:value-type="string">
            <text:p>0</text:p>
          </table:table-cell>
          <table:table-cell table:style-name="ce52" table:formula="of:=IF(OR(ISTEXT([$'Посещения + Долги'.O6]); [.$A35]=[.O$52]); 0; [$'Посещения + Долги'.O$26]*[$'Посещения + Долги'.O6])" office:value-type="string" office:string-value="0" calcext:value-type="string">
            <text:p>0</text:p>
          </table:table-cell>
          <table:table-cell table:style-name="ce51" table:formula="of:=IF(OR(ISTEXT([$'Посещения + Долги'.P6]); [.$A35]=[.P$52]); 0; [$'Посещения + Долги'.P$26]*[$'Посещения + Долги'.P6])" office:value-type="string" office:string-value="0" calcext:value-type="string">
            <text:p>0</text:p>
          </table:table-cell>
          <table:table-cell table:style-name="ce52" table:formula="of:=IF(OR(ISTEXT([$'Посещения + Долги'.Q6]); [.$A35]=[.Q$52]); 0; [$'Посещения + Долги'.Q$26]*[$'Посещения + Долги'.Q6])" office:value-type="string" office:string-value="0" calcext:value-type="string">
            <text:p>0</text:p>
          </table:table-cell>
          <table:table-cell table:style-name="ce51" table:formula="of:=IF(OR(ISTEXT([$'Посещения + Долги'.R6]); [.$A35]=[.R$52]); 0; [$'Посещения + Долги'.R$26]*[$'Посещения + Долги'.R6])" office:value-type="string" office:string-value="0" calcext:value-type="string">
            <text:p>0</text:p>
          </table:table-cell>
          <table:table-cell table:style-name="ce52" table:formula="of:=IF(OR(ISTEXT([$'Посещения + Долги'.S6]); [.$A35]=[.S$52]); 0; [$'Посещения + Долги'.S$26]*[$'Посещения + Долги'.S6])" office:value-type="string" office:string-value="0" calcext:value-type="string">
            <text:p>0</text:p>
          </table:table-cell>
          <table:table-cell table:style-name="ce51" table:formula="of:=IF(OR(ISTEXT([$'Посещения + Долги'.T6]); [.$A35]=[.T$52]); 0; [$'Посещения + Долги'.T$26]*[$'Посещения + Долги'.T6])" office:value-type="string" office:string-value="0" calcext:value-type="string">
            <text:p>0</text:p>
          </table:table-cell>
          <table:table-cell table:style-name="ce52" table:formula="of:=IF(OR(ISTEXT([$'Посещения + Долги'.U6]); [.$A35]=[.U$52]); 0; [$'Посещения + Долги'.U$26]*[$'Посещения + Долги'.U6])" office:value-type="string" office:string-value="50" calcext:value-type="string">
            <text:p>50</text:p>
          </table:table-cell>
          <table:table-cell table:style-name="ce51" table:formula="of:=IF(OR(ISTEXT([$'Посещения + Долги'.V6]); [.$A35]=[.V$52]); 0; [$'Посещения + Долги'.V$26]*[$'Посещения + Долги'.V6])" office:value-type="string" office:string-value="0" calcext:value-type="string">
            <text:p>0</text:p>
          </table:table-cell>
          <table:table-cell table:style-name="ce52" table:formula="of:=IF(OR(ISTEXT([$'Посещения + Долги'.W6]); [.$A35]=[.W$52]); 0; [$'Посещения + Долги'.W$26]*[$'Посещения + Долги'.W6])" office:value-type="string" office:string-value="0" calcext:value-type="string">
            <text:p>0</text:p>
          </table:table-cell>
          <table:table-cell table:style-name="ce51" table:formula="of:=IF(OR(ISTEXT([$'Посещения + Долги'.X6]); [.$A35]=[.X$52]); 0; [$'Посещения + Долги'.X$26]*[$'Посещения + Долги'.X6])" office:value-type="string" office:string-value="0" calcext:value-type="string">
            <text:p>0</text:p>
          </table:table-cell>
          <table:table-cell table:style-name="ce52" table:formula="of:=IF(OR(ISTEXT([$'Посещения + Долги'.Y6]); [.$A35]=[.Y$52]); 0; [$'Посещения + Долги'.Y$26]*[$'Посещения + Долги'.Y6])" office:value-type="string" office:string-value="0" calcext:value-type="string">
            <text:p>0</text:p>
          </table:table-cell>
          <table:table-cell table:style-name="ce51" table:formula="of:=IF(OR(ISTEXT([$'Посещения + Долги'.Z6]); [.$A35]=[.Z$52]); 0; [$'Посещения + Долги'.Z$26]*[$'Посещения + Долги'.Z6])" office:value-type="string" office:string-value="0" calcext:value-type="string">
            <text:p>0</text:p>
          </table:table-cell>
          <table:table-cell table:style-name="ce52" table:formula="of:=IF(OR(ISTEXT([$'Посещения + Долги'.AA6]); [.$A35]=[.AA$52]); 0; [$'Посещения + Долги'.AA$26]*[$'Посещения + Долги'.AA6])" office:value-type="string" office:string-value="0" calcext:value-type="string">
            <text:p>0</text:p>
          </table:table-cell>
          <table:table-cell table:style-name="ce51" table:formula="of:=IF(OR(ISTEXT([$'Посещения + Долги'.AB6]); [.$A35]=[.AB$52]); 0; [$'Посещения + Долги'.AB$26]*[$'Посещения + Долги'.AB6])" office:value-type="string" office:string-value="0" calcext:value-type="string">
            <text:p>0</text:p>
          </table:table-cell>
          <table:table-cell table:style-name="ce52" table:formula="of:=IF(OR(ISTEXT([$'Посещения + Долги'.AC6]); [.$A35]=[.AC$52]); 0; [$'Посещения + Долги'.AC$26]*[$'Посещения + Долги'.AC6])" office:value-type="string" office:string-value="0" calcext:value-type="string">
            <text:p>0</text:p>
          </table:table-cell>
          <table:table-cell table:style-name="ce51" table:formula="of:=IF(OR(ISTEXT([$'Посещения + Долги'.AD6]); [.$A35]=[.AD$52]); 0; [$'Посещения + Долги'.AD$26]*[$'Посещения + Долги'.AD6])" office:value-type="string" office:string-value="0" calcext:value-type="string">
            <text:p>0</text:p>
          </table:table-cell>
          <table:table-cell table:style-name="ce52" table:formula="of:=IF(OR(ISTEXT([$'Посещения + Долги'.AE6]); [.$A35]=[.AE$52]); 0; [$'Посещения + Долги'.AE$26]*[$'Посещения + Долги'.AE6])" office:value-type="string" office:string-value="0" calcext:value-type="string">
            <text:p>0</text:p>
          </table:table-cell>
          <table:table-cell table:style-name="ce51" table:formula="of:=IF(OR(ISTEXT([$'Посещения + Долги'.AF6]); [.$A35]=[.AF$52]); 0; [$'Посещения + Долги'.AF$26]*[$'Посещения + Долги'.AF6])" office:value-type="string" office:string-value="0" calcext:value-type="string">
            <text:p>0</text:p>
          </table:table-cell>
          <table:table-cell table:style-name="ce52" table:formula="of:=IF(OR(ISTEXT([$'Посещения + Долги'.AG6]); [.$A35]=[.AG$52]); 0; [$'Посещения + Долги'.AG$26]*[$'Посещения + Долги'.AG6])" office:value-type="string" office:string-value="0" calcext:value-type="string">
            <text:p>0</text:p>
          </table:table-cell>
          <table:table-cell table:style-name="ce51" table:formula="of:=IF(OR(ISTEXT([$'Посещения + Долги'.AH6]); [.$A35]=[.AH$52]); 0; [$'Посещения + Долги'.AH$26]*[$'Посещения + Долги'.AH6])" office:value-type="string" office:string-value="0" calcext:value-type="string">
            <text:p>0</text:p>
          </table:table-cell>
          <table:table-cell table:style-name="ce52" table:formula="of:=IF(OR(ISTEXT([$'Посещения + Долги'.AI6]); [.$A35]=[.AI$52]); 0; [$'Посещения + Долги'.AI$26]*[$'Посещения + Долги'.AI6])" office:value-type="string" office:string-value="0" calcext:value-type="string">
            <text:p>0</text:p>
          </table:table-cell>
          <table:table-cell table:style-name="ce51" table:formula="of:=IF(OR(ISTEXT([$'Посещения + Долги'.AJ6]); [.$A35]=[.AJ$52]); 0; [$'Посещения + Долги'.AJ$26]*[$'Посещения + Долги'.AJ6])" office:value-type="string" office:string-value="0" calcext:value-type="string">
            <text:p>0</text:p>
          </table:table-cell>
          <table:table-cell table:style-name="ce52" table:formula="of:=IF(OR(ISTEXT([$'Посещения + Долги'.AK6]); [.$A35]=[.AK$52]); 0; [$'Посещения + Долги'.AK$26]*[$'Посещения + Долги'.AK6])" office:value-type="string" office:string-value="0" calcext:value-type="string">
            <text:p>0</text:p>
          </table:table-cell>
          <table:table-cell table:style-name="ce51" table:formula="of:=IF(OR(ISTEXT([$'Посещения + Долги'.AL6]); [.$A35]=[.AL$52]); 0; [$'Посещения + Долги'.AL$26]*[$'Посещения + Долги'.AL6])" office:value-type="string" office:string-value="0" calcext:value-type="string">
            <text:p>0</text:p>
          </table:table-cell>
          <table:table-cell table:style-name="ce52" table:formula="of:=IF(OR(ISTEXT([$'Посещения + Долги'.AM6]); [.$A35]=[.AM$52]); 0; [$'Посещения + Долги'.AM$26]*[$'Посещения + Долги'.AM6])" office:value-type="string" office:string-value="0" calcext:value-type="string">
            <text:p>0</text:p>
          </table:table-cell>
          <table:table-cell table:style-name="ce51" table:formula="of:=IF(OR(ISTEXT([$'Посещения + Долги'.AN6]); [.$A35]=[.AN$52]); 0; [$'Посещения + Долги'.AN$26]*[$'Посещения + Долги'.AN6])" office:value-type="string" office:string-value="0" calcext:value-type="string">
            <text:p>0</text:p>
          </table:table-cell>
          <table:table-cell table:style-name="ce52" table:formula="of:=IF(OR(ISTEXT([$'Посещения + Долги'.AO6]); [.$A35]=[.AO$52]); 0; [$'Посещения + Долги'.AO$26]*[$'Посещения + Долги'.AO6])" office:value-type="string" office:string-value="0" calcext:value-type="string">
            <text:p>0</text:p>
          </table:table-cell>
          <table:table-cell table:style-name="ce51" table:formula="of:=IF(OR(ISTEXT([$'Посещения + Долги'.AP6]); [.$A35]=[.AP$52]); 0; [$'Посещения + Долги'.AP$26]*[$'Посещения + Долги'.AP6])" office:value-type="string" office:string-value="0" calcext:value-type="string">
            <text:p>0</text:p>
          </table:table-cell>
          <table:table-cell table:style-name="ce52" table:formula="of:=IF(OR(ISTEXT([$'Посещения + Долги'.AQ6]); [.$A35]=[.AQ$52]); 0; [$'Посещения + Долги'.AQ$26]*[$'Посещения + Долги'.AQ6])" office:value-type="string" office:string-value="0" calcext:value-type="string">
            <text:p>0</text:p>
          </table:table-cell>
          <table:table-cell table:style-name="ce51" table:formula="of:=IF(OR(ISTEXT([$'Посещения + Долги'.AR6]); [.$A35]=[.AR$52]); 0; [$'Посещения + Долги'.AR$26]*[$'Посещения + Долги'.AR6])" office:value-type="string" office:string-value="0" calcext:value-type="string">
            <text:p>0</text:p>
          </table:table-cell>
          <table:table-cell table:style-name="ce52" table:formula="of:=IF(OR(ISTEXT([$'Посещения + Долги'.AS6]); [.$A35]=[.AS$52]); 0; [$'Посещения + Долги'.AS$26]*[$'Посещения + Долги'.AS6])" office:value-type="string" office:string-value="0" calcext:value-type="string">
            <text:p>0</text:p>
          </table:table-cell>
          <table:table-cell table:style-name="ce52" table:formula="of:=IF(OR(ISTEXT([$'Посещения + Долги'.AT6]); [.$A35]=[.AT$52]); 0; [$'Посещения + Долги'.AT$26]*[$'Посещения + Долги'.AT6])" office:value-type="string" office:string-value="0" calcext:value-type="string">
            <text:p>0</text:p>
          </table:table-cell>
          <table:table-cell table:style-name="ce52" table:formula="of:=IF(OR(ISTEXT([$'Посещения + Долги'.AU6]); [.$A35]=[.AU$52]); 0; [$'Посещения + Долги'.AU$26]*[$'Посещения + Долги'.AU6])" office:value-type="string" office:string-value="0" calcext:value-type="string">
            <text:p>0</text:p>
          </table:table-cell>
          <table:table-cell table:style-name="ce52" table:formula="of:=IF(OR(ISTEXT([$'Посещения + Долги'.AV6]); [.$A35]=[.AV$52]); 0; [$'Посещения + Долги'.AV$26]*[$'Посещения + Долги'.AV6])" office:value-type="string" office:string-value="0" calcext:value-type="string">
            <text:p>0</text:p>
          </table:table-cell>
          <table:table-cell table:style-name="ce52" table:formula="of:=IF(OR(ISTEXT([$'Посещения + Долги'.AW6]); [.$A35]=[.AW$52]); 0; [$'Посещения + Долги'.AW$26]*[$'Посещения + Долги'.AW6])" office:value-type="string" office:string-value="0" calcext:value-type="string">
            <text:p>0</text:p>
          </table:table-cell>
          <table:table-cell table:style-name="ce52" table:formula="of:=IF(OR(ISTEXT([$'Посещения + Долги'.AX6]); [.$A35]=[.AX$52]); 0; [$'Посещения + Долги'.AX$26]*[$'Посещения + Долги'.AX6])" office:value-type="string" office:string-value="0" calcext:value-type="string">
            <text:p>0</text:p>
          </table:table-cell>
          <table:table-cell table:style-name="ce52" table:formula="of:=IF(OR(ISTEXT([$'Посещения + Долги'.AY6]); [.$A35]=[.AY$52]); 0; [$'Посещения + Долги'.AY$26]*[$'Посещения + Долги'.AY6])" office:value-type="string" office:string-value="0" calcext:value-type="string">
            <text:p>0</text:p>
          </table:table-cell>
          <table:table-cell table:style-name="ce52" table:formula="of:=IF(OR(ISTEXT([$'Посещения + Долги'.AZ6]); [.$A35]=[.AZ$52]); 0; [$'Посещения + Долги'.AZ$26]*[$'Посещения + Долги'.AZ6])" office:value-type="string" office:string-value="0" calcext:value-type="string">
            <text:p>0</text:p>
          </table:table-cell>
          <table:table-cell table:style-name="ce52" table:formula="of:=IF(OR(ISTEXT([$'Посещения + Долги'.BA6]); [.$A35]=[.BA$52]); 0; [$'Посещения + Долги'.BA$26]*[$'Посещения + Долги'.BA6])" office:value-type="string" office:string-value="0" calcext:value-type="string">
            <text:p>0</text:p>
          </table:table-cell>
          <table:table-cell table:style-name="ce52" table:formula="of:=IF(OR(ISTEXT([$'Посещения + Долги'.BB6]); [.$A35]=[.BB$52]); 0; [$'Посещения + Долги'.BB$26]*[$'Посещения + Долги'.BB6])" office:value-type="string" office:string-value="0" calcext:value-type="string">
            <text:p>0</text:p>
          </table:table-cell>
          <table:table-cell table:style-name="ce52" table:formula="of:=IF(OR(ISTEXT([$'Посещения + Долги'.BC6]); [.$A35]=[.BC$52]); 0; [$'Посещения + Долги'.BC$26]*[$'Посещения + Долги'.BC6])" office:value-type="string" office:string-value="0" calcext:value-type="string">
            <text:p>0</text:p>
          </table:table-cell>
          <table:table-cell table:style-name="ce52" table:formula="of:=IF(OR(ISTEXT([$'Посещения + Долги'.BD6]); [.$A35]=[.BD$52]); 0; [$'Посещения + Долги'.BD$26]*[$'Посещения + Долги'.BD6])" office:value-type="string" office:string-value="0" calcext:value-type="string">
            <text:p>0</text:p>
          </table:table-cell>
          <table:table-cell table:style-name="ce52" table:formula="of:=IF(OR(ISTEXT([$'Посещения + Долги'.BE6]); [.$A35]=[.BE$52]); 0; [$'Посещения + Долги'.BE$26]*[$'Посещения + Долги'.BE6])" office:value-type="string" office:string-value="0" calcext:value-type="string">
            <text:p>0</text:p>
          </table:table-cell>
          <table:table-cell table:style-name="ce52" table:formula="of:=IF(OR(ISTEXT([$'Посещения + Долги'.BF6]); [.$A35]=[.BF$52]); 0; [$'Посещения + Долги'.BF$26]*[$'Посещения + Долги'.BF6])" office:value-type="string" office:string-value="0" calcext:value-type="string">
            <text:p>0</text:p>
          </table:table-cell>
          <table:table-cell table:style-name="ce52" table:formula="of:=IF(OR(ISTEXT([$'Посещения + Долги'.BG6]); [.$A35]=[.BG$52]); 0; [$'Посещения + Долги'.BG$26]*[$'Посещения + Долги'.BG6])" office:value-type="string" office:string-value="0" calcext:value-type="string">
            <text:p>0</text:p>
          </table:table-cell>
          <table:table-cell table:style-name="ce52" table:formula="of:=IF(OR(ISTEXT([$'Посещения + Долги'.BH6]); [.$A35]=[.BH$52]); 0; [$'Посещения + Долги'.BH$26]*[$'Посещения + Долги'.BH6])" office:value-type="string" office:string-value="0" calcext:value-type="string">
            <text:p>0</text:p>
          </table:table-cell>
          <table:table-cell table:style-name="ce52" table:formula="of:=IF(OR(ISTEXT([$'Посещения + Долги'.BI6]); [.$A35]=[.BI$52]); 0; [$'Посещения + Долги'.BI$26]*[$'Посещения + Долги'.BI6])" office:value-type="string" office:string-value="0" calcext:value-type="string">
            <text:p>0</text:p>
          </table:table-cell>
          <table:table-cell table:style-name="ce52" table:formula="of:=IF(OR(ISTEXT([$'Посещения + Долги'.BJ6]); [.$A35]=[.BJ$52]); 0; [$'Посещения + Долги'.BJ$26]*[$'Посещения + Долги'.BJ6])" office:value-type="string" office:string-value="0" calcext:value-type="string">
            <text:p>0</text:p>
          </table:table-cell>
          <table:table-cell table:style-name="ce52" table:formula="of:=IF(OR(ISTEXT([$'Посещения + Долги'.BK6]); [.$A35]=[.BK$52]); 0; [$'Посещения + Долги'.BK$26]*[$'Посещения + Долги'.BK6])" office:value-type="string" office:string-value="0" calcext:value-type="string">
            <text:p>0</text:p>
          </table:table-cell>
          <table:table-cell table:style-name="ce52" table:formula="of:=IF(OR(ISTEXT([$'Посещения + Долги'.BL6]); [.$A35]=[.BL$52]); 0; [$'Посещения + Долги'.BL$26]*[$'Посещения + Долги'.BL6])" office:value-type="string" office:string-value="0" calcext:value-type="string">
            <text:p>0</text:p>
          </table:table-cell>
          <table:table-cell table:style-name="ce52" table:formula="of:=IF(OR(ISTEXT([$'Посещения + Долги'.BM6]); [.$A35]=[.BM$52]); 0; [$'Посещения + Долги'.BM$26]*[$'Посещения + Долги'.BM6])" office:value-type="string" office:string-value="0" calcext:value-type="string">
            <text:p>0</text:p>
          </table:table-cell>
          <table:table-cell table:style-name="ce52" table:formula="of:=IF(OR(ISTEXT([$'Посещения + Долги'.BN6]); [.$A35]=[.BN$52]); 0; [$'Посещения + Долги'.BN$26]*[$'Посещения + Долги'.BN6])" office:value-type="string" office:string-value="0" calcext:value-type="string">
            <text:p>0</text:p>
          </table:table-cell>
          <table:table-cell table:style-name="ce52" table:formula="of:=IF(OR(ISTEXT([$'Посещения + Долги'.BO6]); [.$A35]=[.BO$52]); 0; [$'Посещения + Долги'.BO$26]*[$'Посещения + Долги'.BO6])" office:value-type="string" office:string-value="0" calcext:value-type="string">
            <text:p>0</text:p>
          </table:table-cell>
          <table:table-cell table:style-name="ce52" table:formula="of:=IF(OR(ISTEXT([$'Посещения + Долги'.BP6]); [.$A35]=[.BP$52]); 0; [$'Посещения + Долги'.BP$26]*[$'Посещения + Долги'.BP6])" office:value-type="string" office:string-value="0" calcext:value-type="string">
            <text:p>0</text:p>
          </table:table-cell>
          <table:table-cell table:style-name="ce52" table:formula="of:=IF(OR(ISTEXT([$'Посещения + Долги'.BQ6]); [.$A35]=[.BQ$52]); 0; [$'Посещения + Долги'.BQ$26]*[$'Посещения + Долги'.BQ6])" office:value-type="string" office:string-value="0" calcext:value-type="string">
            <text:p>0</text:p>
          </table:table-cell>
          <table:table-cell table:style-name="ce52" table:formula="of:=IF(OR(ISTEXT([$'Посещения + Долги'.BR6]); [.$A35]=[.BR$52]); 0; [$'Посещения + Долги'.BR$26]*[$'Посещения + Долги'.BR6])" office:value-type="string" office:string-value="0" calcext:value-type="string">
            <text:p>0</text:p>
          </table:table-cell>
          <table:table-cell table:style-name="ce52" table:formula="of:=IF(OR(ISTEXT([$'Посещения + Долги'.BS6]); [.$A35]=[.BS$52]); 0; [$'Посещения + Долги'.BS$26]*[$'Посещения + Долги'.BS6])" office:value-type="string" office:string-value="0" calcext:value-type="string">
            <text:p>0</text:p>
          </table:table-cell>
          <table:table-cell table:style-name="ce52" table:formula="of:=IF(OR(ISTEXT([$'Посещения + Долги'.BT6]); [.$A35]=[.BT$52]); 0; [$'Посещения + Долги'.BT$26]*[$'Посещения + Долги'.BT6])" office:value-type="string" office:string-value="0" calcext:value-type="string">
            <text:p>0</text:p>
          </table:table-cell>
          <table:table-cell table:style-name="ce52" table:formula="of:=IF(OR(ISTEXT([$'Посещения + Долги'.BU6]); [.$A35]=[.BU$52]); 0; [$'Посещения + Долги'.BU$26]*[$'Посещения + Долги'.BU6])" office:value-type="string" office:string-value="0" calcext:value-type="string">
            <text:p>0</text:p>
          </table:table-cell>
          <table:table-cell table:style-name="ce52" table:formula="of:=IF(OR(ISTEXT([$'Посещения + Долги'.BV6]); [.$A35]=[.BV$52]); 0; [$'Посещения + Долги'.BV$26]*[$'Посещения + Долги'.BV6])" office:value-type="string" office:string-value="0" calcext:value-type="string">
            <text:p>0</text:p>
          </table:table-cell>
          <table:table-cell table:style-name="ce52" table:formula="of:=IF(OR(ISTEXT([$'Посещения + Долги'.BW6]); [.$A35]=[.BW$52]); 0; [$'Посещения + Долги'.BW$26]*[$'Посещения + Долги'.BW6])" office:value-type="string" office:string-value="0" calcext:value-type="string">
            <text:p>0</text:p>
          </table:table-cell>
          <table:table-cell table:style-name="ce52" table:formula="of:=IF(OR(ISTEXT([$'Посещения + Долги'.BX6]); [.$A35]=[.BX$52]); 0; [$'Посещения + Долги'.BX$26]*[$'Посещения + Долги'.BX6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6]); [.$A35]=[.BY$52]); 0; [$'Посещения + Долги'.BY$26]*[$'Посещения + Долги'.BY6])" office:value-type="string" office:string-value="0" calcext:value-type="string">
            <text:p>0</text:p>
          </table:table-cell>
          <table:table-cell table:style-name="ce52" table:formula="of:=IF(OR(ISTEXT([$'Посещения + Долги'.BZ6]); [.$A35]=[.BZ$52]); 0; [$'Посещения + Долги'.BZ$26]*[$'Посещения + Долги'.BZ6])" office:value-type="string" office:string-value="0" calcext:value-type="string">
            <text:p>0</text:p>
          </table:table-cell>
          <table:table-cell table:style-name="ce52" table:formula="of:=IF(OR(ISTEXT([$'Посещения + Долги'.CA6]); [.$A35]=[.CA$52]); 0; [$'Посещения + Долги'.CA$26]*[$'Посещения + Долги'.CA6])" office:value-type="string" office:string-value="50" calcext:value-type="string">
            <text:p>50</text:p>
          </table:table-cell>
          <table:table-cell table:style-name="ce52" table:formula="of:=IF(OR(ISTEXT([$'Посещения + Долги'.CB6]); [.$A35]=[.CB$52]); 0; [$'Посещения + Долги'.CB$26]*[$'Посещения + Долги'.CB6])" office:value-type="string" office:string-value="75" calcext:value-type="string">
            <text:p>75</text:p>
          </table:table-cell>
          <table:table-cell table:style-name="ce52" table:formula="of:=IF(OR(ISTEXT([$'Посещения + Долги'.CC6]); [.$A35]=[.CC$52]); 0; [$'Посещения + Долги'.CC$26]*[$'Посещения + Долги'.CC6])" office:value-type="string" office:string-value="0" calcext:value-type="string">
            <text:p>0</text:p>
          </table:table-cell>
          <table:table-cell table:style-name="ce52" table:formula="of:=IF(OR(ISTEXT([$'Посещения + Долги'.CD6]); [.$A35]=[.CD$52]); 0; [$'Посещения + Долги'.CD$26]*[$'Посещения + Долги'.CD6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6]); [.$A35]=[.CE$52]); 0; [$'Посещения + Долги'.CE$26]*[$'Посещения + Долги'.CE6])" office:value-type="string" office:string-value="0" calcext:value-type="string">
            <text:p>0</text:p>
          </table:table-cell>
          <table:table-cell table:style-name="ce52" table:formula="of:=IF(OR(ISTEXT([$'Посещения + Долги'.CF6]); [.$A35]=[.CF$52]); 0; [$'Посещения + Долги'.CF$26]*[$'Посещения + Долги'.CF6])" office:value-type="string" office:string-value="0" calcext:value-type="string">
            <text:p>0</text:p>
          </table:table-cell>
          <table:table-cell table:style-name="ce52" table:formula="of:=IF(OR(ISTEXT([$'Посещения + Долги'.CG6]); [.$A35]=[.CG$52]); 0; [$'Посещения + Долги'.CG$26]*[$'Посещения + Долги'.CG6])" office:value-type="string" office:string-value="0" calcext:value-type="string">
            <text:p>0</text:p>
          </table:table-cell>
          <table:table-cell table:style-name="ce52" table:formula="of:=IF(OR(ISTEXT([$'Посещения + Долги'.CH6]); [.$A35]=[.CH$52]); 0; [$'Посещения + Долги'.CH$26]*[$'Посещения + Долги'.CH6])" office:value-type="string" office:string-value="0" calcext:value-type="string">
            <text:p>0</text:p>
          </table:table-cell>
          <table:table-cell table:style-name="ce52" table:formula="of:=IF(OR(ISTEXT([$'Посещения + Долги'.CI6]); [.$A35]=[.CI$52]); 0; [$'Посещения + Долги'.CI$26]*[$'Посещения + Долги'.CI6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Лисицын</text:p>
          </table:table-cell>
          <table:table-cell table:style-name="ce51" table:formula="of:=IF(OR(ISTEXT([$'Посещения + Долги'.B7]); [.$A36]=[.B$52]); 0; [$'Посещения + Долги'.B$26]*[$'Посещения + Долги'.B7])" office:value-type="string" office:string-value="0" calcext:value-type="string">
            <text:p>0</text:p>
          </table:table-cell>
          <table:table-cell table:style-name="ce52" table:formula="of:=IF(OR(ISTEXT([$'Посещения + Долги'.C7]); [.$A36]=[.C$52]); 0; [$'Посещения + Долги'.C$26]*[$'Посещения + Долги'.C7])" office:value-type="string" office:string-value="0" calcext:value-type="string">
            <text:p>0</text:p>
          </table:table-cell>
          <table:table-cell table:style-name="ce51" table:formula="of:=IF(OR(ISTEXT([$'Посещения + Долги'.D7]); [.$A36]=[.D$52]); 0; [$'Посещения + Долги'.D$26]*[$'Посещения + Долги'.D7])" office:value-type="string" office:string-value="0" calcext:value-type="string">
            <text:p>0</text:p>
          </table:table-cell>
          <table:table-cell table:style-name="ce52" table:formula="of:=IF(OR(ISTEXT([$'Посещения + Долги'.E7]); [.$A36]=[.E$52]); 0; [$'Посещения + Долги'.E$26]*[$'Посещения + Долги'.E7])" office:value-type="string" office:string-value="0" calcext:value-type="string">
            <text:p>0</text:p>
          </table:table-cell>
          <table:table-cell table:style-name="ce51" table:formula="of:=IF(OR(ISTEXT([$'Посещения + Долги'.F7]); [.$A36]=[.F$52]); 0; [$'Посещения + Долги'.F$26]*[$'Посещения + Долги'.F7])" office:value-type="string" office:string-value="0" calcext:value-type="string">
            <text:p>0</text:p>
          </table:table-cell>
          <table:table-cell table:style-name="ce52" table:formula="of:=IF(OR(ISTEXT([$'Посещения + Долги'.G7]); [.$A36]=[.G$52]); 0; [$'Посещения + Долги'.G$26]*[$'Посещения + Долги'.G7])" office:value-type="string" office:string-value="0" calcext:value-type="string">
            <text:p>0</text:p>
          </table:table-cell>
          <table:table-cell table:style-name="ce51" table:formula="of:=IF(OR(ISTEXT([$'Посещения + Долги'.H7]); [.$A36]=[.H$52]); 0; [$'Посещения + Долги'.H$26]*[$'Посещения + Долги'.H7])" office:value-type="string" office:string-value="0" calcext:value-type="string">
            <text:p>0</text:p>
          </table:table-cell>
          <table:table-cell table:style-name="ce52" table:formula="of:=IF(OR(ISTEXT([$'Посещения + Долги'.I7]); [.$A36]=[.I$52]); 0; [$'Посещения + Долги'.I$26]*[$'Посещения + Долги'.I7])" office:value-type="string" office:string-value="0" calcext:value-type="string">
            <text:p>0</text:p>
          </table:table-cell>
          <table:table-cell table:style-name="ce51" table:formula="of:=IF(OR(ISTEXT([$'Посещения + Долги'.J7]); [.$A36]=[.J$52]); 0; [$'Посещения + Долги'.J$26]*[$'Посещения + Долги'.J7])" office:value-type="string" office:string-value="0" calcext:value-type="string">
            <text:p>0</text:p>
          </table:table-cell>
          <table:table-cell table:style-name="ce52" table:formula="of:=IF(OR(ISTEXT([$'Посещения + Долги'.K7]); [.$A36]=[.K$52]); 0; [$'Посещения + Долги'.K$26]*[$'Посещения + Долги'.K7])" office:value-type="string" office:string-value="0" calcext:value-type="string">
            <text:p>0</text:p>
          </table:table-cell>
          <table:table-cell table:style-name="ce51" table:formula="of:=IF(OR(ISTEXT([$'Посещения + Долги'.L7]); [.$A36]=[.L$52]); 0; [$'Посещения + Долги'.L$26]*[$'Посещения + Долги'.L7])" office:value-type="string" office:string-value="0" calcext:value-type="string">
            <text:p>0</text:p>
          </table:table-cell>
          <table:table-cell table:style-name="ce52" table:formula="of:=IF(OR(ISTEXT([$'Посещения + Долги'.M7]); [.$A36]=[.M$52]); 0; [$'Посещения + Долги'.M$26]*[$'Посещения + Долги'.M7])" office:value-type="string" office:string-value="0" calcext:value-type="string">
            <text:p>0</text:p>
          </table:table-cell>
          <table:table-cell table:style-name="ce51" table:formula="of:=IF(OR(ISTEXT([$'Посещения + Долги'.N7]); [.$A36]=[.N$52]); 0; [$'Посещения + Долги'.N$26]*[$'Посещения + Долги'.N7])" office:value-type="string" office:string-value="0" calcext:value-type="string">
            <text:p>0</text:p>
          </table:table-cell>
          <table:table-cell table:style-name="ce52" table:formula="of:=IF(OR(ISTEXT([$'Посещения + Долги'.O7]); [.$A36]=[.O$52]); 0; [$'Посещения + Долги'.O$26]*[$'Посещения + Долги'.O7])" office:value-type="string" office:string-value="0" calcext:value-type="string">
            <text:p>0</text:p>
          </table:table-cell>
          <table:table-cell table:style-name="ce51" table:formula="of:=IF(OR(ISTEXT([$'Посещения + Долги'.P7]); [.$A36]=[.P$52]); 0; [$'Посещения + Долги'.P$26]*[$'Посещения + Долги'.P7])" office:value-type="string" office:string-value="0" calcext:value-type="string">
            <text:p>0</text:p>
          </table:table-cell>
          <table:table-cell table:style-name="ce52" table:formula="of:=IF(OR(ISTEXT([$'Посещения + Долги'.Q7]); [.$A36]=[.Q$52]); 0; [$'Посещения + Долги'.Q$26]*[$'Посещения + Долги'.Q7])" office:value-type="string" office:string-value="0" calcext:value-type="string">
            <text:p>0</text:p>
          </table:table-cell>
          <table:table-cell table:style-name="ce51" table:formula="of:=IF(OR(ISTEXT([$'Посещения + Долги'.R7]); [.$A36]=[.R$52]); 0; [$'Посещения + Долги'.R$26]*[$'Посещения + Долги'.R7])" office:value-type="string" office:string-value="0" calcext:value-type="string">
            <text:p>0</text:p>
          </table:table-cell>
          <table:table-cell table:style-name="ce52" table:formula="of:=IF(OR(ISTEXT([$'Посещения + Долги'.S7]); [.$A36]=[.S$52]); 0; [$'Посещения + Долги'.S$26]*[$'Посещения + Долги'.S7])" office:value-type="string" office:string-value="0" calcext:value-type="string">
            <text:p>0</text:p>
          </table:table-cell>
          <table:table-cell table:style-name="ce51" table:formula="of:=IF(OR(ISTEXT([$'Посещения + Долги'.T7]); [.$A36]=[.T$52]); 0; [$'Посещения + Долги'.T$26]*[$'Посещения + Долги'.T7])" office:value-type="string" office:string-value="0" calcext:value-type="string">
            <text:p>0</text:p>
          </table:table-cell>
          <table:table-cell table:style-name="ce52" table:formula="of:=IF(OR(ISTEXT([$'Посещения + Долги'.U7]); [.$A36]=[.U$52]); 0; [$'Посещения + Долги'.U$26]*[$'Посещения + Долги'.U7])" office:value-type="string" office:string-value="0" calcext:value-type="string">
            <text:p>0</text:p>
          </table:table-cell>
          <table:table-cell table:style-name="ce51" table:formula="of:=IF(OR(ISTEXT([$'Посещения + Долги'.V7]); [.$A36]=[.V$52]); 0; [$'Посещения + Долги'.V$26]*[$'Посещения + Долги'.V7])" office:value-type="string" office:string-value="0" calcext:value-type="string">
            <text:p>0</text:p>
          </table:table-cell>
          <table:table-cell table:style-name="ce52" table:formula="of:=IF(OR(ISTEXT([$'Посещения + Долги'.W7]); [.$A36]=[.W$52]); 0; [$'Посещения + Долги'.W$26]*[$'Посещения + Долги'.W7])" office:value-type="string" office:string-value="0" calcext:value-type="string">
            <text:p>0</text:p>
          </table:table-cell>
          <table:table-cell table:style-name="ce51" table:formula="of:=IF(OR(ISTEXT([$'Посещения + Долги'.X7]); [.$A36]=[.X$52]); 0; [$'Посещения + Долги'.X$26]*[$'Посещения + Долги'.X7])" office:value-type="string" office:string-value="0" calcext:value-type="string">
            <text:p>0</text:p>
          </table:table-cell>
          <table:table-cell table:style-name="ce52" table:formula="of:=IF(OR(ISTEXT([$'Посещения + Долги'.Y7]); [.$A36]=[.Y$52]); 0; [$'Посещения + Долги'.Y$26]*[$'Посещения + Долги'.Y7])" office:value-type="string" office:string-value="37.5" calcext:value-type="string">
            <text:p>37.5</text:p>
          </table:table-cell>
          <table:table-cell table:style-name="ce51" table:formula="of:=IF(OR(ISTEXT([$'Посещения + Долги'.Z7]); [.$A36]=[.Z$52]); 0; [$'Посещения + Долги'.Z$26]*[$'Посещения + Долги'.Z7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7]); [.$A36]=[.AA$52]); 0; [$'Посещения + Долги'.AA$26]*[$'Посещения + Долги'.AA7])" office:value-type="string" office:string-value="37.5" calcext:value-type="string">
            <text:p>37.5</text:p>
          </table:table-cell>
          <table:table-cell table:style-name="ce51" table:formula="of:=IF(OR(ISTEXT([$'Посещения + Долги'.AB7]); [.$A36]=[.AB$52]); 0; [$'Посещения + Долги'.AB$26]*[$'Посещения + Долги'.AB7])" office:value-type="string" office:string-value="0" calcext:value-type="string">
            <text:p>0</text:p>
          </table:table-cell>
          <table:table-cell table:style-name="ce52" table:formula="of:=IF(OR(ISTEXT([$'Посещения + Долги'.AC7]); [.$A36]=[.AC$52]); 0; [$'Посещения + Долги'.AC$26]*[$'Посещения + Долги'.AC7])" office:value-type="string" office:string-value="0" calcext:value-type="string">
            <text:p>0</text:p>
          </table:table-cell>
          <table:table-cell table:style-name="ce51" table:formula="of:=IF(OR(ISTEXT([$'Посещения + Долги'.AD7]); [.$A36]=[.AD$52]); 0; [$'Посещения + Долги'.AD$26]*[$'Посещения + Долги'.AD7])" office:value-type="string" office:string-value="0" calcext:value-type="string">
            <text:p>0</text:p>
          </table:table-cell>
          <table:table-cell table:style-name="ce52" table:formula="of:=IF(OR(ISTEXT([$'Посещения + Долги'.AE7]); [.$A36]=[.AE$52]); 0; [$'Посещения + Долги'.AE$26]*[$'Посещения + Долги'.AE7])" office:value-type="string" office:string-value="0" calcext:value-type="string">
            <text:p>0</text:p>
          </table:table-cell>
          <table:table-cell table:style-name="ce51" table:formula="of:=IF(OR(ISTEXT([$'Посещения + Долги'.AF7]); [.$A36]=[.AF$52]); 0; [$'Посещения + Долги'.AF$26]*[$'Посещения + Долги'.AF7])" office:value-type="string" office:string-value="0" calcext:value-type="string">
            <text:p>0</text:p>
          </table:table-cell>
          <table:table-cell table:style-name="ce52" table:formula="of:=IF(OR(ISTEXT([$'Посещения + Долги'.AG7]); [.$A36]=[.AG$52]); 0; [$'Посещения + Долги'.AG$26]*[$'Посещения + Долги'.AG7])" office:value-type="string" office:string-value="0" calcext:value-type="string">
            <text:p>0</text:p>
          </table:table-cell>
          <table:table-cell table:style-name="ce51" table:formula="of:=IF(OR(ISTEXT([$'Посещения + Долги'.AH7]); [.$A36]=[.AH$52]); 0; [$'Посещения + Долги'.AH$26]*[$'Посещения + Долги'.AH7])" office:value-type="string" office:string-value="0" calcext:value-type="string">
            <text:p>0</text:p>
          </table:table-cell>
          <table:table-cell table:style-name="ce52" table:formula="of:=IF(OR(ISTEXT([$'Посещения + Долги'.AI7]); [.$A36]=[.AI$52]); 0; [$'Посещения + Долги'.AI$26]*[$'Посещения + Долги'.AI7])" office:value-type="string" office:string-value="0" calcext:value-type="string">
            <text:p>0</text:p>
          </table:table-cell>
          <table:table-cell table:style-name="ce51" table:formula="of:=IF(OR(ISTEXT([$'Посещения + Долги'.AJ7]); [.$A36]=[.AJ$52]); 0; [$'Посещения + Долги'.AJ$26]*[$'Посещения + Долги'.AJ7])" office:value-type="string" office:string-value="0" calcext:value-type="string">
            <text:p>0</text:p>
          </table:table-cell>
          <table:table-cell table:style-name="ce52" table:formula="of:=IF(OR(ISTEXT([$'Посещения + Долги'.AK7]); [.$A36]=[.AK$52]); 0; [$'Посещения + Долги'.AK$26]*[$'Посещения + Долги'.AK7])" office:value-type="string" office:string-value="0" calcext:value-type="string">
            <text:p>0</text:p>
          </table:table-cell>
          <table:table-cell table:style-name="ce51" table:formula="of:=IF(OR(ISTEXT([$'Посещения + Долги'.AL7]); [.$A36]=[.AL$52]); 0; [$'Посещения + Долги'.AL$26]*[$'Посещения + Долги'.AL7])" office:value-type="string" office:string-value="0" calcext:value-type="string">
            <text:p>0</text:p>
          </table:table-cell>
          <table:table-cell table:style-name="ce52" table:formula="of:=IF(OR(ISTEXT([$'Посещения + Долги'.AM7]); [.$A36]=[.AM$52]); 0; [$'Посещения + Долги'.AM$26]*[$'Посещения + Долги'.AM7])" office:value-type="string" office:string-value="0" calcext:value-type="string">
            <text:p>0</text:p>
          </table:table-cell>
          <table:table-cell table:style-name="ce51" table:formula="of:=IF(OR(ISTEXT([$'Посещения + Долги'.AN7]); [.$A36]=[.AN$52]); 0; [$'Посещения + Долги'.AN$26]*[$'Посещения + Долги'.AN7])" office:value-type="string" office:string-value="0" calcext:value-type="string">
            <text:p>0</text:p>
          </table:table-cell>
          <table:table-cell table:style-name="ce52" table:formula="of:=IF(OR(ISTEXT([$'Посещения + Долги'.AO7]); [.$A36]=[.AO$52]); 0; [$'Посещения + Долги'.AO$26]*[$'Посещения + Долги'.AO7])" office:value-type="string" office:string-value="0" calcext:value-type="string">
            <text:p>0</text:p>
          </table:table-cell>
          <table:table-cell table:style-name="ce51" table:formula="of:=IF(OR(ISTEXT([$'Посещения + Долги'.AP7]); [.$A36]=[.AP$52]); 0; [$'Посещения + Долги'.AP$26]*[$'Посещения + Долги'.AP7])" office:value-type="string" office:string-value="0" calcext:value-type="string">
            <text:p>0</text:p>
          </table:table-cell>
          <table:table-cell table:style-name="ce52" table:formula="of:=IF(OR(ISTEXT([$'Посещения + Долги'.AQ7]); [.$A36]=[.AQ$52]); 0; [$'Посещения + Долги'.AQ$26]*[$'Посещения + Долги'.AQ7])" office:value-type="string" office:string-value="0" calcext:value-type="string">
            <text:p>0</text:p>
          </table:table-cell>
          <table:table-cell table:style-name="ce51" table:formula="of:=IF(OR(ISTEXT([$'Посещения + Долги'.AR7]); [.$A36]=[.AR$52]); 0; [$'Посещения + Долги'.AR$26]*[$'Посещения + Долги'.AR7])" office:value-type="string" office:string-value="0" calcext:value-type="string">
            <text:p>0</text:p>
          </table:table-cell>
          <table:table-cell table:style-name="ce52" table:formula="of:=IF(OR(ISTEXT([$'Посещения + Долги'.AS7]); [.$A36]=[.AS$52]); 0; [$'Посещения + Долги'.AS$26]*[$'Посещения + Долги'.AS7])" office:value-type="string" office:string-value="0" calcext:value-type="string">
            <text:p>0</text:p>
          </table:table-cell>
          <table:table-cell table:style-name="ce52" table:formula="of:=IF(OR(ISTEXT([$'Посещения + Долги'.AT7]); [.$A36]=[.AT$52]); 0; [$'Посещения + Долги'.AT$26]*[$'Посещения + Долги'.AT7])" office:value-type="string" office:string-value="0" calcext:value-type="string">
            <text:p>0</text:p>
          </table:table-cell>
          <table:table-cell table:style-name="ce52" table:formula="of:=IF(OR(ISTEXT([$'Посещения + Долги'.AU7]); [.$A36]=[.AU$52]); 0; [$'Посещения + Долги'.AU$26]*[$'Посещения + Долги'.AU7])" office:value-type="string" office:string-value="0" calcext:value-type="string">
            <text:p>0</text:p>
          </table:table-cell>
          <table:table-cell table:style-name="ce52" table:formula="of:=IF(OR(ISTEXT([$'Посещения + Долги'.AV7]); [.$A36]=[.AV$52]); 0; [$'Посещения + Долги'.AV$26]*[$'Посещения + Долги'.AV7])" office:value-type="string" office:string-value="0" calcext:value-type="string">
            <text:p>0</text:p>
          </table:table-cell>
          <table:table-cell table:style-name="ce52" table:formula="of:=IF(OR(ISTEXT([$'Посещения + Долги'.AW7]); [.$A36]=[.AW$52]); 0; [$'Посещения + Долги'.AW$26]*[$'Посещения + Долги'.AW7])" office:value-type="string" office:string-value="0" calcext:value-type="string">
            <text:p>0</text:p>
          </table:table-cell>
          <table:table-cell table:style-name="ce52" table:formula="of:=IF(OR(ISTEXT([$'Посещения + Долги'.AX7]); [.$A36]=[.AX$52]); 0; [$'Посещения + Долги'.AX$26]*[$'Посещения + Долги'.AX7])" office:value-type="string" office:string-value="0" calcext:value-type="string">
            <text:p>0</text:p>
          </table:table-cell>
          <table:table-cell table:style-name="ce52" table:formula="of:=IF(OR(ISTEXT([$'Посещения + Долги'.AY7]); [.$A36]=[.AY$52]); 0; [$'Посещения + Долги'.AY$26]*[$'Посещения + Долги'.AY7])" office:value-type="string" office:string-value="0" calcext:value-type="string">
            <text:p>0</text:p>
          </table:table-cell>
          <table:table-cell table:style-name="ce52" table:formula="of:=IF(OR(ISTEXT([$'Посещения + Долги'.AZ7]); [.$A36]=[.AZ$52]); 0; [$'Посещения + Долги'.AZ$26]*[$'Посещения + Долги'.AZ7])" office:value-type="string" office:string-value="0" calcext:value-type="string">
            <text:p>0</text:p>
          </table:table-cell>
          <table:table-cell table:style-name="ce52" table:formula="of:=IF(OR(ISTEXT([$'Посещения + Долги'.BA7]); [.$A36]=[.BA$52]); 0; [$'Посещения + Долги'.BA$26]*[$'Посещения + Долги'.BA7])" office:value-type="string" office:string-value="0" calcext:value-type="string">
            <text:p>0</text:p>
          </table:table-cell>
          <table:table-cell table:style-name="ce52" table:formula="of:=IF(OR(ISTEXT([$'Посещения + Долги'.BB7]); [.$A36]=[.BB$52]); 0; [$'Посещения + Долги'.BB$26]*[$'Посещения + Долги'.BB7])" office:value-type="string" office:string-value="0" calcext:value-type="string">
            <text:p>0</text:p>
          </table:table-cell>
          <table:table-cell table:style-name="ce52" table:formula="of:=IF(OR(ISTEXT([$'Посещения + Долги'.BC7]); [.$A36]=[.BC$52]); 0; [$'Посещения + Долги'.BC$26]*[$'Посещения + Долги'.BC7])" office:value-type="string" office:string-value="0" calcext:value-type="string">
            <text:p>0</text:p>
          </table:table-cell>
          <table:table-cell table:style-name="ce52" table:formula="of:=IF(OR(ISTEXT([$'Посещения + Долги'.BD7]); [.$A36]=[.BD$52]); 0; [$'Посещения + Долги'.BD$26]*[$'Посещения + Долги'.BD7])" office:value-type="string" office:string-value="0" calcext:value-type="string">
            <text:p>0</text:p>
          </table:table-cell>
          <table:table-cell table:style-name="ce52" table:formula="of:=IF(OR(ISTEXT([$'Посещения + Долги'.BE7]); [.$A36]=[.BE$52]); 0; [$'Посещения + Долги'.BE$26]*[$'Посещения + Долги'.BE7])" office:value-type="string" office:string-value="0" calcext:value-type="string">
            <text:p>0</text:p>
          </table:table-cell>
          <table:table-cell table:style-name="ce52" table:formula="of:=IF(OR(ISTEXT([$'Посещения + Долги'.BF7]); [.$A36]=[.BF$52]); 0; [$'Посещения + Долги'.BF$26]*[$'Посещения + Долги'.BF7])" office:value-type="string" office:string-value="0" calcext:value-type="string">
            <text:p>0</text:p>
          </table:table-cell>
          <table:table-cell table:style-name="ce52" table:formula="of:=IF(OR(ISTEXT([$'Посещения + Долги'.BG7]); [.$A36]=[.BG$52]); 0; [$'Посещения + Долги'.BG$26]*[$'Посещения + Долги'.BG7])" office:value-type="string" office:string-value="0" calcext:value-type="string">
            <text:p>0</text:p>
          </table:table-cell>
          <table:table-cell table:style-name="ce52" table:formula="of:=IF(OR(ISTEXT([$'Посещения + Долги'.BH7]); [.$A36]=[.BH$52]); 0; [$'Посещения + Долги'.BH$26]*[$'Посещения + Долги'.BH7])" office:value-type="string" office:string-value="0" calcext:value-type="string">
            <text:p>0</text:p>
          </table:table-cell>
          <table:table-cell table:style-name="ce52" table:formula="of:=IF(OR(ISTEXT([$'Посещения + Долги'.BI7]); [.$A36]=[.BI$52]); 0; [$'Посещения + Долги'.BI$26]*[$'Посещения + Долги'.BI7])" office:value-type="string" office:string-value="0" calcext:value-type="string">
            <text:p>0</text:p>
          </table:table-cell>
          <table:table-cell table:style-name="ce52" table:formula="of:=IF(OR(ISTEXT([$'Посещения + Долги'.BJ7]); [.$A36]=[.BJ$52]); 0; [$'Посещения + Долги'.BJ$26]*[$'Посещения + Долги'.BJ7])" office:value-type="string" office:string-value="0" calcext:value-type="string">
            <text:p>0</text:p>
          </table:table-cell>
          <table:table-cell table:style-name="ce52" table:formula="of:=IF(OR(ISTEXT([$'Посещения + Долги'.BK7]); [.$A36]=[.BK$52]); 0; [$'Посещения + Долги'.BK$26]*[$'Посещения + Долги'.BK7])" office:value-type="string" office:string-value="0" calcext:value-type="string">
            <text:p>0</text:p>
          </table:table-cell>
          <table:table-cell table:style-name="ce52" table:formula="of:=IF(OR(ISTEXT([$'Посещения + Долги'.BL7]); [.$A36]=[.BL$52]); 0; [$'Посещения + Долги'.BL$26]*[$'Посещения + Долги'.BL7])" office:value-type="string" office:string-value="0" calcext:value-type="string">
            <text:p>0</text:p>
          </table:table-cell>
          <table:table-cell table:style-name="ce52" table:formula="of:=IF(OR(ISTEXT([$'Посещения + Долги'.BM7]); [.$A36]=[.BM$52]); 0; [$'Посещения + Долги'.BM$26]*[$'Посещения + Долги'.BM7])" office:value-type="string" office:string-value="0" calcext:value-type="string">
            <text:p>0</text:p>
          </table:table-cell>
          <table:table-cell table:style-name="ce52" table:formula="of:=IF(OR(ISTEXT([$'Посещения + Долги'.BN7]); [.$A36]=[.BN$52]); 0; [$'Посещения + Долги'.BN$26]*[$'Посещения + Долги'.BN7])" office:value-type="string" office:string-value="0" calcext:value-type="string">
            <text:p>0</text:p>
          </table:table-cell>
          <table:table-cell table:style-name="ce52" table:formula="of:=IF(OR(ISTEXT([$'Посещения + Долги'.BO7]); [.$A36]=[.BO$52]); 0; [$'Посещения + Долги'.BO$26]*[$'Посещения + Долги'.BO7])" office:value-type="string" office:string-value="0" calcext:value-type="string">
            <text:p>0</text:p>
          </table:table-cell>
          <table:table-cell table:style-name="ce52" table:formula="of:=IF(OR(ISTEXT([$'Посещения + Долги'.BP7]); [.$A36]=[.BP$52]); 0; [$'Посещения + Долги'.BP$26]*[$'Посещения + Долги'.BP7])" office:value-type="string" office:string-value="0" calcext:value-type="string">
            <text:p>0</text:p>
          </table:table-cell>
          <table:table-cell table:style-name="ce52" table:formula="of:=IF(OR(ISTEXT([$'Посещения + Долги'.BQ7]); [.$A36]=[.BQ$52]); 0; [$'Посещения + Долги'.BQ$26]*[$'Посещения + Долги'.BQ7])" office:value-type="string" office:string-value="0" calcext:value-type="string">
            <text:p>0</text:p>
          </table:table-cell>
          <table:table-cell table:style-name="ce52" table:formula="of:=IF(OR(ISTEXT([$'Посещения + Долги'.BR7]); [.$A36]=[.BR$52]); 0; [$'Посещения + Долги'.BR$26]*[$'Посещения + Долги'.BR7])" office:value-type="string" office:string-value="0" calcext:value-type="string">
            <text:p>0</text:p>
          </table:table-cell>
          <table:table-cell table:style-name="ce52" table:formula="of:=IF(OR(ISTEXT([$'Посещения + Долги'.BS7]); [.$A36]=[.BS$52]); 0; [$'Посещения + Долги'.BS$26]*[$'Посещения + Долги'.BS7])" office:value-type="string" office:string-value="0" calcext:value-type="string">
            <text:p>0</text:p>
          </table:table-cell>
          <table:table-cell table:style-name="ce52" table:formula="of:=IF(OR(ISTEXT([$'Посещения + Долги'.BT7]); [.$A36]=[.BT$52]); 0; [$'Посещения + Долги'.BT$26]*[$'Посещения + Долги'.BT7])" office:value-type="string" office:string-value="0" calcext:value-type="string">
            <text:p>0</text:p>
          </table:table-cell>
          <table:table-cell table:style-name="ce52" table:formula="of:=IF(OR(ISTEXT([$'Посещения + Долги'.BU7]); [.$A36]=[.BU$52]); 0; [$'Посещения + Долги'.BU$26]*[$'Посещения + Долги'.BU7])" office:value-type="string" office:string-value="50" calcext:value-type="string">
            <text:p>50</text:p>
          </table:table-cell>
          <table:table-cell table:style-name="ce52" table:formula="of:=IF(OR(ISTEXT([$'Посещения + Долги'.BV7]); [.$A36]=[.BV$52]); 0; [$'Посещения + Долги'.BV$26]*[$'Посещения + Долги'.BV7])" office:value-type="string" office:string-value="36" calcext:value-type="string">
            <text:p>36</text:p>
          </table:table-cell>
          <table:table-cell table:style-name="ce52" table:formula="of:=IF(OR(ISTEXT([$'Посещения + Долги'.BW7]); [.$A36]=[.BW$52]); 0; [$'Посещения + Долги'.BW$26]*[$'Посещения + Долги'.BW7])" office:value-type="string" office:string-value="40" calcext:value-type="string">
            <text:p>40</text:p>
          </table:table-cell>
          <table:table-cell table:style-name="ce52" table:formula="of:=IF(OR(ISTEXT([$'Посещения + Долги'.BX7]); [.$A36]=[.BX$52]); 0; [$'Посещения + Долги'.BX$26]*[$'Посещения + Долги'.BX7])" office:value-type="string" office:string-value="0" calcext:value-type="string">
            <text:p>0</text:p>
          </table:table-cell>
          <table:table-cell table:style-name="ce52" table:formula="of:=IF(OR(ISTEXT([$'Посещения + Долги'.BY7]); [.$A36]=[.BY$52]); 0; [$'Посещения + Долги'.BY$26]*[$'Посещения + Долги'.BY7])" office:value-type="string" office:string-value="0" calcext:value-type="string">
            <text:p>0</text:p>
          </table:table-cell>
          <table:table-cell table:style-name="ce52" table:formula="of:=IF(OR(ISTEXT([$'Посещения + Долги'.BZ7]); [.$A36]=[.BZ$52]); 0; [$'Посещения + Долги'.BZ$26]*[$'Посещения + Долги'.BZ7])" office:value-type="string" office:string-value="0" calcext:value-type="string">
            <text:p>0</text:p>
          </table:table-cell>
          <table:table-cell table:style-name="ce52" table:formula="of:=IF(OR(ISTEXT([$'Посещения + Долги'.CA7]); [.$A36]=[.CA$52]); 0; [$'Посещения + Долги'.CA$26]*[$'Посещения + Долги'.CA7])" office:value-type="string" office:string-value="0" calcext:value-type="string">
            <text:p>0</text:p>
          </table:table-cell>
          <table:table-cell table:style-name="ce52" table:formula="of:=IF(OR(ISTEXT([$'Посещения + Долги'.CB7]); [.$A36]=[.CB$52]); 0; [$'Посещения + Долги'.CB$26]*[$'Посещения + Долги'.CB7])" office:value-type="string" office:string-value="0" calcext:value-type="string">
            <text:p>0</text:p>
          </table:table-cell>
          <table:table-cell table:style-name="ce52" table:formula="of:=IF(OR(ISTEXT([$'Посещения + Долги'.CC7]); [.$A36]=[.CC$52]); 0; [$'Посещения + Долги'.CC$26]*[$'Посещения + Долги'.CC7])" office:value-type="string" office:string-value="0" calcext:value-type="string">
            <text:p>0</text:p>
          </table:table-cell>
          <table:table-cell table:style-name="ce52" table:formula="of:=IF(OR(ISTEXT([$'Посещения + Долги'.CD7]); [.$A36]=[.CD$52]); 0; [$'Посещения + Долги'.CD$26]*[$'Посещения + Долги'.CD7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7]); [.$A36]=[.CE$52]); 0; [$'Посещения + Долги'.CE$26]*[$'Посещения + Долги'.CE7])" office:value-type="string" office:string-value="0" calcext:value-type="string">
            <text:p>0</text:p>
          </table:table-cell>
          <table:table-cell table:style-name="ce52" table:formula="of:=IF(OR(ISTEXT([$'Посещения + Долги'.CF7]); [.$A36]=[.CF$52]); 0; [$'Посещения + Долги'.CF$26]*[$'Посещения + Долги'.CF7])" office:value-type="string" office:string-value="0" calcext:value-type="string">
            <text:p>0</text:p>
          </table:table-cell>
          <table:table-cell table:style-name="ce52" table:formula="of:=IF(OR(ISTEXT([$'Посещения + Долги'.CG7]); [.$A36]=[.CG$52]); 0; [$'Посещения + Долги'.CG$26]*[$'Посещения + Долги'.CG7])" office:value-type="string" office:string-value="0" calcext:value-type="string">
            <text:p>0</text:p>
          </table:table-cell>
          <table:table-cell table:style-name="ce52" table:formula="of:=IF(OR(ISTEXT([$'Посещения + Долги'.CH7]); [.$A36]=[.CH$52]); 0; [$'Посещения + Долги'.CH$26]*[$'Посещения + Долги'.CH7])" office:value-type="string" office:string-value="0" calcext:value-type="string">
            <text:p>0</text:p>
          </table:table-cell>
          <table:table-cell table:style-name="ce52" table:formula="of:=IF(OR(ISTEXT([$'Посещения + Долги'.CI7]); [.$A36]=[.CI$52]); 0; [$'Посещения + Долги'.CI$26]*[$'Посещения + Долги'.CI7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Мулюков</text:p>
          </table:table-cell>
          <table:table-cell table:style-name="ce51" table:formula="of:=IF(OR(ISTEXT([$'Посещения + Долги'.B8]); [.$A37]=[.B$52]); 0; [$'Посещения + Долги'.B$26]*[$'Посещения + Долги'.B8])" office:value-type="string" office:string-value="0" calcext:value-type="string">
            <text:p>0</text:p>
          </table:table-cell>
          <table:table-cell table:style-name="ce52" table:formula="of:=IF(OR(ISTEXT([$'Посещения + Долги'.C8]); [.$A37]=[.C$52]); 0; [$'Посещения + Долги'.C$26]*[$'Посещения + Долги'.C8])" office:value-type="string" office:string-value="0" calcext:value-type="string">
            <text:p>0</text:p>
          </table:table-cell>
          <table:table-cell table:style-name="ce51" table:formula="of:=IF(OR(ISTEXT([$'Посещения + Долги'.D8]); [.$A37]=[.D$52]); 0; [$'Посещения + Долги'.D$26]*[$'Посещения + Долги'.D8])" office:value-type="string" office:string-value="0" calcext:value-type="string">
            <text:p>0</text:p>
          </table:table-cell>
          <table:table-cell table:style-name="ce52" table:formula="of:=IF(OR(ISTEXT([$'Посещения + Долги'.E8]); [.$A37]=[.E$52]); 0; [$'Посещения + Долги'.E$26]*[$'Посещения + Долги'.E8])" office:value-type="string" office:string-value="0" calcext:value-type="string">
            <text:p>0</text:p>
          </table:table-cell>
          <table:table-cell table:style-name="ce51" table:formula="of:=IF(OR(ISTEXT([$'Посещения + Долги'.F8]); [.$A37]=[.F$52]); 0; [$'Посещения + Долги'.F$26]*[$'Посещения + Долги'.F8])" office:value-type="string" office:string-value="0" calcext:value-type="string">
            <text:p>0</text:p>
          </table:table-cell>
          <table:table-cell table:style-name="ce52" table:formula="of:=IF(OR(ISTEXT([$'Посещения + Долги'.G8]); [.$A37]=[.G$52]); 0; [$'Посещения + Долги'.G$26]*[$'Посещения + Долги'.G8])" office:value-type="string" office:string-value="0" calcext:value-type="string">
            <text:p>0</text:p>
          </table:table-cell>
          <table:table-cell table:style-name="ce51" table:formula="of:=IF(OR(ISTEXT([$'Посещения + Долги'.H8]); [.$A37]=[.H$52]); 0; [$'Посещения + Долги'.H$26]*[$'Посещения + Долги'.H8])" office:value-type="string" office:string-value="0" calcext:value-type="string">
            <text:p>0</text:p>
          </table:table-cell>
          <table:table-cell table:style-name="ce52" table:formula="of:=IF(OR(ISTEXT([$'Посещения + Долги'.I8]); [.$A37]=[.I$52]); 0; [$'Посещения + Долги'.I$26]*[$'Посещения + Долги'.I8])" office:value-type="string" office:string-value="0" calcext:value-type="string">
            <text:p>0</text:p>
          </table:table-cell>
          <table:table-cell table:style-name="ce51" table:formula="of:=IF(OR(ISTEXT([$'Посещения + Долги'.J8]); [.$A37]=[.J$52]); 0; [$'Посещения + Долги'.J$26]*[$'Посещения + Долги'.J8])" office:value-type="string" office:string-value="0" calcext:value-type="string">
            <text:p>0</text:p>
          </table:table-cell>
          <table:table-cell table:style-name="ce52" table:formula="of:=IF(OR(ISTEXT([$'Посещения + Долги'.K8]); [.$A37]=[.K$52]); 0; [$'Посещения + Долги'.K$26]*[$'Посещения + Долги'.K8])" office:value-type="string" office:string-value="0" calcext:value-type="string">
            <text:p>0</text:p>
          </table:table-cell>
          <table:table-cell table:style-name="ce51" table:formula="of:=IF(OR(ISTEXT([$'Посещения + Долги'.L8]); [.$A37]=[.L$52]); 0; [$'Посещения + Долги'.L$26]*[$'Посещения + Долги'.L8])" office:value-type="string" office:string-value="0" calcext:value-type="string">
            <text:p>0</text:p>
          </table:table-cell>
          <table:table-cell table:style-name="ce52" table:formula="of:=IF(OR(ISTEXT([$'Посещения + Долги'.M8]); [.$A37]=[.M$52]); 0; [$'Посещения + Долги'.M$26]*[$'Посещения + Долги'.M8])" office:value-type="string" office:string-value="0" calcext:value-type="string">
            <text:p>0</text:p>
          </table:table-cell>
          <table:table-cell table:style-name="ce51" table:formula="of:=IF(OR(ISTEXT([$'Посещения + Долги'.N8]); [.$A37]=[.N$52]); 0; [$'Посещения + Долги'.N$26]*[$'Посещения + Долги'.N8])" office:value-type="string" office:string-value="0" calcext:value-type="string">
            <text:p>0</text:p>
          </table:table-cell>
          <table:table-cell table:style-name="ce52" table:formula="of:=IF(OR(ISTEXT([$'Посещения + Долги'.O8]); [.$A37]=[.O$52]); 0; [$'Посещения + Долги'.O$26]*[$'Посещения + Долги'.O8])" office:value-type="string" office:string-value="0" calcext:value-type="string">
            <text:p>0</text:p>
          </table:table-cell>
          <table:table-cell table:style-name="ce51" table:formula="of:=IF(OR(ISTEXT([$'Посещения + Долги'.P8]); [.$A37]=[.P$52]); 0; [$'Посещения + Долги'.P$26]*[$'Посещения + Долги'.P8])" office:value-type="string" office:string-value="0" calcext:value-type="string">
            <text:p>0</text:p>
          </table:table-cell>
          <table:table-cell table:style-name="ce52" table:formula="of:=IF(OR(ISTEXT([$'Посещения + Долги'.Q8]); [.$A37]=[.Q$52]); 0; [$'Посещения + Долги'.Q$26]*[$'Посещения + Долги'.Q8])" office:value-type="string" office:string-value="0" calcext:value-type="string">
            <text:p>0</text:p>
          </table:table-cell>
          <table:table-cell table:style-name="ce51" table:formula="of:=IF(OR(ISTEXT([$'Посещения + Долги'.R8]); [.$A37]=[.R$52]); 0; [$'Посещения + Долги'.R$26]*[$'Посещения + Долги'.R8])" office:value-type="string" office:string-value="0" calcext:value-type="string">
            <text:p>0</text:p>
          </table:table-cell>
          <table:table-cell table:style-name="ce52" table:formula="of:=IF(OR(ISTEXT([$'Посещения + Долги'.S8]); [.$A37]=[.S$52]); 0; [$'Посещения + Долги'.S$26]*[$'Посещения + Долги'.S8])" office:value-type="string" office:string-value="0" calcext:value-type="string">
            <text:p>0</text:p>
          </table:table-cell>
          <table:table-cell table:style-name="ce51" table:formula="of:=IF(OR(ISTEXT([$'Посещения + Долги'.T8]); [.$A37]=[.T$52]); 0; [$'Посещения + Долги'.T$26]*[$'Посещения + Долги'.T8])" office:value-type="string" office:string-value="0" calcext:value-type="string">
            <text:p>0</text:p>
          </table:table-cell>
          <table:table-cell table:style-name="ce52" table:formula="of:=IF(OR(ISTEXT([$'Посещения + Долги'.U8]); [.$A37]=[.U$52]); 0; [$'Посещения + Долги'.U$26]*[$'Посещения + Долги'.U8])" office:value-type="string" office:string-value="0" calcext:value-type="string">
            <text:p>0</text:p>
          </table:table-cell>
          <table:table-cell table:style-name="ce51" table:formula="of:=IF(OR(ISTEXT([$'Посещения + Долги'.V8]); [.$A37]=[.V$52]); 0; [$'Посещения + Долги'.V$26]*[$'Посещения + Долги'.V8])" office:value-type="string" office:string-value="0" calcext:value-type="string">
            <text:p>0</text:p>
          </table:table-cell>
          <table:table-cell table:style-name="ce52" table:formula="of:=IF(OR(ISTEXT([$'Посещения + Долги'.W8]); [.$A37]=[.W$52]); 0; [$'Посещения + Долги'.W$26]*[$'Посещения + Долги'.W8])" office:value-type="string" office:string-value="0" calcext:value-type="string">
            <text:p>0</text:p>
          </table:table-cell>
          <table:table-cell table:style-name="ce51" table:formula="of:=IF(OR(ISTEXT([$'Посещения + Долги'.X8]); [.$A37]=[.X$52]); 0; [$'Посещения + Долги'.X$26]*[$'Посещения + Долги'.X8])" office:value-type="string" office:string-value="0" calcext:value-type="string">
            <text:p>0</text:p>
          </table:table-cell>
          <table:table-cell table:style-name="ce52" table:formula="of:=IF(OR(ISTEXT([$'Посещения + Долги'.Y8]); [.$A37]=[.Y$52]); 0; [$'Посещения + Долги'.Y$26]*[$'Посещения + Долги'.Y8])" office:value-type="string" office:string-value="0" calcext:value-type="string">
            <text:p>0</text:p>
          </table:table-cell>
          <table:table-cell table:style-name="ce51" table:formula="of:=IF(OR(ISTEXT([$'Посещения + Долги'.Z8]); [.$A37]=[.Z$52]); 0; [$'Посещения + Долги'.Z$26]*[$'Посещения + Долги'.Z8])" office:value-type="string" office:string-value="0" calcext:value-type="string">
            <text:p>0</text:p>
          </table:table-cell>
          <table:table-cell table:style-name="ce52" table:formula="of:=IF(OR(ISTEXT([$'Посещения + Долги'.AA8]); [.$A37]=[.AA$52]); 0; [$'Посещения + Долги'.AA$26]*[$'Посещения + Долги'.AA8])" office:value-type="string" office:string-value="0" calcext:value-type="string">
            <text:p>0</text:p>
          </table:table-cell>
          <table:table-cell table:style-name="ce51" table:formula="of:=IF(OR(ISTEXT([$'Посещения + Долги'.AB8]); [.$A37]=[.AB$52]); 0; [$'Посещения + Долги'.AB$26]*[$'Посещения + Долги'.AB8])" office:value-type="string" office:string-value="0" calcext:value-type="string">
            <text:p>0</text:p>
          </table:table-cell>
          <table:table-cell table:style-name="ce52" table:formula="of:=IF(OR(ISTEXT([$'Посещения + Долги'.AC8]); [.$A37]=[.AC$52]); 0; [$'Посещения + Долги'.AC$26]*[$'Посещения + Долги'.AC8])" office:value-type="string" office:string-value="0" calcext:value-type="string">
            <text:p>0</text:p>
          </table:table-cell>
          <table:table-cell table:style-name="ce51" table:formula="of:=IF(OR(ISTEXT([$'Посещения + Долги'.AD8]); [.$A37]=[.AD$52]); 0; [$'Посещения + Долги'.AD$26]*[$'Посещения + Долги'.AD8])" office:value-type="string" office:string-value="0" calcext:value-type="string">
            <text:p>0</text:p>
          </table:table-cell>
          <table:table-cell table:style-name="ce52" table:formula="of:=IF(OR(ISTEXT([$'Посещения + Долги'.AE8]); [.$A37]=[.AE$52]); 0; [$'Посещения + Долги'.AE$26]*[$'Посещения + Долги'.AE8])" office:value-type="string" office:string-value="0" calcext:value-type="string">
            <text:p>0</text:p>
          </table:table-cell>
          <table:table-cell table:style-name="ce51" table:formula="of:=IF(OR(ISTEXT([$'Посещения + Долги'.AF8]); [.$A37]=[.AF$52]); 0; [$'Посещения + Долги'.AF$26]*[$'Посещения + Долги'.AF8])" office:value-type="string" office:string-value="0" calcext:value-type="string">
            <text:p>0</text:p>
          </table:table-cell>
          <table:table-cell table:style-name="ce52" table:formula="of:=IF(OR(ISTEXT([$'Посещения + Долги'.AG8]); [.$A37]=[.AG$52]); 0; [$'Посещения + Долги'.AG$26]*[$'Посещения + Долги'.AG8])" office:value-type="string" office:string-value="0" calcext:value-type="string">
            <text:p>0</text:p>
          </table:table-cell>
          <table:table-cell table:style-name="ce51" table:formula="of:=IF(OR(ISTEXT([$'Посещения + Долги'.AH8]); [.$A37]=[.AH$52]); 0; [$'Посещения + Долги'.AH$26]*[$'Посещения + Долги'.AH8])" office:value-type="string" office:string-value="0" calcext:value-type="string">
            <text:p>0</text:p>
          </table:table-cell>
          <table:table-cell table:style-name="ce52" table:formula="of:=IF(OR(ISTEXT([$'Посещения + Долги'.AI8]); [.$A37]=[.AI$52]); 0; [$'Посещения + Долги'.AI$26]*[$'Посещения + Долги'.AI8])" office:value-type="string" office:string-value="0" calcext:value-type="string">
            <text:p>0</text:p>
          </table:table-cell>
          <table:table-cell table:style-name="ce51" table:formula="of:=IF(OR(ISTEXT([$'Посещения + Долги'.AJ8]); [.$A37]=[.AJ$52]); 0; [$'Посещения + Долги'.AJ$26]*[$'Посещения + Долги'.AJ8])" office:value-type="string" office:string-value="0" calcext:value-type="string">
            <text:p>0</text:p>
          </table:table-cell>
          <table:table-cell table:style-name="ce52" table:formula="of:=IF(OR(ISTEXT([$'Посещения + Долги'.AK8]); [.$A37]=[.AK$52]); 0; [$'Посещения + Долги'.AK$26]*[$'Посещения + Долги'.AK8])" office:value-type="string" office:string-value="0" calcext:value-type="string">
            <text:p>0</text:p>
          </table:table-cell>
          <table:table-cell table:style-name="ce51" table:formula="of:=IF(OR(ISTEXT([$'Посещения + Долги'.AL8]); [.$A37]=[.AL$52]); 0; [$'Посещения + Долги'.AL$26]*[$'Посещения + Долги'.AL8])" office:value-type="string" office:string-value="0" calcext:value-type="string">
            <text:p>0</text:p>
          </table:table-cell>
          <table:table-cell table:style-name="ce52" table:formula="of:=IF(OR(ISTEXT([$'Посещения + Долги'.AM8]); [.$A37]=[.AM$52]); 0; [$'Посещения + Долги'.AM$26]*[$'Посещения + Долги'.AM8])" office:value-type="string" office:string-value="0" calcext:value-type="string">
            <text:p>0</text:p>
          </table:table-cell>
          <table:table-cell table:style-name="ce51" table:formula="of:=IF(OR(ISTEXT([$'Посещения + Долги'.AN8]); [.$A37]=[.AN$52]); 0; [$'Посещения + Долги'.AN$26]*[$'Посещения + Долги'.AN8])" office:value-type="string" office:string-value="0" calcext:value-type="string">
            <text:p>0</text:p>
          </table:table-cell>
          <table:table-cell table:style-name="ce52" table:formula="of:=IF(OR(ISTEXT([$'Посещения + Долги'.AO8]); [.$A37]=[.AO$52]); 0; [$'Посещения + Долги'.AO$26]*[$'Посещения + Долги'.AO8])" office:value-type="string" office:string-value="0" calcext:value-type="string">
            <text:p>0</text:p>
          </table:table-cell>
          <table:table-cell table:style-name="ce51" table:formula="of:=IF(OR(ISTEXT([$'Посещения + Долги'.AP8]); [.$A37]=[.AP$52]); 0; [$'Посещения + Долги'.AP$26]*[$'Посещения + Долги'.AP8])" office:value-type="string" office:string-value="0" calcext:value-type="string">
            <text:p>0</text:p>
          </table:table-cell>
          <table:table-cell table:style-name="ce52" table:formula="of:=IF(OR(ISTEXT([$'Посещения + Долги'.AQ8]); [.$A37]=[.AQ$52]); 0; [$'Посещения + Долги'.AQ$26]*[$'Посещения + Долги'.AQ8])" office:value-type="string" office:string-value="0" calcext:value-type="string">
            <text:p>0</text:p>
          </table:table-cell>
          <table:table-cell table:style-name="ce51" table:formula="of:=IF(OR(ISTEXT([$'Посещения + Долги'.AR8]); [.$A37]=[.AR$52]); 0; [$'Посещения + Долги'.AR$26]*[$'Посещения + Долги'.AR8])" office:value-type="string" office:string-value="0" calcext:value-type="string">
            <text:p>0</text:p>
          </table:table-cell>
          <table:table-cell table:style-name="ce52" table:formula="of:=IF(OR(ISTEXT([$'Посещения + Долги'.AS8]); [.$A37]=[.AS$52]); 0; [$'Посещения + Долги'.AS$26]*[$'Посещения + Долги'.AS8])" office:value-type="string" office:string-value="0" calcext:value-type="string">
            <text:p>0</text:p>
          </table:table-cell>
          <table:table-cell table:style-name="ce52" table:formula="of:=IF(OR(ISTEXT([$'Посещения + Долги'.AT8]); [.$A37]=[.AT$52]); 0; [$'Посещения + Долги'.AT$26]*[$'Посещения + Долги'.AT8])" office:value-type="string" office:string-value="0" calcext:value-type="string">
            <text:p>0</text:p>
          </table:table-cell>
          <table:table-cell table:style-name="ce52" table:formula="of:=IF(OR(ISTEXT([$'Посещения + Долги'.AU8]); [.$A37]=[.AU$52]); 0; [$'Посещения + Долги'.AU$26]*[$'Посещения + Долги'.AU8])" office:value-type="string" office:string-value="0" calcext:value-type="string">
            <text:p>0</text:p>
          </table:table-cell>
          <table:table-cell table:style-name="ce52" table:formula="of:=IF(OR(ISTEXT([$'Посещения + Долги'.AV8]); [.$A37]=[.AV$52]); 0; [$'Посещения + Долги'.AV$26]*[$'Посещения + Долги'.AV8])" office:value-type="string" office:string-value="0" calcext:value-type="string">
            <text:p>0</text:p>
          </table:table-cell>
          <table:table-cell table:style-name="ce52" table:formula="of:=IF(OR(ISTEXT([$'Посещения + Долги'.AW8]); [.$A37]=[.AW$52]); 0; [$'Посещения + Долги'.AW$26]*[$'Посещения + Долги'.AW8])" office:value-type="string" office:string-value="0" calcext:value-type="string">
            <text:p>0</text:p>
          </table:table-cell>
          <table:table-cell table:style-name="ce52" table:formula="of:=IF(OR(ISTEXT([$'Посещения + Долги'.AX8]); [.$A37]=[.AX$52]); 0; [$'Посещения + Долги'.AX$26]*[$'Посещения + Долги'.AX8])" office:value-type="string" office:string-value="0" calcext:value-type="string">
            <text:p>0</text:p>
          </table:table-cell>
          <table:table-cell table:style-name="ce52" table:formula="of:=IF(OR(ISTEXT([$'Посещения + Долги'.AY8]); [.$A37]=[.AY$52]); 0; [$'Посещения + Долги'.AY$26]*[$'Посещения + Долги'.AY8])" office:value-type="string" office:string-value="0" calcext:value-type="string">
            <text:p>0</text:p>
          </table:table-cell>
          <table:table-cell table:style-name="ce52" table:formula="of:=IF(OR(ISTEXT([$'Посещения + Долги'.AZ8]); [.$A37]=[.AZ$52]); 0; [$'Посещения + Долги'.AZ$26]*[$'Посещения + Долги'.AZ8])" office:value-type="string" office:string-value="0" calcext:value-type="string">
            <text:p>0</text:p>
          </table:table-cell>
          <table:table-cell table:style-name="ce52" table:formula="of:=IF(OR(ISTEXT([$'Посещения + Долги'.BA8]); [.$A37]=[.BA$52]); 0; [$'Посещения + Долги'.BA$26]*[$'Посещения + Долги'.BA8])" office:value-type="string" office:string-value="0" calcext:value-type="string">
            <text:p>0</text:p>
          </table:table-cell>
          <table:table-cell table:style-name="ce52" table:formula="of:=IF(OR(ISTEXT([$'Посещения + Долги'.BB8]); [.$A37]=[.BB$52]); 0; [$'Посещения + Долги'.BB$26]*[$'Посещения + Долги'.BB8])" office:value-type="string" office:string-value="0" calcext:value-type="string">
            <text:p>0</text:p>
          </table:table-cell>
          <table:table-cell table:style-name="ce52" table:formula="of:=IF(OR(ISTEXT([$'Посещения + Долги'.BC8]); [.$A37]=[.BC$52]); 0; [$'Посещения + Долги'.BC$26]*[$'Посещения + Долги'.BC8])" office:value-type="string" office:string-value="0" calcext:value-type="string">
            <text:p>0</text:p>
          </table:table-cell>
          <table:table-cell table:style-name="ce52" table:formula="of:=IF(OR(ISTEXT([$'Посещения + Долги'.BD8]); [.$A37]=[.BD$52]); 0; [$'Посещения + Долги'.BD$26]*[$'Посещения + Долги'.BD8])" office:value-type="string" office:string-value="0" calcext:value-type="string">
            <text:p>0</text:p>
          </table:table-cell>
          <table:table-cell table:style-name="ce52" table:formula="of:=IF(OR(ISTEXT([$'Посещения + Долги'.BE8]); [.$A37]=[.BE$52]); 0; [$'Посещения + Долги'.BE$26]*[$'Посещения + Долги'.BE8])" office:value-type="string" office:string-value="0" calcext:value-type="string">
            <text:p>0</text:p>
          </table:table-cell>
          <table:table-cell table:style-name="ce52" table:formula="of:=IF(OR(ISTEXT([$'Посещения + Долги'.BF8]); [.$A37]=[.BF$52]); 0; [$'Посещения + Долги'.BF$26]*[$'Посещения + Долги'.BF8])" office:value-type="string" office:string-value="0" calcext:value-type="string">
            <text:p>0</text:p>
          </table:table-cell>
          <table:table-cell table:style-name="ce52" table:formula="of:=IF(OR(ISTEXT([$'Посещения + Долги'.BG8]); [.$A37]=[.BG$52]); 0; [$'Посещения + Долги'.BG$26]*[$'Посещения + Долги'.BG8])" office:value-type="string" office:string-value="0" calcext:value-type="string">
            <text:p>0</text:p>
          </table:table-cell>
          <table:table-cell table:style-name="ce52" table:formula="of:=IF(OR(ISTEXT([$'Посещения + Долги'.BH8]); [.$A37]=[.BH$52]); 0; [$'Посещения + Долги'.BH$26]*[$'Посещения + Долги'.BH8])" office:value-type="string" office:string-value="0" calcext:value-type="string">
            <text:p>0</text:p>
          </table:table-cell>
          <table:table-cell table:style-name="ce52" table:formula="of:=IF(OR(ISTEXT([$'Посещения + Долги'.BI8]); [.$A37]=[.BI$52]); 0; [$'Посещения + Долги'.BI$26]*[$'Посещения + Долги'.BI8])" office:value-type="string" office:string-value="0" calcext:value-type="string">
            <text:p>0</text:p>
          </table:table-cell>
          <table:table-cell table:style-name="ce52" table:formula="of:=IF(OR(ISTEXT([$'Посещения + Долги'.BJ8]); [.$A37]=[.BJ$52]); 0; [$'Посещения + Долги'.BJ$26]*[$'Посещения + Долги'.BJ8])" office:value-type="string" office:string-value="0" calcext:value-type="string">
            <text:p>0</text:p>
          </table:table-cell>
          <table:table-cell table:style-name="ce52" table:formula="of:=IF(OR(ISTEXT([$'Посещения + Долги'.BK8]); [.$A37]=[.BK$52]); 0; [$'Посещения + Долги'.BK$26]*[$'Посещения + Долги'.BK8])" office:value-type="string" office:string-value="0" calcext:value-type="string">
            <text:p>0</text:p>
          </table:table-cell>
          <table:table-cell table:style-name="ce52" table:formula="of:=IF(OR(ISTEXT([$'Посещения + Долги'.BL8]); [.$A37]=[.BL$52]); 0; [$'Посещения + Долги'.BL$26]*[$'Посещения + Долги'.BL8])" office:value-type="string" office:string-value="0" calcext:value-type="string">
            <text:p>0</text:p>
          </table:table-cell>
          <table:table-cell table:style-name="ce52" table:formula="of:=IF(OR(ISTEXT([$'Посещения + Долги'.BM8]); [.$A37]=[.BM$52]); 0; [$'Посещения + Долги'.BM$26]*[$'Посещения + Долги'.BM8])" office:value-type="string" office:string-value="0" calcext:value-type="string">
            <text:p>0</text:p>
          </table:table-cell>
          <table:table-cell table:style-name="ce52" table:formula="of:=IF(OR(ISTEXT([$'Посещения + Долги'.BN8]); [.$A37]=[.BN$52]); 0; [$'Посещения + Долги'.BN$26]*[$'Посещения + Долги'.BN8])" office:value-type="string" office:string-value="0" calcext:value-type="string">
            <text:p>0</text:p>
          </table:table-cell>
          <table:table-cell table:style-name="ce52" table:formula="of:=IF(OR(ISTEXT([$'Посещения + Долги'.BO8]); [.$A37]=[.BO$52]); 0; [$'Посещения + Долги'.BO$26]*[$'Посещения + Долги'.BO8])" office:value-type="string" office:string-value="0" calcext:value-type="string">
            <text:p>0</text:p>
          </table:table-cell>
          <table:table-cell table:style-name="ce52" table:formula="of:=IF(OR(ISTEXT([$'Посещения + Долги'.BP8]); [.$A37]=[.BP$52]); 0; [$'Посещения + Долги'.BP$26]*[$'Посещения + Долги'.BP8])" office:value-type="string" office:string-value="0" calcext:value-type="string">
            <text:p>0</text:p>
          </table:table-cell>
          <table:table-cell table:style-name="ce52" table:formula="of:=IF(OR(ISTEXT([$'Посещения + Долги'.BQ8]); [.$A37]=[.BQ$52]); 0; [$'Посещения + Долги'.BQ$26]*[$'Посещения + Долги'.BQ8])" office:value-type="string" office:string-value="0" calcext:value-type="string">
            <text:p>0</text:p>
          </table:table-cell>
          <table:table-cell table:style-name="ce52" table:formula="of:=IF(OR(ISTEXT([$'Посещения + Долги'.BR8]); [.$A37]=[.BR$52]); 0; [$'Посещения + Долги'.BR$26]*[$'Посещения + Долги'.BR8])" office:value-type="string" office:string-value="0" calcext:value-type="string">
            <text:p>0</text:p>
          </table:table-cell>
          <table:table-cell table:style-name="ce52" table:formula="of:=IF(OR(ISTEXT([$'Посещения + Долги'.BS8]); [.$A37]=[.BS$52]); 0; [$'Посещения + Долги'.BS$26]*[$'Посещения + Долги'.BS8])" office:value-type="string" office:string-value="0" calcext:value-type="string">
            <text:p>0</text:p>
          </table:table-cell>
          <table:table-cell table:style-name="ce52" table:formula="of:=IF(OR(ISTEXT([$'Посещения + Долги'.BT8]); [.$A37]=[.BT$52]); 0; [$'Посещения + Долги'.BT$26]*[$'Посещения + Долги'.BT8])" office:value-type="string" office:string-value="0" calcext:value-type="string">
            <text:p>0</text:p>
          </table:table-cell>
          <table:table-cell table:style-name="ce52" table:formula="of:=IF(OR(ISTEXT([$'Посещения + Долги'.BU8]); [.$A37]=[.BU$52]); 0; [$'Посещения + Долги'.BU$26]*[$'Посещения + Долги'.BU8])" office:value-type="string" office:string-value="0" calcext:value-type="string">
            <text:p>0</text:p>
          </table:table-cell>
          <table:table-cell table:style-name="ce52" table:formula="of:=IF(OR(ISTEXT([$'Посещения + Долги'.BV8]); [.$A37]=[.BV$52]); 0; [$'Посещения + Долги'.BV$26]*[$'Посещения + Долги'.BV8])" office:value-type="string" office:string-value="0" calcext:value-type="string">
            <text:p>0</text:p>
          </table:table-cell>
          <table:table-cell table:style-name="ce52" table:formula="of:=IF(OR(ISTEXT([$'Посещения + Долги'.BW8]); [.$A37]=[.BW$52]); 0; [$'Посещения + Долги'.BW$26]*[$'Посещения + Долги'.BW8])" office:value-type="string" office:string-value="0" calcext:value-type="string">
            <text:p>0</text:p>
          </table:table-cell>
          <table:table-cell table:style-name="ce52" table:formula="of:=IF(OR(ISTEXT([$'Посещения + Долги'.BX8]); [.$A37]=[.BX$52]); 0; [$'Посещения + Долги'.BX$26]*[$'Посещения + Долги'.BX8])" office:value-type="string" office:string-value="0" calcext:value-type="string">
            <text:p>0</text:p>
          </table:table-cell>
          <table:table-cell table:style-name="ce52" table:formula="of:=IF(OR(ISTEXT([$'Посещения + Долги'.BY8]); [.$A37]=[.BY$52]); 0; [$'Посещения + Долги'.BY$26]*[$'Посещения + Долги'.BY8])" office:value-type="string" office:string-value="0" calcext:value-type="string">
            <text:p>0</text:p>
          </table:table-cell>
          <table:table-cell table:style-name="ce52" table:formula="of:=IF(OR(ISTEXT([$'Посещения + Долги'.BZ8]); [.$A37]=[.BZ$52]); 0; [$'Посещения + Долги'.BZ$26]*[$'Посещения + Долги'.BZ8])" office:value-type="string" office:string-value="0" calcext:value-type="string">
            <text:p>0</text:p>
          </table:table-cell>
          <table:table-cell table:style-name="ce52" table:formula="of:=IF(OR(ISTEXT([$'Посещения + Долги'.CA8]); [.$A37]=[.CA$52]); 0; [$'Посещения + Долги'.CA$26]*[$'Посещения + Долги'.CA8])" office:value-type="string" office:string-value="0" calcext:value-type="string">
            <text:p>0</text:p>
          </table:table-cell>
          <table:table-cell table:style-name="ce52" table:formula="of:=IF(OR(ISTEXT([$'Посещения + Долги'.CB8]); [.$A37]=[.CB$52]); 0; [$'Посещения + Долги'.CB$26]*[$'Посещения + Долги'.CB8])" office:value-type="string" office:string-value="75" calcext:value-type="string">
            <text:p>75</text:p>
          </table:table-cell>
          <table:table-cell table:style-name="ce52" table:formula="of:=IF(OR(ISTEXT([$'Посещения + Долги'.CC8]); [.$A37]=[.CC$52]); 0; [$'Посещения + Долги'.CC$26]*[$'Посещения + Долги'.CC8])" office:value-type="string" office:string-value="0" calcext:value-type="string">
            <text:p>0</text:p>
          </table:table-cell>
          <table:table-cell table:style-name="ce52" table:formula="of:=IF(OR(ISTEXT([$'Посещения + Долги'.CD8]); [.$A37]=[.CD$52]); 0; [$'Посещения + Долги'.CD$26]*[$'Посещения + Долги'.CD8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8]); [.$A37]=[.CE$52]); 0; [$'Посещения + Долги'.CE$26]*[$'Посещения + Долги'.CE8])" office:value-type="string" office:string-value="0" calcext:value-type="string">
            <text:p>0</text:p>
          </table:table-cell>
          <table:table-cell table:style-name="ce52" table:formula="of:=IF(OR(ISTEXT([$'Посещения + Долги'.CF8]); [.$A37]=[.CF$52]); 0; [$'Посещения + Долги'.CF$26]*[$'Посещения + Долги'.CF8])" office:value-type="string" office:string-value="0" calcext:value-type="string">
            <text:p>0</text:p>
          </table:table-cell>
          <table:table-cell table:style-name="ce52" table:formula="of:=IF(OR(ISTEXT([$'Посещения + Долги'.CG8]); [.$A37]=[.CG$52]); 0; [$'Посещения + Долги'.CG$26]*[$'Посещения + Долги'.CG8])" office:value-type="string" office:string-value="0" calcext:value-type="string">
            <text:p>0</text:p>
          </table:table-cell>
          <table:table-cell table:style-name="ce52" table:formula="of:=IF(OR(ISTEXT([$'Посещения + Долги'.CH8]); [.$A37]=[.CH$52]); 0; [$'Посещения + Долги'.CH$26]*[$'Посещения + Долги'.CH8])" office:value-type="string" office:string-value="0" calcext:value-type="string">
            <text:p>0</text:p>
          </table:table-cell>
          <table:table-cell table:style-name="ce52" table:formula="of:=IF(OR(ISTEXT([$'Посещения + Долги'.CI8]); [.$A37]=[.CI$52]); 0; [$'Посещения + Долги'.CI$26]*[$'Посещения + Долги'.CI8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Мурлатов</text:p>
          </table:table-cell>
          <table:table-cell table:style-name="ce51" table:formula="of:=IF(OR(ISTEXT([$'Посещения + Долги'.B9]); [.$A38]=[.B$52]); 0; [$'Посещения + Долги'.B$26]*[$'Посещения + Долги'.B9])" office:value-type="string" office:string-value="0" calcext:value-type="string">
            <text:p>0</text:p>
          </table:table-cell>
          <table:table-cell table:style-name="ce52" table:formula="of:=IF(OR(ISTEXT([$'Посещения + Долги'.C9]); [.$A38]=[.C$52]); 0; [$'Посещения + Долги'.C$26]*[$'Посещения + Долги'.C9])" office:value-type="string" office:string-value="0" calcext:value-type="string">
            <text:p>0</text:p>
          </table:table-cell>
          <table:table-cell table:style-name="ce51" table:formula="of:=IF(OR(ISTEXT([$'Посещения + Долги'.D9]); [.$A38]=[.D$52]); 0; [$'Посещения + Долги'.D$26]*[$'Посещения + Долги'.D9])" office:value-type="string" office:string-value="0" calcext:value-type="string">
            <text:p>0</text:p>
          </table:table-cell>
          <table:table-cell table:style-name="ce52" table:formula="of:=IF(OR(ISTEXT([$'Посещения + Долги'.E9]); [.$A38]=[.E$52]); 0; [$'Посещения + Долги'.E$26]*[$'Посещения + Долги'.E9])" office:value-type="string" office:string-value="0" calcext:value-type="string">
            <text:p>0</text:p>
          </table:table-cell>
          <table:table-cell table:style-name="ce51" table:formula="of:=IF(OR(ISTEXT([$'Посещения + Долги'.F9]); [.$A38]=[.F$52]); 0; [$'Посещения + Долги'.F$26]*[$'Посещения + Долги'.F9])" office:value-type="string" office:string-value="0" calcext:value-type="string">
            <text:p>0</text:p>
          </table:table-cell>
          <table:table-cell table:style-name="ce52" table:formula="of:=IF(OR(ISTEXT([$'Посещения + Долги'.G9]); [.$A38]=[.G$52]); 0; [$'Посещения + Долги'.G$26]*[$'Посещения + Долги'.G9])" office:value-type="string" office:string-value="0" calcext:value-type="string">
            <text:p>0</text:p>
          </table:table-cell>
          <table:table-cell table:style-name="ce51" table:formula="of:=IF(OR(ISTEXT([$'Посещения + Долги'.H9]); [.$A38]=[.H$52]); 0; [$'Посещения + Долги'.H$26]*[$'Посещения + Долги'.H9])" office:value-type="string" office:string-value="0" calcext:value-type="string">
            <text:p>0</text:p>
          </table:table-cell>
          <table:table-cell table:style-name="ce52" table:formula="of:=IF(OR(ISTEXT([$'Посещения + Долги'.I9]); [.$A38]=[.I$52]); 0; [$'Посещения + Долги'.I$26]*[$'Посещения + Долги'.I9])" office:value-type="string" office:string-value="0" calcext:value-type="string">
            <text:p>0</text:p>
          </table:table-cell>
          <table:table-cell table:style-name="ce51" table:formula="of:=IF(OR(ISTEXT([$'Посещения + Долги'.J9]); [.$A38]=[.J$52]); 0; [$'Посещения + Долги'.J$26]*[$'Посещения + Долги'.J9])" office:value-type="string" office:string-value="56.25" calcext:value-type="string">
            <text:p>56.25</text:p>
          </table:table-cell>
          <table:table-cell table:style-name="ce52" table:formula="of:=IF(OR(ISTEXT([$'Посещения + Долги'.K9]); [.$A38]=[.K$52]); 0; [$'Посещения + Долги'.K$26]*[$'Посещения + Долги'.K9])" office:value-type="string" office:string-value="55.55555556" calcext:value-type="string">
            <text:p>55.55555556</text:p>
          </table:table-cell>
          <table:table-cell table:style-name="ce51" table:formula="of:=IF(OR(ISTEXT([$'Посещения + Долги'.L9]); [.$A38]=[.L$52]); 0; [$'Посещения + Долги'.L$26]*[$'Посещения + Долги'.L9])" office:value-type="string" office:string-value="0" calcext:value-type="string">
            <text:p>0</text:p>
          </table:table-cell>
          <table:table-cell table:style-name="ce52" table:formula="of:=IF(OR(ISTEXT([$'Посещения + Долги'.M9]); [.$A38]=[.M$52]); 0; [$'Посещения + Долги'.M$26]*[$'Посещения + Долги'.M9])" office:value-type="string" office:string-value="56.25" calcext:value-type="string">
            <text:p>56.25</text:p>
          </table:table-cell>
          <table:table-cell table:style-name="ce51" table:formula="of:=IF(OR(ISTEXT([$'Посещения + Долги'.N9]); [.$A38]=[.N$52]); 0; [$'Посещения + Долги'.N$26]*[$'Посещения + Долги'.N9])" office:value-type="string" office:string-value="0" calcext:value-type="string">
            <text:p>0</text:p>
          </table:table-cell>
          <table:table-cell table:style-name="ce52" table:formula="of:=IF(OR(ISTEXT([$'Посещения + Долги'.O9]); [.$A38]=[.O$52]); 0; [$'Посещения + Долги'.O$26]*[$'Посещения + Долги'.O9])" office:value-type="string" office:string-value="0" calcext:value-type="string">
            <text:p>0</text:p>
          </table:table-cell>
          <table:table-cell table:style-name="ce51" table:formula="of:=IF(OR(ISTEXT([$'Посещения + Долги'.P9]); [.$A38]=[.P$52]); 0; [$'Посещения + Долги'.P$26]*[$'Посещения + Долги'.P9])" office:value-type="string" office:string-value="0" calcext:value-type="string">
            <text:p>0</text:p>
          </table:table-cell>
          <table:table-cell table:style-name="ce52" table:formula="of:=IF(OR(ISTEXT([$'Посещения + Долги'.Q9]); [.$A38]=[.Q$52]); 0; [$'Посещения + Долги'.Q$26]*[$'Посещения + Долги'.Q9])" office:value-type="string" office:string-value="0" calcext:value-type="string">
            <text:p>0</text:p>
          </table:table-cell>
          <table:table-cell table:style-name="ce51" table:formula="of:=IF(OR(ISTEXT([$'Посещения + Долги'.R9]); [.$A38]=[.R$52]); 0; [$'Посещения + Долги'.R$26]*[$'Посещения + Долги'.R9])" office:value-type="string" office:string-value="0" calcext:value-type="string">
            <text:p>0</text:p>
          </table:table-cell>
          <table:table-cell table:style-name="ce52" table:formula="of:=IF(OR(ISTEXT([$'Посещения + Долги'.S9]); [.$A38]=[.S$52]); 0; [$'Посещения + Долги'.S$26]*[$'Посещения + Долги'.S9])" office:value-type="string" office:string-value="0" calcext:value-type="string">
            <text:p>0</text:p>
          </table:table-cell>
          <table:table-cell table:style-name="ce51" table:formula="of:=IF(OR(ISTEXT([$'Посещения + Долги'.T9]); [.$A38]=[.T$52]); 0; [$'Посещения + Долги'.T$26]*[$'Посещения + Долги'.T9])" office:value-type="string" office:string-value="50" calcext:value-type="string">
            <text:p>50</text:p>
          </table:table-cell>
          <table:table-cell table:style-name="ce52" table:formula="of:=IF(OR(ISTEXT([$'Посещения + Долги'.U9]); [.$A38]=[.U$52]); 0; [$'Посещения + Долги'.U$26]*[$'Посещения + Долги'.U9])" office:value-type="string" office:string-value="50" calcext:value-type="string">
            <text:p>50</text:p>
          </table:table-cell>
          <table:table-cell table:style-name="ce51" table:formula="of:=IF(OR(ISTEXT([$'Посещения + Долги'.V9]); [.$A38]=[.V$52]); 0; [$'Посещения + Долги'.V$26]*[$'Посещения + Долги'.V9])" office:value-type="string" office:string-value="56.25" calcext:value-type="string">
            <text:p>56.25</text:p>
          </table:table-cell>
          <table:table-cell table:style-name="ce52" table:formula="of:=IF(OR(ISTEXT([$'Посещения + Долги'.W9]); [.$A38]=[.W$52]); 0; [$'Посещения + Долги'.W$26]*[$'Посещения + Долги'.W9])" office:value-type="string" office:string-value="56.25" calcext:value-type="string">
            <text:p>56.25</text:p>
          </table:table-cell>
          <table:table-cell table:style-name="ce51" table:formula="of:=IF(OR(ISTEXT([$'Посещения + Долги'.X9]); [.$A38]=[.X$52]); 0; [$'Посещения + Долги'.X$26]*[$'Посещения + Долги'.X9])" office:value-type="string" office:string-value="37.5" calcext:value-type="string">
            <text:p>37.5</text:p>
          </table:table-cell>
          <table:table-cell table:style-name="ce52" table:formula="of:=IF(OR(ISTEXT([$'Посещения + Долги'.Y9]); [.$A38]=[.Y$52]); 0; [$'Посещения + Долги'.Y$26]*[$'Посещения + Долги'.Y9])" office:value-type="string" office:string-value="37.5" calcext:value-type="string">
            <text:p>37.5</text:p>
          </table:table-cell>
          <table:table-cell table:style-name="ce51" table:formula="of:=IF(OR(ISTEXT([$'Посещения + Долги'.Z9]); [.$A38]=[.Z$52]); 0; [$'Посещения + Долги'.Z$26]*[$'Посещения + Долги'.Z9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9]); [.$A38]=[.AA$52]); 0; [$'Посещения + Долги'.AA$26]*[$'Посещения + Долги'.AA9])" office:value-type="string" office:string-value="37.5" calcext:value-type="string">
            <text:p>37.5</text:p>
          </table:table-cell>
          <table:table-cell table:style-name="ce51" table:formula="of:=IF(OR(ISTEXT([$'Посещения + Долги'.AB9]); [.$A38]=[.AB$52]); 0; [$'Посещения + Долги'.AB$26]*[$'Посещения + Долги'.AB9])" office:value-type="string" office:string-value="50" calcext:value-type="string">
            <text:p>50</text:p>
          </table:table-cell>
          <table:table-cell table:style-name="ce52" table:formula="of:=IF(OR(ISTEXT([$'Посещения + Долги'.AC9]); [.$A38]=[.AC$52]); 0; [$'Посещения + Долги'.AC$26]*[$'Посещения + Долги'.AC9])" office:value-type="string" office:string-value="56.25" calcext:value-type="string">
            <text:p>56.25</text:p>
          </table:table-cell>
          <table:table-cell table:style-name="ce51" table:formula="of:=IF(OR(ISTEXT([$'Посещения + Долги'.AD9]); [.$A38]=[.AD$52]); 0; [$'Посещения + Долги'.AD$26]*[$'Посещения + Долги'.AD9])" office:value-type="string" office:string-value="0" calcext:value-type="string">
            <text:p>0</text:p>
          </table:table-cell>
          <table:table-cell table:style-name="ce52" table:formula="of:=IF(OR(ISTEXT([$'Посещения + Долги'.AE9]); [.$A38]=[.AE$52]); 0; [$'Посещения + Долги'.AE$26]*[$'Посещения + Долги'.AE9])" office:value-type="string" office:string-value="0" calcext:value-type="string">
            <text:p>0</text:p>
          </table:table-cell>
          <table:table-cell table:style-name="ce51" table:formula="of:=IF(OR(ISTEXT([$'Посещения + Долги'.AF9]); [.$A38]=[.AF$52]); 0; [$'Посещения + Долги'.AF$26]*[$'Посещения + Долги'.AF9])" office:value-type="string" office:string-value="0" calcext:value-type="string">
            <text:p>0</text:p>
          </table:table-cell>
          <table:table-cell table:style-name="ce52" table:formula="of:=IF(OR(ISTEXT([$'Посещения + Долги'.AG9]); [.$A38]=[.AG$52]); 0; [$'Посещения + Долги'.AG$26]*[$'Посещения + Долги'.AG9])" office:value-type="string" office:string-value="0" calcext:value-type="string">
            <text:p>0</text:p>
          </table:table-cell>
          <table:table-cell table:style-name="ce51" table:formula="of:=IF(OR(ISTEXT([$'Посещения + Долги'.AH9]); [.$A38]=[.AH$52]); 0; [$'Посещения + Долги'.AH$26]*[$'Посещения + Долги'.AH9])" office:value-type="string" office:string-value="0" calcext:value-type="string">
            <text:p>0</text:p>
          </table:table-cell>
          <table:table-cell table:style-name="ce52" table:formula="of:=IF(OR(ISTEXT([$'Посещения + Долги'.AI9]); [.$A38]=[.AI$52]); 0; [$'Посещения + Долги'.AI$26]*[$'Посещения + Долги'.AI9])" office:value-type="string" office:string-value="0" calcext:value-type="string">
            <text:p>0</text:p>
          </table:table-cell>
          <table:table-cell table:style-name="ce51" table:formula="of:=IF(OR(ISTEXT([$'Посещения + Долги'.AJ9]); [.$A38]=[.AJ$52]); 0; [$'Посещения + Долги'.AJ$26]*[$'Посещения + Долги'.AJ9])" office:value-type="string" office:string-value="0" calcext:value-type="string">
            <text:p>0</text:p>
          </table:table-cell>
          <table:table-cell table:style-name="ce52" table:formula="of:=IF(OR(ISTEXT([$'Посещения + Долги'.AK9]); [.$A38]=[.AK$52]); 0; [$'Посещения + Долги'.AK$26]*[$'Посещения + Долги'.AK9])" office:value-type="string" office:string-value="0" calcext:value-type="string">
            <text:p>0</text:p>
          </table:table-cell>
          <table:table-cell table:style-name="ce51" table:formula="of:=IF(OR(ISTEXT([$'Посещения + Долги'.AL9]); [.$A38]=[.AL$52]); 0; [$'Посещения + Долги'.AL$26]*[$'Посещения + Долги'.AL9])" office:value-type="string" office:string-value="0" calcext:value-type="string">
            <text:p>0</text:p>
          </table:table-cell>
          <table:table-cell table:style-name="ce52" table:formula="of:=IF(OR(ISTEXT([$'Посещения + Долги'.AM9]); [.$A38]=[.AM$52]); 0; [$'Посещения + Долги'.AM$26]*[$'Посещения + Долги'.AM9])" office:value-type="string" office:string-value="0" calcext:value-type="string">
            <text:p>0</text:p>
          </table:table-cell>
          <table:table-cell table:style-name="ce51" table:formula="of:=IF(OR(ISTEXT([$'Посещения + Долги'.AN9]); [.$A38]=[.AN$52]); 0; [$'Посещения + Долги'.AN$26]*[$'Посещения + Долги'.AN9])" office:value-type="string" office:string-value="0" calcext:value-type="string">
            <text:p>0</text:p>
          </table:table-cell>
          <table:table-cell table:style-name="ce52" table:formula="of:=IF(OR(ISTEXT([$'Посещения + Долги'.AO9]); [.$A38]=[.AO$52]); 0; [$'Посещения + Долги'.AO$26]*[$'Посещения + Долги'.AO9])" office:value-type="string" office:string-value="0" calcext:value-type="string">
            <text:p>0</text:p>
          </table:table-cell>
          <table:table-cell table:style-name="ce51" table:formula="of:=IF(OR(ISTEXT([$'Посещения + Долги'.AP9]); [.$A38]=[.AP$52]); 0; [$'Посещения + Долги'.AP$26]*[$'Посещения + Долги'.AP9])" office:value-type="string" office:string-value="0" calcext:value-type="string">
            <text:p>0</text:p>
          </table:table-cell>
          <table:table-cell table:style-name="ce52" table:formula="of:=IF(OR(ISTEXT([$'Посещения + Долги'.AQ9]); [.$A38]=[.AQ$52]); 0; [$'Посещения + Долги'.AQ$26]*[$'Посещения + Долги'.AQ9])" office:value-type="string" office:string-value="0" calcext:value-type="string">
            <text:p>0</text:p>
          </table:table-cell>
          <table:table-cell table:style-name="ce51" table:formula="of:=IF(OR(ISTEXT([$'Посещения + Долги'.AR9]); [.$A38]=[.AR$52]); 0; [$'Посещения + Долги'.AR$26]*[$'Посещения + Долги'.AR9])" office:value-type="string" office:string-value="0" calcext:value-type="string">
            <text:p>0</text:p>
          </table:table-cell>
          <table:table-cell table:style-name="ce52" table:formula="of:=IF(OR(ISTEXT([$'Посещения + Долги'.AS9]); [.$A38]=[.AS$52]); 0; [$'Посещения + Долги'.AS$26]*[$'Посещения + Долги'.AS9])" office:value-type="string" office:string-value="0" calcext:value-type="string">
            <text:p>0</text:p>
          </table:table-cell>
          <table:table-cell table:style-name="ce52" table:formula="of:=IF(OR(ISTEXT([$'Посещения + Долги'.AT9]); [.$A38]=[.AT$52]); 0; [$'Посещения + Долги'.AT$26]*[$'Посещения + Долги'.AT9])" office:value-type="string" office:string-value="0" calcext:value-type="string">
            <text:p>0</text:p>
          </table:table-cell>
          <table:table-cell table:style-name="ce52" table:formula="of:=IF(OR(ISTEXT([$'Посещения + Долги'.AU9]); [.$A38]=[.AU$52]); 0; [$'Посещения + Долги'.AU$26]*[$'Посещения + Долги'.AU9])" office:value-type="string" office:string-value="0" calcext:value-type="string">
            <text:p>0</text:p>
          </table:table-cell>
          <table:table-cell table:style-name="ce52" table:formula="of:=IF(OR(ISTEXT([$'Посещения + Долги'.AV9]); [.$A38]=[.AV$52]); 0; [$'Посещения + Долги'.AV$26]*[$'Посещения + Долги'.AV9])" office:value-type="string" office:string-value="0" calcext:value-type="string">
            <text:p>0</text:p>
          </table:table-cell>
          <table:table-cell table:style-name="ce52" table:formula="of:=IF(OR(ISTEXT([$'Посещения + Долги'.AW9]); [.$A38]=[.AW$52]); 0; [$'Посещения + Долги'.AW$26]*[$'Посещения + Долги'.AW9])" office:value-type="string" office:string-value="0" calcext:value-type="string">
            <text:p>0</text:p>
          </table:table-cell>
          <table:table-cell table:style-name="ce52" table:formula="of:=IF(OR(ISTEXT([$'Посещения + Долги'.AX9]); [.$A38]=[.AX$52]); 0; [$'Посещения + Долги'.AX$26]*[$'Посещения + Долги'.AX9])" office:value-type="string" office:string-value="0" calcext:value-type="string">
            <text:p>0</text:p>
          </table:table-cell>
          <table:table-cell table:style-name="ce52" table:formula="of:=IF(OR(ISTEXT([$'Посещения + Долги'.AY9]); [.$A38]=[.AY$52]); 0; [$'Посещения + Долги'.AY$26]*[$'Посещения + Долги'.AY9])" office:value-type="string" office:string-value="0" calcext:value-type="string">
            <text:p>0</text:p>
          </table:table-cell>
          <table:table-cell table:style-name="ce52" table:formula="of:=IF(OR(ISTEXT([$'Посещения + Долги'.AZ9]); [.$A38]=[.AZ$52]); 0; [$'Посещения + Долги'.AZ$26]*[$'Посещения + Долги'.AZ9])" office:value-type="string" office:string-value="0" calcext:value-type="string">
            <text:p>0</text:p>
          </table:table-cell>
          <table:table-cell table:style-name="ce52" table:formula="of:=IF(OR(ISTEXT([$'Посещения + Долги'.BA9]); [.$A38]=[.BA$52]); 0; [$'Посещения + Долги'.BA$26]*[$'Посещения + Долги'.BA9])" office:value-type="string" office:string-value="0" calcext:value-type="string">
            <text:p>0</text:p>
          </table:table-cell>
          <table:table-cell table:style-name="ce52" table:formula="of:=IF(OR(ISTEXT([$'Посещения + Долги'.BB9]); [.$A38]=[.BB$52]); 0; [$'Посещения + Долги'.BB$26]*[$'Посещения + Долги'.BB9])" office:value-type="string" office:string-value="0" calcext:value-type="string">
            <text:p>0</text:p>
          </table:table-cell>
          <table:table-cell table:style-name="ce52" table:formula="of:=IF(OR(ISTEXT([$'Посещения + Долги'.BC9]); [.$A38]=[.BC$52]); 0; [$'Посещения + Долги'.BC$26]*[$'Посещения + Долги'.BC9])" office:value-type="string" office:string-value="0" calcext:value-type="string">
            <text:p>0</text:p>
          </table:table-cell>
          <table:table-cell table:style-name="ce52" table:formula="of:=IF(OR(ISTEXT([$'Посещения + Долги'.BD9]); [.$A38]=[.BD$52]); 0; [$'Посещения + Долги'.BD$26]*[$'Посещения + Долги'.BD9])" office:value-type="string" office:string-value="0" calcext:value-type="string">
            <text:p>0</text:p>
          </table:table-cell>
          <table:table-cell table:style-name="ce52" table:formula="of:=IF(OR(ISTEXT([$'Посещения + Долги'.BE9]); [.$A38]=[.BE$52]); 0; [$'Посещения + Долги'.BE$26]*[$'Посещения + Долги'.BE9])" office:value-type="string" office:string-value="0" calcext:value-type="string">
            <text:p>0</text:p>
          </table:table-cell>
          <table:table-cell table:style-name="ce52" table:formula="of:=IF(OR(ISTEXT([$'Посещения + Долги'.BF9]); [.$A38]=[.BF$52]); 0; [$'Посещения + Долги'.BF$26]*[$'Посещения + Долги'.BF9])" office:value-type="string" office:string-value="0" calcext:value-type="string">
            <text:p>0</text:p>
          </table:table-cell>
          <table:table-cell table:style-name="ce52" table:formula="of:=IF(OR(ISTEXT([$'Посещения + Долги'.BG9]); [.$A38]=[.BG$52]); 0; [$'Посещения + Долги'.BG$26]*[$'Посещения + Долги'.BG9])" office:value-type="string" office:string-value="0" calcext:value-type="string">
            <text:p>0</text:p>
          </table:table-cell>
          <table:table-cell table:style-name="ce52" table:formula="of:=IF(OR(ISTEXT([$'Посещения + Долги'.BH9]); [.$A38]=[.BH$52]); 0; [$'Посещения + Долги'.BH$26]*[$'Посещения + Долги'.BH9])" office:value-type="string" office:string-value="0" calcext:value-type="string">
            <text:p>0</text:p>
          </table:table-cell>
          <table:table-cell table:style-name="ce52" table:formula="of:=IF(OR(ISTEXT([$'Посещения + Долги'.BI9]); [.$A38]=[.BI$52]); 0; [$'Посещения + Долги'.BI$26]*[$'Посещения + Долги'.BI9])" office:value-type="string" office:string-value="0" calcext:value-type="string">
            <text:p>0</text:p>
          </table:table-cell>
          <table:table-cell table:style-name="ce52" table:formula="of:=IF(OR(ISTEXT([$'Посещения + Долги'.BJ9]); [.$A38]=[.BJ$52]); 0; [$'Посещения + Долги'.BJ$26]*[$'Посещения + Долги'.BJ9])" office:value-type="string" office:string-value="0" calcext:value-type="string">
            <text:p>0</text:p>
          </table:table-cell>
          <table:table-cell table:style-name="ce52" table:formula="of:=IF(OR(ISTEXT([$'Посещения + Долги'.BK9]); [.$A38]=[.BK$52]); 0; [$'Посещения + Долги'.BK$26]*[$'Посещения + Долги'.BK9])" office:value-type="string" office:string-value="0" calcext:value-type="string">
            <text:p>0</text:p>
          </table:table-cell>
          <table:table-cell table:style-name="ce52" table:formula="of:=IF(OR(ISTEXT([$'Посещения + Долги'.BL9]); [.$A38]=[.BL$52]); 0; [$'Посещения + Долги'.BL$26]*[$'Посещения + Долги'.BL9])" office:value-type="string" office:string-value="0" calcext:value-type="string">
            <text:p>0</text:p>
          </table:table-cell>
          <table:table-cell table:style-name="ce52" table:formula="of:=IF(OR(ISTEXT([$'Посещения + Долги'.BM9]); [.$A38]=[.BM$52]); 0; [$'Посещения + Долги'.BM$26]*[$'Посещения + Долги'.BM9])" office:value-type="string" office:string-value="0" calcext:value-type="string">
            <text:p>0</text:p>
          </table:table-cell>
          <table:table-cell table:style-name="ce52" table:formula="of:=IF(OR(ISTEXT([$'Посещения + Долги'.BN9]); [.$A38]=[.BN$52]); 0; [$'Посещения + Долги'.BN$26]*[$'Посещения + Долги'.BN9])" office:value-type="string" office:string-value="0" calcext:value-type="string">
            <text:p>0</text:p>
          </table:table-cell>
          <table:table-cell table:style-name="ce52" table:formula="of:=IF(OR(ISTEXT([$'Посещения + Долги'.BO9]); [.$A38]=[.BO$52]); 0; [$'Посещения + Долги'.BO$26]*[$'Посещения + Долги'.BO9])" office:value-type="string" office:string-value="0" calcext:value-type="string">
            <text:p>0</text:p>
          </table:table-cell>
          <table:table-cell table:style-name="ce52" table:formula="of:=IF(OR(ISTEXT([$'Посещения + Долги'.BP9]); [.$A38]=[.BP$52]); 0; [$'Посещения + Долги'.BP$26]*[$'Посещения + Долги'.BP9])" office:value-type="string" office:string-value="0" calcext:value-type="string">
            <text:p>0</text:p>
          </table:table-cell>
          <table:table-cell table:style-name="ce52" table:formula="of:=IF(OR(ISTEXT([$'Посещения + Долги'.BQ9]); [.$A38]=[.BQ$52]); 0; [$'Посещения + Долги'.BQ$26]*[$'Посещения + Долги'.BQ9])" office:value-type="string" office:string-value="0" calcext:value-type="string">
            <text:p>0</text:p>
          </table:table-cell>
          <table:table-cell table:style-name="ce52" table:formula="of:=IF(OR(ISTEXT([$'Посещения + Долги'.BR9]); [.$A38]=[.BR$52]); 0; [$'Посещения + Долги'.BR$26]*[$'Посещения + Долги'.BR9])" office:value-type="string" office:string-value="0" calcext:value-type="string">
            <text:p>0</text:p>
          </table:table-cell>
          <table:table-cell table:style-name="ce52" table:formula="of:=IF(OR(ISTEXT([$'Посещения + Долги'.BS9]); [.$A38]=[.BS$52]); 0; [$'Посещения + Долги'.BS$26]*[$'Посещения + Долги'.BS9])" office:value-type="string" office:string-value="0" calcext:value-type="string">
            <text:p>0</text:p>
          </table:table-cell>
          <table:table-cell table:style-name="ce52" table:formula="of:=IF(OR(ISTEXT([$'Посещения + Долги'.BT9]); [.$A38]=[.BT$52]); 0; [$'Посещения + Долги'.BT$26]*[$'Посещения + Долги'.BT9])" office:value-type="string" office:string-value="0" calcext:value-type="string">
            <text:p>0</text:p>
          </table:table-cell>
          <table:table-cell table:style-name="ce52" table:formula="of:=IF(OR(ISTEXT([$'Посещения + Долги'.BU9]); [.$A38]=[.BU$52]); 0; [$'Посещения + Долги'.BU$26]*[$'Посещения + Долги'.BU9])" office:value-type="string" office:string-value="0" calcext:value-type="string">
            <text:p>0</text:p>
          </table:table-cell>
          <table:table-cell table:style-name="ce52" table:formula="of:=IF(OR(ISTEXT([$'Посещения + Долги'.BV9]); [.$A38]=[.BV$52]); 0; [$'Посещения + Долги'.BV$26]*[$'Посещения + Долги'.BV9])" office:value-type="string" office:string-value="0" calcext:value-type="string">
            <text:p>0</text:p>
          </table:table-cell>
          <table:table-cell table:style-name="ce52" table:formula="of:=IF(OR(ISTEXT([$'Посещения + Долги'.BW9]); [.$A38]=[.BW$52]); 0; [$'Посещения + Долги'.BW$26]*[$'Посещения + Долги'.BW9])" office:value-type="string" office:string-value="0" calcext:value-type="string">
            <text:p>0</text:p>
          </table:table-cell>
          <table:table-cell table:style-name="ce52" table:formula="of:=IF(OR(ISTEXT([$'Посещения + Долги'.BX9]); [.$A38]=[.BX$52]); 0; [$'Посещения + Долги'.BX$26]*[$'Посещения + Долги'.BX9])" office:value-type="string" office:string-value="0" calcext:value-type="string">
            <text:p>0</text:p>
          </table:table-cell>
          <table:table-cell table:style-name="ce52" table:formula="of:=IF(OR(ISTEXT([$'Посещения + Долги'.BY9]); [.$A38]=[.BY$52]); 0; [$'Посещения + Долги'.BY$26]*[$'Посещения + Долги'.BY9])" office:value-type="string" office:string-value="0" calcext:value-type="string">
            <text:p>0</text:p>
          </table:table-cell>
          <table:table-cell table:style-name="ce52" table:formula="of:=IF(OR(ISTEXT([$'Посещения + Долги'.BZ9]); [.$A38]=[.BZ$52]); 0; [$'Посещения + Долги'.BZ$26]*[$'Посещения + Долги'.BZ9])" office:value-type="string" office:string-value="0" calcext:value-type="string">
            <text:p>0</text:p>
          </table:table-cell>
          <table:table-cell table:style-name="ce52" table:formula="of:=IF(OR(ISTEXT([$'Посещения + Долги'.CA9]); [.$A38]=[.CA$52]); 0; [$'Посещения + Долги'.CA$26]*[$'Посещения + Долги'.CA9])" office:value-type="string" office:string-value="0" calcext:value-type="string">
            <text:p>0</text:p>
          </table:table-cell>
          <table:table-cell table:style-name="ce52" table:formula="of:=IF(OR(ISTEXT([$'Посещения + Долги'.CB9]); [.$A38]=[.CB$52]); 0; [$'Посещения + Долги'.CB$26]*[$'Посещения + Долги'.CB9])" office:value-type="string" office:string-value="0" calcext:value-type="string">
            <text:p>0</text:p>
          </table:table-cell>
          <table:table-cell table:style-name="ce52" table:formula="of:=IF(OR(ISTEXT([$'Посещения + Долги'.CC9]); [.$A38]=[.CC$52]); 0; [$'Посещения + Долги'.CC$26]*[$'Посещения + Долги'.CC9])" office:value-type="string" office:string-value="0" calcext:value-type="string">
            <text:p>0</text:p>
          </table:table-cell>
          <table:table-cell table:style-name="ce52" table:formula="of:=IF(OR(ISTEXT([$'Посещения + Долги'.CD9]); [.$A38]=[.CD$52]); 0; [$'Посещения + Долги'.CD$26]*[$'Посещения + Долги'.CD9])" office:value-type="string" office:string-value="0" calcext:value-type="string">
            <text:p>0</text:p>
          </table:table-cell>
          <table:table-cell table:style-name="ce52" table:formula="of:=IF(OR(ISTEXT([$'Посещения + Долги'.CE9]); [.$A38]=[.CE$52]); 0; [$'Посещения + Долги'.CE$26]*[$'Посещения + Долги'.CE9])" office:value-type="string" office:string-value="0" calcext:value-type="string">
            <text:p>0</text:p>
          </table:table-cell>
          <table:table-cell table:style-name="ce52" table:formula="of:=IF(OR(ISTEXT([$'Посещения + Долги'.CF9]); [.$A38]=[.CF$52]); 0; [$'Посещения + Долги'.CF$26]*[$'Посещения + Долги'.CF9])" office:value-type="string" office:string-value="0" calcext:value-type="string">
            <text:p>0</text:p>
          </table:table-cell>
          <table:table-cell table:style-name="ce52" table:formula="of:=IF(OR(ISTEXT([$'Посещения + Долги'.CG9]); [.$A38]=[.CG$52]); 0; [$'Посещения + Долги'.CG$26]*[$'Посещения + Долги'.CG9])" office:value-type="string" office:string-value="0" calcext:value-type="string">
            <text:p>0</text:p>
          </table:table-cell>
          <table:table-cell table:style-name="ce52" table:formula="of:=IF(OR(ISTEXT([$'Посещения + Долги'.CH9]); [.$A38]=[.CH$52]); 0; [$'Посещения + Долги'.CH$26]*[$'Посещения + Долги'.CH9])" office:value-type="string" office:string-value="0" calcext:value-type="string">
            <text:p>0</text:p>
          </table:table-cell>
          <table:table-cell table:style-name="ce52" table:formula="of:=IF(OR(ISTEXT([$'Посещения + Долги'.CI9]); [.$A38]=[.CI$52]); 0; [$'Посещения + Долги'.CI$26]*[$'Посещения + Долги'.CI9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Павлюк</text:p>
          </table:table-cell>
          <table:table-cell table:style-name="ce51" table:formula="of:=IF(OR(ISTEXT([$'Посещения + Долги'.B10]); [.$A39]=[.B$52]); 0; [$'Посещения + Долги'.B$26]*[$'Посещения + Долги'.B10])" office:value-type="string" office:string-value="0" calcext:value-type="string">
            <text:p>0</text:p>
          </table:table-cell>
          <table:table-cell table:style-name="ce52" table:formula="of:=IF(OR(ISTEXT([$'Посещения + Долги'.C10]); [.$A39]=[.C$52]); 0; [$'Посещения + Долги'.C$26]*[$'Посещения + Долги'.C10])" office:value-type="string" office:string-value="0" calcext:value-type="string">
            <text:p>0</text:p>
          </table:table-cell>
          <table:table-cell table:style-name="ce51" table:formula="of:=IF(OR(ISTEXT([$'Посещения + Долги'.D10]); [.$A39]=[.D$52]); 0; [$'Посещения + Долги'.D$26]*[$'Посещения + Долги'.D10])" office:value-type="string" office:string-value="0" calcext:value-type="string">
            <text:p>0</text:p>
          </table:table-cell>
          <table:table-cell table:style-name="ce52" table:formula="of:=IF(OR(ISTEXT([$'Посещения + Долги'.E10]); [.$A39]=[.E$52]); 0; [$'Посещения + Долги'.E$26]*[$'Посещения + Долги'.E10])" office:value-type="string" office:string-value="0" calcext:value-type="string">
            <text:p>0</text:p>
          </table:table-cell>
          <table:table-cell table:style-name="ce51" table:formula="of:=IF(OR(ISTEXT([$'Посещения + Долги'.F10]); [.$A39]=[.F$52]); 0; [$'Посещения + Долги'.F$26]*[$'Посещения + Долги'.F10])" office:value-type="string" office:string-value="0" calcext:value-type="string">
            <text:p>0</text:p>
          </table:table-cell>
          <table:table-cell table:style-name="ce52" table:formula="of:=IF(OR(ISTEXT([$'Посещения + Долги'.G10]); [.$A39]=[.G$52]); 0; [$'Посещения + Долги'.G$26]*[$'Посещения + Долги'.G10])" office:value-type="string" office:string-value="0" calcext:value-type="string">
            <text:p>0</text:p>
          </table:table-cell>
          <table:table-cell table:style-name="ce51" table:formula="of:=IF(OR(ISTEXT([$'Посещения + Долги'.H10]); [.$A39]=[.H$52]); 0; [$'Посещения + Долги'.H$26]*[$'Посещения + Долги'.H10])" office:value-type="string" office:string-value="0" calcext:value-type="string">
            <text:p>0</text:p>
          </table:table-cell>
          <table:table-cell table:style-name="ce52" table:formula="of:=IF(OR(ISTEXT([$'Посещения + Долги'.I10]); [.$A39]=[.I$52]); 0; [$'Посещения + Долги'.I$26]*[$'Посещения + Долги'.I10])" office:value-type="string" office:string-value="0" calcext:value-type="string">
            <text:p>0</text:p>
          </table:table-cell>
          <table:table-cell table:style-name="ce51" table:formula="of:=IF(OR(ISTEXT([$'Посещения + Долги'.J10]); [.$A39]=[.J$52]); 0; [$'Посещения + Долги'.J$26]*[$'Посещения + Долги'.J10])" office:value-type="string" office:string-value="0" calcext:value-type="string">
            <text:p>0</text:p>
          </table:table-cell>
          <table:table-cell table:style-name="ce52" table:formula="of:=IF(OR(ISTEXT([$'Посещения + Долги'.K10]); [.$A39]=[.K$52]); 0; [$'Посещения + Долги'.K$26]*[$'Посещения + Долги'.K10])" office:value-type="string" office:string-value="0" calcext:value-type="string">
            <text:p>0</text:p>
          </table:table-cell>
          <table:table-cell table:style-name="ce51" table:formula="of:=IF(OR(ISTEXT([$'Посещения + Долги'.L10]); [.$A39]=[.L$52]); 0; [$'Посещения + Долги'.L$26]*[$'Посещения + Долги'.L10])" office:value-type="string" office:string-value="0" calcext:value-type="string">
            <text:p>0</text:p>
          </table:table-cell>
          <table:table-cell table:style-name="ce52" table:formula="of:=IF(OR(ISTEXT([$'Посещения + Долги'.M10]); [.$A39]=[.M$52]); 0; [$'Посещения + Долги'.M$26]*[$'Посещения + Долги'.M10])" office:value-type="string" office:string-value="0" calcext:value-type="string">
            <text:p>0</text:p>
          </table:table-cell>
          <table:table-cell table:style-name="ce51" table:formula="of:=IF(OR(ISTEXT([$'Посещения + Долги'.N10]); [.$A39]=[.N$52]); 0; [$'Посещения + Долги'.N$26]*[$'Посещения + Долги'.N10])" office:value-type="string" office:string-value="0" calcext:value-type="string">
            <text:p>0</text:p>
          </table:table-cell>
          <table:table-cell table:style-name="ce52" table:formula="of:=IF(OR(ISTEXT([$'Посещения + Долги'.O10]); [.$A39]=[.O$52]); 0; [$'Посещения + Долги'.O$26]*[$'Посещения + Долги'.O10])" office:value-type="string" office:string-value="0" calcext:value-type="string">
            <text:p>0</text:p>
          </table:table-cell>
          <table:table-cell table:style-name="ce51" table:formula="of:=IF(OR(ISTEXT([$'Посещения + Долги'.P10]); [.$A39]=[.P$52]); 0; [$'Посещения + Долги'.P$26]*[$'Посещения + Долги'.P10])" office:value-type="string" office:string-value="0" calcext:value-type="string">
            <text:p>0</text:p>
          </table:table-cell>
          <table:table-cell table:style-name="ce52" table:formula="of:=IF(OR(ISTEXT([$'Посещения + Долги'.Q10]); [.$A39]=[.Q$52]); 0; [$'Посещения + Долги'.Q$26]*[$'Посещения + Долги'.Q10])" office:value-type="string" office:string-value="0" calcext:value-type="string">
            <text:p>0</text:p>
          </table:table-cell>
          <table:table-cell table:style-name="ce51" table:formula="of:=IF(OR(ISTEXT([$'Посещения + Долги'.R10]); [.$A39]=[.R$52]); 0; [$'Посещения + Долги'.R$26]*[$'Посещения + Долги'.R10])" office:value-type="string" office:string-value="0" calcext:value-type="string">
            <text:p>0</text:p>
          </table:table-cell>
          <table:table-cell table:style-name="ce52" table:formula="of:=IF(OR(ISTEXT([$'Посещения + Долги'.S10]); [.$A39]=[.S$52]); 0; [$'Посещения + Долги'.S$26]*[$'Посещения + Долги'.S10])" office:value-type="string" office:string-value="0" calcext:value-type="string">
            <text:p>0</text:p>
          </table:table-cell>
          <table:table-cell table:style-name="ce51" table:formula="of:=IF(OR(ISTEXT([$'Посещения + Долги'.T10]); [.$A39]=[.T$52]); 0; [$'Посещения + Долги'.T$26]*[$'Посещения + Долги'.T10])" office:value-type="string" office:string-value="50" calcext:value-type="string">
            <text:p>50</text:p>
          </table:table-cell>
          <table:table-cell table:style-name="ce52" table:formula="of:=IF(OR(ISTEXT([$'Посещения + Долги'.U10]); [.$A39]=[.U$52]); 0; [$'Посещения + Долги'.U$26]*[$'Посещения + Долги'.U10])" office:value-type="string" office:string-value="0" calcext:value-type="string">
            <text:p>0</text:p>
          </table:table-cell>
          <table:table-cell table:style-name="ce51" table:formula="of:=IF(OR(ISTEXT([$'Посещения + Долги'.V10]); [.$A39]=[.V$52]); 0; [$'Посещения + Долги'.V$26]*[$'Посещения + Долги'.V10])" office:value-type="string" office:string-value="0" calcext:value-type="string">
            <text:p>0</text:p>
          </table:table-cell>
          <table:table-cell table:style-name="ce52" table:formula="of:=IF(OR(ISTEXT([$'Посещения + Долги'.W10]); [.$A39]=[.W$52]); 0; [$'Посещения + Долги'.W$26]*[$'Посещения + Долги'.W10])" office:value-type="string" office:string-value="0" calcext:value-type="string">
            <text:p>0</text:p>
          </table:table-cell>
          <table:table-cell table:style-name="ce51" table:formula="of:=IF(OR(ISTEXT([$'Посещения + Долги'.X10]); [.$A39]=[.X$52]); 0; [$'Посещения + Долги'.X$26]*[$'Посещения + Долги'.X10])" office:value-type="string" office:string-value="37.5" calcext:value-type="string">
            <text:p>37.5</text:p>
          </table:table-cell>
          <table:table-cell table:style-name="ce52" table:formula="of:=IF(OR(ISTEXT([$'Посещения + Долги'.Y10]); [.$A39]=[.Y$52]); 0; [$'Посещения + Долги'.Y$26]*[$'Посещения + Долги'.Y10])" office:value-type="string" office:string-value="0" calcext:value-type="string">
            <text:p>0</text:p>
          </table:table-cell>
          <table:table-cell table:style-name="ce51" table:formula="of:=IF(OR(ISTEXT([$'Посещения + Долги'.Z10]); [.$A39]=[.Z$52]); 0; [$'Посещения + Долги'.Z$26]*[$'Посещения + Долги'.Z10])" office:value-type="string" office:string-value="0" calcext:value-type="string">
            <text:p>0</text:p>
          </table:table-cell>
          <table:table-cell table:style-name="ce52" table:formula="of:=IF(OR(ISTEXT([$'Посещения + Долги'.AA10]); [.$A39]=[.AA$52]); 0; [$'Посещения + Долги'.AA$26]*[$'Посещения + Долги'.AA10])" office:value-type="string" office:string-value="0" calcext:value-type="string">
            <text:p>0</text:p>
          </table:table-cell>
          <table:table-cell table:style-name="ce51" table:formula="of:=IF(OR(ISTEXT([$'Посещения + Долги'.AB10]); [.$A39]=[.AB$52]); 0; [$'Посещения + Долги'.AB$26]*[$'Посещения + Долги'.AB10])" office:value-type="string" office:string-value="0" calcext:value-type="string">
            <text:p>0</text:p>
          </table:table-cell>
          <table:table-cell table:style-name="ce52" table:formula="of:=IF(OR(ISTEXT([$'Посещения + Долги'.AC10]); [.$A39]=[.AC$52]); 0; [$'Посещения + Долги'.AC$26]*[$'Посещения + Долги'.AC10])" office:value-type="string" office:string-value="0" calcext:value-type="string">
            <text:p>0</text:p>
          </table:table-cell>
          <table:table-cell table:style-name="ce51" table:formula="of:=IF(OR(ISTEXT([$'Посещения + Долги'.AD10]); [.$A39]=[.AD$52]); 0; [$'Посещения + Долги'.AD$26]*[$'Посещения + Долги'.AD10])" office:value-type="string" office:string-value="0" calcext:value-type="string">
            <text:p>0</text:p>
          </table:table-cell>
          <table:table-cell table:style-name="ce52" table:formula="of:=IF(OR(ISTEXT([$'Посещения + Долги'.AE10]); [.$A39]=[.AE$52]); 0; [$'Посещения + Долги'.AE$26]*[$'Посещения + Долги'.AE10])" office:value-type="string" office:string-value="0" calcext:value-type="string">
            <text:p>0</text:p>
          </table:table-cell>
          <table:table-cell table:style-name="ce51" table:formula="of:=IF(OR(ISTEXT([$'Посещения + Долги'.AF10]); [.$A39]=[.AF$52]); 0; [$'Посещения + Долги'.AF$26]*[$'Посещения + Долги'.AF10])" office:value-type="string" office:string-value="0" calcext:value-type="string">
            <text:p>0</text:p>
          </table:table-cell>
          <table:table-cell table:style-name="ce52" table:formula="of:=IF(OR(ISTEXT([$'Посещения + Долги'.AG10]); [.$A39]=[.AG$52]); 0; [$'Посещения + Долги'.AG$26]*[$'Посещения + Долги'.AG10])" office:value-type="string" office:string-value="0" calcext:value-type="string">
            <text:p>0</text:p>
          </table:table-cell>
          <table:table-cell table:style-name="ce51" table:formula="of:=IF(OR(ISTEXT([$'Посещения + Долги'.AH10]); [.$A39]=[.AH$52]); 0; [$'Посещения + Долги'.AH$26]*[$'Посещения + Долги'.AH10])" office:value-type="string" office:string-value="50" calcext:value-type="string">
            <text:p>50</text:p>
          </table:table-cell>
          <table:table-cell table:style-name="ce52" table:formula="of:=IF(OR(ISTEXT([$'Посещения + Долги'.AI10]); [.$A39]=[.AI$52]); 0; [$'Посещения + Долги'.AI$26]*[$'Посещения + Долги'.AI10])" office:value-type="string" office:string-value="0" calcext:value-type="string">
            <text:p>0</text:p>
          </table:table-cell>
          <table:table-cell table:style-name="ce51" table:formula="of:=IF(OR(ISTEXT([$'Посещения + Долги'.AJ10]); [.$A39]=[.AJ$52]); 0; [$'Посещения + Долги'.AJ$26]*[$'Посещения + Долги'.AJ10])" office:value-type="string" office:string-value="0" calcext:value-type="string">
            <text:p>0</text:p>
          </table:table-cell>
          <table:table-cell table:style-name="ce52" table:formula="of:=IF(OR(ISTEXT([$'Посещения + Долги'.AK10]); [.$A39]=[.AK$52]); 0; [$'Посещения + Долги'.AK$26]*[$'Посещения + Долги'.AK10])" office:value-type="string" office:string-value="0" calcext:value-type="string">
            <text:p>0</text:p>
          </table:table-cell>
          <table:table-cell table:style-name="ce51" table:formula="of:=IF(OR(ISTEXT([$'Посещения + Долги'.AL10]); [.$A39]=[.AL$52]); 0; [$'Посещения + Долги'.AL$26]*[$'Посещения + Долги'.AL10])" office:value-type="string" office:string-value="0" calcext:value-type="string">
            <text:p>0</text:p>
          </table:table-cell>
          <table:table-cell table:style-name="ce52" table:formula="of:=IF(OR(ISTEXT([$'Посещения + Долги'.AM10]); [.$A39]=[.AM$52]); 0; [$'Посещения + Долги'.AM$26]*[$'Посещения + Долги'.AM10])" office:value-type="string" office:string-value="0" calcext:value-type="string">
            <text:p>0</text:p>
          </table:table-cell>
          <table:table-cell table:style-name="ce51" table:formula="of:=IF(OR(ISTEXT([$'Посещения + Долги'.AN10]); [.$A39]=[.AN$52]); 0; [$'Посещения + Долги'.AN$26]*[$'Посещения + Долги'.AN10])" office:value-type="string" office:string-value="0" calcext:value-type="string">
            <text:p>0</text:p>
          </table:table-cell>
          <table:table-cell table:style-name="ce52" table:formula="of:=IF(OR(ISTEXT([$'Посещения + Долги'.AO10]); [.$A39]=[.AO$52]); 0; [$'Посещения + Долги'.AO$26]*[$'Посещения + Долги'.AO10])" office:value-type="string" office:string-value="0" calcext:value-type="string">
            <text:p>0</text:p>
          </table:table-cell>
          <table:table-cell table:style-name="ce51" table:formula="of:=IF(OR(ISTEXT([$'Посещения + Долги'.AP10]); [.$A39]=[.AP$52]); 0; [$'Посещения + Долги'.AP$26]*[$'Посещения + Долги'.AP10])" office:value-type="string" office:string-value="0" calcext:value-type="string">
            <text:p>0</text:p>
          </table:table-cell>
          <table:table-cell table:style-name="ce52" table:formula="of:=IF(OR(ISTEXT([$'Посещения + Долги'.AQ10]); [.$A39]=[.AQ$52]); 0; [$'Посещения + Долги'.AQ$26]*[$'Посещения + Долги'.AQ10])" office:value-type="string" office:string-value="0" calcext:value-type="string">
            <text:p>0</text:p>
          </table:table-cell>
          <table:table-cell table:style-name="ce51" table:formula="of:=IF(OR(ISTEXT([$'Посещения + Долги'.AR10]); [.$A39]=[.AR$52]); 0; [$'Посещения + Долги'.AR$26]*[$'Посещения + Долги'.AR10])" office:value-type="string" office:string-value="0" calcext:value-type="string">
            <text:p>0</text:p>
          </table:table-cell>
          <table:table-cell table:style-name="ce52" table:formula="of:=IF(OR(ISTEXT([$'Посещения + Долги'.AS10]); [.$A39]=[.AS$52]); 0; [$'Посещения + Долги'.AS$26]*[$'Посещения + Долги'.AS10])" office:value-type="string" office:string-value="0" calcext:value-type="string">
            <text:p>0</text:p>
          </table:table-cell>
          <table:table-cell table:style-name="ce52" table:formula="of:=IF(OR(ISTEXT([$'Посещения + Долги'.AT10]); [.$A39]=[.AT$52]); 0; [$'Посещения + Долги'.AT$26]*[$'Посещения + Долги'.AT10])" office:value-type="string" office:string-value="0" calcext:value-type="string">
            <text:p>0</text:p>
          </table:table-cell>
          <table:table-cell table:style-name="ce52" table:formula="of:=IF(OR(ISTEXT([$'Посещения + Долги'.AU10]); [.$A39]=[.AU$52]); 0; [$'Посещения + Долги'.AU$26]*[$'Посещения + Долги'.AU10])" office:value-type="string" office:string-value="0" calcext:value-type="string">
            <text:p>0</text:p>
          </table:table-cell>
          <table:table-cell table:style-name="ce52" table:formula="of:=IF(OR(ISTEXT([$'Посещения + Долги'.AV10]); [.$A39]=[.AV$52]); 0; [$'Посещения + Долги'.AV$26]*[$'Посещения + Долги'.AV10])" office:value-type="string" office:string-value="0" calcext:value-type="string">
            <text:p>0</text:p>
          </table:table-cell>
          <table:table-cell table:style-name="ce52" table:formula="of:=IF(OR(ISTEXT([$'Посещения + Долги'.AW10]); [.$A39]=[.AW$52]); 0; [$'Посещения + Долги'.AW$26]*[$'Посещения + Долги'.AW10])" office:value-type="string" office:string-value="0" calcext:value-type="string">
            <text:p>0</text:p>
          </table:table-cell>
          <table:table-cell table:style-name="ce52" table:formula="of:=IF(OR(ISTEXT([$'Посещения + Долги'.AX10]); [.$A39]=[.AX$52]); 0; [$'Посещения + Долги'.AX$26]*[$'Посещения + Долги'.AX10])" office:value-type="string" office:string-value="0" calcext:value-type="string">
            <text:p>0</text:p>
          </table:table-cell>
          <table:table-cell table:style-name="ce52" table:formula="of:=IF(OR(ISTEXT([$'Посещения + Долги'.AY10]); [.$A39]=[.AY$52]); 0; [$'Посещения + Долги'.AY$26]*[$'Посещения + Долги'.AY10])" office:value-type="string" office:string-value="0" calcext:value-type="string">
            <text:p>0</text:p>
          </table:table-cell>
          <table:table-cell table:style-name="ce52" table:formula="of:=IF(OR(ISTEXT([$'Посещения + Долги'.AZ10]); [.$A39]=[.AZ$52]); 0; [$'Посещения + Долги'.AZ$26]*[$'Посещения + Долги'.AZ10])" office:value-type="string" office:string-value="0" calcext:value-type="string">
            <text:p>0</text:p>
          </table:table-cell>
          <table:table-cell table:style-name="ce52" table:formula="of:=IF(OR(ISTEXT([$'Посещения + Долги'.BA10]); [.$A39]=[.BA$52]); 0; [$'Посещения + Долги'.BA$26]*[$'Посещения + Долги'.BA10])" office:value-type="string" office:string-value="0" calcext:value-type="string">
            <text:p>0</text:p>
          </table:table-cell>
          <table:table-cell table:style-name="ce52" table:formula="of:=IF(OR(ISTEXT([$'Посещения + Долги'.BB10]); [.$A39]=[.BB$52]); 0; [$'Посещения + Долги'.BB$26]*[$'Посещения + Долги'.BB10])" office:value-type="string" office:string-value="0" calcext:value-type="string">
            <text:p>0</text:p>
          </table:table-cell>
          <table:table-cell table:style-name="ce52" table:formula="of:=IF(OR(ISTEXT([$'Посещения + Долги'.BC10]); [.$A39]=[.BC$52]); 0; [$'Посещения + Долги'.BC$26]*[$'Посещения + Долги'.BC10])" office:value-type="string" office:string-value="0" calcext:value-type="string">
            <text:p>0</text:p>
          </table:table-cell>
          <table:table-cell table:style-name="ce52" table:formula="of:=IF(OR(ISTEXT([$'Посещения + Долги'.BD10]); [.$A39]=[.BD$52]); 0; [$'Посещения + Долги'.BD$26]*[$'Посещения + Долги'.BD10])" office:value-type="string" office:string-value="0" calcext:value-type="string">
            <text:p>0</text:p>
          </table:table-cell>
          <table:table-cell table:style-name="ce52" table:formula="of:=IF(OR(ISTEXT([$'Посещения + Долги'.BE10]); [.$A39]=[.BE$52]); 0; [$'Посещения + Долги'.BE$26]*[$'Посещения + Долги'.BE10])" office:value-type="string" office:string-value="0" calcext:value-type="string">
            <text:p>0</text:p>
          </table:table-cell>
          <table:table-cell table:style-name="ce52" table:formula="of:=IF(OR(ISTEXT([$'Посещения + Долги'.BF10]); [.$A39]=[.BF$52]); 0; [$'Посещения + Долги'.BF$26]*[$'Посещения + Долги'.BF10])" office:value-type="string" office:string-value="0" calcext:value-type="string">
            <text:p>0</text:p>
          </table:table-cell>
          <table:table-cell table:style-name="ce52" table:formula="of:=IF(OR(ISTEXT([$'Посещения + Долги'.BG10]); [.$A39]=[.BG$52]); 0; [$'Посещения + Долги'.BG$26]*[$'Посещения + Долги'.BG10])" office:value-type="string" office:string-value="0" calcext:value-type="string">
            <text:p>0</text:p>
          </table:table-cell>
          <table:table-cell table:style-name="ce52" table:formula="of:=IF(OR(ISTEXT([$'Посещения + Долги'.BH10]); [.$A39]=[.BH$52]); 0; [$'Посещения + Долги'.BH$26]*[$'Посещения + Долги'.BH10])" office:value-type="string" office:string-value="0" calcext:value-type="string">
            <text:p>0</text:p>
          </table:table-cell>
          <table:table-cell table:style-name="ce52" table:formula="of:=IF(OR(ISTEXT([$'Посещения + Долги'.BI10]); [.$A39]=[.BI$52]); 0; [$'Посещения + Долги'.BI$26]*[$'Посещения + Долги'.BI10])" office:value-type="string" office:string-value="0" calcext:value-type="string">
            <text:p>0</text:p>
          </table:table-cell>
          <table:table-cell table:style-name="ce52" table:formula="of:=IF(OR(ISTEXT([$'Посещения + Долги'.BJ10]); [.$A39]=[.BJ$52]); 0; [$'Посещения + Долги'.BJ$26]*[$'Посещения + Долги'.BJ10])" office:value-type="string" office:string-value="0" calcext:value-type="string">
            <text:p>0</text:p>
          </table:table-cell>
          <table:table-cell table:style-name="ce52" table:formula="of:=IF(OR(ISTEXT([$'Посещения + Долги'.BK10]); [.$A39]=[.BK$52]); 0; [$'Посещения + Долги'.BK$26]*[$'Посещения + Долги'.BK10])" office:value-type="string" office:string-value="0" calcext:value-type="string">
            <text:p>0</text:p>
          </table:table-cell>
          <table:table-cell table:style-name="ce52" table:formula="of:=IF(OR(ISTEXT([$'Посещения + Долги'.BL10]); [.$A39]=[.BL$52]); 0; [$'Посещения + Долги'.BL$26]*[$'Посещения + Долги'.BL10])" office:value-type="string" office:string-value="0" calcext:value-type="string">
            <text:p>0</text:p>
          </table:table-cell>
          <table:table-cell table:style-name="ce52" table:formula="of:=IF(OR(ISTEXT([$'Посещения + Долги'.BM10]); [.$A39]=[.BM$52]); 0; [$'Посещения + Долги'.BM$26]*[$'Посещения + Долги'.BM10])" office:value-type="string" office:string-value="0" calcext:value-type="string">
            <text:p>0</text:p>
          </table:table-cell>
          <table:table-cell table:style-name="ce52" table:formula="of:=IF(OR(ISTEXT([$'Посещения + Долги'.BN10]); [.$A39]=[.BN$52]); 0; [$'Посещения + Долги'.BN$26]*[$'Посещения + Долги'.BN10])" office:value-type="string" office:string-value="0" calcext:value-type="string">
            <text:p>0</text:p>
          </table:table-cell>
          <table:table-cell table:style-name="ce52" table:formula="of:=IF(OR(ISTEXT([$'Посещения + Долги'.BO10]); [.$A39]=[.BO$52]); 0; [$'Посещения + Долги'.BO$26]*[$'Посещения + Долги'.BO10])" office:value-type="string" office:string-value="0" calcext:value-type="string">
            <text:p>0</text:p>
          </table:table-cell>
          <table:table-cell table:style-name="ce52" table:formula="of:=IF(OR(ISTEXT([$'Посещения + Долги'.BP10]); [.$A39]=[.BP$52]); 0; [$'Посещения + Долги'.BP$26]*[$'Посещения + Долги'.BP10])" office:value-type="string" office:string-value="0" calcext:value-type="string">
            <text:p>0</text:p>
          </table:table-cell>
          <table:table-cell table:style-name="ce52" table:formula="of:=IF(OR(ISTEXT([$'Посещения + Долги'.BQ10]); [.$A39]=[.BQ$52]); 0; [$'Посещения + Долги'.BQ$26]*[$'Посещения + Долги'.BQ10])" office:value-type="string" office:string-value="0" calcext:value-type="string">
            <text:p>0</text:p>
          </table:table-cell>
          <table:table-cell table:style-name="ce52" table:formula="of:=IF(OR(ISTEXT([$'Посещения + Долги'.BR10]); [.$A39]=[.BR$52]); 0; [$'Посещения + Долги'.BR$26]*[$'Посещения + Долги'.BR10])" office:value-type="string" office:string-value="0" calcext:value-type="string">
            <text:p>0</text:p>
          </table:table-cell>
          <table:table-cell table:style-name="ce52" table:formula="of:=IF(OR(ISTEXT([$'Посещения + Долги'.BS10]); [.$A39]=[.BS$52]); 0; [$'Посещения + Долги'.BS$26]*[$'Посещения + Долги'.BS10])" office:value-type="string" office:string-value="0" calcext:value-type="string">
            <text:p>0</text:p>
          </table:table-cell>
          <table:table-cell table:style-name="ce52" table:formula="of:=IF(OR(ISTEXT([$'Посещения + Долги'.BT10]); [.$A39]=[.BT$52]); 0; [$'Посещения + Долги'.BT$26]*[$'Посещения + Долги'.BT10])" office:value-type="string" office:string-value="45" calcext:value-type="string">
            <text:p>45</text:p>
          </table:table-cell>
          <table:table-cell table:style-name="ce52" table:formula="of:=IF(OR(ISTEXT([$'Посещения + Долги'.BU10]); [.$A39]=[.BU$52]); 0; [$'Посещения + Долги'.BU$26]*[$'Посещения + Долги'.BU10])" office:value-type="string" office:string-value="0" calcext:value-type="string">
            <text:p>0</text:p>
          </table:table-cell>
          <table:table-cell table:style-name="ce52" table:formula="of:=IF(OR(ISTEXT([$'Посещения + Долги'.BV10]); [.$A39]=[.BV$52]); 0; [$'Посещения + Долги'.BV$26]*[$'Посещения + Долги'.BV10])" office:value-type="string" office:string-value="36" calcext:value-type="string">
            <text:p>36</text:p>
          </table:table-cell>
          <table:table-cell table:style-name="ce52" table:formula="of:=IF(OR(ISTEXT([$'Посещения + Долги'.BW10]); [.$A39]=[.BW$52]); 0; [$'Посещения + Долги'.BW$26]*[$'Посещения + Долги'.BW10])" office:value-type="string" office:string-value="0" calcext:value-type="string">
            <text:p>0</text:p>
          </table:table-cell>
          <table:table-cell table:style-name="ce52" table:formula="of:=IF(OR(ISTEXT([$'Посещения + Долги'.BX10]); [.$A39]=[.BX$52]); 0; [$'Посещения + Долги'.BX$26]*[$'Посещения + Долги'.BX10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10]); [.$A39]=[.BY$52]); 0; [$'Посещения + Долги'.BY$26]*[$'Посещения + Долги'.BY10])" office:value-type="string" office:string-value="0" calcext:value-type="string">
            <text:p>0</text:p>
          </table:table-cell>
          <table:table-cell table:style-name="ce52" table:formula="of:=IF(OR(ISTEXT([$'Посещения + Долги'.BZ10]); [.$A39]=[.BZ$52]); 0; [$'Посещения + Долги'.BZ$26]*[$'Посещения + Долги'.BZ10])" office:value-type="string" office:string-value="0" calcext:value-type="string">
            <text:p>0</text:p>
          </table:table-cell>
          <table:table-cell table:style-name="ce52" table:formula="of:=IF(OR(ISTEXT([$'Посещения + Долги'.CA10]); [.$A39]=[.CA$52]); 0; [$'Посещения + Долги'.CA$26]*[$'Посещения + Долги'.CA10])" office:value-type="string" office:string-value="0" calcext:value-type="string">
            <text:p>0</text:p>
          </table:table-cell>
          <table:table-cell table:style-name="ce52" table:formula="of:=IF(OR(ISTEXT([$'Посещения + Долги'.CB10]); [.$A39]=[.CB$52]); 0; [$'Посещения + Долги'.CB$26]*[$'Посещения + Долги'.CB10])" office:value-type="string" office:string-value="0" calcext:value-type="string">
            <text:p>0</text:p>
          </table:table-cell>
          <table:table-cell table:style-name="ce52" table:formula="of:=IF(OR(ISTEXT([$'Посещения + Долги'.CC10]); [.$A39]=[.CC$52]); 0; [$'Посещения + Долги'.CC$26]*[$'Посещения + Долги'.CC10])" office:value-type="string" office:string-value="0" calcext:value-type="string">
            <text:p>0</text:p>
          </table:table-cell>
          <table:table-cell table:style-name="ce52" table:formula="of:=IF(OR(ISTEXT([$'Посещения + Долги'.CD10]); [.$A39]=[.CD$52]); 0; [$'Посещения + Долги'.CD$26]*[$'Посещения + Долги'.CD10])" office:value-type="string" office:string-value="0" calcext:value-type="string">
            <text:p>0</text:p>
          </table:table-cell>
          <table:table-cell table:style-name="ce52" table:formula="of:=IF(OR(ISTEXT([$'Посещения + Долги'.CE10]); [.$A39]=[.CE$52]); 0; [$'Посещения + Долги'.CE$26]*[$'Посещения + Долги'.CE10])" office:value-type="string" office:string-value="0" calcext:value-type="string">
            <text:p>0</text:p>
          </table:table-cell>
          <table:table-cell table:style-name="ce52" table:formula="of:=IF(OR(ISTEXT([$'Посещения + Долги'.CF10]); [.$A39]=[.CF$52]); 0; [$'Посещения + Долги'.CF$26]*[$'Посещения + Долги'.CF10])" office:value-type="string" office:string-value="0" calcext:value-type="string">
            <text:p>0</text:p>
          </table:table-cell>
          <table:table-cell table:style-name="ce52" table:formula="of:=IF(OR(ISTEXT([$'Посещения + Долги'.CG10]); [.$A39]=[.CG$52]); 0; [$'Посещения + Долги'.CG$26]*[$'Посещения + Долги'.CG10])" office:value-type="string" office:string-value="0" calcext:value-type="string">
            <text:p>0</text:p>
          </table:table-cell>
          <table:table-cell table:style-name="ce52" table:formula="of:=IF(OR(ISTEXT([$'Посещения + Долги'.CH10]); [.$A39]=[.CH$52]); 0; [$'Посещения + Долги'.CH$26]*[$'Посещения + Долги'.CH10])" office:value-type="string" office:string-value="0" calcext:value-type="string">
            <text:p>0</text:p>
          </table:table-cell>
          <table:table-cell table:style-name="ce52" table:formula="of:=IF(OR(ISTEXT([$'Посещения + Долги'.CI10]); [.$A39]=[.CI$52]); 0; [$'Посещения + Долги'.CI$26]*[$'Посещения + Долги'.CI10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Пискун</text:p>
          </table:table-cell>
          <table:table-cell table:style-name="ce51" table:formula="of:=IF(OR(ISTEXT([$'Посещения + Долги'.B11]); [.$A40]=[.B$52]); 0; [$'Посещения + Долги'.B$26]*[$'Посещения + Долги'.B11])" office:value-type="string" office:string-value="0" calcext:value-type="string">
            <text:p>0</text:p>
          </table:table-cell>
          <table:table-cell table:style-name="ce52" table:formula="of:=IF(OR(ISTEXT([$'Посещения + Долги'.C11]); [.$A40]=[.C$52]); 0; [$'Посещения + Долги'.C$26]*[$'Посещения + Долги'.C11])" office:value-type="string" office:string-value="0" calcext:value-type="string">
            <text:p>0</text:p>
          </table:table-cell>
          <table:table-cell table:style-name="ce51" table:formula="of:=IF(OR(ISTEXT([$'Посещения + Долги'.D11]); [.$A40]=[.D$52]); 0; [$'Посещения + Долги'.D$26]*[$'Посещения + Долги'.D11])" office:value-type="string" office:string-value="0" calcext:value-type="string">
            <text:p>0</text:p>
          </table:table-cell>
          <table:table-cell table:style-name="ce52" table:formula="of:=IF(OR(ISTEXT([$'Посещения + Долги'.E11]); [.$A40]=[.E$52]); 0; [$'Посещения + Долги'.E$26]*[$'Посещения + Долги'.E11])" office:value-type="string" office:string-value="0" calcext:value-type="string">
            <text:p>0</text:p>
          </table:table-cell>
          <table:table-cell table:style-name="ce51" table:formula="of:=IF(OR(ISTEXT([$'Посещения + Долги'.F11]); [.$A40]=[.F$52]); 0; [$'Посещения + Долги'.F$26]*[$'Посещения + Долги'.F11])" office:value-type="string" office:string-value="0" calcext:value-type="string">
            <text:p>0</text:p>
          </table:table-cell>
          <table:table-cell table:style-name="ce52" table:formula="of:=IF(OR(ISTEXT([$'Посещения + Долги'.G11]); [.$A40]=[.G$52]); 0; [$'Посещения + Долги'.G$26]*[$'Посещения + Долги'.G11])" office:value-type="string" office:string-value="0" calcext:value-type="string">
            <text:p>0</text:p>
          </table:table-cell>
          <table:table-cell table:style-name="ce51" table:formula="of:=IF(OR(ISTEXT([$'Посещения + Долги'.H11]); [.$A40]=[.H$52]); 0; [$'Посещения + Долги'.H$26]*[$'Посещения + Долги'.H11])" office:value-type="string" office:string-value="0" calcext:value-type="string">
            <text:p>0</text:p>
          </table:table-cell>
          <table:table-cell table:style-name="ce52" table:formula="of:=IF(OR(ISTEXT([$'Посещения + Долги'.I11]); [.$A40]=[.I$52]); 0; [$'Посещения + Долги'.I$26]*[$'Посещения + Долги'.I11])" office:value-type="string" office:string-value="0" calcext:value-type="string">
            <text:p>0</text:p>
          </table:table-cell>
          <table:table-cell table:style-name="ce51" table:formula="of:=IF(OR(ISTEXT([$'Посещения + Долги'.J11]); [.$A40]=[.J$52]); 0; [$'Посещения + Долги'.J$26]*[$'Посещения + Долги'.J11])" office:value-type="string" office:string-value="0" calcext:value-type="string">
            <text:p>0</text:p>
          </table:table-cell>
          <table:table-cell table:style-name="ce52" table:formula="of:=IF(OR(ISTEXT([$'Посещения + Долги'.K11]); [.$A40]=[.K$52]); 0; [$'Посещения + Долги'.K$26]*[$'Посещения + Долги'.K11])" office:value-type="string" office:string-value="0" calcext:value-type="string">
            <text:p>0</text:p>
          </table:table-cell>
          <table:table-cell table:style-name="ce51" table:formula="of:=IF(OR(ISTEXT([$'Посещения + Долги'.L11]); [.$A40]=[.L$52]); 0; [$'Посещения + Долги'.L$26]*[$'Посещения + Долги'.L11])" office:value-type="string" office:string-value="0" calcext:value-type="string">
            <text:p>0</text:p>
          </table:table-cell>
          <table:table-cell table:style-name="ce52" table:formula="of:=IF(OR(ISTEXT([$'Посещения + Долги'.M11]); [.$A40]=[.M$52]); 0; [$'Посещения + Долги'.M$26]*[$'Посещения + Долги'.M11])" office:value-type="string" office:string-value="0" calcext:value-type="string">
            <text:p>0</text:p>
          </table:table-cell>
          <table:table-cell table:style-name="ce51" table:formula="of:=IF(OR(ISTEXT([$'Посещения + Долги'.N11]); [.$A40]=[.N$52]); 0; [$'Посещения + Долги'.N$26]*[$'Посещения + Долги'.N11])" office:value-type="string" office:string-value="0" calcext:value-type="string">
            <text:p>0</text:p>
          </table:table-cell>
          <table:table-cell table:style-name="ce52" table:formula="of:=IF(OR(ISTEXT([$'Посещения + Долги'.O11]); [.$A40]=[.O$52]); 0; [$'Посещения + Долги'.O$26]*[$'Посещения + Долги'.O11])" office:value-type="string" office:string-value="0" calcext:value-type="string">
            <text:p>0</text:p>
          </table:table-cell>
          <table:table-cell table:style-name="ce51" table:formula="of:=IF(OR(ISTEXT([$'Посещения + Долги'.P11]); [.$A40]=[.P$52]); 0; [$'Посещения + Долги'.P$26]*[$'Посещения + Долги'.P11])" office:value-type="string" office:string-value="0" calcext:value-type="string">
            <text:p>0</text:p>
          </table:table-cell>
          <table:table-cell table:style-name="ce52" table:formula="of:=IF(OR(ISTEXT([$'Посещения + Долги'.Q11]); [.$A40]=[.Q$52]); 0; [$'Посещения + Долги'.Q$26]*[$'Посещения + Долги'.Q11])" office:value-type="string" office:string-value="0" calcext:value-type="string">
            <text:p>0</text:p>
          </table:table-cell>
          <table:table-cell table:style-name="ce51" table:formula="of:=IF(OR(ISTEXT([$'Посещения + Долги'.R11]); [.$A40]=[.R$52]); 0; [$'Посещения + Долги'.R$26]*[$'Посещения + Долги'.R11])" office:value-type="string" office:string-value="0" calcext:value-type="string">
            <text:p>0</text:p>
          </table:table-cell>
          <table:table-cell table:style-name="ce52" table:formula="of:=IF(OR(ISTEXT([$'Посещения + Долги'.S11]); [.$A40]=[.S$52]); 0; [$'Посещения + Долги'.S$26]*[$'Посещения + Долги'.S11])" office:value-type="string" office:string-value="0" calcext:value-type="string">
            <text:p>0</text:p>
          </table:table-cell>
          <table:table-cell table:style-name="ce51" table:formula="of:=IF(OR(ISTEXT([$'Посещения + Долги'.T11]); [.$A40]=[.T$52]); 0; [$'Посещения + Долги'.T$26]*[$'Посещения + Долги'.T11])" office:value-type="string" office:string-value="0" calcext:value-type="string">
            <text:p>0</text:p>
          </table:table-cell>
          <table:table-cell table:style-name="ce52" table:formula="of:=IF(OR(ISTEXT([$'Посещения + Долги'.U11]); [.$A40]=[.U$52]); 0; [$'Посещения + Долги'.U$26]*[$'Посещения + Долги'.U11])" office:value-type="string" office:string-value="0" calcext:value-type="string">
            <text:p>0</text:p>
          </table:table-cell>
          <table:table-cell table:style-name="ce51" table:formula="of:=IF(OR(ISTEXT([$'Посещения + Долги'.V11]); [.$A40]=[.V$52]); 0; [$'Посещения + Долги'.V$26]*[$'Посещения + Долги'.V11])" office:value-type="string" office:string-value="0" calcext:value-type="string">
            <text:p>0</text:p>
          </table:table-cell>
          <table:table-cell table:style-name="ce52" table:formula="of:=IF(OR(ISTEXT([$'Посещения + Долги'.W11]); [.$A40]=[.W$52]); 0; [$'Посещения + Долги'.W$26]*[$'Посещения + Долги'.W11])" office:value-type="string" office:string-value="0" calcext:value-type="string">
            <text:p>0</text:p>
          </table:table-cell>
          <table:table-cell table:style-name="ce51" table:formula="of:=IF(OR(ISTEXT([$'Посещения + Долги'.X11]); [.$A40]=[.X$52]); 0; [$'Посещения + Долги'.X$26]*[$'Посещения + Долги'.X11])" office:value-type="string" office:string-value="0" calcext:value-type="string">
            <text:p>0</text:p>
          </table:table-cell>
          <table:table-cell table:style-name="ce52" table:formula="of:=IF(OR(ISTEXT([$'Посещения + Долги'.Y11]); [.$A40]=[.Y$52]); 0; [$'Посещения + Долги'.Y$26]*[$'Посещения + Долги'.Y11])" office:value-type="string" office:string-value="37.5" calcext:value-type="string">
            <text:p>37.5</text:p>
          </table:table-cell>
          <table:table-cell table:style-name="ce51" table:formula="of:=IF(OR(ISTEXT([$'Посещения + Долги'.Z11]); [.$A40]=[.Z$52]); 0; [$'Посещения + Долги'.Z$26]*[$'Посещения + Долги'.Z11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11]); [.$A40]=[.AA$52]); 0; [$'Посещения + Долги'.AA$26]*[$'Посещения + Долги'.AA11])" office:value-type="string" office:string-value="0" calcext:value-type="string">
            <text:p>0</text:p>
          </table:table-cell>
          <table:table-cell table:style-name="ce51" table:formula="of:=IF(OR(ISTEXT([$'Посещения + Долги'.AB11]); [.$A40]=[.AB$52]); 0; [$'Посещения + Долги'.AB$26]*[$'Посещения + Долги'.AB11])" office:value-type="string" office:string-value="0" calcext:value-type="string">
            <text:p>0</text:p>
          </table:table-cell>
          <table:table-cell table:style-name="ce52" table:formula="of:=IF(OR(ISTEXT([$'Посещения + Долги'.AC11]); [.$A40]=[.AC$52]); 0; [$'Посещения + Долги'.AC$26]*[$'Посещения + Долги'.AC11])" office:value-type="string" office:string-value="0" calcext:value-type="string">
            <text:p>0</text:p>
          </table:table-cell>
          <table:table-cell table:style-name="ce51" table:formula="of:=IF(OR(ISTEXT([$'Посещения + Долги'.AD11]); [.$A40]=[.AD$52]); 0; [$'Посещения + Долги'.AD$26]*[$'Посещения + Долги'.AD11])" office:value-type="string" office:string-value="0" calcext:value-type="string">
            <text:p>0</text:p>
          </table:table-cell>
          <table:table-cell table:style-name="ce52" table:formula="of:=IF(OR(ISTEXT([$'Посещения + Долги'.AE11]); [.$A40]=[.AE$52]); 0; [$'Посещения + Долги'.AE$26]*[$'Посещения + Долги'.AE11])" office:value-type="string" office:string-value="0" calcext:value-type="string">
            <text:p>0</text:p>
          </table:table-cell>
          <table:table-cell table:style-name="ce51" table:formula="of:=IF(OR(ISTEXT([$'Посещения + Долги'.AF11]); [.$A40]=[.AF$52]); 0; [$'Посещения + Долги'.AF$26]*[$'Посещения + Долги'.AF11])" office:value-type="string" office:string-value="0" calcext:value-type="string">
            <text:p>0</text:p>
          </table:table-cell>
          <table:table-cell table:style-name="ce52" table:formula="of:=IF(OR(ISTEXT([$'Посещения + Долги'.AG11]); [.$A40]=[.AG$52]); 0; [$'Посещения + Долги'.AG$26]*[$'Посещения + Долги'.AG11])" office:value-type="string" office:string-value="0" calcext:value-type="string">
            <text:p>0</text:p>
          </table:table-cell>
          <table:table-cell table:style-name="ce51" table:formula="of:=IF(OR(ISTEXT([$'Посещения + Долги'.AH11]); [.$A40]=[.AH$52]); 0; [$'Посещения + Долги'.AH$26]*[$'Посещения + Долги'.AH11])" office:value-type="string" office:string-value="0" calcext:value-type="string">
            <text:p>0</text:p>
          </table:table-cell>
          <table:table-cell table:style-name="ce52" table:formula="of:=IF(OR(ISTEXT([$'Посещения + Долги'.AI11]); [.$A40]=[.AI$52]); 0; [$'Посещения + Долги'.AI$26]*[$'Посещения + Долги'.AI11])" office:value-type="string" office:string-value="0" calcext:value-type="string">
            <text:p>0</text:p>
          </table:table-cell>
          <table:table-cell table:style-name="ce51" table:formula="of:=IF(OR(ISTEXT([$'Посещения + Долги'.AJ11]); [.$A40]=[.AJ$52]); 0; [$'Посещения + Долги'.AJ$26]*[$'Посещения + Долги'.AJ11])" office:value-type="string" office:string-value="0" calcext:value-type="string">
            <text:p>0</text:p>
          </table:table-cell>
          <table:table-cell table:style-name="ce52" table:formula="of:=IF(OR(ISTEXT([$'Посещения + Долги'.AK11]); [.$A40]=[.AK$52]); 0; [$'Посещения + Долги'.AK$26]*[$'Посещения + Долги'.AK11])" office:value-type="string" office:string-value="0" calcext:value-type="string">
            <text:p>0</text:p>
          </table:table-cell>
          <table:table-cell table:style-name="ce51" table:formula="of:=IF(OR(ISTEXT([$'Посещения + Долги'.AL11]); [.$A40]=[.AL$52]); 0; [$'Посещения + Долги'.AL$26]*[$'Посещения + Долги'.AL11])" office:value-type="string" office:string-value="0" calcext:value-type="string">
            <text:p>0</text:p>
          </table:table-cell>
          <table:table-cell table:style-name="ce52" table:formula="of:=IF(OR(ISTEXT([$'Посещения + Долги'.AM11]); [.$A40]=[.AM$52]); 0; [$'Посещения + Долги'.AM$26]*[$'Посещения + Долги'.AM11])" office:value-type="string" office:string-value="0" calcext:value-type="string">
            <text:p>0</text:p>
          </table:table-cell>
          <table:table-cell table:style-name="ce51" table:formula="of:=IF(OR(ISTEXT([$'Посещения + Долги'.AN11]); [.$A40]=[.AN$52]); 0; [$'Посещения + Долги'.AN$26]*[$'Посещения + Долги'.AN11])" office:value-type="string" office:string-value="0" calcext:value-type="string">
            <text:p>0</text:p>
          </table:table-cell>
          <table:table-cell table:style-name="ce52" table:formula="of:=IF(OR(ISTEXT([$'Посещения + Долги'.AO11]); [.$A40]=[.AO$52]); 0; [$'Посещения + Долги'.AO$26]*[$'Посещения + Долги'.AO11])" office:value-type="string" office:string-value="0" calcext:value-type="string">
            <text:p>0</text:p>
          </table:table-cell>
          <table:table-cell table:style-name="ce51" table:formula="of:=IF(OR(ISTEXT([$'Посещения + Долги'.AP11]); [.$A40]=[.AP$52]); 0; [$'Посещения + Долги'.AP$26]*[$'Посещения + Долги'.AP11])" office:value-type="string" office:string-value="0" calcext:value-type="string">
            <text:p>0</text:p>
          </table:table-cell>
          <table:table-cell table:style-name="ce52" table:formula="of:=IF(OR(ISTEXT([$'Посещения + Долги'.AQ11]); [.$A40]=[.AQ$52]); 0; [$'Посещения + Долги'.AQ$26]*[$'Посещения + Долги'.AQ11])" office:value-type="string" office:string-value="0" calcext:value-type="string">
            <text:p>0</text:p>
          </table:table-cell>
          <table:table-cell table:style-name="ce51" table:formula="of:=IF(OR(ISTEXT([$'Посещения + Долги'.AR11]); [.$A40]=[.AR$52]); 0; [$'Посещения + Долги'.AR$26]*[$'Посещения + Долги'.AR11])" office:value-type="string" office:string-value="0" calcext:value-type="string">
            <text:p>0</text:p>
          </table:table-cell>
          <table:table-cell table:style-name="ce52" table:formula="of:=IF(OR(ISTEXT([$'Посещения + Долги'.AS11]); [.$A40]=[.AS$52]); 0; [$'Посещения + Долги'.AS$26]*[$'Посещения + Долги'.AS11])" office:value-type="string" office:string-value="0" calcext:value-type="string">
            <text:p>0</text:p>
          </table:table-cell>
          <table:table-cell table:style-name="ce52" table:formula="of:=IF(OR(ISTEXT([$'Посещения + Долги'.AT11]); [.$A40]=[.AT$52]); 0; [$'Посещения + Долги'.AT$26]*[$'Посещения + Долги'.AT11])" office:value-type="string" office:string-value="0" calcext:value-type="string">
            <text:p>0</text:p>
          </table:table-cell>
          <table:table-cell table:style-name="ce52" table:formula="of:=IF(OR(ISTEXT([$'Посещения + Долги'.AU11]); [.$A40]=[.AU$52]); 0; [$'Посещения + Долги'.AU$26]*[$'Посещения + Долги'.AU11])" office:value-type="string" office:string-value="0" calcext:value-type="string">
            <text:p>0</text:p>
          </table:table-cell>
          <table:table-cell table:style-name="ce52" table:formula="of:=IF(OR(ISTEXT([$'Посещения + Долги'.AV11]); [.$A40]=[.AV$52]); 0; [$'Посещения + Долги'.AV$26]*[$'Посещения + Долги'.AV11])" office:value-type="string" office:string-value="0" calcext:value-type="string">
            <text:p>0</text:p>
          </table:table-cell>
          <table:table-cell table:style-name="ce52" table:formula="of:=IF(OR(ISTEXT([$'Посещения + Долги'.AW11]); [.$A40]=[.AW$52]); 0; [$'Посещения + Долги'.AW$26]*[$'Посещения + Долги'.AW11])" office:value-type="string" office:string-value="0" calcext:value-type="string">
            <text:p>0</text:p>
          </table:table-cell>
          <table:table-cell table:style-name="ce52" table:formula="of:=IF(OR(ISTEXT([$'Посещения + Долги'.AX11]); [.$A40]=[.AX$52]); 0; [$'Посещения + Долги'.AX$26]*[$'Посещения + Долги'.AX11])" office:value-type="string" office:string-value="0" calcext:value-type="string">
            <text:p>0</text:p>
          </table:table-cell>
          <table:table-cell table:style-name="ce52" table:formula="of:=IF(OR(ISTEXT([$'Посещения + Долги'.AY11]); [.$A40]=[.AY$52]); 0; [$'Посещения + Долги'.AY$26]*[$'Посещения + Долги'.AY11])" office:value-type="string" office:string-value="0" calcext:value-type="string">
            <text:p>0</text:p>
          </table:table-cell>
          <table:table-cell table:style-name="ce52" table:formula="of:=IF(OR(ISTEXT([$'Посещения + Долги'.AZ11]); [.$A40]=[.AZ$52]); 0; [$'Посещения + Долги'.AZ$26]*[$'Посещения + Долги'.AZ11])" office:value-type="string" office:string-value="0" calcext:value-type="string">
            <text:p>0</text:p>
          </table:table-cell>
          <table:table-cell table:style-name="ce52" table:formula="of:=IF(OR(ISTEXT([$'Посещения + Долги'.BA11]); [.$A40]=[.BA$52]); 0; [$'Посещения + Долги'.BA$26]*[$'Посещения + Долги'.BA11])" office:value-type="string" office:string-value="0" calcext:value-type="string">
            <text:p>0</text:p>
          </table:table-cell>
          <table:table-cell table:style-name="ce52" table:formula="of:=IF(OR(ISTEXT([$'Посещения + Долги'.BB11]); [.$A40]=[.BB$52]); 0; [$'Посещения + Долги'.BB$26]*[$'Посещения + Долги'.BB11])" office:value-type="string" office:string-value="0" calcext:value-type="string">
            <text:p>0</text:p>
          </table:table-cell>
          <table:table-cell table:style-name="ce52" table:formula="of:=IF(OR(ISTEXT([$'Посещения + Долги'.BC11]); [.$A40]=[.BC$52]); 0; [$'Посещения + Долги'.BC$26]*[$'Посещения + Долги'.BC11])" office:value-type="string" office:string-value="0" calcext:value-type="string">
            <text:p>0</text:p>
          </table:table-cell>
          <table:table-cell table:style-name="ce52" table:formula="of:=IF(OR(ISTEXT([$'Посещения + Долги'.BD11]); [.$A40]=[.BD$52]); 0; [$'Посещения + Долги'.BD$26]*[$'Посещения + Долги'.BD11])" office:value-type="string" office:string-value="0" calcext:value-type="string">
            <text:p>0</text:p>
          </table:table-cell>
          <table:table-cell table:style-name="ce52" table:formula="of:=IF(OR(ISTEXT([$'Посещения + Долги'.BE11]); [.$A40]=[.BE$52]); 0; [$'Посещения + Долги'.BE$26]*[$'Посещения + Долги'.BE11])" office:value-type="string" office:string-value="0" calcext:value-type="string">
            <text:p>0</text:p>
          </table:table-cell>
          <table:table-cell table:style-name="ce52" table:formula="of:=IF(OR(ISTEXT([$'Посещения + Долги'.BF11]); [.$A40]=[.BF$52]); 0; [$'Посещения + Долги'.BF$26]*[$'Посещения + Долги'.BF11])" office:value-type="string" office:string-value="0" calcext:value-type="string">
            <text:p>0</text:p>
          </table:table-cell>
          <table:table-cell table:style-name="ce52" table:formula="of:=IF(OR(ISTEXT([$'Посещения + Долги'.BG11]); [.$A40]=[.BG$52]); 0; [$'Посещения + Долги'.BG$26]*[$'Посещения + Долги'.BG11])" office:value-type="string" office:string-value="0" calcext:value-type="string">
            <text:p>0</text:p>
          </table:table-cell>
          <table:table-cell table:style-name="ce52" table:formula="of:=IF(OR(ISTEXT([$'Посещения + Долги'.BH11]); [.$A40]=[.BH$52]); 0; [$'Посещения + Долги'.BH$26]*[$'Посещения + Долги'.BH11])" office:value-type="string" office:string-value="0" calcext:value-type="string">
            <text:p>0</text:p>
          </table:table-cell>
          <table:table-cell table:style-name="ce52" table:formula="of:=IF(OR(ISTEXT([$'Посещения + Долги'.BI11]); [.$A40]=[.BI$52]); 0; [$'Посещения + Долги'.BI$26]*[$'Посещения + Долги'.BI11])" office:value-type="string" office:string-value="0" calcext:value-type="string">
            <text:p>0</text:p>
          </table:table-cell>
          <table:table-cell table:style-name="ce52" table:formula="of:=IF(OR(ISTEXT([$'Посещения + Долги'.BJ11]); [.$A40]=[.BJ$52]); 0; [$'Посещения + Долги'.BJ$26]*[$'Посещения + Долги'.BJ11])" office:value-type="string" office:string-value="0" calcext:value-type="string">
            <text:p>0</text:p>
          </table:table-cell>
          <table:table-cell table:style-name="ce52" table:formula="of:=IF(OR(ISTEXT([$'Посещения + Долги'.BK11]); [.$A40]=[.BK$52]); 0; [$'Посещения + Долги'.BK$26]*[$'Посещения + Долги'.BK11])" office:value-type="string" office:string-value="0" calcext:value-type="string">
            <text:p>0</text:p>
          </table:table-cell>
          <table:table-cell table:style-name="ce52" table:formula="of:=IF(OR(ISTEXT([$'Посещения + Долги'.BL11]); [.$A40]=[.BL$52]); 0; [$'Посещения + Долги'.BL$26]*[$'Посещения + Долги'.BL11])" office:value-type="string" office:string-value="0" calcext:value-type="string">
            <text:p>0</text:p>
          </table:table-cell>
          <table:table-cell table:style-name="ce52" table:formula="of:=IF(OR(ISTEXT([$'Посещения + Долги'.BM11]); [.$A40]=[.BM$52]); 0; [$'Посещения + Долги'.BM$26]*[$'Посещения + Долги'.BM11])" office:value-type="string" office:string-value="0" calcext:value-type="string">
            <text:p>0</text:p>
          </table:table-cell>
          <table:table-cell table:style-name="ce52" table:formula="of:=IF(OR(ISTEXT([$'Посещения + Долги'.BN11]); [.$A40]=[.BN$52]); 0; [$'Посещения + Долги'.BN$26]*[$'Посещения + Долги'.BN11])" office:value-type="string" office:string-value="0" calcext:value-type="string">
            <text:p>0</text:p>
          </table:table-cell>
          <table:table-cell table:style-name="ce52" table:formula="of:=IF(OR(ISTEXT([$'Посещения + Долги'.BO11]); [.$A40]=[.BO$52]); 0; [$'Посещения + Долги'.BO$26]*[$'Посещения + Долги'.BO11])" office:value-type="string" office:string-value="0" calcext:value-type="string">
            <text:p>0</text:p>
          </table:table-cell>
          <table:table-cell table:style-name="ce52" table:formula="of:=IF(OR(ISTEXT([$'Посещения + Долги'.BP11]); [.$A40]=[.BP$52]); 0; [$'Посещения + Долги'.BP$26]*[$'Посещения + Долги'.BP11])" office:value-type="string" office:string-value="0" calcext:value-type="string">
            <text:p>0</text:p>
          </table:table-cell>
          <table:table-cell table:style-name="ce52" table:formula="of:=IF(OR(ISTEXT([$'Посещения + Долги'.BQ11]); [.$A40]=[.BQ$52]); 0; [$'Посещения + Долги'.BQ$26]*[$'Посещения + Долги'.BQ11])" office:value-type="string" office:string-value="0" calcext:value-type="string">
            <text:p>0</text:p>
          </table:table-cell>
          <table:table-cell table:style-name="ce52" table:formula="of:=IF(OR(ISTEXT([$'Посещения + Долги'.BR11]); [.$A40]=[.BR$52]); 0; [$'Посещения + Долги'.BR$26]*[$'Посещения + Долги'.BR11])" office:value-type="string" office:string-value="0" calcext:value-type="string">
            <text:p>0</text:p>
          </table:table-cell>
          <table:table-cell table:style-name="ce52" table:formula="of:=IF(OR(ISTEXT([$'Посещения + Долги'.BS11]); [.$A40]=[.BS$52]); 0; [$'Посещения + Долги'.BS$26]*[$'Посещения + Долги'.BS11])" office:value-type="string" office:string-value="0" calcext:value-type="string">
            <text:p>0</text:p>
          </table:table-cell>
          <table:table-cell table:style-name="ce52" table:formula="of:=IF(OR(ISTEXT([$'Посещения + Долги'.BT11]); [.$A40]=[.BT$52]); 0; [$'Посещения + Долги'.BT$26]*[$'Посещения + Долги'.BT11])" office:value-type="string" office:string-value="0" calcext:value-type="string">
            <text:p>0</text:p>
          </table:table-cell>
          <table:table-cell table:style-name="ce52" table:formula="of:=IF(OR(ISTEXT([$'Посещения + Долги'.BU11]); [.$A40]=[.BU$52]); 0; [$'Посещения + Долги'.BU$26]*[$'Посещения + Долги'.BU11])" office:value-type="string" office:string-value="0" calcext:value-type="string">
            <text:p>0</text:p>
          </table:table-cell>
          <table:table-cell table:style-name="ce52" table:formula="of:=IF(OR(ISTEXT([$'Посещения + Долги'.BV11]); [.$A40]=[.BV$52]); 0; [$'Посещения + Долги'.BV$26]*[$'Посещения + Долги'.BV11])" office:value-type="string" office:string-value="0" calcext:value-type="string">
            <text:p>0</text:p>
          </table:table-cell>
          <table:table-cell table:style-name="ce52" table:formula="of:=IF(OR(ISTEXT([$'Посещения + Долги'.BW11]); [.$A40]=[.BW$52]); 0; [$'Посещения + Долги'.BW$26]*[$'Посещения + Долги'.BW11])" office:value-type="string" office:string-value="0" calcext:value-type="string">
            <text:p>0</text:p>
          </table:table-cell>
          <table:table-cell table:style-name="ce52" table:formula="of:=IF(OR(ISTEXT([$'Посещения + Долги'.BX11]); [.$A40]=[.BX$52]); 0; [$'Посещения + Долги'.BX$26]*[$'Посещения + Долги'.BX11])" office:value-type="string" office:string-value="0" calcext:value-type="string">
            <text:p>0</text:p>
          </table:table-cell>
          <table:table-cell table:style-name="ce52" table:formula="of:=IF(OR(ISTEXT([$'Посещения + Долги'.BY11]); [.$A40]=[.BY$52]); 0; [$'Посещения + Долги'.BY$26]*[$'Посещения + Долги'.BY11])" office:value-type="string" office:string-value="0" calcext:value-type="string">
            <text:p>0</text:p>
          </table:table-cell>
          <table:table-cell table:style-name="ce52" table:formula="of:=IF(OR(ISTEXT([$'Посещения + Долги'.BZ11]); [.$A40]=[.BZ$52]); 0; [$'Посещения + Долги'.BZ$26]*[$'Посещения + Долги'.BZ11])" office:value-type="string" office:string-value="0" calcext:value-type="string">
            <text:p>0</text:p>
          </table:table-cell>
          <table:table-cell table:style-name="ce52" table:formula="of:=IF(OR(ISTEXT([$'Посещения + Долги'.CA11]); [.$A40]=[.CA$52]); 0; [$'Посещения + Долги'.CA$26]*[$'Посещения + Долги'.CA11])" office:value-type="string" office:string-value="50" calcext:value-type="string">
            <text:p>50</text:p>
          </table:table-cell>
          <table:table-cell table:style-name="ce52" table:formula="of:=IF(OR(ISTEXT([$'Посещения + Долги'.CB11]); [.$A40]=[.CB$52]); 0; [$'Посещения + Долги'.CB$26]*[$'Посещения + Долги'.CB11])" office:value-type="string" office:string-value="75" calcext:value-type="string">
            <text:p>75</text:p>
          </table:table-cell>
          <table:table-cell table:style-name="ce52" table:formula="of:=IF(OR(ISTEXT([$'Посещения + Долги'.CC11]); [.$A40]=[.CC$52]); 0; [$'Посещения + Долги'.CC$26]*[$'Посещения + Долги'.CC11])" office:value-type="string" office:string-value="0" calcext:value-type="string">
            <text:p>0</text:p>
          </table:table-cell>
          <table:table-cell table:style-name="ce52" table:formula="of:=IF(OR(ISTEXT([$'Посещения + Долги'.CD11]); [.$A40]=[.CD$52]); 0; [$'Посещения + Долги'.CD$26]*[$'Посещения + Долги'.CD11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11]); [.$A40]=[.CE$52]); 0; [$'Посещения + Долги'.CE$26]*[$'Посещения + Долги'.CE11])" office:value-type="string" office:string-value="0" calcext:value-type="string">
            <text:p>0</text:p>
          </table:table-cell>
          <table:table-cell table:style-name="ce52" table:formula="of:=IF(OR(ISTEXT([$'Посещения + Долги'.CF11]); [.$A40]=[.CF$52]); 0; [$'Посещения + Долги'.CF$26]*[$'Посещения + Долги'.CF11])" office:value-type="string" office:string-value="0" calcext:value-type="string">
            <text:p>0</text:p>
          </table:table-cell>
          <table:table-cell table:style-name="ce52" table:formula="of:=IF(OR(ISTEXT([$'Посещения + Долги'.CG11]); [.$A40]=[.CG$52]); 0; [$'Посещения + Долги'.CG$26]*[$'Посещения + Долги'.CG11])" office:value-type="string" office:string-value="0" calcext:value-type="string">
            <text:p>0</text:p>
          </table:table-cell>
          <table:table-cell table:style-name="ce52" table:formula="of:=IF(OR(ISTEXT([$'Посещения + Долги'.CH11]); [.$A40]=[.CH$52]); 0; [$'Посещения + Долги'.CH$26]*[$'Посещения + Долги'.CH11])" office:value-type="string" office:string-value="0" calcext:value-type="string">
            <text:p>0</text:p>
          </table:table-cell>
          <table:table-cell table:style-name="ce52" table:formula="of:=IF(OR(ISTEXT([$'Посещения + Долги'.CI11]); [.$A40]=[.CI$52]); 0; [$'Посещения + Долги'.CI$26]*[$'Посещения + Долги'.CI11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Полищук </text:p>
          </table:table-cell>
          <table:table-cell table:style-name="ce51" table:formula="of:=IF(OR(ISTEXT([$'Посещения + Долги'.B12]); [.$A41]=[.B$52]); 0; [$'Посещения + Долги'.B$26]*[$'Посещения + Долги'.B12])" office:value-type="string" office:string-value="0" calcext:value-type="string">
            <text:p>0</text:p>
          </table:table-cell>
          <table:table-cell table:style-name="ce52" table:formula="of:=IF(OR(ISTEXT([$'Посещения + Долги'.C12]); [.$A41]=[.C$52]); 0; [$'Посещения + Долги'.C$26]*[$'Посещения + Долги'.C12])" office:value-type="string" office:string-value="0" calcext:value-type="string">
            <text:p>0</text:p>
          </table:table-cell>
          <table:table-cell table:style-name="ce51" table:formula="of:=IF(OR(ISTEXT([$'Посещения + Долги'.D12]); [.$A41]=[.D$52]); 0; [$'Посещения + Долги'.D$26]*[$'Посещения + Долги'.D12])" office:value-type="string" office:string-value="0" calcext:value-type="string">
            <text:p>0</text:p>
          </table:table-cell>
          <table:table-cell table:style-name="ce52" table:formula="of:=IF(OR(ISTEXT([$'Посещения + Долги'.E12]); [.$A41]=[.E$52]); 0; [$'Посещения + Долги'.E$26]*[$'Посещения + Долги'.E12])" office:value-type="string" office:string-value="0" calcext:value-type="string">
            <text:p>0</text:p>
          </table:table-cell>
          <table:table-cell table:style-name="ce51" table:formula="of:=IF(OR(ISTEXT([$'Посещения + Долги'.F12]); [.$A41]=[.F$52]); 0; [$'Посещения + Долги'.F$26]*[$'Посещения + Долги'.F12])" office:value-type="string" office:string-value="0" calcext:value-type="string">
            <text:p>0</text:p>
          </table:table-cell>
          <table:table-cell table:style-name="ce52" table:formula="of:=IF(OR(ISTEXT([$'Посещения + Долги'.G12]); [.$A41]=[.G$52]); 0; [$'Посещения + Долги'.G$26]*[$'Посещения + Долги'.G12])" office:value-type="string" office:string-value="0" calcext:value-type="string">
            <text:p>0</text:p>
          </table:table-cell>
          <table:table-cell table:style-name="ce51" table:formula="of:=IF(OR(ISTEXT([$'Посещения + Долги'.H12]); [.$A41]=[.H$52]); 0; [$'Посещения + Долги'.H$26]*[$'Посещения + Долги'.H12])" office:value-type="string" office:string-value="0" calcext:value-type="string">
            <text:p>0</text:p>
          </table:table-cell>
          <table:table-cell table:style-name="ce52" table:formula="of:=IF(OR(ISTEXT([$'Посещения + Долги'.I12]); [.$A41]=[.I$52]); 0; [$'Посещения + Долги'.I$26]*[$'Посещения + Долги'.I12])" office:value-type="string" office:string-value="0" calcext:value-type="string">
            <text:p>0</text:p>
          </table:table-cell>
          <table:table-cell table:style-name="ce51" table:formula="of:=IF(OR(ISTEXT([$'Посещения + Долги'.J12]); [.$A41]=[.J$52]); 0; [$'Посещения + Долги'.J$26]*[$'Посещения + Долги'.J12])" office:value-type="string" office:string-value="0" calcext:value-type="string">
            <text:p>0</text:p>
          </table:table-cell>
          <table:table-cell table:style-name="ce52" table:formula="of:=IF(OR(ISTEXT([$'Посещения + Долги'.K12]); [.$A41]=[.K$52]); 0; [$'Посещения + Долги'.K$26]*[$'Посещения + Долги'.K12])" office:value-type="string" office:string-value="0" calcext:value-type="string">
            <text:p>0</text:p>
          </table:table-cell>
          <table:table-cell table:style-name="ce51" table:formula="of:=IF(OR(ISTEXT([$'Посещения + Долги'.L12]); [.$A41]=[.L$52]); 0; [$'Посещения + Долги'.L$26]*[$'Посещения + Долги'.L12])" office:value-type="string" office:string-value="0" calcext:value-type="string">
            <text:p>0</text:p>
          </table:table-cell>
          <table:table-cell table:style-name="ce52" table:formula="of:=IF(OR(ISTEXT([$'Посещения + Долги'.M12]); [.$A41]=[.M$52]); 0; [$'Посещения + Долги'.M$26]*[$'Посещения + Долги'.M12])" office:value-type="string" office:string-value="0" calcext:value-type="string">
            <text:p>0</text:p>
          </table:table-cell>
          <table:table-cell table:style-name="ce51" table:formula="of:=IF(OR(ISTEXT([$'Посещения + Долги'.N12]); [.$A41]=[.N$52]); 0; [$'Посещения + Долги'.N$26]*[$'Посещения + Долги'.N12])" office:value-type="string" office:string-value="0" calcext:value-type="string">
            <text:p>0</text:p>
          </table:table-cell>
          <table:table-cell table:style-name="ce52" table:formula="of:=IF(OR(ISTEXT([$'Посещения + Долги'.O12]); [.$A41]=[.O$52]); 0; [$'Посещения + Долги'.O$26]*[$'Посещения + Долги'.O12])" office:value-type="string" office:string-value="0" calcext:value-type="string">
            <text:p>0</text:p>
          </table:table-cell>
          <table:table-cell table:style-name="ce51" table:formula="of:=IF(OR(ISTEXT([$'Посещения + Долги'.P12]); [.$A41]=[.P$52]); 0; [$'Посещения + Долги'.P$26]*[$'Посещения + Долги'.P12])" office:value-type="string" office:string-value="0" calcext:value-type="string">
            <text:p>0</text:p>
          </table:table-cell>
          <table:table-cell table:style-name="ce52" table:formula="of:=IF(OR(ISTEXT([$'Посещения + Долги'.Q12]); [.$A41]=[.Q$52]); 0; [$'Посещения + Долги'.Q$26]*[$'Посещения + Долги'.Q12])" office:value-type="string" office:string-value="0" calcext:value-type="string">
            <text:p>0</text:p>
          </table:table-cell>
          <table:table-cell table:style-name="ce51" table:formula="of:=IF(OR(ISTEXT([$'Посещения + Долги'.R12]); [.$A41]=[.R$52]); 0; [$'Посещения + Долги'.R$26]*[$'Посещения + Долги'.R12])" office:value-type="string" office:string-value="0" calcext:value-type="string">
            <text:p>0</text:p>
          </table:table-cell>
          <table:table-cell table:style-name="ce52" table:formula="of:=IF(OR(ISTEXT([$'Посещения + Долги'.S12]); [.$A41]=[.S$52]); 0; [$'Посещения + Долги'.S$26]*[$'Посещения + Долги'.S12])" office:value-type="string" office:string-value="0" calcext:value-type="string">
            <text:p>0</text:p>
          </table:table-cell>
          <table:table-cell table:style-name="ce51" table:formula="of:=IF(OR(ISTEXT([$'Посещения + Долги'.T12]); [.$A41]=[.T$52]); 0; [$'Посещения + Долги'.T$26]*[$'Посещения + Долги'.T12])" office:value-type="string" office:string-value="0" calcext:value-type="string">
            <text:p>0</text:p>
          </table:table-cell>
          <table:table-cell table:style-name="ce52" table:formula="of:=IF(OR(ISTEXT([$'Посещения + Долги'.U12]); [.$A41]=[.U$52]); 0; [$'Посещения + Долги'.U$26]*[$'Посещения + Долги'.U12])" office:value-type="string" office:string-value="0" calcext:value-type="string">
            <text:p>0</text:p>
          </table:table-cell>
          <table:table-cell table:style-name="ce51" table:formula="of:=IF(OR(ISTEXT([$'Посещения + Долги'.V12]); [.$A41]=[.V$52]); 0; [$'Посещения + Долги'.V$26]*[$'Посещения + Долги'.V12])" office:value-type="string" office:string-value="0" calcext:value-type="string">
            <text:p>0</text:p>
          </table:table-cell>
          <table:table-cell table:style-name="ce52" table:formula="of:=IF(OR(ISTEXT([$'Посещения + Долги'.W12]); [.$A41]=[.W$52]); 0; [$'Посещения + Долги'.W$26]*[$'Посещения + Долги'.W12])" office:value-type="string" office:string-value="0" calcext:value-type="string">
            <text:p>0</text:p>
          </table:table-cell>
          <table:table-cell table:style-name="ce51" table:formula="of:=IF(OR(ISTEXT([$'Посещения + Долги'.X12]); [.$A41]=[.X$52]); 0; [$'Посещения + Долги'.X$26]*[$'Посещения + Долги'.X12])" office:value-type="string" office:string-value="0" calcext:value-type="string">
            <text:p>0</text:p>
          </table:table-cell>
          <table:table-cell table:style-name="ce52" table:formula="of:=IF(OR(ISTEXT([$'Посещения + Долги'.Y12]); [.$A41]=[.Y$52]); 0; [$'Посещения + Долги'.Y$26]*[$'Посещения + Долги'.Y12])" office:value-type="string" office:string-value="0" calcext:value-type="string">
            <text:p>0</text:p>
          </table:table-cell>
          <table:table-cell table:style-name="ce51" table:formula="of:=IF(OR(ISTEXT([$'Посещения + Долги'.Z12]); [.$A41]=[.Z$52]); 0; [$'Посещения + Долги'.Z$26]*[$'Посещения + Долги'.Z12])" office:value-type="string" office:string-value="0" calcext:value-type="string">
            <text:p>0</text:p>
          </table:table-cell>
          <table:table-cell table:style-name="ce52" table:formula="of:=IF(OR(ISTEXT([$'Посещения + Долги'.AA12]); [.$A41]=[.AA$52]); 0; [$'Посещения + Долги'.AA$26]*[$'Посещения + Долги'.AA12])" office:value-type="string" office:string-value="0" calcext:value-type="string">
            <text:p>0</text:p>
          </table:table-cell>
          <table:table-cell table:style-name="ce51" table:formula="of:=IF(OR(ISTEXT([$'Посещения + Долги'.AB12]); [.$A41]=[.AB$52]); 0; [$'Посещения + Долги'.AB$26]*[$'Посещения + Долги'.AB12])" office:value-type="string" office:string-value="0" calcext:value-type="string">
            <text:p>0</text:p>
          </table:table-cell>
          <table:table-cell table:style-name="ce52" table:formula="of:=IF(OR(ISTEXT([$'Посещения + Долги'.AC12]); [.$A41]=[.AC$52]); 0; [$'Посещения + Долги'.AC$26]*[$'Посещения + Долги'.AC12])" office:value-type="string" office:string-value="0" calcext:value-type="string">
            <text:p>0</text:p>
          </table:table-cell>
          <table:table-cell table:style-name="ce51" table:formula="of:=IF(OR(ISTEXT([$'Посещения + Долги'.AD12]); [.$A41]=[.AD$52]); 0; [$'Посещения + Долги'.AD$26]*[$'Посещения + Долги'.AD12])" office:value-type="string" office:string-value="0" calcext:value-type="string">
            <text:p>0</text:p>
          </table:table-cell>
          <table:table-cell table:style-name="ce52" table:formula="of:=IF(OR(ISTEXT([$'Посещения + Долги'.AE12]); [.$A41]=[.AE$52]); 0; [$'Посещения + Долги'.AE$26]*[$'Посещения + Долги'.AE12])" office:value-type="string" office:string-value="0" calcext:value-type="string">
            <text:p>0</text:p>
          </table:table-cell>
          <table:table-cell table:style-name="ce51" table:formula="of:=IF(OR(ISTEXT([$'Посещения + Долги'.AF12]); [.$A41]=[.AF$52]); 0; [$'Посещения + Долги'.AF$26]*[$'Посещения + Долги'.AF12])" office:value-type="string" office:string-value="0" calcext:value-type="string">
            <text:p>0</text:p>
          </table:table-cell>
          <table:table-cell table:style-name="ce52" table:formula="of:=IF(OR(ISTEXT([$'Посещения + Долги'.AG12]); [.$A41]=[.AG$52]); 0; [$'Посещения + Долги'.AG$26]*[$'Посещения + Долги'.AG12])" office:value-type="string" office:string-value="0" calcext:value-type="string">
            <text:p>0</text:p>
          </table:table-cell>
          <table:table-cell table:style-name="ce51" table:formula="of:=IF(OR(ISTEXT([$'Посещения + Долги'.AH12]); [.$A41]=[.AH$52]); 0; [$'Посещения + Долги'.AH$26]*[$'Посещения + Долги'.AH12])" office:value-type="string" office:string-value="0" calcext:value-type="string">
            <text:p>0</text:p>
          </table:table-cell>
          <table:table-cell table:style-name="ce52" table:formula="of:=IF(OR(ISTEXT([$'Посещения + Долги'.AI12]); [.$A41]=[.AI$52]); 0; [$'Посещения + Долги'.AI$26]*[$'Посещения + Долги'.AI12])" office:value-type="string" office:string-value="0" calcext:value-type="string">
            <text:p>0</text:p>
          </table:table-cell>
          <table:table-cell table:style-name="ce51" table:formula="of:=IF(OR(ISTEXT([$'Посещения + Долги'.AJ12]); [.$A41]=[.AJ$52]); 0; [$'Посещения + Долги'.AJ$26]*[$'Посещения + Долги'.AJ12])" office:value-type="string" office:string-value="0" calcext:value-type="string">
            <text:p>0</text:p>
          </table:table-cell>
          <table:table-cell table:style-name="ce52" table:formula="of:=IF(OR(ISTEXT([$'Посещения + Долги'.AK12]); [.$A41]=[.AK$52]); 0; [$'Посещения + Долги'.AK$26]*[$'Посещения + Долги'.AK12])" office:value-type="string" office:string-value="0" calcext:value-type="string">
            <text:p>0</text:p>
          </table:table-cell>
          <table:table-cell table:style-name="ce51" table:formula="of:=IF(OR(ISTEXT([$'Посещения + Долги'.AL12]); [.$A41]=[.AL$52]); 0; [$'Посещения + Долги'.AL$26]*[$'Посещения + Долги'.AL12])" office:value-type="string" office:string-value="0" calcext:value-type="string">
            <text:p>0</text:p>
          </table:table-cell>
          <table:table-cell table:style-name="ce52" table:formula="of:=IF(OR(ISTEXT([$'Посещения + Долги'.AM12]); [.$A41]=[.AM$52]); 0; [$'Посещения + Долги'.AM$26]*[$'Посещения + Долги'.AM12])" office:value-type="string" office:string-value="0" calcext:value-type="string">
            <text:p>0</text:p>
          </table:table-cell>
          <table:table-cell table:style-name="ce51" table:formula="of:=IF(OR(ISTEXT([$'Посещения + Долги'.AN12]); [.$A41]=[.AN$52]); 0; [$'Посещения + Долги'.AN$26]*[$'Посещения + Долги'.AN12])" office:value-type="string" office:string-value="0" calcext:value-type="string">
            <text:p>0</text:p>
          </table:table-cell>
          <table:table-cell table:style-name="ce52" table:formula="of:=IF(OR(ISTEXT([$'Посещения + Долги'.AO12]); [.$A41]=[.AO$52]); 0; [$'Посещения + Долги'.AO$26]*[$'Посещения + Долги'.AO12])" office:value-type="string" office:string-value="0" calcext:value-type="string">
            <text:p>0</text:p>
          </table:table-cell>
          <table:table-cell table:style-name="ce51" table:formula="of:=IF(OR(ISTEXT([$'Посещения + Долги'.AP12]); [.$A41]=[.AP$52]); 0; [$'Посещения + Долги'.AP$26]*[$'Посещения + Долги'.AP12])" office:value-type="string" office:string-value="0" calcext:value-type="string">
            <text:p>0</text:p>
          </table:table-cell>
          <table:table-cell table:style-name="ce52" table:formula="of:=IF(OR(ISTEXT([$'Посещения + Долги'.AQ12]); [.$A41]=[.AQ$52]); 0; [$'Посещения + Долги'.AQ$26]*[$'Посещения + Долги'.AQ12])" office:value-type="string" office:string-value="0" calcext:value-type="string">
            <text:p>0</text:p>
          </table:table-cell>
          <table:table-cell table:style-name="ce51" table:formula="of:=IF(OR(ISTEXT([$'Посещения + Долги'.AR12]); [.$A41]=[.AR$52]); 0; [$'Посещения + Долги'.AR$26]*[$'Посещения + Долги'.AR12])" office:value-type="string" office:string-value="0" calcext:value-type="string">
            <text:p>0</text:p>
          </table:table-cell>
          <table:table-cell table:style-name="ce52" table:formula="of:=IF(OR(ISTEXT([$'Посещения + Долги'.AS12]); [.$A41]=[.AS$52]); 0; [$'Посещения + Долги'.AS$26]*[$'Посещения + Долги'.AS12])" office:value-type="string" office:string-value="0" calcext:value-type="string">
            <text:p>0</text:p>
          </table:table-cell>
          <table:table-cell table:style-name="ce52" table:formula="of:=IF(OR(ISTEXT([$'Посещения + Долги'.AT12]); [.$A41]=[.AT$52]); 0; [$'Посещения + Долги'.AT$26]*[$'Посещения + Долги'.AT12])" office:value-type="string" office:string-value="0" calcext:value-type="string">
            <text:p>0</text:p>
          </table:table-cell>
          <table:table-cell table:style-name="ce52" table:formula="of:=IF(OR(ISTEXT([$'Посещения + Долги'.AU12]); [.$A41]=[.AU$52]); 0; [$'Посещения + Долги'.AU$26]*[$'Посещения + Долги'.AU12])" office:value-type="string" office:string-value="0" calcext:value-type="string">
            <text:p>0</text:p>
          </table:table-cell>
          <table:table-cell table:style-name="ce52" table:formula="of:=IF(OR(ISTEXT([$'Посещения + Долги'.AV12]); [.$A41]=[.AV$52]); 0; [$'Посещения + Долги'.AV$26]*[$'Посещения + Долги'.AV12])" office:value-type="string" office:string-value="0" calcext:value-type="string">
            <text:p>0</text:p>
          </table:table-cell>
          <table:table-cell table:style-name="ce52" table:formula="of:=IF(OR(ISTEXT([$'Посещения + Долги'.AW12]); [.$A41]=[.AW$52]); 0; [$'Посещения + Долги'.AW$26]*[$'Посещения + Долги'.AW12])" office:value-type="string" office:string-value="0" calcext:value-type="string">
            <text:p>0</text:p>
          </table:table-cell>
          <table:table-cell table:style-name="ce52" table:formula="of:=IF(OR(ISTEXT([$'Посещения + Долги'.AX12]); [.$A41]=[.AX$52]); 0; [$'Посещения + Долги'.AX$26]*[$'Посещения + Долги'.AX12])" office:value-type="string" office:string-value="0" calcext:value-type="string">
            <text:p>0</text:p>
          </table:table-cell>
          <table:table-cell table:style-name="ce52" table:formula="of:=IF(OR(ISTEXT([$'Посещения + Долги'.AY12]); [.$A41]=[.AY$52]); 0; [$'Посещения + Долги'.AY$26]*[$'Посещения + Долги'.AY12])" office:value-type="string" office:string-value="0" calcext:value-type="string">
            <text:p>0</text:p>
          </table:table-cell>
          <table:table-cell table:style-name="ce52" table:formula="of:=IF(OR(ISTEXT([$'Посещения + Долги'.AZ12]); [.$A41]=[.AZ$52]); 0; [$'Посещения + Долги'.AZ$26]*[$'Посещения + Долги'.AZ12])" office:value-type="string" office:string-value="0" calcext:value-type="string">
            <text:p>0</text:p>
          </table:table-cell>
          <table:table-cell table:style-name="ce52" table:formula="of:=IF(OR(ISTEXT([$'Посещения + Долги'.BA12]); [.$A41]=[.BA$52]); 0; [$'Посещения + Долги'.BA$26]*[$'Посещения + Долги'.BA12])" office:value-type="string" office:string-value="0" calcext:value-type="string">
            <text:p>0</text:p>
          </table:table-cell>
          <table:table-cell table:style-name="ce52" table:formula="of:=IF(OR(ISTEXT([$'Посещения + Долги'.BB12]); [.$A41]=[.BB$52]); 0; [$'Посещения + Долги'.BB$26]*[$'Посещения + Долги'.BB12])" office:value-type="string" office:string-value="0" calcext:value-type="string">
            <text:p>0</text:p>
          </table:table-cell>
          <table:table-cell table:style-name="ce52" table:formula="of:=IF(OR(ISTEXT([$'Посещения + Долги'.BC12]); [.$A41]=[.BC$52]); 0; [$'Посещения + Долги'.BC$26]*[$'Посещения + Долги'.BC12])" office:value-type="string" office:string-value="0" calcext:value-type="string">
            <text:p>0</text:p>
          </table:table-cell>
          <table:table-cell table:style-name="ce52" table:formula="of:=IF(OR(ISTEXT([$'Посещения + Долги'.BD12]); [.$A41]=[.BD$52]); 0; [$'Посещения + Долги'.BD$26]*[$'Посещения + Долги'.BD12])" office:value-type="string" office:string-value="0" calcext:value-type="string">
            <text:p>0</text:p>
          </table:table-cell>
          <table:table-cell table:style-name="ce52" table:formula="of:=IF(OR(ISTEXT([$'Посещения + Долги'.BE12]); [.$A41]=[.BE$52]); 0; [$'Посещения + Долги'.BE$26]*[$'Посещения + Долги'.BE12])" office:value-type="string" office:string-value="0" calcext:value-type="string">
            <text:p>0</text:p>
          </table:table-cell>
          <table:table-cell table:style-name="ce52" table:formula="of:=IF(OR(ISTEXT([$'Посещения + Долги'.BF12]); [.$A41]=[.BF$52]); 0; [$'Посещения + Долги'.BF$26]*[$'Посещения + Долги'.BF12])" office:value-type="string" office:string-value="0" calcext:value-type="string">
            <text:p>0</text:p>
          </table:table-cell>
          <table:table-cell table:style-name="ce52" table:formula="of:=IF(OR(ISTEXT([$'Посещения + Долги'.BG12]); [.$A41]=[.BG$52]); 0; [$'Посещения + Долги'.BG$26]*[$'Посещения + Долги'.BG12])" office:value-type="string" office:string-value="0" calcext:value-type="string">
            <text:p>0</text:p>
          </table:table-cell>
          <table:table-cell table:style-name="ce52" table:formula="of:=IF(OR(ISTEXT([$'Посещения + Долги'.BH12]); [.$A41]=[.BH$52]); 0; [$'Посещения + Долги'.BH$26]*[$'Посещения + Долги'.BH12])" office:value-type="string" office:string-value="0" calcext:value-type="string">
            <text:p>0</text:p>
          </table:table-cell>
          <table:table-cell table:style-name="ce52" table:formula="of:=IF(OR(ISTEXT([$'Посещения + Долги'.BI12]); [.$A41]=[.BI$52]); 0; [$'Посещения + Долги'.BI$26]*[$'Посещения + Долги'.BI12])" office:value-type="string" office:string-value="0" calcext:value-type="string">
            <text:p>0</text:p>
          </table:table-cell>
          <table:table-cell table:style-name="ce52" table:formula="of:=IF(OR(ISTEXT([$'Посещения + Долги'.BJ12]); [.$A41]=[.BJ$52]); 0; [$'Посещения + Долги'.BJ$26]*[$'Посещения + Долги'.BJ12])" office:value-type="string" office:string-value="45" calcext:value-type="string">
            <text:p>45</text:p>
          </table:table-cell>
          <table:table-cell table:style-name="ce52" table:formula="of:=IF(OR(ISTEXT([$'Посещения + Долги'.BK12]); [.$A41]=[.BK$52]); 0; [$'Посещения + Долги'.BK$26]*[$'Посещения + Долги'.BK12])" office:value-type="string" office:string-value="45" calcext:value-type="string">
            <text:p>45</text:p>
          </table:table-cell>
          <table:table-cell table:style-name="ce52" table:formula="of:=IF(OR(ISTEXT([$'Посещения + Долги'.BL12]); [.$A41]=[.BL$52]); 0; [$'Посещения + Долги'.BL$26]*[$'Посещения + Долги'.BL12])" office:value-type="string" office:string-value="0" calcext:value-type="string">
            <text:p>0</text:p>
          </table:table-cell>
          <table:table-cell table:style-name="ce52" table:formula="of:=IF(OR(ISTEXT([$'Посещения + Долги'.BM12]); [.$A41]=[.BM$52]); 0; [$'Посещения + Долги'.BM$26]*[$'Посещения + Долги'.BM12])" office:value-type="string" office:string-value="0" calcext:value-type="string">
            <text:p>0</text:p>
          </table:table-cell>
          <table:table-cell table:style-name="ce52" table:formula="of:=IF(OR(ISTEXT([$'Посещения + Долги'.BN12]); [.$A41]=[.BN$52]); 0; [$'Посещения + Долги'.BN$26]*[$'Посещения + Долги'.BN12])" office:value-type="string" office:string-value="36" calcext:value-type="string">
            <text:p>36</text:p>
          </table:table-cell>
          <table:table-cell table:style-name="ce52" table:formula="of:=IF(OR(ISTEXT([$'Посещения + Долги'.BO12]); [.$A41]=[.BO$52]); 0; [$'Посещения + Долги'.BO$26]*[$'Посещения + Долги'.BO12])" office:value-type="string" office:string-value="36" calcext:value-type="string">
            <text:p>36</text:p>
          </table:table-cell>
          <table:table-cell table:style-name="ce52" table:formula="of:=IF(OR(ISTEXT([$'Посещения + Долги'.BP12]); [.$A41]=[.BP$52]); 0; [$'Посещения + Долги'.BP$26]*[$'Посещения + Долги'.BP12])" office:value-type="string" office:string-value="0" calcext:value-type="string">
            <text:p>0</text:p>
          </table:table-cell>
          <table:table-cell table:style-name="ce52" table:formula="of:=IF(OR(ISTEXT([$'Посещения + Долги'.BQ12]); [.$A41]=[.BQ$52]); 0; [$'Посещения + Долги'.BQ$26]*[$'Посещения + Долги'.BQ12])" office:value-type="string" office:string-value="0" calcext:value-type="string">
            <text:p>0</text:p>
          </table:table-cell>
          <table:table-cell table:style-name="ce52" table:formula="of:=IF(OR(ISTEXT([$'Посещения + Долги'.BR12]); [.$A41]=[.BR$52]); 0; [$'Посещения + Долги'.BR$26]*[$'Посещения + Долги'.BR12])" office:value-type="string" office:string-value="45" calcext:value-type="string">
            <text:p>45</text:p>
          </table:table-cell>
          <table:table-cell table:style-name="ce52" table:formula="of:=IF(OR(ISTEXT([$'Посещения + Долги'.BS12]); [.$A41]=[.BS$52]); 0; [$'Посещения + Долги'.BS$26]*[$'Посещения + Долги'.BS12])" office:value-type="string" office:string-value="56.25" calcext:value-type="string">
            <text:p>56.25</text:p>
          </table:table-cell>
          <table:table-cell table:style-name="ce52" table:formula="of:=IF(OR(ISTEXT([$'Посещения + Долги'.BT12]); [.$A41]=[.BT$52]); 0; [$'Посещения + Долги'.BT$26]*[$'Посещения + Долги'.BT12])" office:value-type="string" office:string-value="45" calcext:value-type="string">
            <text:p>45</text:p>
          </table:table-cell>
          <table:table-cell table:style-name="ce52" table:formula="of:=IF(OR(ISTEXT([$'Посещения + Долги'.BU12]); [.$A41]=[.BU$52]); 0; [$'Посещения + Долги'.BU$26]*[$'Посещения + Долги'.BU12])" office:value-type="string" office:string-value="50" calcext:value-type="string">
            <text:p>50</text:p>
          </table:table-cell>
          <table:table-cell table:style-name="ce52" table:formula="of:=IF(OR(ISTEXT([$'Посещения + Долги'.BV12]); [.$A41]=[.BV$52]); 0; [$'Посещения + Долги'.BV$26]*[$'Посещения + Долги'.BV12])" office:value-type="string" office:string-value="0" calcext:value-type="string">
            <text:p>0</text:p>
          </table:table-cell>
          <table:table-cell table:style-name="ce52" table:formula="of:=IF(OR(ISTEXT([$'Посещения + Долги'.BW12]); [.$A41]=[.BW$52]); 0; [$'Посещения + Долги'.BW$26]*[$'Посещения + Долги'.BW12])" office:value-type="string" office:string-value="0" calcext:value-type="string">
            <text:p>0</text:p>
          </table:table-cell>
          <table:table-cell table:style-name="ce52" table:formula="of:=IF(OR(ISTEXT([$'Посещения + Долги'.BX12]); [.$A41]=[.BX$52]); 0; [$'Посещения + Долги'.BX$26]*[$'Посещения + Долги'.BX12])" office:value-type="string" office:string-value="32.72727273" calcext:value-type="string">
            <text:p>32.72727273</text:p>
          </table:table-cell>
          <table:table-cell table:style-name="ce52" table:formula="of:=IF(OR(ISTEXT([$'Посещения + Долги'.BY12]); [.$A41]=[.BY$52]); 0; [$'Посещения + Долги'.BY$26]*[$'Посещения + Долги'.BY12])" office:value-type="string" office:string-value="0" calcext:value-type="string">
            <text:p>0</text:p>
          </table:table-cell>
          <table:table-cell table:style-name="ce52" table:formula="of:=IF(OR(ISTEXT([$'Посещения + Долги'.BZ12]); [.$A41]=[.BZ$52]); 0; [$'Посещения + Долги'.BZ$26]*[$'Посещения + Долги'.BZ12])" office:value-type="string" office:string-value="0" calcext:value-type="string">
            <text:p>0</text:p>
          </table:table-cell>
          <table:table-cell table:style-name="ce52" table:formula="of:=IF(OR(ISTEXT([$'Посещения + Долги'.CA12]); [.$A41]=[.CA$52]); 0; [$'Посещения + Долги'.CA$26]*[$'Посещения + Долги'.CA12])" office:value-type="string" office:string-value="50" calcext:value-type="string">
            <text:p>50</text:p>
          </table:table-cell>
          <table:table-cell table:style-name="ce52" table:formula="of:=IF(OR(ISTEXT([$'Посещения + Долги'.CB12]); [.$A41]=[.CB$52]); 0; [$'Посещения + Долги'.CB$26]*[$'Посещения + Долги'.CB12])" office:value-type="string" office:string-value="0" calcext:value-type="string">
            <text:p>0</text:p>
          </table:table-cell>
          <table:table-cell table:style-name="ce52" table:formula="of:=IF(OR(ISTEXT([$'Посещения + Долги'.CC12]); [.$A41]=[.CC$52]); 0; [$'Посещения + Долги'.CC$26]*[$'Посещения + Долги'.CC12])" office:value-type="string" office:string-value="0" calcext:value-type="string">
            <text:p>0</text:p>
          </table:table-cell>
          <table:table-cell table:style-name="ce52" table:formula="of:=IF(OR(ISTEXT([$'Посещения + Долги'.CD12]); [.$A41]=[.CD$52]); 0; [$'Посещения + Долги'.CD$26]*[$'Посещения + Долги'.CD12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12]); [.$A41]=[.CE$52]); 0; [$'Посещения + Долги'.CE$26]*[$'Посещения + Долги'.CE12])" office:value-type="string" office:string-value="0" calcext:value-type="string">
            <text:p>0</text:p>
          </table:table-cell>
          <table:table-cell table:style-name="ce52" table:formula="of:=IF(OR(ISTEXT([$'Посещения + Долги'.CF12]); [.$A41]=[.CF$52]); 0; [$'Посещения + Долги'.CF$26]*[$'Посещения + Долги'.CF12])" office:value-type="string" office:string-value="0" calcext:value-type="string">
            <text:p>0</text:p>
          </table:table-cell>
          <table:table-cell table:style-name="ce52" table:formula="of:=IF(OR(ISTEXT([$'Посещения + Долги'.CG12]); [.$A41]=[.CG$52]); 0; [$'Посещения + Долги'.CG$26]*[$'Посещения + Долги'.CG12])" office:value-type="string" office:string-value="0" calcext:value-type="string">
            <text:p>0</text:p>
          </table:table-cell>
          <table:table-cell table:style-name="ce52" table:formula="of:=IF(OR(ISTEXT([$'Посещения + Долги'.CH12]); [.$A41]=[.CH$52]); 0; [$'Посещения + Долги'.CH$26]*[$'Посещения + Долги'.CH12])" office:value-type="string" office:string-value="0" calcext:value-type="string">
            <text:p>0</text:p>
          </table:table-cell>
          <table:table-cell table:style-name="ce52" table:formula="of:=IF(OR(ISTEXT([$'Посещения + Долги'.CI12]); [.$A41]=[.CI$52]); 0; [$'Посещения + Долги'.CI$26]*[$'Посещения + Долги'.CI12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Рагимов</text:p>
          </table:table-cell>
          <table:table-cell table:style-name="ce51" table:formula="of:=IF(OR(ISTEXT([$'Посещения + Долги'.B13]); [.$A42]=[.B$52]); 0; [$'Посещения + Долги'.B$26]*[$'Посещения + Долги'.B13])" office:value-type="string" office:string-value="0" calcext:value-type="string">
            <text:p>0</text:p>
          </table:table-cell>
          <table:table-cell table:style-name="ce52" table:formula="of:=IF(OR(ISTEXT([$'Посещения + Долги'.C13]); [.$A42]=[.C$52]); 0; [$'Посещения + Долги'.C$26]*[$'Посещения + Долги'.C13])" office:value-type="string" office:string-value="0" calcext:value-type="string">
            <text:p>0</text:p>
          </table:table-cell>
          <table:table-cell table:style-name="ce51" table:formula="of:=IF(OR(ISTEXT([$'Посещения + Долги'.D13]); [.$A42]=[.D$52]); 0; [$'Посещения + Долги'.D$26]*[$'Посещения + Долги'.D13])" office:value-type="string" office:string-value="0" calcext:value-type="string">
            <text:p>0</text:p>
          </table:table-cell>
          <table:table-cell table:style-name="ce52" table:formula="of:=IF(OR(ISTEXT([$'Посещения + Долги'.E13]); [.$A42]=[.E$52]); 0; [$'Посещения + Долги'.E$26]*[$'Посещения + Долги'.E13])" office:value-type="string" office:string-value="0" calcext:value-type="string">
            <text:p>0</text:p>
          </table:table-cell>
          <table:table-cell table:style-name="ce51" table:formula="of:=IF(OR(ISTEXT([$'Посещения + Долги'.F13]); [.$A42]=[.F$52]); 0; [$'Посещения + Долги'.F$26]*[$'Посещения + Долги'.F13])" office:value-type="string" office:string-value="0" calcext:value-type="string">
            <text:p>0</text:p>
          </table:table-cell>
          <table:table-cell table:style-name="ce52" table:formula="of:=IF(OR(ISTEXT([$'Посещения + Долги'.G13]); [.$A42]=[.G$52]); 0; [$'Посещения + Долги'.G$26]*[$'Посещения + Долги'.G13])" office:value-type="string" office:string-value="0" calcext:value-type="string">
            <text:p>0</text:p>
          </table:table-cell>
          <table:table-cell table:style-name="ce51" table:formula="of:=IF(OR(ISTEXT([$'Посещения + Долги'.H13]); [.$A42]=[.H$52]); 0; [$'Посещения + Долги'.H$26]*[$'Посещения + Долги'.H13])" office:value-type="string" office:string-value="0" calcext:value-type="string">
            <text:p>0</text:p>
          </table:table-cell>
          <table:table-cell table:style-name="ce52" table:formula="of:=IF(OR(ISTEXT([$'Посещения + Долги'.I13]); [.$A42]=[.I$52]); 0; [$'Посещения + Долги'.I$26]*[$'Посещения + Долги'.I13])" office:value-type="string" office:string-value="0" calcext:value-type="string">
            <text:p>0</text:p>
          </table:table-cell>
          <table:table-cell table:style-name="ce51" table:formula="of:=IF(OR(ISTEXT([$'Посещения + Долги'.J13]); [.$A42]=[.J$52]); 0; [$'Посещения + Долги'.J$26]*[$'Посещения + Долги'.J13])" office:value-type="string" office:string-value="0" calcext:value-type="string">
            <text:p>0</text:p>
          </table:table-cell>
          <table:table-cell table:style-name="ce52" table:formula="of:=IF(OR(ISTEXT([$'Посещения + Долги'.K13]); [.$A42]=[.K$52]); 0; [$'Посещения + Долги'.K$26]*[$'Посещения + Долги'.K13])" office:value-type="string" office:string-value="0" calcext:value-type="string">
            <text:p>0</text:p>
          </table:table-cell>
          <table:table-cell table:style-name="ce51" table:formula="of:=IF(OR(ISTEXT([$'Посещения + Долги'.L13]); [.$A42]=[.L$52]); 0; [$'Посещения + Долги'.L$26]*[$'Посещения + Долги'.L13])" office:value-type="string" office:string-value="0" calcext:value-type="string">
            <text:p>0</text:p>
          </table:table-cell>
          <table:table-cell table:style-name="ce52" table:formula="of:=IF(OR(ISTEXT([$'Посещения + Долги'.M13]); [.$A42]=[.M$52]); 0; [$'Посещения + Долги'.M$26]*[$'Посещения + Долги'.M13])" office:value-type="string" office:string-value="0" calcext:value-type="string">
            <text:p>0</text:p>
          </table:table-cell>
          <table:table-cell table:style-name="ce51" table:formula="of:=IF(OR(ISTEXT([$'Посещения + Долги'.N13]); [.$A42]=[.N$52]); 0; [$'Посещения + Долги'.N$26]*[$'Посещения + Долги'.N13])" office:value-type="string" office:string-value="0" calcext:value-type="string">
            <text:p>0</text:p>
          </table:table-cell>
          <table:table-cell table:style-name="ce52" table:formula="of:=IF(OR(ISTEXT([$'Посещения + Долги'.O13]); [.$A42]=[.O$52]); 0; [$'Посещения + Долги'.O$26]*[$'Посещения + Долги'.O13])" office:value-type="string" office:string-value="0" calcext:value-type="string">
            <text:p>0</text:p>
          </table:table-cell>
          <table:table-cell table:style-name="ce51" table:formula="of:=IF(OR(ISTEXT([$'Посещения + Долги'.P13]); [.$A42]=[.P$52]); 0; [$'Посещения + Долги'.P$26]*[$'Посещения + Долги'.P13])" office:value-type="string" office:string-value="0" calcext:value-type="string">
            <text:p>0</text:p>
          </table:table-cell>
          <table:table-cell table:style-name="ce52" table:formula="of:=IF(OR(ISTEXT([$'Посещения + Долги'.Q13]); [.$A42]=[.Q$52]); 0; [$'Посещения + Долги'.Q$26]*[$'Посещения + Долги'.Q13])" office:value-type="string" office:string-value="0" calcext:value-type="string">
            <text:p>0</text:p>
          </table:table-cell>
          <table:table-cell table:style-name="ce51" table:formula="of:=IF(OR(ISTEXT([$'Посещения + Долги'.R13]); [.$A42]=[.R$52]); 0; [$'Посещения + Долги'.R$26]*[$'Посещения + Долги'.R13])" office:value-type="string" office:string-value="0" calcext:value-type="string">
            <text:p>0</text:p>
          </table:table-cell>
          <table:table-cell table:style-name="ce52" table:formula="of:=IF(OR(ISTEXT([$'Посещения + Долги'.S13]); [.$A42]=[.S$52]); 0; [$'Посещения + Долги'.S$26]*[$'Посещения + Долги'.S13])" office:value-type="string" office:string-value="0" calcext:value-type="string">
            <text:p>0</text:p>
          </table:table-cell>
          <table:table-cell table:style-name="ce51" table:formula="of:=IF(OR(ISTEXT([$'Посещения + Долги'.T13]); [.$A42]=[.T$52]); 0; [$'Посещения + Долги'.T$26]*[$'Посещения + Долги'.T13])" office:value-type="string" office:string-value="0" calcext:value-type="string">
            <text:p>0</text:p>
          </table:table-cell>
          <table:table-cell table:style-name="ce52" table:formula="of:=IF(OR(ISTEXT([$'Посещения + Долги'.U13]); [.$A42]=[.U$52]); 0; [$'Посещения + Долги'.U$26]*[$'Посещения + Долги'.U13])" office:value-type="string" office:string-value="0" calcext:value-type="string">
            <text:p>0</text:p>
          </table:table-cell>
          <table:table-cell table:style-name="ce51" table:formula="of:=IF(OR(ISTEXT([$'Посещения + Долги'.V13]); [.$A42]=[.V$52]); 0; [$'Посещения + Долги'.V$26]*[$'Посещения + Долги'.V13])" office:value-type="string" office:string-value="0" calcext:value-type="string">
            <text:p>0</text:p>
          </table:table-cell>
          <table:table-cell table:style-name="ce52" table:formula="of:=IF(OR(ISTEXT([$'Посещения + Долги'.W13]); [.$A42]=[.W$52]); 0; [$'Посещения + Долги'.W$26]*[$'Посещения + Долги'.W13])" office:value-type="string" office:string-value="0" calcext:value-type="string">
            <text:p>0</text:p>
          </table:table-cell>
          <table:table-cell table:style-name="ce51" table:formula="of:=IF(OR(ISTEXT([$'Посещения + Долги'.X13]); [.$A42]=[.X$52]); 0; [$'Посещения + Долги'.X$26]*[$'Посещения + Долги'.X13])" office:value-type="string" office:string-value="0" calcext:value-type="string">
            <text:p>0</text:p>
          </table:table-cell>
          <table:table-cell table:style-name="ce52" table:formula="of:=IF(OR(ISTEXT([$'Посещения + Долги'.Y13]); [.$A42]=[.Y$52]); 0; [$'Посещения + Долги'.Y$26]*[$'Посещения + Долги'.Y13])" office:value-type="string" office:string-value="0" calcext:value-type="string">
            <text:p>0</text:p>
          </table:table-cell>
          <table:table-cell table:style-name="ce51" table:formula="of:=IF(OR(ISTEXT([$'Посещения + Долги'.Z13]); [.$A42]=[.Z$52]); 0; [$'Посещения + Долги'.Z$26]*[$'Посещения + Долги'.Z13])" office:value-type="string" office:string-value="0" calcext:value-type="string">
            <text:p>0</text:p>
          </table:table-cell>
          <table:table-cell table:style-name="ce52" table:formula="of:=IF(OR(ISTEXT([$'Посещения + Долги'.AA13]); [.$A42]=[.AA$52]); 0; [$'Посещения + Долги'.AA$26]*[$'Посещения + Долги'.AA13])" office:value-type="string" office:string-value="0" calcext:value-type="string">
            <text:p>0</text:p>
          </table:table-cell>
          <table:table-cell table:style-name="ce51" table:formula="of:=IF(OR(ISTEXT([$'Посещения + Долги'.AB13]); [.$A42]=[.AB$52]); 0; [$'Посещения + Долги'.AB$26]*[$'Посещения + Долги'.AB13])" office:value-type="string" office:string-value="0" calcext:value-type="string">
            <text:p>0</text:p>
          </table:table-cell>
          <table:table-cell table:style-name="ce52" table:formula="of:=IF(OR(ISTEXT([$'Посещения + Долги'.AC13]); [.$A42]=[.AC$52]); 0; [$'Посещения + Долги'.AC$26]*[$'Посещения + Долги'.AC13])" office:value-type="string" office:string-value="0" calcext:value-type="string">
            <text:p>0</text:p>
          </table:table-cell>
          <table:table-cell table:style-name="ce51" table:formula="of:=IF(OR(ISTEXT([$'Посещения + Долги'.AD13]); [.$A42]=[.AD$52]); 0; [$'Посещения + Долги'.AD$26]*[$'Посещения + Долги'.AD13])" office:value-type="string" office:string-value="0" calcext:value-type="string">
            <text:p>0</text:p>
          </table:table-cell>
          <table:table-cell table:style-name="ce52" table:formula="of:=IF(OR(ISTEXT([$'Посещения + Долги'.AE13]); [.$A42]=[.AE$52]); 0; [$'Посещения + Долги'.AE$26]*[$'Посещения + Долги'.AE13])" office:value-type="string" office:string-value="0" calcext:value-type="string">
            <text:p>0</text:p>
          </table:table-cell>
          <table:table-cell table:style-name="ce51" table:formula="of:=IF(OR(ISTEXT([$'Посещения + Долги'.AF13]); [.$A42]=[.AF$52]); 0; [$'Посещения + Долги'.AF$26]*[$'Посещения + Долги'.AF13])" office:value-type="string" office:string-value="0" calcext:value-type="string">
            <text:p>0</text:p>
          </table:table-cell>
          <table:table-cell table:style-name="ce52" table:formula="of:=IF(OR(ISTEXT([$'Посещения + Долги'.AG13]); [.$A42]=[.AG$52]); 0; [$'Посещения + Долги'.AG$26]*[$'Посещения + Долги'.AG13])" office:value-type="string" office:string-value="0" calcext:value-type="string">
            <text:p>0</text:p>
          </table:table-cell>
          <table:table-cell table:style-name="ce51" table:formula="of:=IF(OR(ISTEXT([$'Посещения + Долги'.AH13]); [.$A42]=[.AH$52]); 0; [$'Посещения + Долги'.AH$26]*[$'Посещения + Долги'.AH13])" office:value-type="string" office:string-value="0" calcext:value-type="string">
            <text:p>0</text:p>
          </table:table-cell>
          <table:table-cell table:style-name="ce52" table:formula="of:=IF(OR(ISTEXT([$'Посещения + Долги'.AI13]); [.$A42]=[.AI$52]); 0; [$'Посещения + Долги'.AI$26]*[$'Посещения + Долги'.AI13])" office:value-type="string" office:string-value="0" calcext:value-type="string">
            <text:p>0</text:p>
          </table:table-cell>
          <table:table-cell table:style-name="ce51" table:formula="of:=IF(OR(ISTEXT([$'Посещения + Долги'.AJ13]); [.$A42]=[.AJ$52]); 0; [$'Посещения + Долги'.AJ$26]*[$'Посещения + Долги'.AJ13])" office:value-type="string" office:string-value="0" calcext:value-type="string">
            <text:p>0</text:p>
          </table:table-cell>
          <table:table-cell table:style-name="ce52" table:formula="of:=IF(OR(ISTEXT([$'Посещения + Долги'.AK13]); [.$A42]=[.AK$52]); 0; [$'Посещения + Долги'.AK$26]*[$'Посещения + Долги'.AK13])" office:value-type="string" office:string-value="0" calcext:value-type="string">
            <text:p>0</text:p>
          </table:table-cell>
          <table:table-cell table:style-name="ce51" table:formula="of:=IF(OR(ISTEXT([$'Посещения + Долги'.AL13]); [.$A42]=[.AL$52]); 0; [$'Посещения + Долги'.AL$26]*[$'Посещения + Долги'.AL13])" office:value-type="string" office:string-value="0" calcext:value-type="string">
            <text:p>0</text:p>
          </table:table-cell>
          <table:table-cell table:style-name="ce52" table:formula="of:=IF(OR(ISTEXT([$'Посещения + Долги'.AM13]); [.$A42]=[.AM$52]); 0; [$'Посещения + Долги'.AM$26]*[$'Посещения + Долги'.AM13])" office:value-type="string" office:string-value="0" calcext:value-type="string">
            <text:p>0</text:p>
          </table:table-cell>
          <table:table-cell table:style-name="ce51" table:formula="of:=IF(OR(ISTEXT([$'Посещения + Долги'.AN13]); [.$A42]=[.AN$52]); 0; [$'Посещения + Долги'.AN$26]*[$'Посещения + Долги'.AN13])" office:value-type="string" office:string-value="0" calcext:value-type="string">
            <text:p>0</text:p>
          </table:table-cell>
          <table:table-cell table:style-name="ce52" table:formula="of:=IF(OR(ISTEXT([$'Посещения + Долги'.AO13]); [.$A42]=[.AO$52]); 0; [$'Посещения + Долги'.AO$26]*[$'Посещения + Долги'.AO13])" office:value-type="string" office:string-value="0" calcext:value-type="string">
            <text:p>0</text:p>
          </table:table-cell>
          <table:table-cell table:style-name="ce51" table:formula="of:=IF(OR(ISTEXT([$'Посещения + Долги'.AP13]); [.$A42]=[.AP$52]); 0; [$'Посещения + Долги'.AP$26]*[$'Посещения + Долги'.AP13])" office:value-type="string" office:string-value="0" calcext:value-type="string">
            <text:p>0</text:p>
          </table:table-cell>
          <table:table-cell table:style-name="ce52" table:formula="of:=IF(OR(ISTEXT([$'Посещения + Долги'.AQ13]); [.$A42]=[.AQ$52]); 0; [$'Посещения + Долги'.AQ$26]*[$'Посещения + Долги'.AQ13])" office:value-type="string" office:string-value="0" calcext:value-type="string">
            <text:p>0</text:p>
          </table:table-cell>
          <table:table-cell table:style-name="ce51" table:formula="of:=IF(OR(ISTEXT([$'Посещения + Долги'.AR13]); [.$A42]=[.AR$52]); 0; [$'Посещения + Долги'.AR$26]*[$'Посещения + Долги'.AR13])" office:value-type="string" office:string-value="0" calcext:value-type="string">
            <text:p>0</text:p>
          </table:table-cell>
          <table:table-cell table:style-name="ce52" table:formula="of:=IF(OR(ISTEXT([$'Посещения + Долги'.AS13]); [.$A42]=[.AS$52]); 0; [$'Посещения + Долги'.AS$26]*[$'Посещения + Долги'.AS13])" office:value-type="string" office:string-value="0" calcext:value-type="string">
            <text:p>0</text:p>
          </table:table-cell>
          <table:table-cell table:style-name="ce52" table:formula="of:=IF(OR(ISTEXT([$'Посещения + Долги'.AT13]); [.$A42]=[.AT$52]); 0; [$'Посещения + Долги'.AT$26]*[$'Посещения + Долги'.AT13])" office:value-type="string" office:string-value="0" calcext:value-type="string">
            <text:p>0</text:p>
          </table:table-cell>
          <table:table-cell table:style-name="ce52" table:formula="of:=IF(OR(ISTEXT([$'Посещения + Долги'.AU13]); [.$A42]=[.AU$52]); 0; [$'Посещения + Долги'.AU$26]*[$'Посещения + Долги'.AU13])" office:value-type="string" office:string-value="0" calcext:value-type="string">
            <text:p>0</text:p>
          </table:table-cell>
          <table:table-cell table:style-name="ce52" table:formula="of:=IF(OR(ISTEXT([$'Посещения + Долги'.AV13]); [.$A42]=[.AV$52]); 0; [$'Посещения + Долги'.AV$26]*[$'Посещения + Долги'.AV13])" office:value-type="string" office:string-value="0" calcext:value-type="string">
            <text:p>0</text:p>
          </table:table-cell>
          <table:table-cell table:style-name="ce52" table:formula="of:=IF(OR(ISTEXT([$'Посещения + Долги'.AW13]); [.$A42]=[.AW$52]); 0; [$'Посещения + Долги'.AW$26]*[$'Посещения + Долги'.AW13])" office:value-type="string" office:string-value="0" calcext:value-type="string">
            <text:p>0</text:p>
          </table:table-cell>
          <table:table-cell table:style-name="ce52" table:formula="of:=IF(OR(ISTEXT([$'Посещения + Долги'.AX13]); [.$A42]=[.AX$52]); 0; [$'Посещения + Долги'.AX$26]*[$'Посещения + Долги'.AX13])" office:value-type="string" office:string-value="0" calcext:value-type="string">
            <text:p>0</text:p>
          </table:table-cell>
          <table:table-cell table:style-name="ce52" table:formula="of:=IF(OR(ISTEXT([$'Посещения + Долги'.AY13]); [.$A42]=[.AY$52]); 0; [$'Посещения + Долги'.AY$26]*[$'Посещения + Долги'.AY13])" office:value-type="string" office:string-value="0" calcext:value-type="string">
            <text:p>0</text:p>
          </table:table-cell>
          <table:table-cell table:style-name="ce52" table:formula="of:=IF(OR(ISTEXT([$'Посещения + Долги'.AZ13]); [.$A42]=[.AZ$52]); 0; [$'Посещения + Долги'.AZ$26]*[$'Посещения + Долги'.AZ13])" office:value-type="string" office:string-value="0" calcext:value-type="string">
            <text:p>0</text:p>
          </table:table-cell>
          <table:table-cell table:style-name="ce52" table:formula="of:=IF(OR(ISTEXT([$'Посещения + Долги'.BA13]); [.$A42]=[.BA$52]); 0; [$'Посещения + Долги'.BA$26]*[$'Посещения + Долги'.BA13])" office:value-type="string" office:string-value="0" calcext:value-type="string">
            <text:p>0</text:p>
          </table:table-cell>
          <table:table-cell table:style-name="ce52" table:formula="of:=IF(OR(ISTEXT([$'Посещения + Долги'.BB13]); [.$A42]=[.BB$52]); 0; [$'Посещения + Долги'.BB$26]*[$'Посещения + Долги'.BB13])" office:value-type="string" office:string-value="0" calcext:value-type="string">
            <text:p>0</text:p>
          </table:table-cell>
          <table:table-cell table:style-name="ce52" table:formula="of:=IF(OR(ISTEXT([$'Посещения + Долги'.BC13]); [.$A42]=[.BC$52]); 0; [$'Посещения + Долги'.BC$26]*[$'Посещения + Долги'.BC13])" office:value-type="string" office:string-value="0" calcext:value-type="string">
            <text:p>0</text:p>
          </table:table-cell>
          <table:table-cell table:style-name="ce52" table:formula="of:=IF(OR(ISTEXT([$'Посещения + Долги'.BD13]); [.$A42]=[.BD$52]); 0; [$'Посещения + Долги'.BD$26]*[$'Посещения + Долги'.BD13])" office:value-type="string" office:string-value="0" calcext:value-type="string">
            <text:p>0</text:p>
          </table:table-cell>
          <table:table-cell table:style-name="ce52" table:formula="of:=IF(OR(ISTEXT([$'Посещения + Долги'.BE13]); [.$A42]=[.BE$52]); 0; [$'Посещения + Долги'.BE$26]*[$'Посещения + Долги'.BE13])" office:value-type="string" office:string-value="0" calcext:value-type="string">
            <text:p>0</text:p>
          </table:table-cell>
          <table:table-cell table:style-name="ce52" table:formula="of:=IF(OR(ISTEXT([$'Посещения + Долги'.BF13]); [.$A42]=[.BF$52]); 0; [$'Посещения + Долги'.BF$26]*[$'Посещения + Долги'.BF13])" office:value-type="string" office:string-value="0" calcext:value-type="string">
            <text:p>0</text:p>
          </table:table-cell>
          <table:table-cell table:style-name="ce52" table:formula="of:=IF(OR(ISTEXT([$'Посещения + Долги'.BG13]); [.$A42]=[.BG$52]); 0; [$'Посещения + Долги'.BG$26]*[$'Посещения + Долги'.BG13])" office:value-type="string" office:string-value="0" calcext:value-type="string">
            <text:p>0</text:p>
          </table:table-cell>
          <table:table-cell table:style-name="ce52" table:formula="of:=IF(OR(ISTEXT([$'Посещения + Долги'.BH13]); [.$A42]=[.BH$52]); 0; [$'Посещения + Долги'.BH$26]*[$'Посещения + Долги'.BH13])" office:value-type="string" office:string-value="0" calcext:value-type="string">
            <text:p>0</text:p>
          </table:table-cell>
          <table:table-cell table:style-name="ce52" table:formula="of:=IF(OR(ISTEXT([$'Посещения + Долги'.BI13]); [.$A42]=[.BI$52]); 0; [$'Посещения + Долги'.BI$26]*[$'Посещения + Долги'.BI13])" office:value-type="string" office:string-value="0" calcext:value-type="string">
            <text:p>0</text:p>
          </table:table-cell>
          <table:table-cell table:style-name="ce52" table:formula="of:=IF(OR(ISTEXT([$'Посещения + Долги'.BJ13]); [.$A42]=[.BJ$52]); 0; [$'Посещения + Долги'.BJ$26]*[$'Посещения + Долги'.BJ13])" office:value-type="string" office:string-value="0" calcext:value-type="string">
            <text:p>0</text:p>
          </table:table-cell>
          <table:table-cell table:style-name="ce52" table:formula="of:=IF(OR(ISTEXT([$'Посещения + Долги'.BK13]); [.$A42]=[.BK$52]); 0; [$'Посещения + Долги'.BK$26]*[$'Посещения + Долги'.BK13])" office:value-type="string" office:string-value="0" calcext:value-type="string">
            <text:p>0</text:p>
          </table:table-cell>
          <table:table-cell table:style-name="ce52" table:formula="of:=IF(OR(ISTEXT([$'Посещения + Долги'.BL13]); [.$A42]=[.BL$52]); 0; [$'Посещения + Долги'.BL$26]*[$'Посещения + Долги'.BL13])" office:value-type="string" office:string-value="0" calcext:value-type="string">
            <text:p>0</text:p>
          </table:table-cell>
          <table:table-cell table:style-name="ce52" table:formula="of:=IF(OR(ISTEXT([$'Посещения + Долги'.BM13]); [.$A42]=[.BM$52]); 0; [$'Посещения + Долги'.BM$26]*[$'Посещения + Долги'.BM13])" office:value-type="string" office:string-value="0" calcext:value-type="string">
            <text:p>0</text:p>
          </table:table-cell>
          <table:table-cell table:style-name="ce52" table:formula="of:=IF(OR(ISTEXT([$'Посещения + Долги'.BN13]); [.$A42]=[.BN$52]); 0; [$'Посещения + Долги'.BN$26]*[$'Посещения + Долги'.BN13])" office:value-type="string" office:string-value="0" calcext:value-type="string">
            <text:p>0</text:p>
          </table:table-cell>
          <table:table-cell table:style-name="ce52" table:formula="of:=IF(OR(ISTEXT([$'Посещения + Долги'.BO13]); [.$A42]=[.BO$52]); 0; [$'Посещения + Долги'.BO$26]*[$'Посещения + Долги'.BO13])" office:value-type="string" office:string-value="0" calcext:value-type="string">
            <text:p>0</text:p>
          </table:table-cell>
          <table:table-cell table:style-name="ce52" table:formula="of:=IF(OR(ISTEXT([$'Посещения + Долги'.BP13]); [.$A42]=[.BP$52]); 0; [$'Посещения + Долги'.BP$26]*[$'Посещения + Долги'.BP13])" office:value-type="string" office:string-value="0" calcext:value-type="string">
            <text:p>0</text:p>
          </table:table-cell>
          <table:table-cell table:style-name="ce52" table:formula="of:=IF(OR(ISTEXT([$'Посещения + Долги'.BQ13]); [.$A42]=[.BQ$52]); 0; [$'Посещения + Долги'.BQ$26]*[$'Посещения + Долги'.BQ13])" office:value-type="string" office:string-value="0" calcext:value-type="string">
            <text:p>0</text:p>
          </table:table-cell>
          <table:table-cell table:style-name="ce52" table:formula="of:=IF(OR(ISTEXT([$'Посещения + Долги'.BR13]); [.$A42]=[.BR$52]); 0; [$'Посещения + Долги'.BR$26]*[$'Посещения + Долги'.BR13])" office:value-type="string" office:string-value="0" calcext:value-type="string">
            <text:p>0</text:p>
          </table:table-cell>
          <table:table-cell table:style-name="ce52" table:formula="of:=IF(OR(ISTEXT([$'Посещения + Долги'.BS13]); [.$A42]=[.BS$52]); 0; [$'Посещения + Долги'.BS$26]*[$'Посещения + Долги'.BS13])" office:value-type="string" office:string-value="0" calcext:value-type="string">
            <text:p>0</text:p>
          </table:table-cell>
          <table:table-cell table:style-name="ce52" table:formula="of:=IF(OR(ISTEXT([$'Посещения + Долги'.BT13]); [.$A42]=[.BT$52]); 0; [$'Посещения + Долги'.BT$26]*[$'Посещения + Долги'.BT13])" office:value-type="string" office:string-value="0" calcext:value-type="string">
            <text:p>0</text:p>
          </table:table-cell>
          <table:table-cell table:style-name="ce52" table:formula="of:=IF(OR(ISTEXT([$'Посещения + Долги'.BU13]); [.$A42]=[.BU$52]); 0; [$'Посещения + Долги'.BU$26]*[$'Посещения + Долги'.BU13])" office:value-type="string" office:string-value="0" calcext:value-type="string">
            <text:p>0</text:p>
          </table:table-cell>
          <table:table-cell table:style-name="ce52" table:formula="of:=IF(OR(ISTEXT([$'Посещения + Долги'.BV13]); [.$A42]=[.BV$52]); 0; [$'Посещения + Долги'.BV$26]*[$'Посещения + Долги'.BV13])" office:value-type="string" office:string-value="0" calcext:value-type="string">
            <text:p>0</text:p>
          </table:table-cell>
          <table:table-cell table:style-name="ce52" table:formula="of:=IF(OR(ISTEXT([$'Посещения + Долги'.BW13]); [.$A42]=[.BW$52]); 0; [$'Посещения + Долги'.BW$26]*[$'Посещения + Долги'.BW13])" office:value-type="string" office:string-value="0" calcext:value-type="string">
            <text:p>0</text:p>
          </table:table-cell>
          <table:table-cell table:style-name="ce52" table:formula="of:=IF(OR(ISTEXT([$'Посещения + Долги'.BX13]); [.$A42]=[.BX$52]); 0; [$'Посещения + Долги'.BX$26]*[$'Посещения + Долги'.BX13])" office:value-type="string" office:string-value="0" calcext:value-type="string">
            <text:p>0</text:p>
          </table:table-cell>
          <table:table-cell table:style-name="ce52" table:formula="of:=IF(OR(ISTEXT([$'Посещения + Долги'.BY13]); [.$A42]=[.BY$52]); 0; [$'Посещения + Долги'.BY$26]*[$'Посещения + Долги'.BY13])" office:value-type="string" office:string-value="0" calcext:value-type="string">
            <text:p>0</text:p>
          </table:table-cell>
          <table:table-cell table:style-name="ce52" table:formula="of:=IF(OR(ISTEXT([$'Посещения + Долги'.BZ13]); [.$A42]=[.BZ$52]); 0; [$'Посещения + Долги'.BZ$26]*[$'Посещения + Долги'.BZ13])" office:value-type="string" office:string-value="0" calcext:value-type="string">
            <text:p>0</text:p>
          </table:table-cell>
          <table:table-cell table:style-name="ce52" table:formula="of:=IF(OR(ISTEXT([$'Посещения + Долги'.CA13]); [.$A42]=[.CA$52]); 0; [$'Посещения + Долги'.CA$26]*[$'Посещения + Долги'.CA13])" office:value-type="string" office:string-value="0" calcext:value-type="string">
            <text:p>0</text:p>
          </table:table-cell>
          <table:table-cell table:style-name="ce52" table:formula="of:=IF(OR(ISTEXT([$'Посещения + Долги'.CB13]); [.$A42]=[.CB$52]); 0; [$'Посещения + Долги'.CB$26]*[$'Посещения + Долги'.CB13])" office:value-type="string" office:string-value="0" calcext:value-type="string">
            <text:p>0</text:p>
          </table:table-cell>
          <table:table-cell table:style-name="ce52" table:formula="of:=IF(OR(ISTEXT([$'Посещения + Долги'.CC13]); [.$A42]=[.CC$52]); 0; [$'Посещения + Долги'.CC$26]*[$'Посещения + Долги'.CC13])" office:value-type="string" office:string-value="0" calcext:value-type="string">
            <text:p>0</text:p>
          </table:table-cell>
          <table:table-cell table:style-name="ce52" table:formula="of:=IF(OR(ISTEXT([$'Посещения + Долги'.CD13]); [.$A42]=[.CD$52]); 0; [$'Посещения + Долги'.CD$26]*[$'Посещения + Долги'.CD13])" office:value-type="string" office:string-value="0" calcext:value-type="string">
            <text:p>0</text:p>
          </table:table-cell>
          <table:table-cell table:style-name="ce52" table:formula="of:=IF(OR(ISTEXT([$'Посещения + Долги'.CE13]); [.$A42]=[.CE$52]); 0; [$'Посещения + Долги'.CE$26]*[$'Посещения + Долги'.CE13])" office:value-type="string" office:string-value="0" calcext:value-type="string">
            <text:p>0</text:p>
          </table:table-cell>
          <table:table-cell table:style-name="ce52" table:formula="of:=IF(OR(ISTEXT([$'Посещения + Долги'.CF13]); [.$A42]=[.CF$52]); 0; [$'Посещения + Долги'.CF$26]*[$'Посещения + Долги'.CF13])" office:value-type="string" office:string-value="0" calcext:value-type="string">
            <text:p>0</text:p>
          </table:table-cell>
          <table:table-cell table:style-name="ce52" table:formula="of:=IF(OR(ISTEXT([$'Посещения + Долги'.CG13]); [.$A42]=[.CG$52]); 0; [$'Посещения + Долги'.CG$26]*[$'Посещения + Долги'.CG13])" office:value-type="string" office:string-value="0" calcext:value-type="string">
            <text:p>0</text:p>
          </table:table-cell>
          <table:table-cell table:style-name="ce52" table:formula="of:=IF(OR(ISTEXT([$'Посещения + Долги'.CH13]); [.$A42]=[.CH$52]); 0; [$'Посещения + Долги'.CH$26]*[$'Посещения + Долги'.CH13])" office:value-type="string" office:string-value="0" calcext:value-type="string">
            <text:p>0</text:p>
          </table:table-cell>
          <table:table-cell table:style-name="ce52" table:formula="of:=IF(OR(ISTEXT([$'Посещения + Долги'.CI13]); [.$A42]=[.CI$52]); 0; [$'Посещения + Долги'.CI$26]*[$'Посещения + Долги'.CI13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Скиднов</text:p>
          </table:table-cell>
          <table:table-cell table:style-name="ce51" table:formula="of:=IF(OR(ISTEXT([$'Посещения + Долги'.B14]); [.$A43]=[.B$52]); 0; [$'Посещения + Долги'.B$26]*[$'Посещения + Долги'.B14])" office:value-type="string" office:string-value="0" calcext:value-type="string">
            <text:p>0</text:p>
          </table:table-cell>
          <table:table-cell table:style-name="ce52" table:formula="of:=IF(OR(ISTEXT([$'Посещения + Долги'.C14]); [.$A43]=[.C$52]); 0; [$'Посещения + Долги'.C$26]*[$'Посещения + Долги'.C14])" office:value-type="string" office:string-value="0" calcext:value-type="string">
            <text:p>0</text:p>
          </table:table-cell>
          <table:table-cell table:style-name="ce51" table:formula="of:=IF(OR(ISTEXT([$'Посещения + Долги'.D14]); [.$A43]=[.D$52]); 0; [$'Посещения + Долги'.D$26]*[$'Посещения + Долги'.D14])" office:value-type="string" office:string-value="0" calcext:value-type="string">
            <text:p>0</text:p>
          </table:table-cell>
          <table:table-cell table:style-name="ce52" table:formula="of:=IF(OR(ISTEXT([$'Посещения + Долги'.E14]); [.$A43]=[.E$52]); 0; [$'Посещения + Долги'.E$26]*[$'Посещения + Долги'.E14])" office:value-type="string" office:string-value="0" calcext:value-type="string">
            <text:p>0</text:p>
          </table:table-cell>
          <table:table-cell table:style-name="ce51" table:formula="of:=IF(OR(ISTEXT([$'Посещения + Долги'.F14]); [.$A43]=[.F$52]); 0; [$'Посещения + Долги'.F$26]*[$'Посещения + Долги'.F14])" office:value-type="string" office:string-value="0" calcext:value-type="string">
            <text:p>0</text:p>
          </table:table-cell>
          <table:table-cell table:style-name="ce52" table:formula="of:=IF(OR(ISTEXT([$'Посещения + Долги'.G14]); [.$A43]=[.G$52]); 0; [$'Посещения + Долги'.G$26]*[$'Посещения + Долги'.G14])" office:value-type="string" office:string-value="45" calcext:value-type="string">
            <text:p>45</text:p>
          </table:table-cell>
          <table:table-cell table:style-name="ce51" table:formula="of:=IF(OR(ISTEXT([$'Посещения + Долги'.H14]); [.$A43]=[.H$52]); 0; [$'Посещения + Долги'.H$26]*[$'Посещения + Долги'.H14])" office:value-type="string" office:string-value="0" calcext:value-type="string">
            <text:p>0</text:p>
          </table:table-cell>
          <table:table-cell table:style-name="ce52" table:formula="of:=IF(OR(ISTEXT([$'Посещения + Долги'.I14]); [.$A43]=[.I$52]); 0; [$'Посещения + Долги'.I$26]*[$'Посещения + Долги'.I14])" office:value-type="string" office:string-value="0" calcext:value-type="string">
            <text:p>0</text:p>
          </table:table-cell>
          <table:table-cell table:style-name="ce51" table:formula="of:=IF(OR(ISTEXT([$'Посещения + Долги'.J14]); [.$A43]=[.J$52]); 0; [$'Посещения + Долги'.J$26]*[$'Посещения + Долги'.J14])" office:value-type="string" office:string-value="0" calcext:value-type="string">
            <text:p>0</text:p>
          </table:table-cell>
          <table:table-cell table:style-name="ce52" table:formula="of:=IF(OR(ISTEXT([$'Посещения + Долги'.K14]); [.$A43]=[.K$52]); 0; [$'Посещения + Долги'.K$26]*[$'Посещения + Долги'.K14])" office:value-type="string" office:string-value="0" calcext:value-type="string">
            <text:p>0</text:p>
          </table:table-cell>
          <table:table-cell table:style-name="ce51" table:formula="of:=IF(OR(ISTEXT([$'Посещения + Долги'.L14]); [.$A43]=[.L$52]); 0; [$'Посещения + Долги'.L$26]*[$'Посещения + Долги'.L14])" office:value-type="string" office:string-value="0" calcext:value-type="string">
            <text:p>0</text:p>
          </table:table-cell>
          <table:table-cell table:style-name="ce52" table:formula="of:=IF(OR(ISTEXT([$'Посещения + Долги'.M14]); [.$A43]=[.M$52]); 0; [$'Посещения + Долги'.M$26]*[$'Посещения + Долги'.M14])" office:value-type="string" office:string-value="0" calcext:value-type="string">
            <text:p>0</text:p>
          </table:table-cell>
          <table:table-cell table:style-name="ce51" table:formula="of:=IF(OR(ISTEXT([$'Посещения + Долги'.N14]); [.$A43]=[.N$52]); 0; [$'Посещения + Долги'.N$26]*[$'Посещения + Долги'.N14])" office:value-type="string" office:string-value="0" calcext:value-type="string">
            <text:p>0</text:p>
          </table:table-cell>
          <table:table-cell table:style-name="ce52" table:formula="of:=IF(OR(ISTEXT([$'Посещения + Долги'.O14]); [.$A43]=[.O$52]); 0; [$'Посещения + Долги'.O$26]*[$'Посещения + Долги'.O14])" office:value-type="string" office:string-value="0" calcext:value-type="string">
            <text:p>0</text:p>
          </table:table-cell>
          <table:table-cell table:style-name="ce51" table:formula="of:=IF(OR(ISTEXT([$'Посещения + Долги'.P14]); [.$A43]=[.P$52]); 0; [$'Посещения + Долги'.P$26]*[$'Посещения + Долги'.P14])" office:value-type="string" office:string-value="0" calcext:value-type="string">
            <text:p>0</text:p>
          </table:table-cell>
          <table:table-cell table:style-name="ce52" table:formula="of:=IF(OR(ISTEXT([$'Посещения + Долги'.Q14]); [.$A43]=[.Q$52]); 0; [$'Посещения + Долги'.Q$26]*[$'Посещения + Долги'.Q14])" office:value-type="string" office:string-value="0" calcext:value-type="string">
            <text:p>0</text:p>
          </table:table-cell>
          <table:table-cell table:style-name="ce51" table:formula="of:=IF(OR(ISTEXT([$'Посещения + Долги'.R14]); [.$A43]=[.R$52]); 0; [$'Посещения + Долги'.R$26]*[$'Посещения + Долги'.R14])" office:value-type="string" office:string-value="0" calcext:value-type="string">
            <text:p>0</text:p>
          </table:table-cell>
          <table:table-cell table:style-name="ce52" table:formula="of:=IF(OR(ISTEXT([$'Посещения + Долги'.S14]); [.$A43]=[.S$52]); 0; [$'Посещения + Долги'.S$26]*[$'Посещения + Долги'.S14])" office:value-type="string" office:string-value="0" calcext:value-type="string">
            <text:p>0</text:p>
          </table:table-cell>
          <table:table-cell table:style-name="ce51" table:formula="of:=IF(OR(ISTEXT([$'Посещения + Долги'.T14]); [.$A43]=[.T$52]); 0; [$'Посещения + Долги'.T$26]*[$'Посещения + Долги'.T14])" office:value-type="string" office:string-value="0" calcext:value-type="string">
            <text:p>0</text:p>
          </table:table-cell>
          <table:table-cell table:style-name="ce52" table:formula="of:=IF(OR(ISTEXT([$'Посещения + Долги'.U14]); [.$A43]=[.U$52]); 0; [$'Посещения + Долги'.U$26]*[$'Посещения + Долги'.U14])" office:value-type="string" office:string-value="0" calcext:value-type="string">
            <text:p>0</text:p>
          </table:table-cell>
          <table:table-cell table:style-name="ce51" table:formula="of:=IF(OR(ISTEXT([$'Посещения + Долги'.V14]); [.$A43]=[.V$52]); 0; [$'Посещения + Долги'.V$26]*[$'Посещения + Долги'.V14])" office:value-type="string" office:string-value="0" calcext:value-type="string">
            <text:p>0</text:p>
          </table:table-cell>
          <table:table-cell table:style-name="ce52" table:formula="of:=IF(OR(ISTEXT([$'Посещения + Долги'.W14]); [.$A43]=[.W$52]); 0; [$'Посещения + Долги'.W$26]*[$'Посещения + Долги'.W14])" office:value-type="string" office:string-value="0" calcext:value-type="string">
            <text:p>0</text:p>
          </table:table-cell>
          <table:table-cell table:style-name="ce51" table:formula="of:=IF(OR(ISTEXT([$'Посещения + Долги'.X14]); [.$A43]=[.X$52]); 0; [$'Посещения + Долги'.X$26]*[$'Посещения + Долги'.X14])" office:value-type="string" office:string-value="0" calcext:value-type="string">
            <text:p>0</text:p>
          </table:table-cell>
          <table:table-cell table:style-name="ce52" table:formula="of:=IF(OR(ISTEXT([$'Посещения + Долги'.Y14]); [.$A43]=[.Y$52]); 0; [$'Посещения + Долги'.Y$26]*[$'Посещения + Долги'.Y14])" office:value-type="string" office:string-value="0" calcext:value-type="string">
            <text:p>0</text:p>
          </table:table-cell>
          <table:table-cell table:style-name="ce51" table:formula="of:=IF(OR(ISTEXT([$'Посещения + Долги'.Z14]); [.$A43]=[.Z$52]); 0; [$'Посещения + Долги'.Z$26]*[$'Посещения + Долги'.Z14])" office:value-type="string" office:string-value="0" calcext:value-type="string">
            <text:p>0</text:p>
          </table:table-cell>
          <table:table-cell table:style-name="ce52" table:formula="of:=IF(OR(ISTEXT([$'Посещения + Долги'.AA14]); [.$A43]=[.AA$52]); 0; [$'Посещения + Долги'.AA$26]*[$'Посещения + Долги'.AA14])" office:value-type="string" office:string-value="0" calcext:value-type="string">
            <text:p>0</text:p>
          </table:table-cell>
          <table:table-cell table:style-name="ce51" table:formula="of:=IF(OR(ISTEXT([$'Посещения + Долги'.AB14]); [.$A43]=[.AB$52]); 0; [$'Посещения + Долги'.AB$26]*[$'Посещения + Долги'.AB14])" office:value-type="string" office:string-value="0" calcext:value-type="string">
            <text:p>0</text:p>
          </table:table-cell>
          <table:table-cell table:style-name="ce52" table:formula="of:=IF(OR(ISTEXT([$'Посещения + Долги'.AC14]); [.$A43]=[.AC$52]); 0; [$'Посещения + Долги'.AC$26]*[$'Посещения + Долги'.AC14])" office:value-type="string" office:string-value="0" calcext:value-type="string">
            <text:p>0</text:p>
          </table:table-cell>
          <table:table-cell table:style-name="ce51" table:formula="of:=IF(OR(ISTEXT([$'Посещения + Долги'.AD14]); [.$A43]=[.AD$52]); 0; [$'Посещения + Долги'.AD$26]*[$'Посещения + Долги'.AD14])" office:value-type="string" office:string-value="0" calcext:value-type="string">
            <text:p>0</text:p>
          </table:table-cell>
          <table:table-cell table:style-name="ce52" table:formula="of:=IF(OR(ISTEXT([$'Посещения + Долги'.AE14]); [.$A43]=[.AE$52]); 0; [$'Посещения + Долги'.AE$26]*[$'Посещения + Долги'.AE14])" office:value-type="string" office:string-value="0" calcext:value-type="string">
            <text:p>0</text:p>
          </table:table-cell>
          <table:table-cell table:style-name="ce51" table:formula="of:=IF(OR(ISTEXT([$'Посещения + Долги'.AF14]); [.$A43]=[.AF$52]); 0; [$'Посещения + Долги'.AF$26]*[$'Посещения + Долги'.AF14])" office:value-type="string" office:string-value="0" calcext:value-type="string">
            <text:p>0</text:p>
          </table:table-cell>
          <table:table-cell table:style-name="ce52" table:formula="of:=IF(OR(ISTEXT([$'Посещения + Долги'.AG14]); [.$A43]=[.AG$52]); 0; [$'Посещения + Долги'.AG$26]*[$'Посещения + Долги'.AG14])" office:value-type="string" office:string-value="0" calcext:value-type="string">
            <text:p>0</text:p>
          </table:table-cell>
          <table:table-cell table:style-name="ce51" table:formula="of:=IF(OR(ISTEXT([$'Посещения + Долги'.AH14]); [.$A43]=[.AH$52]); 0; [$'Посещения + Долги'.AH$26]*[$'Посещения + Долги'.AH14])" office:value-type="string" office:string-value="0" calcext:value-type="string">
            <text:p>0</text:p>
          </table:table-cell>
          <table:table-cell table:style-name="ce52" table:formula="of:=IF(OR(ISTEXT([$'Посещения + Долги'.AI14]); [.$A43]=[.AI$52]); 0; [$'Посещения + Долги'.AI$26]*[$'Посещения + Долги'.AI14])" office:value-type="string" office:string-value="0" calcext:value-type="string">
            <text:p>0</text:p>
          </table:table-cell>
          <table:table-cell table:style-name="ce51" table:formula="of:=IF(OR(ISTEXT([$'Посещения + Долги'.AJ14]); [.$A43]=[.AJ$52]); 0; [$'Посещения + Долги'.AJ$26]*[$'Посещения + Долги'.AJ14])" office:value-type="string" office:string-value="0" calcext:value-type="string">
            <text:p>0</text:p>
          </table:table-cell>
          <table:table-cell table:style-name="ce52" table:formula="of:=IF(OR(ISTEXT([$'Посещения + Долги'.AK14]); [.$A43]=[.AK$52]); 0; [$'Посещения + Долги'.AK$26]*[$'Посещения + Долги'.AK14])" office:value-type="string" office:string-value="0" calcext:value-type="string">
            <text:p>0</text:p>
          </table:table-cell>
          <table:table-cell table:style-name="ce51" table:formula="of:=IF(OR(ISTEXT([$'Посещения + Долги'.AL14]); [.$A43]=[.AL$52]); 0; [$'Посещения + Долги'.AL$26]*[$'Посещения + Долги'.AL14])" office:value-type="string" office:string-value="0" calcext:value-type="string">
            <text:p>0</text:p>
          </table:table-cell>
          <table:table-cell table:style-name="ce52" table:formula="of:=IF(OR(ISTEXT([$'Посещения + Долги'.AM14]); [.$A43]=[.AM$52]); 0; [$'Посещения + Долги'.AM$26]*[$'Посещения + Долги'.AM14])" office:value-type="string" office:string-value="0" calcext:value-type="string">
            <text:p>0</text:p>
          </table:table-cell>
          <table:table-cell table:style-name="ce51" table:formula="of:=IF(OR(ISTEXT([$'Посещения + Долги'.AN14]); [.$A43]=[.AN$52]); 0; [$'Посещения + Долги'.AN$26]*[$'Посещения + Долги'.AN14])" office:value-type="string" office:string-value="0" calcext:value-type="string">
            <text:p>0</text:p>
          </table:table-cell>
          <table:table-cell table:style-name="ce52" table:formula="of:=IF(OR(ISTEXT([$'Посещения + Долги'.AO14]); [.$A43]=[.AO$52]); 0; [$'Посещения + Долги'.AO$26]*[$'Посещения + Долги'.AO14])" office:value-type="string" office:string-value="0" calcext:value-type="string">
            <text:p>0</text:p>
          </table:table-cell>
          <table:table-cell table:style-name="ce51" table:formula="of:=IF(OR(ISTEXT([$'Посещения + Долги'.AP14]); [.$A43]=[.AP$52]); 0; [$'Посещения + Долги'.AP$26]*[$'Посещения + Долги'.AP14])" office:value-type="string" office:string-value="0" calcext:value-type="string">
            <text:p>0</text:p>
          </table:table-cell>
          <table:table-cell table:style-name="ce52" table:formula="of:=IF(OR(ISTEXT([$'Посещения + Долги'.AQ14]); [.$A43]=[.AQ$52]); 0; [$'Посещения + Долги'.AQ$26]*[$'Посещения + Долги'.AQ14])" office:value-type="string" office:string-value="0" calcext:value-type="string">
            <text:p>0</text:p>
          </table:table-cell>
          <table:table-cell table:style-name="ce51" table:formula="of:=IF(OR(ISTEXT([$'Посещения + Долги'.AR14]); [.$A43]=[.AR$52]); 0; [$'Посещения + Долги'.AR$26]*[$'Посещения + Долги'.AR14])" office:value-type="string" office:string-value="0" calcext:value-type="string">
            <text:p>0</text:p>
          </table:table-cell>
          <table:table-cell table:style-name="ce52" table:formula="of:=IF(OR(ISTEXT([$'Посещения + Долги'.AS14]); [.$A43]=[.AS$52]); 0; [$'Посещения + Долги'.AS$26]*[$'Посещения + Долги'.AS14])" office:value-type="string" office:string-value="0" calcext:value-type="string">
            <text:p>0</text:p>
          </table:table-cell>
          <table:table-cell table:style-name="ce52" table:formula="of:=IF(OR(ISTEXT([$'Посещения + Долги'.AT14]); [.$A43]=[.AT$52]); 0; [$'Посещения + Долги'.AT$26]*[$'Посещения + Долги'.AT14])" office:value-type="string" office:string-value="0" calcext:value-type="string">
            <text:p>0</text:p>
          </table:table-cell>
          <table:table-cell table:style-name="ce52" table:formula="of:=IF(OR(ISTEXT([$'Посещения + Долги'.AU14]); [.$A43]=[.AU$52]); 0; [$'Посещения + Долги'.AU$26]*[$'Посещения + Долги'.AU14])" office:value-type="string" office:string-value="0" calcext:value-type="string">
            <text:p>0</text:p>
          </table:table-cell>
          <table:table-cell table:style-name="ce52" table:formula="of:=IF(OR(ISTEXT([$'Посещения + Долги'.AV14]); [.$A43]=[.AV$52]); 0; [$'Посещения + Долги'.AV$26]*[$'Посещения + Долги'.AV14])" office:value-type="string" office:string-value="0" calcext:value-type="string">
            <text:p>0</text:p>
          </table:table-cell>
          <table:table-cell table:style-name="ce52" table:formula="of:=IF(OR(ISTEXT([$'Посещения + Долги'.AW14]); [.$A43]=[.AW$52]); 0; [$'Посещения + Долги'.AW$26]*[$'Посещения + Долги'.AW14])" office:value-type="string" office:string-value="0" calcext:value-type="string">
            <text:p>0</text:p>
          </table:table-cell>
          <table:table-cell table:style-name="ce52" table:formula="of:=IF(OR(ISTEXT([$'Посещения + Долги'.AX14]); [.$A43]=[.AX$52]); 0; [$'Посещения + Долги'.AX$26]*[$'Посещения + Долги'.AX14])" office:value-type="string" office:string-value="0" calcext:value-type="string">
            <text:p>0</text:p>
          </table:table-cell>
          <table:table-cell table:style-name="ce52" table:formula="of:=IF(OR(ISTEXT([$'Посещения + Долги'.AY14]); [.$A43]=[.AY$52]); 0; [$'Посещения + Долги'.AY$26]*[$'Посещения + Долги'.AY14])" office:value-type="string" office:string-value="0" calcext:value-type="string">
            <text:p>0</text:p>
          </table:table-cell>
          <table:table-cell table:style-name="ce52" table:formula="of:=IF(OR(ISTEXT([$'Посещения + Долги'.AZ14]); [.$A43]=[.AZ$52]); 0; [$'Посещения + Долги'.AZ$26]*[$'Посещения + Долги'.AZ14])" office:value-type="string" office:string-value="0" calcext:value-type="string">
            <text:p>0</text:p>
          </table:table-cell>
          <table:table-cell table:style-name="ce52" table:formula="of:=IF(OR(ISTEXT([$'Посещения + Долги'.BA14]); [.$A43]=[.BA$52]); 0; [$'Посещения + Долги'.BA$26]*[$'Посещения + Долги'.BA14])" office:value-type="string" office:string-value="0" calcext:value-type="string">
            <text:p>0</text:p>
          </table:table-cell>
          <table:table-cell table:style-name="ce52" table:formula="of:=IF(OR(ISTEXT([$'Посещения + Долги'.BB14]); [.$A43]=[.BB$52]); 0; [$'Посещения + Долги'.BB$26]*[$'Посещения + Долги'.BB14])" office:value-type="string" office:string-value="0" calcext:value-type="string">
            <text:p>0</text:p>
          </table:table-cell>
          <table:table-cell table:style-name="ce52" table:formula="of:=IF(OR(ISTEXT([$'Посещения + Долги'.BC14]); [.$A43]=[.BC$52]); 0; [$'Посещения + Долги'.BC$26]*[$'Посещения + Долги'.BC14])" office:value-type="string" office:string-value="0" calcext:value-type="string">
            <text:p>0</text:p>
          </table:table-cell>
          <table:table-cell table:style-name="ce52" table:formula="of:=IF(OR(ISTEXT([$'Посещения + Долги'.BD14]); [.$A43]=[.BD$52]); 0; [$'Посещения + Долги'.BD$26]*[$'Посещения + Долги'.BD14])" office:value-type="string" office:string-value="0" calcext:value-type="string">
            <text:p>0</text:p>
          </table:table-cell>
          <table:table-cell table:style-name="ce52" table:formula="of:=IF(OR(ISTEXT([$'Посещения + Долги'.BE14]); [.$A43]=[.BE$52]); 0; [$'Посещения + Долги'.BE$26]*[$'Посещения + Долги'.BE14])" office:value-type="string" office:string-value="0" calcext:value-type="string">
            <text:p>0</text:p>
          </table:table-cell>
          <table:table-cell table:style-name="ce52" table:formula="of:=IF(OR(ISTEXT([$'Посещения + Долги'.BF14]); [.$A43]=[.BF$52]); 0; [$'Посещения + Долги'.BF$26]*[$'Посещения + Долги'.BF14])" office:value-type="string" office:string-value="0" calcext:value-type="string">
            <text:p>0</text:p>
          </table:table-cell>
          <table:table-cell table:style-name="ce52" table:formula="of:=IF(OR(ISTEXT([$'Посещения + Долги'.BG14]); [.$A43]=[.BG$52]); 0; [$'Посещения + Долги'.BG$26]*[$'Посещения + Долги'.BG14])" office:value-type="string" office:string-value="0" calcext:value-type="string">
            <text:p>0</text:p>
          </table:table-cell>
          <table:table-cell table:style-name="ce52" table:formula="of:=IF(OR(ISTEXT([$'Посещения + Долги'.BH14]); [.$A43]=[.BH$52]); 0; [$'Посещения + Долги'.BH$26]*[$'Посещения + Долги'.BH14])" office:value-type="string" office:string-value="56.25" calcext:value-type="string">
            <text:p>56.25</text:p>
          </table:table-cell>
          <table:table-cell table:style-name="ce52" table:formula="of:=IF(OR(ISTEXT([$'Посещения + Долги'.BI14]); [.$A43]=[.BI$52]); 0; [$'Посещения + Долги'.BI$26]*[$'Посещения + Долги'.BI14])" office:value-type="string" office:string-value="64.28571429" calcext:value-type="string">
            <text:p>64.28571429</text:p>
          </table:table-cell>
          <table:table-cell table:style-name="ce52" table:formula="of:=IF(OR(ISTEXT([$'Посещения + Долги'.BJ14]); [.$A43]=[.BJ$52]); 0; [$'Посещения + Долги'.BJ$26]*[$'Посещения + Долги'.BJ14])" office:value-type="string" office:string-value="45" calcext:value-type="string">
            <text:p>45</text:p>
          </table:table-cell>
          <table:table-cell table:style-name="ce52" table:formula="of:=IF(OR(ISTEXT([$'Посещения + Долги'.BK14]); [.$A43]=[.BK$52]); 0; [$'Посещения + Долги'.BK$26]*[$'Посещения + Долги'.BK14])" office:value-type="string" office:string-value="45" calcext:value-type="string">
            <text:p>45</text:p>
          </table:table-cell>
          <table:table-cell table:style-name="ce52" table:formula="of:=IF(OR(ISTEXT([$'Посещения + Долги'.BL14]); [.$A43]=[.BL$52]); 0; [$'Посещения + Долги'.BL$26]*[$'Посещения + Долги'.BL14])" office:value-type="string" office:string-value="50" calcext:value-type="string">
            <text:p>50</text:p>
          </table:table-cell>
          <table:table-cell table:style-name="ce52" table:formula="of:=IF(OR(ISTEXT([$'Посещения + Долги'.BM14]); [.$A43]=[.BM$52]); 0; [$'Посещения + Долги'.BM$26]*[$'Посещения + Долги'.BM14])" office:value-type="string" office:string-value="50" calcext:value-type="string">
            <text:p>50</text:p>
          </table:table-cell>
          <table:table-cell table:style-name="ce52" table:formula="of:=IF(OR(ISTEXT([$'Посещения + Долги'.BN14]); [.$A43]=[.BN$52]); 0; [$'Посещения + Долги'.BN$26]*[$'Посещения + Долги'.BN14])" office:value-type="string" office:string-value="0" calcext:value-type="string">
            <text:p>0</text:p>
          </table:table-cell>
          <table:table-cell table:style-name="ce52" table:formula="of:=IF(OR(ISTEXT([$'Посещения + Долги'.BO14]); [.$A43]=[.BO$52]); 0; [$'Посещения + Долги'.BO$26]*[$'Посещения + Долги'.BO14])" office:value-type="string" office:string-value="0" calcext:value-type="string">
            <text:p>0</text:p>
          </table:table-cell>
          <table:table-cell table:style-name="ce52" table:formula="of:=IF(OR(ISTEXT([$'Посещения + Долги'.BP14]); [.$A43]=[.BP$52]); 0; [$'Посещения + Долги'.BP$26]*[$'Посещения + Долги'.BP14])" office:value-type="string" office:string-value="0" calcext:value-type="string">
            <text:p>0</text:p>
          </table:table-cell>
          <table:table-cell table:style-name="ce52" table:formula="of:=IF(OR(ISTEXT([$'Посещения + Долги'.BQ14]); [.$A43]=[.BQ$52]); 0; [$'Посещения + Долги'.BQ$26]*[$'Посещения + Долги'.BQ14])" office:value-type="string" office:string-value="0" calcext:value-type="string">
            <text:p>0</text:p>
          </table:table-cell>
          <table:table-cell table:style-name="ce52" table:formula="of:=IF(OR(ISTEXT([$'Посещения + Долги'.BR14]); [.$A43]=[.BR$52]); 0; [$'Посещения + Долги'.BR$26]*[$'Посещения + Долги'.BR14])" office:value-type="string" office:string-value="45" calcext:value-type="string">
            <text:p>45</text:p>
          </table:table-cell>
          <table:table-cell table:style-name="ce52" table:formula="of:=IF(OR(ISTEXT([$'Посещения + Долги'.BS14]); [.$A43]=[.BS$52]); 0; [$'Посещения + Долги'.BS$26]*[$'Посещения + Долги'.BS14])" office:value-type="string" office:string-value="56.25" calcext:value-type="string">
            <text:p>56.25</text:p>
          </table:table-cell>
          <table:table-cell table:style-name="ce52" table:formula="of:=IF(OR(ISTEXT([$'Посещения + Долги'.BT14]); [.$A43]=[.BT$52]); 0; [$'Посещения + Долги'.BT$26]*[$'Посещения + Долги'.BT14])" office:value-type="string" office:string-value="45" calcext:value-type="string">
            <text:p>45</text:p>
          </table:table-cell>
          <table:table-cell table:style-name="ce52" table:formula="of:=IF(OR(ISTEXT([$'Посещения + Долги'.BU14]); [.$A43]=[.BU$52]); 0; [$'Посещения + Долги'.BU$26]*[$'Посещения + Долги'.BU14])" office:value-type="string" office:string-value="50" calcext:value-type="string">
            <text:p>50</text:p>
          </table:table-cell>
          <table:table-cell table:style-name="ce52" table:formula="of:=IF(OR(ISTEXT([$'Посещения + Долги'.BV14]); [.$A43]=[.BV$52]); 0; [$'Посещения + Долги'.BV$26]*[$'Посещения + Долги'.BV14])" office:value-type="string" office:string-value="0" calcext:value-type="string">
            <text:p>0</text:p>
          </table:table-cell>
          <table:table-cell table:style-name="ce52" table:formula="of:=IF(OR(ISTEXT([$'Посещения + Долги'.BW14]); [.$A43]=[.BW$52]); 0; [$'Посещения + Долги'.BW$26]*[$'Посещения + Долги'.BW14])" office:value-type="string" office:string-value="0" calcext:value-type="string">
            <text:p>0</text:p>
          </table:table-cell>
          <table:table-cell table:style-name="ce52" table:formula="of:=IF(OR(ISTEXT([$'Посещения + Долги'.BX14]); [.$A43]=[.BX$52]); 0; [$'Посещения + Долги'.BX$26]*[$'Посещения + Долги'.BX14])" office:value-type="string" office:string-value="0" calcext:value-type="string">
            <text:p>0</text:p>
          </table:table-cell>
          <table:table-cell table:style-name="ce52" table:formula="of:=IF(OR(ISTEXT([$'Посещения + Долги'.BY14]); [.$A43]=[.BY$52]); 0; [$'Посещения + Долги'.BY$26]*[$'Посещения + Долги'.BY14])" office:value-type="string" office:string-value="0" calcext:value-type="string">
            <text:p>0</text:p>
          </table:table-cell>
          <table:table-cell table:style-name="ce52" table:formula="of:=IF(OR(ISTEXT([$'Посещения + Долги'.BZ14]); [.$A43]=[.BZ$52]); 0; [$'Посещения + Долги'.BZ$26]*[$'Посещения + Долги'.BZ14])" office:value-type="string" office:string-value="0" calcext:value-type="string">
            <text:p>0</text:p>
          </table:table-cell>
          <table:table-cell table:style-name="ce52" table:formula="of:=IF(OR(ISTEXT([$'Посещения + Долги'.CA14]); [.$A43]=[.CA$52]); 0; [$'Посещения + Долги'.CA$26]*[$'Посещения + Долги'.CA14])" office:value-type="string" office:string-value="50" calcext:value-type="string">
            <text:p>50</text:p>
          </table:table-cell>
          <table:table-cell table:style-name="ce52" table:formula="of:=IF(OR(ISTEXT([$'Посещения + Долги'.CB14]); [.$A43]=[.CB$52]); 0; [$'Посещения + Долги'.CB$26]*[$'Посещения + Долги'.CB14])" office:value-type="string" office:string-value="75" calcext:value-type="string">
            <text:p>75</text:p>
          </table:table-cell>
          <table:table-cell table:style-name="ce52" table:formula="of:=IF(OR(ISTEXT([$'Посещения + Долги'.CC14]); [.$A43]=[.CC$52]); 0; [$'Посещения + Долги'.CC$26]*[$'Посещения + Долги'.CC14])" office:value-type="string" office:string-value="0" calcext:value-type="string">
            <text:p>0</text:p>
          </table:table-cell>
          <table:table-cell table:style-name="ce52" table:formula="of:=IF(OR(ISTEXT([$'Посещения + Долги'.CD14]); [.$A43]=[.CD$52]); 0; [$'Посещения + Долги'.CD$26]*[$'Посещения + Долги'.CD14])" office:value-type="string" office:string-value="40.90909091" calcext:value-type="string">
            <text:p>40.90909091</text:p>
          </table:table-cell>
          <table:table-cell table:style-name="ce52" table:formula="of:=IF(OR(ISTEXT([$'Посещения + Долги'.CE14]); [.$A43]=[.CE$52]); 0; [$'Посещения + Долги'.CE$26]*[$'Посещения + Долги'.CE14])" office:value-type="string" office:string-value="0" calcext:value-type="string">
            <text:p>0</text:p>
          </table:table-cell>
          <table:table-cell table:style-name="ce52" table:formula="of:=IF(OR(ISTEXT([$'Посещения + Долги'.CF14]); [.$A43]=[.CF$52]); 0; [$'Посещения + Долги'.CF$26]*[$'Посещения + Долги'.CF14])" office:value-type="string" office:string-value="0" calcext:value-type="string">
            <text:p>0</text:p>
          </table:table-cell>
          <table:table-cell table:style-name="ce52" table:formula="of:=IF(OR(ISTEXT([$'Посещения + Долги'.CG14]); [.$A43]=[.CG$52]); 0; [$'Посещения + Долги'.CG$26]*[$'Посещения + Долги'.CG14])" office:value-type="string" office:string-value="0" calcext:value-type="string">
            <text:p>0</text:p>
          </table:table-cell>
          <table:table-cell table:style-name="ce52" table:formula="of:=IF(OR(ISTEXT([$'Посещения + Долги'.CH14]); [.$A43]=[.CH$52]); 0; [$'Посещения + Долги'.CH$26]*[$'Посещения + Долги'.CH14])" office:value-type="string" office:string-value="0" calcext:value-type="string">
            <text:p>0</text:p>
          </table:table-cell>
          <table:table-cell table:style-name="ce52" table:formula="of:=IF(OR(ISTEXT([$'Посещения + Долги'.CI14]); [.$A43]=[.CI$52]); 0; [$'Посещения + Долги'.CI$26]*[$'Посещения + Долги'.CI14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Фатеев</text:p>
          </table:table-cell>
          <table:table-cell table:style-name="ce51" table:formula="of:=IF(OR(ISTEXT([$'Посещения + Долги'.B15]); [.$A44]=[.B$52]); 0; [$'Посещения + Долги'.B$26]*[$'Посещения + Долги'.B15])" office:value-type="string" office:string-value="0" calcext:value-type="string">
            <text:p>0</text:p>
          </table:table-cell>
          <table:table-cell table:style-name="ce52" table:formula="of:=IF(OR(ISTEXT([$'Посещения + Долги'.C15]); [.$A44]=[.C$52]); 0; [$'Посещения + Долги'.C$26]*[$'Посещения + Долги'.C15])" office:value-type="string" office:string-value="0" calcext:value-type="string">
            <text:p>0</text:p>
          </table:table-cell>
          <table:table-cell table:style-name="ce51" table:formula="of:=IF(OR(ISTEXT([$'Посещения + Долги'.D15]); [.$A44]=[.D$52]); 0; [$'Посещения + Долги'.D$26]*[$'Посещения + Долги'.D15])" office:value-type="string" office:string-value="0" calcext:value-type="string">
            <text:p>0</text:p>
          </table:table-cell>
          <table:table-cell table:style-name="ce52" table:formula="of:=IF(OR(ISTEXT([$'Посещения + Долги'.E15]); [.$A44]=[.E$52]); 0; [$'Посещения + Долги'.E$26]*[$'Посещения + Долги'.E15])" office:value-type="string" office:string-value="0" calcext:value-type="string">
            <text:p>0</text:p>
          </table:table-cell>
          <table:table-cell table:style-name="ce51" table:formula="of:=IF(OR(ISTEXT([$'Посещения + Долги'.F15]); [.$A44]=[.F$52]); 0; [$'Посещения + Долги'.F$26]*[$'Посещения + Долги'.F15])" office:value-type="string" office:string-value="0" calcext:value-type="string">
            <text:p>0</text:p>
          </table:table-cell>
          <table:table-cell table:style-name="ce52" table:formula="of:=IF(OR(ISTEXT([$'Посещения + Долги'.G15]); [.$A44]=[.G$52]); 0; [$'Посещения + Долги'.G$26]*[$'Посещения + Долги'.G15])" office:value-type="string" office:string-value="0" calcext:value-type="string">
            <text:p>0</text:p>
          </table:table-cell>
          <table:table-cell table:style-name="ce51" table:formula="of:=IF(OR(ISTEXT([$'Посещения + Долги'.H15]); [.$A44]=[.H$52]); 0; [$'Посещения + Долги'.H$26]*[$'Посещения + Долги'.H15])" office:value-type="string" office:string-value="0" calcext:value-type="string">
            <text:p>0</text:p>
          </table:table-cell>
          <table:table-cell table:style-name="ce52" table:formula="of:=IF(OR(ISTEXT([$'Посещения + Долги'.I15]); [.$A44]=[.I$52]); 0; [$'Посещения + Долги'.I$26]*[$'Посещения + Долги'.I15])" office:value-type="string" office:string-value="0" calcext:value-type="string">
            <text:p>0</text:p>
          </table:table-cell>
          <table:table-cell table:style-name="ce51" table:formula="of:=IF(OR(ISTEXT([$'Посещения + Долги'.J15]); [.$A44]=[.J$52]); 0; [$'Посещения + Долги'.J$26]*[$'Посещения + Долги'.J15])" office:value-type="string" office:string-value="0" calcext:value-type="string">
            <text:p>0</text:p>
          </table:table-cell>
          <table:table-cell table:style-name="ce52" table:formula="of:=IF(OR(ISTEXT([$'Посещения + Долги'.K15]); [.$A44]=[.K$52]); 0; [$'Посещения + Долги'.K$26]*[$'Посещения + Долги'.K15])" office:value-type="string" office:string-value="0" calcext:value-type="string">
            <text:p>0</text:p>
          </table:table-cell>
          <table:table-cell table:style-name="ce51" table:formula="of:=IF(OR(ISTEXT([$'Посещения + Долги'.L15]); [.$A44]=[.L$52]); 0; [$'Посещения + Долги'.L$26]*[$'Посещения + Долги'.L15])" office:value-type="string" office:string-value="0" calcext:value-type="string">
            <text:p>0</text:p>
          </table:table-cell>
          <table:table-cell table:style-name="ce52" table:formula="of:=IF(OR(ISTEXT([$'Посещения + Долги'.M15]); [.$A44]=[.M$52]); 0; [$'Посещения + Долги'.M$26]*[$'Посещения + Долги'.M15])" office:value-type="string" office:string-value="0" calcext:value-type="string">
            <text:p>0</text:p>
          </table:table-cell>
          <table:table-cell table:style-name="ce51" table:formula="of:=IF(OR(ISTEXT([$'Посещения + Долги'.N15]); [.$A44]=[.N$52]); 0; [$'Посещения + Долги'.N$26]*[$'Посещения + Долги'.N15])" office:value-type="string" office:string-value="0" calcext:value-type="string">
            <text:p>0</text:p>
          </table:table-cell>
          <table:table-cell table:style-name="ce52" table:formula="of:=IF(OR(ISTEXT([$'Посещения + Долги'.O15]); [.$A44]=[.O$52]); 0; [$'Посещения + Долги'.O$26]*[$'Посещения + Долги'.O15])" office:value-type="string" office:string-value="0" calcext:value-type="string">
            <text:p>0</text:p>
          </table:table-cell>
          <table:table-cell table:style-name="ce51" table:formula="of:=IF(OR(ISTEXT([$'Посещения + Долги'.P15]); [.$A44]=[.P$52]); 0; [$'Посещения + Долги'.P$26]*[$'Посещения + Долги'.P15])" office:value-type="string" office:string-value="0" calcext:value-type="string">
            <text:p>0</text:p>
          </table:table-cell>
          <table:table-cell table:style-name="ce52" table:formula="of:=IF(OR(ISTEXT([$'Посещения + Долги'.Q15]); [.$A44]=[.Q$52]); 0; [$'Посещения + Долги'.Q$26]*[$'Посещения + Долги'.Q15])" office:value-type="string" office:string-value="0" calcext:value-type="string">
            <text:p>0</text:p>
          </table:table-cell>
          <table:table-cell table:style-name="ce51" table:formula="of:=IF(OR(ISTEXT([$'Посещения + Долги'.R15]); [.$A44]=[.R$52]); 0; [$'Посещения + Долги'.R$26]*[$'Посещения + Долги'.R15])" office:value-type="string" office:string-value="0" calcext:value-type="string">
            <text:p>0</text:p>
          </table:table-cell>
          <table:table-cell table:style-name="ce52" table:formula="of:=IF(OR(ISTEXT([$'Посещения + Долги'.S15]); [.$A44]=[.S$52]); 0; [$'Посещения + Долги'.S$26]*[$'Посещения + Долги'.S15])" office:value-type="string" office:string-value="0" calcext:value-type="string">
            <text:p>0</text:p>
          </table:table-cell>
          <table:table-cell table:style-name="ce51" table:formula="of:=IF(OR(ISTEXT([$'Посещения + Долги'.T15]); [.$A44]=[.T$52]); 0; [$'Посещения + Долги'.T$26]*[$'Посещения + Долги'.T15])" office:value-type="string" office:string-value="0" calcext:value-type="string">
            <text:p>0</text:p>
          </table:table-cell>
          <table:table-cell table:style-name="ce52" table:formula="of:=IF(OR(ISTEXT([$'Посещения + Долги'.U15]); [.$A44]=[.U$52]); 0; [$'Посещения + Долги'.U$26]*[$'Посещения + Долги'.U15])" office:value-type="string" office:string-value="0" calcext:value-type="string">
            <text:p>0</text:p>
          </table:table-cell>
          <table:table-cell table:style-name="ce51" table:formula="of:=IF(OR(ISTEXT([$'Посещения + Долги'.V15]); [.$A44]=[.V$52]); 0; [$'Посещения + Долги'.V$26]*[$'Посещения + Долги'.V15])" office:value-type="string" office:string-value="0" calcext:value-type="string">
            <text:p>0</text:p>
          </table:table-cell>
          <table:table-cell table:style-name="ce52" table:formula="of:=IF(OR(ISTEXT([$'Посещения + Долги'.W15]); [.$A44]=[.W$52]); 0; [$'Посещения + Долги'.W$26]*[$'Посещения + Долги'.W15])" office:value-type="string" office:string-value="0" calcext:value-type="string">
            <text:p>0</text:p>
          </table:table-cell>
          <table:table-cell table:style-name="ce51" table:formula="of:=IF(OR(ISTEXT([$'Посещения + Долги'.X15]); [.$A44]=[.X$52]); 0; [$'Посещения + Долги'.X$26]*[$'Посещения + Долги'.X15])" office:value-type="string" office:string-value="0" calcext:value-type="string">
            <text:p>0</text:p>
          </table:table-cell>
          <table:table-cell table:style-name="ce52" table:formula="of:=IF(OR(ISTEXT([$'Посещения + Долги'.Y15]); [.$A44]=[.Y$52]); 0; [$'Посещения + Долги'.Y$26]*[$'Посещения + Долги'.Y15])" office:value-type="string" office:string-value="0" calcext:value-type="string">
            <text:p>0</text:p>
          </table:table-cell>
          <table:table-cell table:style-name="ce51" table:formula="of:=IF(OR(ISTEXT([$'Посещения + Долги'.Z15]); [.$A44]=[.Z$52]); 0; [$'Посещения + Долги'.Z$26]*[$'Посещения + Долги'.Z15])" office:value-type="string" office:string-value="34.61538462" calcext:value-type="string">
            <text:p>34.61538462</text:p>
          </table:table-cell>
          <table:table-cell table:style-name="ce52" table:formula="of:=IF(OR(ISTEXT([$'Посещения + Долги'.AA15]); [.$A44]=[.AA$52]); 0; [$'Посещения + Долги'.AA$26]*[$'Посещения + Долги'.AA15])" office:value-type="string" office:string-value="37.5" calcext:value-type="string">
            <text:p>37.5</text:p>
          </table:table-cell>
          <table:table-cell table:style-name="ce51" table:formula="of:=IF(OR(ISTEXT([$'Посещения + Долги'.AB15]); [.$A44]=[.AB$52]); 0; [$'Посещения + Долги'.AB$26]*[$'Посещения + Долги'.AB15])" office:value-type="string" office:string-value="0" calcext:value-type="string">
            <text:p>0</text:p>
          </table:table-cell>
          <table:table-cell table:style-name="ce52" table:formula="of:=IF(OR(ISTEXT([$'Посещения + Долги'.AC15]); [.$A44]=[.AC$52]); 0; [$'Посещения + Долги'.AC$26]*[$'Посещения + Долги'.AC15])" office:value-type="string" office:string-value="0" calcext:value-type="string">
            <text:p>0</text:p>
          </table:table-cell>
          <table:table-cell table:style-name="ce51" table:formula="of:=IF(OR(ISTEXT([$'Посещения + Долги'.AD15]); [.$A44]=[.AD$52]); 0; [$'Посещения + Долги'.AD$26]*[$'Посещения + Долги'.AD15])" office:value-type="string" office:string-value="0" calcext:value-type="string">
            <text:p>0</text:p>
          </table:table-cell>
          <table:table-cell table:style-name="ce52" table:formula="of:=IF(OR(ISTEXT([$'Посещения + Долги'.AE15]); [.$A44]=[.AE$52]); 0; [$'Посещения + Долги'.AE$26]*[$'Посещения + Долги'.AE15])" office:value-type="string" office:string-value="0" calcext:value-type="string">
            <text:p>0</text:p>
          </table:table-cell>
          <table:table-cell table:style-name="ce51" table:formula="of:=IF(OR(ISTEXT([$'Посещения + Долги'.AF15]); [.$A44]=[.AF$52]); 0; [$'Посещения + Долги'.AF$26]*[$'Посещения + Долги'.AF15])" office:value-type="string" office:string-value="0" calcext:value-type="string">
            <text:p>0</text:p>
          </table:table-cell>
          <table:table-cell table:style-name="ce52" table:formula="of:=IF(OR(ISTEXT([$'Посещения + Долги'.AG15]); [.$A44]=[.AG$52]); 0; [$'Посещения + Долги'.AG$26]*[$'Посещения + Долги'.AG15])" office:value-type="string" office:string-value="0" calcext:value-type="string">
            <text:p>0</text:p>
          </table:table-cell>
          <table:table-cell table:style-name="ce51" table:formula="of:=IF(OR(ISTEXT([$'Посещения + Долги'.AH15]); [.$A44]=[.AH$52]); 0; [$'Посещения + Долги'.AH$26]*[$'Посещения + Долги'.AH15])" office:value-type="string" office:string-value="0" calcext:value-type="string">
            <text:p>0</text:p>
          </table:table-cell>
          <table:table-cell table:style-name="ce52" table:formula="of:=IF(OR(ISTEXT([$'Посещения + Долги'.AI15]); [.$A44]=[.AI$52]); 0; [$'Посещения + Долги'.AI$26]*[$'Посещения + Долги'.AI15])" office:value-type="string" office:string-value="0" calcext:value-type="string">
            <text:p>0</text:p>
          </table:table-cell>
          <table:table-cell table:style-name="ce51" table:formula="of:=IF(OR(ISTEXT([$'Посещения + Долги'.AJ15]); [.$A44]=[.AJ$52]); 0; [$'Посещения + Долги'.AJ$26]*[$'Посещения + Долги'.AJ15])" office:value-type="string" office:string-value="0" calcext:value-type="string">
            <text:p>0</text:p>
          </table:table-cell>
          <table:table-cell table:style-name="ce52" table:formula="of:=IF(OR(ISTEXT([$'Посещения + Долги'.AK15]); [.$A44]=[.AK$52]); 0; [$'Посещения + Долги'.AK$26]*[$'Посещения + Долги'.AK15])" office:value-type="string" office:string-value="0" calcext:value-type="string">
            <text:p>0</text:p>
          </table:table-cell>
          <table:table-cell table:style-name="ce51" table:formula="of:=IF(OR(ISTEXT([$'Посещения + Долги'.AL15]); [.$A44]=[.AL$52]); 0; [$'Посещения + Долги'.AL$26]*[$'Посещения + Долги'.AL15])" office:value-type="string" office:string-value="0" calcext:value-type="string">
            <text:p>0</text:p>
          </table:table-cell>
          <table:table-cell table:style-name="ce52" table:formula="of:=IF(OR(ISTEXT([$'Посещения + Долги'.AM15]); [.$A44]=[.AM$52]); 0; [$'Посещения + Долги'.AM$26]*[$'Посещения + Долги'.AM15])" office:value-type="string" office:string-value="0" calcext:value-type="string">
            <text:p>0</text:p>
          </table:table-cell>
          <table:table-cell table:style-name="ce51" table:formula="of:=IF(OR(ISTEXT([$'Посещения + Долги'.AN15]); [.$A44]=[.AN$52]); 0; [$'Посещения + Долги'.AN$26]*[$'Посещения + Долги'.AN15])" office:value-type="string" office:string-value="0" calcext:value-type="string">
            <text:p>0</text:p>
          </table:table-cell>
          <table:table-cell table:style-name="ce52" table:formula="of:=IF(OR(ISTEXT([$'Посещения + Долги'.AO15]); [.$A44]=[.AO$52]); 0; [$'Посещения + Долги'.AO$26]*[$'Посещения + Долги'.AO15])" office:value-type="string" office:string-value="0" calcext:value-type="string">
            <text:p>0</text:p>
          </table:table-cell>
          <table:table-cell table:style-name="ce51" table:formula="of:=IF(OR(ISTEXT([$'Посещения + Долги'.AP15]); [.$A44]=[.AP$52]); 0; [$'Посещения + Долги'.AP$26]*[$'Посещения + Долги'.AP15])" office:value-type="string" office:string-value="0" calcext:value-type="string">
            <text:p>0</text:p>
          </table:table-cell>
          <table:table-cell table:style-name="ce52" table:formula="of:=IF(OR(ISTEXT([$'Посещения + Долги'.AQ15]); [.$A44]=[.AQ$52]); 0; [$'Посещения + Долги'.AQ$26]*[$'Посещения + Долги'.AQ15])" office:value-type="string" office:string-value="0" calcext:value-type="string">
            <text:p>0</text:p>
          </table:table-cell>
          <table:table-cell table:style-name="ce51" table:formula="of:=IF(OR(ISTEXT([$'Посещения + Долги'.AR15]); [.$A44]=[.AR$52]); 0; [$'Посещения + Долги'.AR$26]*[$'Посещения + Долги'.AR15])" office:value-type="string" office:string-value="0" calcext:value-type="string">
            <text:p>0</text:p>
          </table:table-cell>
          <table:table-cell table:style-name="ce52" table:formula="of:=IF(OR(ISTEXT([$'Посещения + Долги'.AS15]); [.$A44]=[.AS$52]); 0; [$'Посещения + Долги'.AS$26]*[$'Посещения + Долги'.AS15])" office:value-type="string" office:string-value="0" calcext:value-type="string">
            <text:p>0</text:p>
          </table:table-cell>
          <table:table-cell table:style-name="ce52" table:formula="of:=IF(OR(ISTEXT([$'Посещения + Долги'.AT15]); [.$A44]=[.AT$52]); 0; [$'Посещения + Долги'.AT$26]*[$'Посещения + Долги'.AT15])" office:value-type="string" office:string-value="0" calcext:value-type="string">
            <text:p>0</text:p>
          </table:table-cell>
          <table:table-cell table:style-name="ce52" table:formula="of:=IF(OR(ISTEXT([$'Посещения + Долги'.AU15]); [.$A44]=[.AU$52]); 0; [$'Посещения + Долги'.AU$26]*[$'Посещения + Долги'.AU15])" office:value-type="string" office:string-value="0" calcext:value-type="string">
            <text:p>0</text:p>
          </table:table-cell>
          <table:table-cell table:style-name="ce52" table:formula="of:=IF(OR(ISTEXT([$'Посещения + Долги'.AV15]); [.$A44]=[.AV$52]); 0; [$'Посещения + Долги'.AV$26]*[$'Посещения + Долги'.AV15])" office:value-type="string" office:string-value="0" calcext:value-type="string">
            <text:p>0</text:p>
          </table:table-cell>
          <table:table-cell table:style-name="ce52" table:formula="of:=IF(OR(ISTEXT([$'Посещения + Долги'.AW15]); [.$A44]=[.AW$52]); 0; [$'Посещения + Долги'.AW$26]*[$'Посещения + Долги'.AW15])" office:value-type="string" office:string-value="0" calcext:value-type="string">
            <text:p>0</text:p>
          </table:table-cell>
          <table:table-cell table:style-name="ce52" table:formula="of:=IF(OR(ISTEXT([$'Посещения + Долги'.AX15]); [.$A44]=[.AX$52]); 0; [$'Посещения + Долги'.AX$26]*[$'Посещения + Долги'.AX15])" office:value-type="string" office:string-value="0" calcext:value-type="string">
            <text:p>0</text:p>
          </table:table-cell>
          <table:table-cell table:style-name="ce52" table:formula="of:=IF(OR(ISTEXT([$'Посещения + Долги'.AY15]); [.$A44]=[.AY$52]); 0; [$'Посещения + Долги'.AY$26]*[$'Посещения + Долги'.AY15])" office:value-type="string" office:string-value="0" calcext:value-type="string">
            <text:p>0</text:p>
          </table:table-cell>
          <table:table-cell table:style-name="ce52" table:formula="of:=IF(OR(ISTEXT([$'Посещения + Долги'.AZ15]); [.$A44]=[.AZ$52]); 0; [$'Посещения + Долги'.AZ$26]*[$'Посещения + Долги'.AZ15])" office:value-type="string" office:string-value="0" calcext:value-type="string">
            <text:p>0</text:p>
          </table:table-cell>
          <table:table-cell table:style-name="ce52" table:formula="of:=IF(OR(ISTEXT([$'Посещения + Долги'.BA15]); [.$A44]=[.BA$52]); 0; [$'Посещения + Долги'.BA$26]*[$'Посещения + Долги'.BA15])" office:value-type="string" office:string-value="0" calcext:value-type="string">
            <text:p>0</text:p>
          </table:table-cell>
          <table:table-cell table:style-name="ce52" table:formula="of:=IF(OR(ISTEXT([$'Посещения + Долги'.BB15]); [.$A44]=[.BB$52]); 0; [$'Посещения + Долги'.BB$26]*[$'Посещения + Долги'.BB15])" office:value-type="string" office:string-value="0" calcext:value-type="string">
            <text:p>0</text:p>
          </table:table-cell>
          <table:table-cell table:style-name="ce52" table:formula="of:=IF(OR(ISTEXT([$'Посещения + Долги'.BC15]); [.$A44]=[.BC$52]); 0; [$'Посещения + Долги'.BC$26]*[$'Посещения + Долги'.BC15])" office:value-type="string" office:string-value="0" calcext:value-type="string">
            <text:p>0</text:p>
          </table:table-cell>
          <table:table-cell table:style-name="ce52" table:formula="of:=IF(OR(ISTEXT([$'Посещения + Долги'.BD15]); [.$A44]=[.BD$52]); 0; [$'Посещения + Долги'.BD$26]*[$'Посещения + Долги'.BD15])" office:value-type="string" office:string-value="0" calcext:value-type="string">
            <text:p>0</text:p>
          </table:table-cell>
          <table:table-cell table:style-name="ce52" table:formula="of:=IF(OR(ISTEXT([$'Посещения + Долги'.BE15]); [.$A44]=[.BE$52]); 0; [$'Посещения + Долги'.BE$26]*[$'Посещения + Долги'.BE15])" office:value-type="string" office:string-value="0" calcext:value-type="string">
            <text:p>0</text:p>
          </table:table-cell>
          <table:table-cell table:style-name="ce52" table:formula="of:=IF(OR(ISTEXT([$'Посещения + Долги'.BF15]); [.$A44]=[.BF$52]); 0; [$'Посещения + Долги'.BF$26]*[$'Посещения + Долги'.BF15])" office:value-type="string" office:string-value="0" calcext:value-type="string">
            <text:p>0</text:p>
          </table:table-cell>
          <table:table-cell table:style-name="ce52" table:formula="of:=IF(OR(ISTEXT([$'Посещения + Долги'.BG15]); [.$A44]=[.BG$52]); 0; [$'Посещения + Долги'.BG$26]*[$'Посещения + Долги'.BG15])" office:value-type="string" office:string-value="0" calcext:value-type="string">
            <text:p>0</text:p>
          </table:table-cell>
          <table:table-cell table:style-name="ce52" table:formula="of:=IF(OR(ISTEXT([$'Посещения + Долги'.BH15]); [.$A44]=[.BH$52]); 0; [$'Посещения + Долги'.BH$26]*[$'Посещения + Долги'.BH15])" office:value-type="string" office:string-value="0" calcext:value-type="string">
            <text:p>0</text:p>
          </table:table-cell>
          <table:table-cell table:style-name="ce52" table:formula="of:=IF(OR(ISTEXT([$'Посещения + Долги'.BI15]); [.$A44]=[.BI$52]); 0; [$'Посещения + Долги'.BI$26]*[$'Посещения + Долги'.BI15])" office:value-type="string" office:string-value="0" calcext:value-type="string">
            <text:p>0</text:p>
          </table:table-cell>
          <table:table-cell table:style-name="ce52" table:formula="of:=IF(OR(ISTEXT([$'Посещения + Долги'.BJ15]); [.$A44]=[.BJ$52]); 0; [$'Посещения + Долги'.BJ$26]*[$'Посещения + Долги'.BJ15])" office:value-type="string" office:string-value="0" calcext:value-type="string">
            <text:p>0</text:p>
          </table:table-cell>
          <table:table-cell table:style-name="ce52" table:formula="of:=IF(OR(ISTEXT([$'Посещения + Долги'.BK15]); [.$A44]=[.BK$52]); 0; [$'Посещения + Долги'.BK$26]*[$'Посещения + Долги'.BK15])" office:value-type="string" office:string-value="0" calcext:value-type="string">
            <text:p>0</text:p>
          </table:table-cell>
          <table:table-cell table:style-name="ce52" table:formula="of:=IF(OR(ISTEXT([$'Посещения + Долги'.BL15]); [.$A44]=[.BL$52]); 0; [$'Посещения + Долги'.BL$26]*[$'Посещения + Долги'.BL15])" office:value-type="string" office:string-value="0" calcext:value-type="string">
            <text:p>0</text:p>
          </table:table-cell>
          <table:table-cell table:style-name="ce52" table:formula="of:=IF(OR(ISTEXT([$'Посещения + Долги'.BM15]); [.$A44]=[.BM$52]); 0; [$'Посещения + Долги'.BM$26]*[$'Посещения + Долги'.BM15])" office:value-type="string" office:string-value="0" calcext:value-type="string">
            <text:p>0</text:p>
          </table:table-cell>
          <table:table-cell table:style-name="ce52" table:formula="of:=IF(OR(ISTEXT([$'Посещения + Долги'.BN15]); [.$A44]=[.BN$52]); 0; [$'Посещения + Долги'.BN$26]*[$'Посещения + Долги'.BN15])" office:value-type="string" office:string-value="0" calcext:value-type="string">
            <text:p>0</text:p>
          </table:table-cell>
          <table:table-cell table:style-name="ce52" table:formula="of:=IF(OR(ISTEXT([$'Посещения + Долги'.BO15]); [.$A44]=[.BO$52]); 0; [$'Посещения + Долги'.BO$26]*[$'Посещения + Долги'.BO15])" office:value-type="string" office:string-value="0" calcext:value-type="string">
            <text:p>0</text:p>
          </table:table-cell>
          <table:table-cell table:style-name="ce52" table:formula="of:=IF(OR(ISTEXT([$'Посещения + Долги'.BP15]); [.$A44]=[.BP$52]); 0; [$'Посещения + Долги'.BP$26]*[$'Посещения + Долги'.BP15])" office:value-type="string" office:string-value="0" calcext:value-type="string">
            <text:p>0</text:p>
          </table:table-cell>
          <table:table-cell table:style-name="ce52" table:formula="of:=IF(OR(ISTEXT([$'Посещения + Долги'.BQ15]); [.$A44]=[.BQ$52]); 0; [$'Посещения + Долги'.BQ$26]*[$'Посещения + Долги'.BQ15])" office:value-type="string" office:string-value="0" calcext:value-type="string">
            <text:p>0</text:p>
          </table:table-cell>
          <table:table-cell table:style-name="ce52" table:formula="of:=IF(OR(ISTEXT([$'Посещения + Долги'.BR15]); [.$A44]=[.BR$52]); 0; [$'Посещения + Долги'.BR$26]*[$'Посещения + Долги'.BR15])" office:value-type="string" office:string-value="0" calcext:value-type="string">
            <text:p>0</text:p>
          </table:table-cell>
          <table:table-cell table:style-name="ce52" table:formula="of:=IF(OR(ISTEXT([$'Посещения + Долги'.BS15]); [.$A44]=[.BS$52]); 0; [$'Посещения + Долги'.BS$26]*[$'Посещения + Долги'.BS15])" office:value-type="string" office:string-value="0" calcext:value-type="string">
            <text:p>0</text:p>
          </table:table-cell>
          <table:table-cell table:style-name="ce52" table:formula="of:=IF(OR(ISTEXT([$'Посещения + Долги'.BT15]); [.$A44]=[.BT$52]); 0; [$'Посещения + Долги'.BT$26]*[$'Посещения + Долги'.BT15])" office:value-type="string" office:string-value="0" calcext:value-type="string">
            <text:p>0</text:p>
          </table:table-cell>
          <table:table-cell table:style-name="ce52" table:formula="of:=IF(OR(ISTEXT([$'Посещения + Долги'.BU15]); [.$A44]=[.BU$52]); 0; [$'Посещения + Долги'.BU$26]*[$'Посещения + Долги'.BU15])" office:value-type="string" office:string-value="0" calcext:value-type="string">
            <text:p>0</text:p>
          </table:table-cell>
          <table:table-cell table:style-name="ce52" table:formula="of:=IF(OR(ISTEXT([$'Посещения + Долги'.BV15]); [.$A44]=[.BV$52]); 0; [$'Посещения + Долги'.BV$26]*[$'Посещения + Долги'.BV15])" office:value-type="string" office:string-value="0" calcext:value-type="string">
            <text:p>0</text:p>
          </table:table-cell>
          <table:table-cell table:style-name="ce52" table:formula="of:=IF(OR(ISTEXT([$'Посещения + Долги'.BW15]); [.$A44]=[.BW$52]); 0; [$'Посещения + Долги'.BW$26]*[$'Посещения + Долги'.BW15])" office:value-type="string" office:string-value="0" calcext:value-type="string">
            <text:p>0</text:p>
          </table:table-cell>
          <table:table-cell table:style-name="ce52" table:formula="of:=IF(OR(ISTEXT([$'Посещения + Долги'.BX15]); [.$A44]=[.BX$52]); 0; [$'Посещения + Долги'.BX$26]*[$'Посещения + Долги'.BX15])" office:value-type="string" office:string-value="0" calcext:value-type="string">
            <text:p>0</text:p>
          </table:table-cell>
          <table:table-cell table:style-name="ce52" table:formula="of:=IF(OR(ISTEXT([$'Посещения + Долги'.BY15]); [.$A44]=[.BY$52]); 0; [$'Посещения + Долги'.BY$26]*[$'Посещения + Долги'.BY15])" office:value-type="string" office:string-value="0" calcext:value-type="string">
            <text:p>0</text:p>
          </table:table-cell>
          <table:table-cell table:style-name="ce52" table:formula="of:=IF(OR(ISTEXT([$'Посещения + Долги'.BZ15]); [.$A44]=[.BZ$52]); 0; [$'Посещения + Долги'.BZ$26]*[$'Посещения + Долги'.BZ15])" office:value-type="string" office:string-value="0" calcext:value-type="string">
            <text:p>0</text:p>
          </table:table-cell>
          <table:table-cell table:style-name="ce52" table:formula="of:=IF(OR(ISTEXT([$'Посещения + Долги'.CA15]); [.$A44]=[.CA$52]); 0; [$'Посещения + Долги'.CA$26]*[$'Посещения + Долги'.CA15])" office:value-type="string" office:string-value="0" calcext:value-type="string">
            <text:p>0</text:p>
          </table:table-cell>
          <table:table-cell table:style-name="ce52" table:formula="of:=IF(OR(ISTEXT([$'Посещения + Долги'.CB15]); [.$A44]=[.CB$52]); 0; [$'Посещения + Долги'.CB$26]*[$'Посещения + Долги'.CB15])" office:value-type="string" office:string-value="0" calcext:value-type="string">
            <text:p>0</text:p>
          </table:table-cell>
          <table:table-cell table:style-name="ce52" table:formula="of:=IF(OR(ISTEXT([$'Посещения + Долги'.CC15]); [.$A44]=[.CC$52]); 0; [$'Посещения + Долги'.CC$26]*[$'Посещения + Долги'.CC15])" office:value-type="string" office:string-value="0" calcext:value-type="string">
            <text:p>0</text:p>
          </table:table-cell>
          <table:table-cell table:style-name="ce52" table:formula="of:=IF(OR(ISTEXT([$'Посещения + Долги'.CD15]); [.$A44]=[.CD$52]); 0; [$'Посещения + Долги'.CD$26]*[$'Посещения + Долги'.CD15])" office:value-type="string" office:string-value="0" calcext:value-type="string">
            <text:p>0</text:p>
          </table:table-cell>
          <table:table-cell table:style-name="ce52" table:formula="of:=IF(OR(ISTEXT([$'Посещения + Долги'.CE15]); [.$A44]=[.CE$52]); 0; [$'Посещения + Долги'.CE$26]*[$'Посещения + Долги'.CE15])" office:value-type="string" office:string-value="0" calcext:value-type="string">
            <text:p>0</text:p>
          </table:table-cell>
          <table:table-cell table:style-name="ce52" table:formula="of:=IF(OR(ISTEXT([$'Посещения + Долги'.CF15]); [.$A44]=[.CF$52]); 0; [$'Посещения + Долги'.CF$26]*[$'Посещения + Долги'.CF15])" office:value-type="string" office:string-value="0" calcext:value-type="string">
            <text:p>0</text:p>
          </table:table-cell>
          <table:table-cell table:style-name="ce52" table:formula="of:=IF(OR(ISTEXT([$'Посещения + Долги'.CG15]); [.$A44]=[.CG$52]); 0; [$'Посещения + Долги'.CG$26]*[$'Посещения + Долги'.CG15])" office:value-type="string" office:string-value="0" calcext:value-type="string">
            <text:p>0</text:p>
          </table:table-cell>
          <table:table-cell table:style-name="ce52" table:formula="of:=IF(OR(ISTEXT([$'Посещения + Долги'.CH15]); [.$A44]=[.CH$52]); 0; [$'Посещения + Долги'.CH$26]*[$'Посещения + Долги'.CH15])" office:value-type="string" office:string-value="0" calcext:value-type="string">
            <text:p>0</text:p>
          </table:table-cell>
          <table:table-cell table:style-name="ce52" table:formula="of:=IF(OR(ISTEXT([$'Посещения + Долги'.CI15]); [.$A44]=[.CI$52]); 0; [$'Посещения + Долги'.CI$26]*[$'Посещения + Долги'.CI15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Улитин</text:p>
          </table:table-cell>
          <table:table-cell table:style-name="ce51" table:formula="of:=IF(OR(ISTEXT([$'Посещения + Долги'.B16]); [.$A45]=[.B$52]); 0; [$'Посещения + Долги'.B$26]*[$'Посещения + Долги'.B16])" office:value-type="string" office:string-value="0" calcext:value-type="string">
            <text:p>0</text:p>
          </table:table-cell>
          <table:table-cell table:style-name="ce52" table:formula="of:=IF(OR(ISTEXT([$'Посещения + Долги'.C16]); [.$A45]=[.C$52]); 0; [$'Посещения + Долги'.C$26]*[$'Посещения + Долги'.C16])" office:value-type="string" office:string-value="0" calcext:value-type="string">
            <text:p>0</text:p>
          </table:table-cell>
          <table:table-cell table:style-name="ce51" table:formula="of:=IF(OR(ISTEXT([$'Посещения + Долги'.D16]); [.$A45]=[.D$52]); 0; [$'Посещения + Долги'.D$26]*[$'Посещения + Долги'.D16])" office:value-type="string" office:string-value="0" calcext:value-type="string">
            <text:p>0</text:p>
          </table:table-cell>
          <table:table-cell table:style-name="ce52" table:formula="of:=IF(OR(ISTEXT([$'Посещения + Долги'.E16]); [.$A45]=[.E$52]); 0; [$'Посещения + Долги'.E$26]*[$'Посещения + Долги'.E16])" office:value-type="string" office:string-value="0" calcext:value-type="string">
            <text:p>0</text:p>
          </table:table-cell>
          <table:table-cell table:style-name="ce51" table:formula="of:=IF(OR(ISTEXT([$'Посещения + Долги'.F16]); [.$A45]=[.F$52]); 0; [$'Посещения + Долги'.F$26]*[$'Посещения + Долги'.F16])" office:value-type="string" office:string-value="0" calcext:value-type="string">
            <text:p>0</text:p>
          </table:table-cell>
          <table:table-cell table:style-name="ce52" table:formula="of:=IF(OR(ISTEXT([$'Посещения + Долги'.G16]); [.$A45]=[.G$52]); 0; [$'Посещения + Долги'.G$26]*[$'Посещения + Долги'.G16])" office:value-type="string" office:string-value="0" calcext:value-type="string">
            <text:p>0</text:p>
          </table:table-cell>
          <table:table-cell table:style-name="ce51" table:formula="of:=IF(OR(ISTEXT([$'Посещения + Долги'.H16]); [.$A45]=[.H$52]); 0; [$'Посещения + Долги'.H$26]*[$'Посещения + Долги'.H16])" office:value-type="string" office:string-value="0" calcext:value-type="string">
            <text:p>0</text:p>
          </table:table-cell>
          <table:table-cell table:style-name="ce52" table:formula="of:=IF(OR(ISTEXT([$'Посещения + Долги'.I16]); [.$A45]=[.I$52]); 0; [$'Посещения + Долги'.I$26]*[$'Посещения + Долги'.I16])" office:value-type="string" office:string-value="0" calcext:value-type="string">
            <text:p>0</text:p>
          </table:table-cell>
          <table:table-cell table:style-name="ce51" table:formula="of:=IF(OR(ISTEXT([$'Посещения + Долги'.J16]); [.$A45]=[.J$52]); 0; [$'Посещения + Долги'.J$26]*[$'Посещения + Долги'.J16])" office:value-type="string" office:string-value="0" calcext:value-type="string">
            <text:p>0</text:p>
          </table:table-cell>
          <table:table-cell table:style-name="ce52" table:formula="of:=IF(OR(ISTEXT([$'Посещения + Долги'.K16]); [.$A45]=[.K$52]); 0; [$'Посещения + Долги'.K$26]*[$'Посещения + Долги'.K16])" office:value-type="string" office:string-value="0" calcext:value-type="string">
            <text:p>0</text:p>
          </table:table-cell>
          <table:table-cell table:style-name="ce51" table:formula="of:=IF(OR(ISTEXT([$'Посещения + Долги'.L16]); [.$A45]=[.L$52]); 0; [$'Посещения + Долги'.L$26]*[$'Посещения + Долги'.L16])" office:value-type="string" office:string-value="0" calcext:value-type="string">
            <text:p>0</text:p>
          </table:table-cell>
          <table:table-cell table:style-name="ce52" table:formula="of:=IF(OR(ISTEXT([$'Посещения + Долги'.M16]); [.$A45]=[.M$52]); 0; [$'Посещения + Долги'.M$26]*[$'Посещения + Долги'.M16])" office:value-type="string" office:string-value="0" calcext:value-type="string">
            <text:p>0</text:p>
          </table:table-cell>
          <table:table-cell table:style-name="ce51" table:formula="of:=IF(OR(ISTEXT([$'Посещения + Долги'.N16]); [.$A45]=[.N$52]); 0; [$'Посещения + Долги'.N$26]*[$'Посещения + Долги'.N16])" office:value-type="string" office:string-value="0" calcext:value-type="string">
            <text:p>0</text:p>
          </table:table-cell>
          <table:table-cell table:style-name="ce52" table:formula="of:=IF(OR(ISTEXT([$'Посещения + Долги'.O16]); [.$A45]=[.O$52]); 0; [$'Посещения + Долги'.O$26]*[$'Посещения + Долги'.O16])" office:value-type="string" office:string-value="0" calcext:value-type="string">
            <text:p>0</text:p>
          </table:table-cell>
          <table:table-cell table:style-name="ce51" table:formula="of:=IF(OR(ISTEXT([$'Посещения + Долги'.P16]); [.$A45]=[.P$52]); 0; [$'Посещения + Долги'.P$26]*[$'Посещения + Долги'.P16])" office:value-type="string" office:string-value="0" calcext:value-type="string">
            <text:p>0</text:p>
          </table:table-cell>
          <table:table-cell table:style-name="ce52" table:formula="of:=IF(OR(ISTEXT([$'Посещения + Долги'.Q16]); [.$A45]=[.Q$52]); 0; [$'Посещения + Долги'.Q$26]*[$'Посещения + Долги'.Q16])" office:value-type="string" office:string-value="0" calcext:value-type="string">
            <text:p>0</text:p>
          </table:table-cell>
          <table:table-cell table:style-name="ce51" table:formula="of:=IF(OR(ISTEXT([$'Посещения + Долги'.R16]); [.$A45]=[.R$52]); 0; [$'Посещения + Долги'.R$26]*[$'Посещения + Долги'.R16])" office:value-type="string" office:string-value="0" calcext:value-type="string">
            <text:p>0</text:p>
          </table:table-cell>
          <table:table-cell table:style-name="ce52" table:formula="of:=IF(OR(ISTEXT([$'Посещения + Долги'.S16]); [.$A45]=[.S$52]); 0; [$'Посещения + Долги'.S$26]*[$'Посещения + Долги'.S16])" office:value-type="string" office:string-value="0" calcext:value-type="string">
            <text:p>0</text:p>
          </table:table-cell>
          <table:table-cell table:style-name="ce51" table:formula="of:=IF(OR(ISTEXT([$'Посещения + Долги'.T16]); [.$A45]=[.T$52]); 0; [$'Посещения + Долги'.T$26]*[$'Посещения + Долги'.T16])" office:value-type="string" office:string-value="0" calcext:value-type="string">
            <text:p>0</text:p>
          </table:table-cell>
          <table:table-cell table:style-name="ce52" table:formula="of:=IF(OR(ISTEXT([$'Посещения + Долги'.U16]); [.$A45]=[.U$52]); 0; [$'Посещения + Долги'.U$26]*[$'Посещения + Долги'.U16])" office:value-type="string" office:string-value="0" calcext:value-type="string">
            <text:p>0</text:p>
          </table:table-cell>
          <table:table-cell table:style-name="ce51" table:formula="of:=IF(OR(ISTEXT([$'Посещения + Долги'.V16]); [.$A45]=[.V$52]); 0; [$'Посещения + Долги'.V$26]*[$'Посещения + Долги'.V16])" office:value-type="string" office:string-value="0" calcext:value-type="string">
            <text:p>0</text:p>
          </table:table-cell>
          <table:table-cell table:style-name="ce52" table:formula="of:=IF(OR(ISTEXT([$'Посещения + Долги'.W16]); [.$A45]=[.W$52]); 0; [$'Посещения + Долги'.W$26]*[$'Посещения + Долги'.W16])" office:value-type="string" office:string-value="0" calcext:value-type="string">
            <text:p>0</text:p>
          </table:table-cell>
          <table:table-cell table:style-name="ce51" table:formula="of:=IF(OR(ISTEXT([$'Посещения + Долги'.X16]); [.$A45]=[.X$52]); 0; [$'Посещения + Долги'.X$26]*[$'Посещения + Долги'.X16])" office:value-type="string" office:string-value="0" calcext:value-type="string">
            <text:p>0</text:p>
          </table:table-cell>
          <table:table-cell table:style-name="ce52" table:formula="of:=IF(OR(ISTEXT([$'Посещения + Долги'.Y16]); [.$A45]=[.Y$52]); 0; [$'Посещения + Долги'.Y$26]*[$'Посещения + Долги'.Y16])" office:value-type="string" office:string-value="0" calcext:value-type="string">
            <text:p>0</text:p>
          </table:table-cell>
          <table:table-cell table:style-name="ce51" table:formula="of:=IF(OR(ISTEXT([$'Посещения + Долги'.Z16]); [.$A45]=[.Z$52]); 0; [$'Посещения + Долги'.Z$26]*[$'Посещения + Долги'.Z16])" office:value-type="string" office:string-value="0" calcext:value-type="string">
            <text:p>0</text:p>
          </table:table-cell>
          <table:table-cell table:style-name="ce52" table:formula="of:=IF(OR(ISTEXT([$'Посещения + Долги'.AA16]); [.$A45]=[.AA$52]); 0; [$'Посещения + Долги'.AA$26]*[$'Посещения + Долги'.AA16])" office:value-type="string" office:string-value="0" calcext:value-type="string">
            <text:p>0</text:p>
          </table:table-cell>
          <table:table-cell table:style-name="ce51" table:formula="of:=IF(OR(ISTEXT([$'Посещения + Долги'.AB16]); [.$A45]=[.AB$52]); 0; [$'Посещения + Долги'.AB$26]*[$'Посещения + Долги'.AB16])" office:value-type="string" office:string-value="0" calcext:value-type="string">
            <text:p>0</text:p>
          </table:table-cell>
          <table:table-cell table:style-name="ce52" table:formula="of:=IF(OR(ISTEXT([$'Посещения + Долги'.AC16]); [.$A45]=[.AC$52]); 0; [$'Посещения + Долги'.AC$26]*[$'Посещения + Долги'.AC16])" office:value-type="string" office:string-value="0" calcext:value-type="string">
            <text:p>0</text:p>
          </table:table-cell>
          <table:table-cell table:style-name="ce51" table:formula="of:=IF(OR(ISTEXT([$'Посещения + Долги'.AD16]); [.$A45]=[.AD$52]); 0; [$'Посещения + Долги'.AD$26]*[$'Посещения + Долги'.AD16])" office:value-type="string" office:string-value="0" calcext:value-type="string">
            <text:p>0</text:p>
          </table:table-cell>
          <table:table-cell table:style-name="ce52" table:formula="of:=IF(OR(ISTEXT([$'Посещения + Долги'.AE16]); [.$A45]=[.AE$52]); 0; [$'Посещения + Долги'.AE$26]*[$'Посещения + Долги'.AE16])" office:value-type="string" office:string-value="0" calcext:value-type="string">
            <text:p>0</text:p>
          </table:table-cell>
          <table:table-cell table:style-name="ce51" table:formula="of:=IF(OR(ISTEXT([$'Посещения + Долги'.AF16]); [.$A45]=[.AF$52]); 0; [$'Посещения + Долги'.AF$26]*[$'Посещения + Долги'.AF16])" office:value-type="string" office:string-value="0" calcext:value-type="string">
            <text:p>0</text:p>
          </table:table-cell>
          <table:table-cell table:style-name="ce52" table:formula="of:=IF(OR(ISTEXT([$'Посещения + Долги'.AG16]); [.$A45]=[.AG$52]); 0; [$'Посещения + Долги'.AG$26]*[$'Посещения + Долги'.AG16])" office:value-type="string" office:string-value="0" calcext:value-type="string">
            <text:p>0</text:p>
          </table:table-cell>
          <table:table-cell table:style-name="ce51" table:formula="of:=IF(OR(ISTEXT([$'Посещения + Долги'.AH16]); [.$A45]=[.AH$52]); 0; [$'Посещения + Долги'.AH$26]*[$'Посещения + Долги'.AH16])" office:value-type="string" office:string-value="0" calcext:value-type="string">
            <text:p>0</text:p>
          </table:table-cell>
          <table:table-cell table:style-name="ce52" table:formula="of:=IF(OR(ISTEXT([$'Посещения + Долги'.AI16]); [.$A45]=[.AI$52]); 0; [$'Посещения + Долги'.AI$26]*[$'Посещения + Долги'.AI16])" office:value-type="string" office:string-value="0" calcext:value-type="string">
            <text:p>0</text:p>
          </table:table-cell>
          <table:table-cell table:style-name="ce51" table:formula="of:=IF(OR(ISTEXT([$'Посещения + Долги'.AJ16]); [.$A45]=[.AJ$52]); 0; [$'Посещения + Долги'.AJ$26]*[$'Посещения + Долги'.AJ16])" office:value-type="string" office:string-value="0" calcext:value-type="string">
            <text:p>0</text:p>
          </table:table-cell>
          <table:table-cell table:style-name="ce52" table:formula="of:=IF(OR(ISTEXT([$'Посещения + Долги'.AK16]); [.$A45]=[.AK$52]); 0; [$'Посещения + Долги'.AK$26]*[$'Посещения + Долги'.AK16])" office:value-type="string" office:string-value="0" calcext:value-type="string">
            <text:p>0</text:p>
          </table:table-cell>
          <table:table-cell table:style-name="ce51" table:formula="of:=IF(OR(ISTEXT([$'Посещения + Долги'.AL16]); [.$A45]=[.AL$52]); 0; [$'Посещения + Долги'.AL$26]*[$'Посещения + Долги'.AL16])" office:value-type="string" office:string-value="0" calcext:value-type="string">
            <text:p>0</text:p>
          </table:table-cell>
          <table:table-cell table:style-name="ce52" table:formula="of:=IF(OR(ISTEXT([$'Посещения + Долги'.AM16]); [.$A45]=[.AM$52]); 0; [$'Посещения + Долги'.AM$26]*[$'Посещения + Долги'.AM16])" office:value-type="string" office:string-value="0" calcext:value-type="string">
            <text:p>0</text:p>
          </table:table-cell>
          <table:table-cell table:style-name="ce51" table:formula="of:=IF(OR(ISTEXT([$'Посещения + Долги'.AN16]); [.$A45]=[.AN$52]); 0; [$'Посещения + Долги'.AN$26]*[$'Посещения + Долги'.AN16])" office:value-type="string" office:string-value="0" calcext:value-type="string">
            <text:p>0</text:p>
          </table:table-cell>
          <table:table-cell table:style-name="ce52" table:formula="of:=IF(OR(ISTEXT([$'Посещения + Долги'.AO16]); [.$A45]=[.AO$52]); 0; [$'Посещения + Долги'.AO$26]*[$'Посещения + Долги'.AO16])" office:value-type="string" office:string-value="0" calcext:value-type="string">
            <text:p>0</text:p>
          </table:table-cell>
          <table:table-cell table:style-name="ce51" table:formula="of:=IF(OR(ISTEXT([$'Посещения + Долги'.AP16]); [.$A45]=[.AP$52]); 0; [$'Посещения + Долги'.AP$26]*[$'Посещения + Долги'.AP16])" office:value-type="string" office:string-value="0" calcext:value-type="string">
            <text:p>0</text:p>
          </table:table-cell>
          <table:table-cell table:style-name="ce52" table:formula="of:=IF(OR(ISTEXT([$'Посещения + Долги'.AQ16]); [.$A45]=[.AQ$52]); 0; [$'Посещения + Долги'.AQ$26]*[$'Посещения + Долги'.AQ16])" office:value-type="string" office:string-value="0" calcext:value-type="string">
            <text:p>0</text:p>
          </table:table-cell>
          <table:table-cell table:style-name="ce51" table:formula="of:=IF(OR(ISTEXT([$'Посещения + Долги'.AR16]); [.$A45]=[.AR$52]); 0; [$'Посещения + Долги'.AR$26]*[$'Посещения + Долги'.AR16])" office:value-type="string" office:string-value="0" calcext:value-type="string">
            <text:p>0</text:p>
          </table:table-cell>
          <table:table-cell table:style-name="ce52" table:formula="of:=IF(OR(ISTEXT([$'Посещения + Долги'.AS16]); [.$A45]=[.AS$52]); 0; [$'Посещения + Долги'.AS$26]*[$'Посещения + Долги'.AS16])" office:value-type="string" office:string-value="0" calcext:value-type="string">
            <text:p>0</text:p>
          </table:table-cell>
          <table:table-cell table:style-name="ce52" table:formula="of:=IF(OR(ISTEXT([$'Посещения + Долги'.AT16]); [.$A45]=[.AT$52]); 0; [$'Посещения + Долги'.AT$26]*[$'Посещения + Долги'.AT16])" office:value-type="string" office:string-value="0" calcext:value-type="string">
            <text:p>0</text:p>
          </table:table-cell>
          <table:table-cell table:style-name="ce52" table:formula="of:=IF(OR(ISTEXT([$'Посещения + Долги'.AU16]); [.$A45]=[.AU$52]); 0; [$'Посещения + Долги'.AU$26]*[$'Посещения + Долги'.AU16])" office:value-type="string" office:string-value="0" calcext:value-type="string">
            <text:p>0</text:p>
          </table:table-cell>
          <table:table-cell table:style-name="ce52" table:formula="of:=IF(OR(ISTEXT([$'Посещения + Долги'.AV16]); [.$A45]=[.AV$52]); 0; [$'Посещения + Долги'.AV$26]*[$'Посещения + Долги'.AV16])" office:value-type="string" office:string-value="0" calcext:value-type="string">
            <text:p>0</text:p>
          </table:table-cell>
          <table:table-cell table:style-name="ce52" table:formula="of:=IF(OR(ISTEXT([$'Посещения + Долги'.AW16]); [.$A45]=[.AW$52]); 0; [$'Посещения + Долги'.AW$26]*[$'Посещения + Долги'.AW16])" office:value-type="string" office:string-value="0" calcext:value-type="string">
            <text:p>0</text:p>
          </table:table-cell>
          <table:table-cell table:style-name="ce52" table:formula="of:=IF(OR(ISTEXT([$'Посещения + Долги'.AX16]); [.$A45]=[.AX$52]); 0; [$'Посещения + Долги'.AX$26]*[$'Посещения + Долги'.AX16])" office:value-type="string" office:string-value="0" calcext:value-type="string">
            <text:p>0</text:p>
          </table:table-cell>
          <table:table-cell table:style-name="ce52" table:formula="of:=IF(OR(ISTEXT([$'Посещения + Долги'.AY16]); [.$A45]=[.AY$52]); 0; [$'Посещения + Долги'.AY$26]*[$'Посещения + Долги'.AY16])" office:value-type="string" office:string-value="0" calcext:value-type="string">
            <text:p>0</text:p>
          </table:table-cell>
          <table:table-cell table:style-name="ce52" table:formula="of:=IF(OR(ISTEXT([$'Посещения + Долги'.AZ16]); [.$A45]=[.AZ$52]); 0; [$'Посещения + Долги'.AZ$26]*[$'Посещения + Долги'.AZ16])" office:value-type="string" office:string-value="0" calcext:value-type="string">
            <text:p>0</text:p>
          </table:table-cell>
          <table:table-cell table:style-name="ce52" table:formula="of:=IF(OR(ISTEXT([$'Посещения + Долги'.BA16]); [.$A45]=[.BA$52]); 0; [$'Посещения + Долги'.BA$26]*[$'Посещения + Долги'.BA16])" office:value-type="string" office:string-value="0" calcext:value-type="string">
            <text:p>0</text:p>
          </table:table-cell>
          <table:table-cell table:style-name="ce52" table:formula="of:=IF(OR(ISTEXT([$'Посещения + Долги'.BB16]); [.$A45]=[.BB$52]); 0; [$'Посещения + Долги'.BB$26]*[$'Посещения + Долги'.BB16])" office:value-type="string" office:string-value="0" calcext:value-type="string">
            <text:p>0</text:p>
          </table:table-cell>
          <table:table-cell table:style-name="ce52" table:formula="of:=IF(OR(ISTEXT([$'Посещения + Долги'.BC16]); [.$A45]=[.BC$52]); 0; [$'Посещения + Долги'.BC$26]*[$'Посещения + Долги'.BC16])" office:value-type="string" office:string-value="0" calcext:value-type="string">
            <text:p>0</text:p>
          </table:table-cell>
          <table:table-cell table:style-name="ce52" table:formula="of:=IF(OR(ISTEXT([$'Посещения + Долги'.BD16]); [.$A45]=[.BD$52]); 0; [$'Посещения + Долги'.BD$26]*[$'Посещения + Долги'.BD16])" office:value-type="string" office:string-value="0" calcext:value-type="string">
            <text:p>0</text:p>
          </table:table-cell>
          <table:table-cell table:style-name="ce52" table:formula="of:=IF(OR(ISTEXT([$'Посещения + Долги'.BE16]); [.$A45]=[.BE$52]); 0; [$'Посещения + Долги'.BE$26]*[$'Посещения + Долги'.BE16])" office:value-type="string" office:string-value="0" calcext:value-type="string">
            <text:p>0</text:p>
          </table:table-cell>
          <table:table-cell table:style-name="ce52" table:formula="of:=IF(OR(ISTEXT([$'Посещения + Долги'.BF16]); [.$A45]=[.BF$52]); 0; [$'Посещения + Долги'.BF$26]*[$'Посещения + Долги'.BF16])" office:value-type="string" office:string-value="0" calcext:value-type="string">
            <text:p>0</text:p>
          </table:table-cell>
          <table:table-cell table:style-name="ce52" table:formula="of:=IF(OR(ISTEXT([$'Посещения + Долги'.BG16]); [.$A45]=[.BG$52]); 0; [$'Посещения + Долги'.BG$26]*[$'Посещения + Долги'.BG16])" office:value-type="string" office:string-value="0" calcext:value-type="string">
            <text:p>0</text:p>
          </table:table-cell>
          <table:table-cell table:style-name="ce52" table:formula="of:=IF(OR(ISTEXT([$'Посещения + Долги'.BH16]); [.$A45]=[.BH$52]); 0; [$'Посещения + Долги'.BH$26]*[$'Посещения + Долги'.BH16])" office:value-type="string" office:string-value="0" calcext:value-type="string">
            <text:p>0</text:p>
          </table:table-cell>
          <table:table-cell table:style-name="ce52" table:formula="of:=IF(OR(ISTEXT([$'Посещения + Долги'.BI16]); [.$A45]=[.BI$52]); 0; [$'Посещения + Долги'.BI$26]*[$'Посещения + Долги'.BI16])" office:value-type="string" office:string-value="0" calcext:value-type="string">
            <text:p>0</text:p>
          </table:table-cell>
          <table:table-cell table:style-name="ce52" table:formula="of:=IF(OR(ISTEXT([$'Посещения + Долги'.BJ16]); [.$A45]=[.BJ$52]); 0; [$'Посещения + Долги'.BJ$26]*[$'Посещения + Долги'.BJ16])" office:value-type="string" office:string-value="0" calcext:value-type="string">
            <text:p>0</text:p>
          </table:table-cell>
          <table:table-cell table:style-name="ce52" table:formula="of:=IF(OR(ISTEXT([$'Посещения + Долги'.BK16]); [.$A45]=[.BK$52]); 0; [$'Посещения + Долги'.BK$26]*[$'Посещения + Долги'.BK16])" office:value-type="string" office:string-value="0" calcext:value-type="string">
            <text:p>0</text:p>
          </table:table-cell>
          <table:table-cell table:style-name="ce52" table:formula="of:=IF(OR(ISTEXT([$'Посещения + Долги'.BL16]); [.$A45]=[.BL$52]); 0; [$'Посещения + Долги'.BL$26]*[$'Посещения + Долги'.BL16])" office:value-type="string" office:string-value="0" calcext:value-type="string">
            <text:p>0</text:p>
          </table:table-cell>
          <table:table-cell table:style-name="ce52" table:formula="of:=IF(OR(ISTEXT([$'Посещения + Долги'.BM16]); [.$A45]=[.BM$52]); 0; [$'Посещения + Долги'.BM$26]*[$'Посещения + Долги'.BM16])" office:value-type="string" office:string-value="0" calcext:value-type="string">
            <text:p>0</text:p>
          </table:table-cell>
          <table:table-cell table:style-name="ce52" table:formula="of:=IF(OR(ISTEXT([$'Посещения + Долги'.BN16]); [.$A45]=[.BN$52]); 0; [$'Посещения + Долги'.BN$26]*[$'Посещения + Долги'.BN16])" office:value-type="string" office:string-value="0" calcext:value-type="string">
            <text:p>0</text:p>
          </table:table-cell>
          <table:table-cell table:style-name="ce52" table:formula="of:=IF(OR(ISTEXT([$'Посещения + Долги'.BO16]); [.$A45]=[.BO$52]); 0; [$'Посещения + Долги'.BO$26]*[$'Посещения + Долги'.BO16])" office:value-type="string" office:string-value="0" calcext:value-type="string">
            <text:p>0</text:p>
          </table:table-cell>
          <table:table-cell table:style-name="ce52" table:formula="of:=IF(OR(ISTEXT([$'Посещения + Долги'.BP16]); [.$A45]=[.BP$52]); 0; [$'Посещения + Долги'.BP$26]*[$'Посещения + Долги'.BP16])" office:value-type="string" office:string-value="0" calcext:value-type="string">
            <text:p>0</text:p>
          </table:table-cell>
          <table:table-cell table:style-name="ce52" table:formula="of:=IF(OR(ISTEXT([$'Посещения + Долги'.BQ16]); [.$A45]=[.BQ$52]); 0; [$'Посещения + Долги'.BQ$26]*[$'Посещения + Долги'.BQ16])" office:value-type="string" office:string-value="0" calcext:value-type="string">
            <text:p>0</text:p>
          </table:table-cell>
          <table:table-cell table:style-name="ce52" table:formula="of:=IF(OR(ISTEXT([$'Посещения + Долги'.BR16]); [.$A45]=[.BR$52]); 0; [$'Посещения + Долги'.BR$26]*[$'Посещения + Долги'.BR16])" office:value-type="string" office:string-value="0" calcext:value-type="string">
            <text:p>0</text:p>
          </table:table-cell>
          <table:table-cell table:style-name="ce52" table:formula="of:=IF(OR(ISTEXT([$'Посещения + Долги'.BS16]); [.$A45]=[.BS$52]); 0; [$'Посещения + Долги'.BS$26]*[$'Посещения + Долги'.BS16])" office:value-type="string" office:string-value="0" calcext:value-type="string">
            <text:p>0</text:p>
          </table:table-cell>
          <table:table-cell table:style-name="ce52" table:formula="of:=IF(OR(ISTEXT([$'Посещения + Долги'.BT16]); [.$A45]=[.BT$52]); 0; [$'Посещения + Долги'.BT$26]*[$'Посещения + Долги'.BT16])" office:value-type="string" office:string-value="0" calcext:value-type="string">
            <text:p>0</text:p>
          </table:table-cell>
          <table:table-cell table:style-name="ce52" table:formula="of:=IF(OR(ISTEXT([$'Посещения + Долги'.BU16]); [.$A45]=[.BU$52]); 0; [$'Посещения + Долги'.BU$26]*[$'Посещения + Долги'.BU16])" office:value-type="string" office:string-value="0" calcext:value-type="string">
            <text:p>0</text:p>
          </table:table-cell>
          <table:table-cell table:style-name="ce52" table:formula="of:=IF(OR(ISTEXT([$'Посещения + Долги'.BV16]); [.$A45]=[.BV$52]); 0; [$'Посещения + Долги'.BV$26]*[$'Посещения + Долги'.BV16])" office:value-type="string" office:string-value="0" calcext:value-type="string">
            <text:p>0</text:p>
          </table:table-cell>
          <table:table-cell table:style-name="ce52" table:formula="of:=IF(OR(ISTEXT([$'Посещения + Долги'.BW16]); [.$A45]=[.BW$52]); 0; [$'Посещения + Долги'.BW$26]*[$'Посещения + Долги'.BW16])" office:value-type="string" office:string-value="0" calcext:value-type="string">
            <text:p>0</text:p>
          </table:table-cell>
          <table:table-cell table:style-name="ce52" table:formula="of:=IF(OR(ISTEXT([$'Посещения + Долги'.BX16]); [.$A45]=[.BX$52]); 0; [$'Посещения + Долги'.BX$26]*[$'Посещения + Долги'.BX16])" office:value-type="string" office:string-value="0" calcext:value-type="string">
            <text:p>0</text:p>
          </table:table-cell>
          <table:table-cell table:style-name="ce52" table:formula="of:=IF(OR(ISTEXT([$'Посещения + Долги'.BY16]); [.$A45]=[.BY$52]); 0; [$'Посещения + Долги'.BY$26]*[$'Посещения + Долги'.BY16])" office:value-type="string" office:string-value="0" calcext:value-type="string">
            <text:p>0</text:p>
          </table:table-cell>
          <table:table-cell table:style-name="ce52" table:formula="of:=IF(OR(ISTEXT([$'Посещения + Долги'.BZ16]); [.$A45]=[.BZ$52]); 0; [$'Посещения + Долги'.BZ$26]*[$'Посещения + Долги'.BZ16])" office:value-type="string" office:string-value="0" calcext:value-type="string">
            <text:p>0</text:p>
          </table:table-cell>
          <table:table-cell table:style-name="ce52" table:formula="of:=IF(OR(ISTEXT([$'Посещения + Долги'.CA16]); [.$A45]=[.CA$52]); 0; [$'Посещения + Долги'.CA$26]*[$'Посещения + Долги'.CA16])" office:value-type="string" office:string-value="0" calcext:value-type="string">
            <text:p>0</text:p>
          </table:table-cell>
          <table:table-cell table:style-name="ce52" table:formula="of:=IF(OR(ISTEXT([$'Посещения + Долги'.CB16]); [.$A45]=[.CB$52]); 0; [$'Посещения + Долги'.CB$26]*[$'Посещения + Долги'.CB16])" office:value-type="string" office:string-value="0" calcext:value-type="string">
            <text:p>0</text:p>
          </table:table-cell>
          <table:table-cell table:style-name="ce52" table:formula="of:=IF(OR(ISTEXT([$'Посещения + Долги'.CC16]); [.$A45]=[.CC$52]); 0; [$'Посещения + Долги'.CC$26]*[$'Посещения + Долги'.CC16])" office:value-type="string" office:string-value="0" calcext:value-type="string">
            <text:p>0</text:p>
          </table:table-cell>
          <table:table-cell table:style-name="ce52" table:formula="of:=IF(OR(ISTEXT([$'Посещения + Долги'.CD16]); [.$A45]=[.CD$52]); 0; [$'Посещения + Долги'.CD$26]*[$'Посещения + Долги'.CD16])" office:value-type="string" office:string-value="0" calcext:value-type="string">
            <text:p>0</text:p>
          </table:table-cell>
          <table:table-cell table:style-name="ce52" table:formula="of:=IF(OR(ISTEXT([$'Посещения + Долги'.CE16]); [.$A45]=[.CE$52]); 0; [$'Посещения + Долги'.CE$26]*[$'Посещения + Долги'.CE16])" office:value-type="string" office:string-value="0" calcext:value-type="string">
            <text:p>0</text:p>
          </table:table-cell>
          <table:table-cell table:style-name="ce52" table:formula="of:=IF(OR(ISTEXT([$'Посещения + Долги'.CF16]); [.$A45]=[.CF$52]); 0; [$'Посещения + Долги'.CF$26]*[$'Посещения + Долги'.CF16])" office:value-type="string" office:string-value="0" calcext:value-type="string">
            <text:p>0</text:p>
          </table:table-cell>
          <table:table-cell table:style-name="ce52" table:formula="of:=IF(OR(ISTEXT([$'Посещения + Долги'.CG16]); [.$A45]=[.CG$52]); 0; [$'Посещения + Долги'.CG$26]*[$'Посещения + Долги'.CG16])" office:value-type="string" office:string-value="0" calcext:value-type="string">
            <text:p>0</text:p>
          </table:table-cell>
          <table:table-cell table:style-name="ce52" table:formula="of:=IF(OR(ISTEXT([$'Посещения + Долги'.CH16]); [.$A45]=[.CH$52]); 0; [$'Посещения + Долги'.CH$26]*[$'Посещения + Долги'.CH16])" office:value-type="string" office:string-value="0" calcext:value-type="string">
            <text:p>0</text:p>
          </table:table-cell>
          <table:table-cell table:style-name="ce52" table:formula="of:=IF(OR(ISTEXT([$'Посещения + Долги'.CI16]); [.$A45]=[.CI$52]); 0; [$'Посещения + Долги'.CI$26]*[$'Посещения + Долги'.CI16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Ковалев</text:p>
          </table:table-cell>
          <table:table-cell table:style-name="ce51" table:formula="of:=IF(OR(ISTEXT([$'Посещения + Долги'.B17]); [.$A46]=[.B$52]); 0; [$'Посещения + Долги'.B$26]*[$'Посещения + Долги'.B17])" office:value-type="string" office:string-value="0" calcext:value-type="string">
            <text:p>0</text:p>
          </table:table-cell>
          <table:table-cell table:style-name="ce51" table:formula="of:=IF(OR(ISTEXT([$'Посещения + Долги'.C17]); [.$A46]=[.C$52]); 0; [$'Посещения + Долги'.C$26]*[$'Посещения + Долги'.C17])" office:value-type="string" office:string-value="0" calcext:value-type="string">
            <text:p>0</text:p>
          </table:table-cell>
          <table:table-cell table:style-name="ce51" table:formula="of:=IF(OR(ISTEXT([$'Посещения + Долги'.D17]); [.$A46]=[.D$52]); 0; [$'Посещения + Долги'.D$26]*[$'Посещения + Долги'.D17])" office:value-type="string" office:string-value="0" calcext:value-type="string">
            <text:p>0</text:p>
          </table:table-cell>
          <table:table-cell table:style-name="ce51" table:formula="of:=IF(OR(ISTEXT([$'Посещения + Долги'.E17]); [.$A46]=[.E$52]); 0; [$'Посещения + Долги'.E$26]*[$'Посещения + Долги'.E17])" office:value-type="string" office:string-value="0" calcext:value-type="string">
            <text:p>0</text:p>
          </table:table-cell>
          <table:table-cell table:style-name="ce51" table:formula="of:=IF(OR(ISTEXT([$'Посещения + Долги'.F17]); [.$A46]=[.F$52]); 0; [$'Посещения + Долги'.F$26]*[$'Посещения + Долги'.F17])" office:value-type="string" office:string-value="0" calcext:value-type="string">
            <text:p>0</text:p>
          </table:table-cell>
          <table:table-cell table:style-name="ce51" table:formula="of:=IF(OR(ISTEXT([$'Посещения + Долги'.G17]); [.$A46]=[.G$52]); 0; [$'Посещения + Долги'.G$26]*[$'Посещения + Долги'.G17])" office:value-type="string" office:string-value="0" calcext:value-type="string">
            <text:p>0</text:p>
          </table:table-cell>
          <table:table-cell table:style-name="ce51" table:formula="of:=IF(OR(ISTEXT([$'Посещения + Долги'.H17]); [.$A46]=[.H$52]); 0; [$'Посещения + Долги'.H$26]*[$'Посещения + Долги'.H17])" office:value-type="string" office:string-value="0" calcext:value-type="string">
            <text:p>0</text:p>
          </table:table-cell>
          <table:table-cell table:style-name="ce51" table:formula="of:=IF(OR(ISTEXT([$'Посещения + Долги'.I17]); [.$A46]=[.I$52]); 0; [$'Посещения + Долги'.I$26]*[$'Посещения + Долги'.I17])" office:value-type="string" office:string-value="0" calcext:value-type="string">
            <text:p>0</text:p>
          </table:table-cell>
          <table:table-cell table:style-name="ce51" table:formula="of:=IF(OR(ISTEXT([$'Посещения + Долги'.J17]); [.$A46]=[.J$52]); 0; [$'Посещения + Долги'.J$26]*[$'Посещения + Долги'.J17])" office:value-type="string" office:string-value="0" calcext:value-type="string">
            <text:p>0</text:p>
          </table:table-cell>
          <table:table-cell table:style-name="ce51" table:formula="of:=IF(OR(ISTEXT([$'Посещения + Долги'.K17]); [.$A46]=[.K$52]); 0; [$'Посещения + Долги'.K$26]*[$'Посещения + Долги'.K17])" office:value-type="string" office:string-value="0" calcext:value-type="string">
            <text:p>0</text:p>
          </table:table-cell>
          <table:table-cell table:style-name="ce51" table:formula="of:=IF(OR(ISTEXT([$'Посещения + Долги'.L17]); [.$A46]=[.L$52]); 0; [$'Посещения + Долги'.L$26]*[$'Посещения + Долги'.L17])" office:value-type="string" office:string-value="0" calcext:value-type="string">
            <text:p>0</text:p>
          </table:table-cell>
          <table:table-cell table:style-name="ce51" table:formula="of:=IF(OR(ISTEXT([$'Посещения + Долги'.M17]); [.$A46]=[.M$52]); 0; [$'Посещения + Долги'.M$26]*[$'Посещения + Долги'.M17])" office:value-type="string" office:string-value="0" calcext:value-type="string">
            <text:p>0</text:p>
          </table:table-cell>
          <table:table-cell table:style-name="ce51" table:formula="of:=IF(OR(ISTEXT([$'Посещения + Долги'.N17]); [.$A46]=[.N$52]); 0; [$'Посещения + Долги'.N$26]*[$'Посещения + Долги'.N17])" office:value-type="string" office:string-value="0" calcext:value-type="string">
            <text:p>0</text:p>
          </table:table-cell>
          <table:table-cell table:style-name="ce51" table:formula="of:=IF(OR(ISTEXT([$'Посещения + Долги'.O17]); [.$A46]=[.O$52]); 0; [$'Посещения + Долги'.O$26]*[$'Посещения + Долги'.O17])" office:value-type="string" office:string-value="0" calcext:value-type="string">
            <text:p>0</text:p>
          </table:table-cell>
          <table:table-cell table:style-name="ce51" table:formula="of:=IF(OR(ISTEXT([$'Посещения + Долги'.P17]); [.$A46]=[.P$52]); 0; [$'Посещения + Долги'.P$26]*[$'Посещения + Долги'.P17])" office:value-type="string" office:string-value="0" calcext:value-type="string">
            <text:p>0</text:p>
          </table:table-cell>
          <table:table-cell table:style-name="ce51" table:formula="of:=IF(OR(ISTEXT([$'Посещения + Долги'.Q17]); [.$A46]=[.Q$52]); 0; [$'Посещения + Долги'.Q$26]*[$'Посещения + Долги'.Q17])" office:value-type="string" office:string-value="0" calcext:value-type="string">
            <text:p>0</text:p>
          </table:table-cell>
          <table:table-cell table:style-name="ce51" table:formula="of:=IF(OR(ISTEXT([$'Посещения + Долги'.R17]); [.$A46]=[.R$52]); 0; [$'Посещения + Долги'.R$26]*[$'Посещения + Долги'.R17])" office:value-type="string" office:string-value="0" calcext:value-type="string">
            <text:p>0</text:p>
          </table:table-cell>
          <table:table-cell table:style-name="ce51" table:formula="of:=IF(OR(ISTEXT([$'Посещения + Долги'.S17]); [.$A46]=[.S$52]); 0; [$'Посещения + Долги'.S$26]*[$'Посещения + Долги'.S17])" office:value-type="string" office:string-value="0" calcext:value-type="string">
            <text:p>0</text:p>
          </table:table-cell>
          <table:table-cell table:style-name="ce51" table:formula="of:=IF(OR(ISTEXT([$'Посещения + Долги'.T17]); [.$A46]=[.T$52]); 0; [$'Посещения + Долги'.T$26]*[$'Посещения + Долги'.T17])" office:value-type="string" office:string-value="0" calcext:value-type="string">
            <text:p>0</text:p>
          </table:table-cell>
          <table:table-cell table:style-name="ce51" table:formula="of:=IF(OR(ISTEXT([$'Посещения + Долги'.U17]); [.$A46]=[.U$52]); 0; [$'Посещения + Долги'.U$26]*[$'Посещения + Долги'.U17])" office:value-type="string" office:string-value="0" calcext:value-type="string">
            <text:p>0</text:p>
          </table:table-cell>
          <table:table-cell table:style-name="ce51" table:formula="of:=IF(OR(ISTEXT([$'Посещения + Долги'.V17]); [.$A46]=[.V$52]); 0; [$'Посещения + Долги'.V$26]*[$'Посещения + Долги'.V17])" office:value-type="string" office:string-value="0" calcext:value-type="string">
            <text:p>0</text:p>
          </table:table-cell>
          <table:table-cell table:style-name="ce51" table:formula="of:=IF(OR(ISTEXT([$'Посещения + Долги'.W17]); [.$A46]=[.W$52]); 0; [$'Посещения + Долги'.W$26]*[$'Посещения + Долги'.W17])" office:value-type="string" office:string-value="0" calcext:value-type="string">
            <text:p>0</text:p>
          </table:table-cell>
          <table:table-cell table:style-name="ce51" table:formula="of:=IF(OR(ISTEXT([$'Посещения + Долги'.X17]); [.$A46]=[.X$52]); 0; [$'Посещения + Долги'.X$26]*[$'Посещения + Долги'.X17])" office:value-type="string" office:string-value="0" calcext:value-type="string">
            <text:p>0</text:p>
          </table:table-cell>
          <table:table-cell table:style-name="ce51" table:formula="of:=IF(OR(ISTEXT([$'Посещения + Долги'.Y17]); [.$A46]=[.Y$52]); 0; [$'Посещения + Долги'.Y$26]*[$'Посещения + Долги'.Y17])" office:value-type="string" office:string-value="0" calcext:value-type="string">
            <text:p>0</text:p>
          </table:table-cell>
          <table:table-cell table:style-name="ce51" table:formula="of:=IF(OR(ISTEXT([$'Посещения + Долги'.Z17]); [.$A46]=[.Z$52]); 0; [$'Посещения + Долги'.Z$26]*[$'Посещения + Долги'.Z17])" office:value-type="string" office:string-value="0" calcext:value-type="string">
            <text:p>0</text:p>
          </table:table-cell>
          <table:table-cell table:style-name="ce51" table:formula="of:=IF(OR(ISTEXT([$'Посещения + Долги'.AA17]); [.$A46]=[.AA$52]); 0; [$'Посещения + Долги'.AA$26]*[$'Посещения + Долги'.AA17])" office:value-type="string" office:string-value="0" calcext:value-type="string">
            <text:p>0</text:p>
          </table:table-cell>
          <table:table-cell table:style-name="ce51" table:formula="of:=IF(OR(ISTEXT([$'Посещения + Долги'.AB17]); [.$A46]=[.AB$52]); 0; [$'Посещения + Долги'.AB$26]*[$'Посещения + Долги'.AB17])" office:value-type="string" office:string-value="0" calcext:value-type="string">
            <text:p>0</text:p>
          </table:table-cell>
          <table:table-cell table:style-name="ce51" table:formula="of:=IF(OR(ISTEXT([$'Посещения + Долги'.AC17]); [.$A46]=[.AC$52]); 0; [$'Посещения + Долги'.AC$26]*[$'Посещения + Долги'.AC17])" office:value-type="string" office:string-value="0" calcext:value-type="string">
            <text:p>0</text:p>
          </table:table-cell>
          <table:table-cell table:style-name="ce51" table:formula="of:=IF(OR(ISTEXT([$'Посещения + Долги'.AD17]); [.$A46]=[.AD$52]); 0; [$'Посещения + Долги'.AD$26]*[$'Посещения + Долги'.AD17])" office:value-type="string" office:string-value="50" calcext:value-type="string">
            <text:p>50</text:p>
          </table:table-cell>
          <table:table-cell table:style-name="ce51" table:formula="of:=IF(OR(ISTEXT([$'Посещения + Долги'.AE17]); [.$A46]=[.AE$52]); 0; [$'Посещения + Долги'.AE$26]*[$'Посещения + Долги'.AE17])" office:value-type="string" office:string-value="50" calcext:value-type="string">
            <text:p>50</text:p>
          </table:table-cell>
          <table:table-cell table:style-name="ce51" table:formula="of:=IF(OR(ISTEXT([$'Посещения + Долги'.AF17]); [.$A46]=[.AF$52]); 0; [$'Посещения + Долги'.AF$26]*[$'Посещения + Долги'.AF17])" office:value-type="string" office:string-value="50" calcext:value-type="string">
            <text:p>50</text:p>
          </table:table-cell>
          <table:table-cell table:style-name="ce51" table:formula="of:=IF(OR(ISTEXT([$'Посещения + Долги'.AG17]); [.$A46]=[.AG$52]); 0; [$'Посещения + Долги'.AG$26]*[$'Посещения + Долги'.AG17])" office:value-type="string" office:string-value="50" calcext:value-type="string">
            <text:p>50</text:p>
          </table:table-cell>
          <table:table-cell table:style-name="ce51" table:formula="of:=IF(OR(ISTEXT([$'Посещения + Долги'.AH17]); [.$A46]=[.AH$52]); 0; [$'Посещения + Долги'.AH$26]*[$'Посещения + Долги'.AH17])" office:value-type="string" office:string-value="50" calcext:value-type="string">
            <text:p>50</text:p>
          </table:table-cell>
          <table:table-cell table:style-name="ce51" table:formula="of:=IF(OR(ISTEXT([$'Посещения + Долги'.AI17]); [.$A46]=[.AI$52]); 0; [$'Посещения + Долги'.AI$26]*[$'Посещения + Долги'.AI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J17]); [.$A46]=[.AJ$52]); 0; [$'Посещения + Долги'.AJ$26]*[$'Посещения + Долги'.AJ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K17]); [.$A46]=[.AK$52]); 0; [$'Посещения + Долги'.AK$26]*[$'Посещения + Долги'.AK17])" office:value-type="string" office:string-value="75" calcext:value-type="string">
            <text:p>75</text:p>
          </table:table-cell>
          <table:table-cell table:style-name="ce51" table:formula="of:=IF(OR(ISTEXT([$'Посещения + Долги'.AL17]); [.$A46]=[.AL$52]); 0; [$'Посещения + Долги'.AL$26]*[$'Посещения + Долги'.AL17])" office:value-type="string" office:string-value="0" calcext:value-type="string">
            <text:p>0</text:p>
          </table:table-cell>
          <table:table-cell table:style-name="ce51" table:formula="of:=IF(OR(ISTEXT([$'Посещения + Долги'.AM17]); [.$A46]=[.AM$52]); 0; [$'Посещения + Долги'.AM$26]*[$'Посещения + Долги'.AM17])" office:value-type="string" office:string-value="0" calcext:value-type="string">
            <text:p>0</text:p>
          </table:table-cell>
          <table:table-cell table:style-name="ce51" table:formula="of:=IF(OR(ISTEXT([$'Посещения + Долги'.AN17]); [.$A46]=[.AN$52]); 0; [$'Посещения + Долги'.AN$26]*[$'Посещения + Долги'.AN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O17]); [.$A46]=[.AO$52]); 0; [$'Посещения + Долги'.AO$26]*[$'Посещения + Долги'.AO17])" office:value-type="string" office:string-value="56.25" calcext:value-type="string">
            <text:p>56.25</text:p>
          </table:table-cell>
          <table:table-cell table:style-name="ce51" table:formula="of:=IF(OR(ISTEXT([$'Посещения + Долги'.AP17]); [.$A46]=[.AP$52]); 0; [$'Посещения + Долги'.AP$26]*[$'Посещения + Долги'.AP17])" office:value-type="string" office:string-value="0" calcext:value-type="string">
            <text:p>0</text:p>
          </table:table-cell>
          <table:table-cell table:style-name="ce51" table:formula="of:=IF(OR(ISTEXT([$'Посещения + Долги'.AQ17]); [.$A46]=[.AQ$52]); 0; [$'Посещения + Долги'.AQ$26]*[$'Посещения + Долги'.AQ17])" office:value-type="string" office:string-value="0" calcext:value-type="string">
            <text:p>0</text:p>
          </table:table-cell>
          <table:table-cell table:style-name="ce51" table:formula="of:=IF(OR(ISTEXT([$'Посещения + Долги'.AR17]); [.$A46]=[.AR$52]); 0; [$'Посещения + Долги'.AR$26]*[$'Посещения + Долги'.AR17])" office:value-type="string" office:string-value="0" calcext:value-type="string">
            <text:p>0</text:p>
          </table:table-cell>
          <table:table-cell table:style-name="ce51" table:formula="of:=IF(OR(ISTEXT([$'Посещения + Долги'.AS17]); [.$A46]=[.AS$52]); 0; [$'Посещения + Долги'.AS$26]*[$'Посещения + Долги'.AS17])" office:value-type="string" office:string-value="0" calcext:value-type="string">
            <text:p>0</text:p>
          </table:table-cell>
          <table:table-cell table:style-name="ce51" table:formula="of:=IF(OR(ISTEXT([$'Посещения + Долги'.AT17]); [.$A46]=[.AT$52]); 0; [$'Посещения + Долги'.AT$26]*[$'Посещения + Долги'.AT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U17]); [.$A46]=[.AU$52]); 0; [$'Посещения + Долги'.AU$26]*[$'Посещения + Долги'.AU17])" office:value-type="string" office:string-value="0" calcext:value-type="string">
            <text:p>0</text:p>
          </table:table-cell>
          <table:table-cell table:style-name="ce51" table:formula="of:=IF(OR(ISTEXT([$'Посещения + Долги'.AV17]); [.$A46]=[.AV$52]); 0; [$'Посещения + Долги'.AV$26]*[$'Посещения + Долги'.AV17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AW17]); [.$A46]=[.AW$52]); 0; [$'Посещения + Долги'.AW$26]*[$'Посещения + Долги'.AW17])" office:value-type="string" office:string-value="0" calcext:value-type="string">
            <text:p>0</text:p>
          </table:table-cell>
          <table:table-cell table:style-name="ce51" table:formula="of:=IF(OR(ISTEXT([$'Посещения + Долги'.AX17]); [.$A46]=[.AX$52]); 0; [$'Посещения + Долги'.AX$26]*[$'Посещения + Долги'.AX17])" office:value-type="string" office:string-value="0" calcext:value-type="string">
            <text:p>0</text:p>
          </table:table-cell>
          <table:table-cell table:style-name="ce51" table:formula="of:=IF(OR(ISTEXT([$'Посещения + Долги'.AY17]); [.$A46]=[.AY$52]); 0; [$'Посещения + Долги'.AY$26]*[$'Посещения + Долги'.AY17])" office:value-type="string" office:string-value="0" calcext:value-type="string">
            <text:p>0</text:p>
          </table:table-cell>
          <table:table-cell table:style-name="ce51" table:formula="of:=IF(OR(ISTEXT([$'Посещения + Долги'.AZ17]); [.$A46]=[.AZ$52]); 0; [$'Посещения + Долги'.AZ$26]*[$'Посещения + Долги'.AZ17])" office:value-type="string" office:string-value="0" calcext:value-type="string">
            <text:p>0</text:p>
          </table:table-cell>
          <table:table-cell table:style-name="ce51" table:formula="of:=IF(OR(ISTEXT([$'Посещения + Долги'.BA17]); [.$A46]=[.BA$52]); 0; [$'Посещения + Долги'.BA$26]*[$'Посещения + Долги'.BA17])" office:value-type="string" office:string-value="0" calcext:value-type="string">
            <text:p>0</text:p>
          </table:table-cell>
          <table:table-cell table:style-name="ce51" table:formula="of:=IF(OR(ISTEXT([$'Посещения + Долги'.BB17]); [.$A46]=[.BB$52]); 0; [$'Посещения + Долги'.BB$26]*[$'Посещения + Долги'.BB17])" office:value-type="string" office:string-value="0" calcext:value-type="string">
            <text:p>0</text:p>
          </table:table-cell>
          <table:table-cell table:style-name="ce51" table:formula="of:=IF(OR(ISTEXT([$'Посещения + Долги'.BC17]); [.$A46]=[.BC$52]); 0; [$'Посещения + Долги'.BC$26]*[$'Посещения + Долги'.BC17])" office:value-type="string" office:string-value="0" calcext:value-type="string">
            <text:p>0</text:p>
          </table:table-cell>
          <table:table-cell table:style-name="ce51" table:formula="of:=IF(OR(ISTEXT([$'Посещения + Долги'.BD17]); [.$A46]=[.BD$52]); 0; [$'Посещения + Долги'.BD$26]*[$'Посещения + Долги'.BD17])" office:value-type="string" office:string-value="56.25" calcext:value-type="string">
            <text:p>56.25</text:p>
          </table:table-cell>
          <table:table-cell table:style-name="ce51" table:formula="of:=IF(OR(ISTEXT([$'Посещения + Долги'.BE17]); [.$A46]=[.BE$52]); 0; [$'Посещения + Долги'.BE$26]*[$'Посещения + Долги'.BE17])" office:value-type="string" office:string-value="0" calcext:value-type="string">
            <text:p>0</text:p>
          </table:table-cell>
          <table:table-cell table:style-name="ce51" table:formula="of:=IF(OR(ISTEXT([$'Посещения + Долги'.BF17]); [.$A46]=[.BF$52]); 0; [$'Посещения + Долги'.BF$26]*[$'Посещения + Долги'.BF17])" office:value-type="string" office:string-value="0" calcext:value-type="string">
            <text:p>0</text:p>
          </table:table-cell>
          <table:table-cell table:style-name="ce51" table:formula="of:=IF(OR(ISTEXT([$'Посещения + Долги'.BG17]); [.$A46]=[.BG$52]); 0; [$'Посещения + Долги'.BG$26]*[$'Посещения + Долги'.BG17])" office:value-type="string" office:string-value="0" calcext:value-type="string">
            <text:p>0</text:p>
          </table:table-cell>
          <table:table-cell table:style-name="ce51" table:formula="of:=IF(OR(ISTEXT([$'Посещения + Долги'.BH17]); [.$A46]=[.BH$52]); 0; [$'Посещения + Долги'.BH$26]*[$'Посещения + Долги'.BH17])" office:value-type="string" office:string-value="0" calcext:value-type="string">
            <text:p>0</text:p>
          </table:table-cell>
          <table:table-cell table:style-name="ce51" table:formula="of:=IF(OR(ISTEXT([$'Посещения + Долги'.BI17]); [.$A46]=[.BI$52]); 0; [$'Посещения + Долги'.BI$26]*[$'Посещения + Долги'.BI17])" office:value-type="string" office:string-value="0" calcext:value-type="string">
            <text:p>0</text:p>
          </table:table-cell>
          <table:table-cell table:style-name="ce51" table:formula="of:=IF(OR(ISTEXT([$'Посещения + Долги'.BJ17]); [.$A46]=[.BJ$52]); 0; [$'Посещения + Долги'.BJ$26]*[$'Посещения + Долги'.BJ17])" office:value-type="string" office:string-value="0" calcext:value-type="string">
            <text:p>0</text:p>
          </table:table-cell>
          <table:table-cell table:style-name="ce51" table:formula="of:=IF(OR(ISTEXT([$'Посещения + Долги'.BK17]); [.$A46]=[.BK$52]); 0; [$'Посещения + Долги'.BK$26]*[$'Посещения + Долги'.BK17])" office:value-type="string" office:string-value="0" calcext:value-type="string">
            <text:p>0</text:p>
          </table:table-cell>
          <table:table-cell table:style-name="ce51" table:formula="of:=IF(OR(ISTEXT([$'Посещения + Долги'.BL17]); [.$A46]=[.BL$52]); 0; [$'Посещения + Долги'.BL$26]*[$'Посещения + Долги'.BL17])" office:value-type="string" office:string-value="0" calcext:value-type="string">
            <text:p>0</text:p>
          </table:table-cell>
          <table:table-cell table:style-name="ce51" table:formula="of:=IF(OR(ISTEXT([$'Посещения + Долги'.BM17]); [.$A46]=[.BM$52]); 0; [$'Посещения + Долги'.BM$26]*[$'Посещения + Долги'.BM17])" office:value-type="string" office:string-value="0" calcext:value-type="string">
            <text:p>0</text:p>
          </table:table-cell>
          <table:table-cell table:style-name="ce51" table:formula="of:=IF(OR(ISTEXT([$'Посещения + Долги'.BN17]); [.$A46]=[.BN$52]); 0; [$'Посещения + Долги'.BN$26]*[$'Посещения + Долги'.BN17])" office:value-type="string" office:string-value="0" calcext:value-type="string">
            <text:p>0</text:p>
          </table:table-cell>
          <table:table-cell table:style-name="ce51" table:formula="of:=IF(OR(ISTEXT([$'Посещения + Долги'.BO17]); [.$A46]=[.BO$52]); 0; [$'Посещения + Долги'.BO$26]*[$'Посещения + Долги'.BO17])" office:value-type="string" office:string-value="0" calcext:value-type="string">
            <text:p>0</text:p>
          </table:table-cell>
          <table:table-cell table:style-name="ce51" table:formula="of:=IF(OR(ISTEXT([$'Посещения + Долги'.BP17]); [.$A46]=[.BP$52]); 0; [$'Посещения + Долги'.BP$26]*[$'Посещения + Долги'.BP17])" office:value-type="string" office:string-value="0" calcext:value-type="string">
            <text:p>0</text:p>
          </table:table-cell>
          <table:table-cell table:style-name="ce51" table:formula="of:=IF(OR(ISTEXT([$'Посещения + Долги'.BQ17]); [.$A46]=[.BQ$52]); 0; [$'Посещения + Долги'.BQ$26]*[$'Посещения + Долги'.BQ17])" office:value-type="string" office:string-value="0" calcext:value-type="string">
            <text:p>0</text:p>
          </table:table-cell>
          <table:table-cell table:style-name="ce51" table:formula="of:=IF(OR(ISTEXT([$'Посещения + Долги'.BR17]); [.$A46]=[.BR$52]); 0; [$'Посещения + Долги'.BR$26]*[$'Посещения + Долги'.BR17])" office:value-type="string" office:string-value="45" calcext:value-type="string">
            <text:p>45</text:p>
          </table:table-cell>
          <table:table-cell table:style-name="ce51" table:formula="of:=IF(OR(ISTEXT([$'Посещения + Долги'.BS17]); [.$A46]=[.BS$52]); 0; [$'Посещения + Долги'.BS$26]*[$'Посещения + Долги'.BS17])" office:value-type="string" office:string-value="0" calcext:value-type="string">
            <text:p>0</text:p>
          </table:table-cell>
          <table:table-cell table:style-name="ce51" table:formula="of:=IF(OR(ISTEXT([$'Посещения + Долги'.BT17]); [.$A46]=[.BT$52]); 0; [$'Посещения + Долги'.BT$26]*[$'Посещения + Долги'.BT17])" office:value-type="string" office:string-value="0" calcext:value-type="string">
            <text:p>0</text:p>
          </table:table-cell>
          <table:table-cell table:style-name="ce51" table:formula="of:=IF(OR(ISTEXT([$'Посещения + Долги'.BU17]); [.$A46]=[.BU$52]); 0; [$'Посещения + Долги'.BU$26]*[$'Посещения + Долги'.BU17])" office:value-type="string" office:string-value="0" calcext:value-type="string">
            <text:p>0</text:p>
          </table:table-cell>
          <table:table-cell table:style-name="ce51" table:formula="of:=IF(OR(ISTEXT([$'Посещения + Долги'.BV17]); [.$A46]=[.BV$52]); 0; [$'Посещения + Долги'.BV$26]*[$'Посещения + Долги'.BV17])" office:value-type="string" office:string-value="0" calcext:value-type="string">
            <text:p>0</text:p>
          </table:table-cell>
          <table:table-cell table:style-name="ce51" table:formula="of:=IF(OR(ISTEXT([$'Посещения + Долги'.BW17]); [.$A46]=[.BW$52]); 0; [$'Посещения + Долги'.BW$26]*[$'Посещения + Долги'.BW17])" office:value-type="string" office:string-value="0" calcext:value-type="string">
            <text:p>0</text:p>
          </table:table-cell>
          <table:table-cell table:style-name="ce51" table:formula="of:=IF(OR(ISTEXT([$'Посещения + Долги'.BX17]); [.$A46]=[.BX$52]); 0; [$'Посещения + Долги'.BX$26]*[$'Посещения + Долги'.BX17])" office:value-type="string" office:string-value="0" calcext:value-type="string">
            <text:p>0</text:p>
          </table:table-cell>
          <table:table-cell table:style-name="ce51" table:formula="of:=IF(OR(ISTEXT([$'Посещения + Долги'.BY17]); [.$A46]=[.BY$52]); 0; [$'Посещения + Долги'.BY$26]*[$'Посещения + Долги'.BY17])" office:value-type="string" office:string-value="0" calcext:value-type="string">
            <text:p>0</text:p>
          </table:table-cell>
          <table:table-cell table:style-name="ce51" table:formula="of:=IF(OR(ISTEXT([$'Посещения + Долги'.BZ17]); [.$A46]=[.BZ$52]); 0; [$'Посещения + Долги'.BZ$26]*[$'Посещения + Долги'.BZ17])" office:value-type="string" office:string-value="0" calcext:value-type="string">
            <text:p>0</text:p>
          </table:table-cell>
          <table:table-cell table:style-name="ce51" table:formula="of:=IF(OR(ISTEXT([$'Посещения + Долги'.CA17]); [.$A46]=[.CA$52]); 0; [$'Посещения + Долги'.CA$26]*[$'Посещения + Долги'.CA17])" office:value-type="string" office:string-value="0" calcext:value-type="string">
            <text:p>0</text:p>
          </table:table-cell>
          <table:table-cell table:style-name="ce51" table:formula="of:=IF(OR(ISTEXT([$'Посещения + Долги'.CB17]); [.$A46]=[.CB$52]); 0; [$'Посещения + Долги'.CB$26]*[$'Посещения + Долги'.CB17])" office:value-type="string" office:string-value="0" calcext:value-type="string">
            <text:p>0</text:p>
          </table:table-cell>
          <table:table-cell table:style-name="ce51" table:formula="of:=IF(OR(ISTEXT([$'Посещения + Долги'.CC17]); [.$A46]=[.CC$52]); 0; [$'Посещения + Долги'.CC$26]*[$'Посещения + Долги'.CC17])" office:value-type="string" office:string-value="0" calcext:value-type="string">
            <text:p>0</text:p>
          </table:table-cell>
          <table:table-cell table:style-name="ce51" table:formula="of:=IF(OR(ISTEXT([$'Посещения + Долги'.CD17]); [.$A46]=[.CD$52]); 0; [$'Посещения + Долги'.CD$26]*[$'Посещения + Долги'.CD17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7]); [.$A46]=[.CE$52]); 0; [$'Посещения + Долги'.CE$26]*[$'Посещения + Долги'.CE17])" office:value-type="string" office:string-value="0" calcext:value-type="string">
            <text:p>0</text:p>
          </table:table-cell>
          <table:table-cell table:style-name="ce51" table:formula="of:=IF(OR(ISTEXT([$'Посещения + Долги'.CF17]); [.$A46]=[.CF$52]); 0; [$'Посещения + Долги'.CF$26]*[$'Посещения + Долги'.CF17])" office:value-type="string" office:string-value="0" calcext:value-type="string">
            <text:p>0</text:p>
          </table:table-cell>
          <table:table-cell table:style-name="ce51" table:formula="of:=IF(OR(ISTEXT([$'Посещения + Долги'.CG17]); [.$A46]=[.CG$52]); 0; [$'Посещения + Долги'.CG$26]*[$'Посещения + Долги'.CG17])" office:value-type="string" office:string-value="0" calcext:value-type="string">
            <text:p>0</text:p>
          </table:table-cell>
          <table:table-cell table:style-name="ce51" table:formula="of:=IF(OR(ISTEXT([$'Посещения + Долги'.CH17]); [.$A46]=[.CH$52]); 0; [$'Посещения + Долги'.CH$26]*[$'Посещения + Долги'.CH17])" office:value-type="string" office:string-value="0" calcext:value-type="string">
            <text:p>0</text:p>
          </table:table-cell>
          <table:table-cell table:style-name="ce51" table:formula="of:=IF(OR(ISTEXT([$'Посещения + Долги'.CI17]); [.$A46]=[.CI$52]); 0; [$'Посещения + Долги'.CI$26]*[$'Посещения + Долги'.CI17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Чердинцев</text:p>
          </table:table-cell>
          <table:table-cell table:style-name="ce51" table:formula="of:=IF(OR(ISTEXT([$'Посещения + Долги'.B18]); [.$A47]=[.B$52]); 0; [$'Посещения + Долги'.B$26]*[$'Посещения + Долги'.B18])" office:value-type="string" office:string-value="0" calcext:value-type="string">
            <text:p>0</text:p>
          </table:table-cell>
          <table:table-cell table:style-name="ce51" table:formula="of:=IF(OR(ISTEXT([$'Посещения + Долги'.C18]); [.$A47]=[.C$52]); 0; [$'Посещения + Долги'.C$26]*[$'Посещения + Долги'.C18])" office:value-type="string" office:string-value="0" calcext:value-type="string">
            <text:p>0</text:p>
          </table:table-cell>
          <table:table-cell table:style-name="ce51" table:formula="of:=IF(OR(ISTEXT([$'Посещения + Долги'.D18]); [.$A47]=[.D$52]); 0; [$'Посещения + Долги'.D$26]*[$'Посещения + Долги'.D18])" office:value-type="string" office:string-value="0" calcext:value-type="string">
            <text:p>0</text:p>
          </table:table-cell>
          <table:table-cell table:style-name="ce51" table:formula="of:=IF(OR(ISTEXT([$'Посещения + Долги'.E18]); [.$A47]=[.E$52]); 0; [$'Посещения + Долги'.E$26]*[$'Посещения + Долги'.E18])" office:value-type="string" office:string-value="0" calcext:value-type="string">
            <text:p>0</text:p>
          </table:table-cell>
          <table:table-cell table:style-name="ce51" table:formula="of:=IF(OR(ISTEXT([$'Посещения + Долги'.F18]); [.$A47]=[.F$52]); 0; [$'Посещения + Долги'.F$26]*[$'Посещения + Долги'.F18])" office:value-type="string" office:string-value="0" calcext:value-type="string">
            <text:p>0</text:p>
          </table:table-cell>
          <table:table-cell table:style-name="ce51" table:formula="of:=IF(OR(ISTEXT([$'Посещения + Долги'.G18]); [.$A47]=[.G$52]); 0; [$'Посещения + Долги'.G$26]*[$'Посещения + Долги'.G18])" office:value-type="string" office:string-value="0" calcext:value-type="string">
            <text:p>0</text:p>
          </table:table-cell>
          <table:table-cell table:style-name="ce51" table:formula="of:=IF(OR(ISTEXT([$'Посещения + Долги'.H18]); [.$A47]=[.H$52]); 0; [$'Посещения + Долги'.H$26]*[$'Посещения + Долги'.H18])" office:value-type="string" office:string-value="0" calcext:value-type="string">
            <text:p>0</text:p>
          </table:table-cell>
          <table:table-cell table:style-name="ce51" table:formula="of:=IF(OR(ISTEXT([$'Посещения + Долги'.I18]); [.$A47]=[.I$52]); 0; [$'Посещения + Долги'.I$26]*[$'Посещения + Долги'.I18])" office:value-type="string" office:string-value="0" calcext:value-type="string">
            <text:p>0</text:p>
          </table:table-cell>
          <table:table-cell table:style-name="ce51" table:formula="of:=IF(OR(ISTEXT([$'Посещения + Долги'.J18]); [.$A47]=[.J$52]); 0; [$'Посещения + Долги'.J$26]*[$'Посещения + Долги'.J18])" office:value-type="string" office:string-value="0" calcext:value-type="string">
            <text:p>0</text:p>
          </table:table-cell>
          <table:table-cell table:style-name="ce51" table:formula="of:=IF(OR(ISTEXT([$'Посещения + Долги'.K18]); [.$A47]=[.K$52]); 0; [$'Посещения + Долги'.K$26]*[$'Посещения + Долги'.K18])" office:value-type="string" office:string-value="0" calcext:value-type="string">
            <text:p>0</text:p>
          </table:table-cell>
          <table:table-cell table:style-name="ce51" table:formula="of:=IF(OR(ISTEXT([$'Посещения + Долги'.L18]); [.$A47]=[.L$52]); 0; [$'Посещения + Долги'.L$26]*[$'Посещения + Долги'.L18])" office:value-type="string" office:string-value="0" calcext:value-type="string">
            <text:p>0</text:p>
          </table:table-cell>
          <table:table-cell table:style-name="ce51" table:formula="of:=IF(OR(ISTEXT([$'Посещения + Долги'.M18]); [.$A47]=[.M$52]); 0; [$'Посещения + Долги'.M$26]*[$'Посещения + Долги'.M18])" office:value-type="string" office:string-value="0" calcext:value-type="string">
            <text:p>0</text:p>
          </table:table-cell>
          <table:table-cell table:style-name="ce51" table:formula="of:=IF(OR(ISTEXT([$'Посещения + Долги'.N18]); [.$A47]=[.N$52]); 0; [$'Посещения + Долги'.N$26]*[$'Посещения + Долги'.N18])" office:value-type="string" office:string-value="0" calcext:value-type="string">
            <text:p>0</text:p>
          </table:table-cell>
          <table:table-cell table:style-name="ce51" table:formula="of:=IF(OR(ISTEXT([$'Посещения + Долги'.O18]); [.$A47]=[.O$52]); 0; [$'Посещения + Долги'.O$26]*[$'Посещения + Долги'.O18])" office:value-type="string" office:string-value="0" calcext:value-type="string">
            <text:p>0</text:p>
          </table:table-cell>
          <table:table-cell table:style-name="ce51" table:formula="of:=IF(OR(ISTEXT([$'Посещения + Долги'.P18]); [.$A47]=[.P$52]); 0; [$'Посещения + Долги'.P$26]*[$'Посещения + Долги'.P18])" office:value-type="string" office:string-value="0" calcext:value-type="string">
            <text:p>0</text:p>
          </table:table-cell>
          <table:table-cell table:style-name="ce51" table:formula="of:=IF(OR(ISTEXT([$'Посещения + Долги'.Q18]); [.$A47]=[.Q$52]); 0; [$'Посещения + Долги'.Q$26]*[$'Посещения + Долги'.Q18])" office:value-type="string" office:string-value="0" calcext:value-type="string">
            <text:p>0</text:p>
          </table:table-cell>
          <table:table-cell table:style-name="ce51" table:formula="of:=IF(OR(ISTEXT([$'Посещения + Долги'.R18]); [.$A47]=[.R$52]); 0; [$'Посещения + Долги'.R$26]*[$'Посещения + Долги'.R18])" office:value-type="string" office:string-value="0" calcext:value-type="string">
            <text:p>0</text:p>
          </table:table-cell>
          <table:table-cell table:style-name="ce51" table:formula="of:=IF(OR(ISTEXT([$'Посещения + Долги'.S18]); [.$A47]=[.S$52]); 0; [$'Посещения + Долги'.S$26]*[$'Посещения + Долги'.S18])" office:value-type="string" office:string-value="0" calcext:value-type="string">
            <text:p>0</text:p>
          </table:table-cell>
          <table:table-cell table:style-name="ce51" table:formula="of:=IF(OR(ISTEXT([$'Посещения + Долги'.T18]); [.$A47]=[.T$52]); 0; [$'Посещения + Долги'.T$26]*[$'Посещения + Долги'.T18])" office:value-type="string" office:string-value="0" calcext:value-type="string">
            <text:p>0</text:p>
          </table:table-cell>
          <table:table-cell table:style-name="ce51" table:formula="of:=IF(OR(ISTEXT([$'Посещения + Долги'.U18]); [.$A47]=[.U$52]); 0; [$'Посещения + Долги'.U$26]*[$'Посещения + Долги'.U18])" office:value-type="string" office:string-value="50" calcext:value-type="string">
            <text:p>50</text:p>
          </table:table-cell>
          <table:table-cell table:style-name="ce51" table:formula="of:=IF(OR(ISTEXT([$'Посещения + Долги'.V18]); [.$A47]=[.V$52]); 0; [$'Посещения + Долги'.V$26]*[$'Посещения + Долги'.V18])" office:value-type="string" office:string-value="0" calcext:value-type="string">
            <text:p>0</text:p>
          </table:table-cell>
          <table:table-cell table:style-name="ce51" table:formula="of:=IF(OR(ISTEXT([$'Посещения + Долги'.W18]); [.$A47]=[.W$52]); 0; [$'Посещения + Долги'.W$26]*[$'Посещения + Долги'.W18])" office:value-type="string" office:string-value="0" calcext:value-type="string">
            <text:p>0</text:p>
          </table:table-cell>
          <table:table-cell table:style-name="ce51" table:formula="of:=IF(OR(ISTEXT([$'Посещения + Долги'.X18]); [.$A47]=[.X$52]); 0; [$'Посещения + Долги'.X$26]*[$'Посещения + Долги'.X18])" office:value-type="string" office:string-value="37.5" calcext:value-type="string">
            <text:p>37.5</text:p>
          </table:table-cell>
          <table:table-cell table:style-name="ce51" table:formula="of:=IF(OR(ISTEXT([$'Посещения + Долги'.Y18]); [.$A47]=[.Y$52]); 0; [$'Посещения + Долги'.Y$26]*[$'Посещения + Долги'.Y18])" office:value-type="string" office:string-value="37.5" calcext:value-type="string">
            <text:p>37.5</text:p>
          </table:table-cell>
          <table:table-cell table:style-name="ce51" table:formula="of:=IF(OR(ISTEXT([$'Посещения + Долги'.Z18]); [.$A47]=[.Z$52]); 0; [$'Посещения + Долги'.Z$26]*[$'Посещения + Долги'.Z18])" office:value-type="string" office:string-value="34.61538462" calcext:value-type="string">
            <text:p>34.61538462</text:p>
          </table:table-cell>
          <table:table-cell table:style-name="ce51" table:formula="of:=IF(OR(ISTEXT([$'Посещения + Долги'.AA18]); [.$A47]=[.AA$52]); 0; [$'Посещения + Долги'.AA$26]*[$'Посещения + Долги'.AA18])" office:value-type="string" office:string-value="37.5" calcext:value-type="string">
            <text:p>37.5</text:p>
          </table:table-cell>
          <table:table-cell table:style-name="ce51" table:formula="of:=IF(OR(ISTEXT([$'Посещения + Долги'.AB18]); [.$A47]=[.AB$52]); 0; [$'Посещения + Долги'.AB$26]*[$'Посещения + Долги'.AB18])" office:value-type="string" office:string-value="50" calcext:value-type="string">
            <text:p>50</text:p>
          </table:table-cell>
          <table:table-cell table:style-name="ce51" table:formula="of:=IF(OR(ISTEXT([$'Посещения + Долги'.AC18]); [.$A47]=[.AC$52]); 0; [$'Посещения + Долги'.AC$26]*[$'Посещения + Долги'.AC18])" office:value-type="string" office:string-value="0" calcext:value-type="string">
            <text:p>0</text:p>
          </table:table-cell>
          <table:table-cell table:style-name="ce51" table:formula="of:=IF(OR(ISTEXT([$'Посещения + Долги'.AD18]); [.$A47]=[.AD$52]); 0; [$'Посещения + Долги'.AD$26]*[$'Посещения + Долги'.AD18])" office:value-type="string" office:string-value="0" calcext:value-type="string">
            <text:p>0</text:p>
          </table:table-cell>
          <table:table-cell table:style-name="ce51" table:formula="of:=IF(OR(ISTEXT([$'Посещения + Долги'.AE18]); [.$A47]=[.AE$52]); 0; [$'Посещения + Долги'.AE$26]*[$'Посещения + Долги'.AE18])" office:value-type="string" office:string-value="0" calcext:value-type="string">
            <text:p>0</text:p>
          </table:table-cell>
          <table:table-cell table:style-name="ce51" table:formula="of:=IF(OR(ISTEXT([$'Посещения + Долги'.AF18]); [.$A47]=[.AF$52]); 0; [$'Посещения + Долги'.AF$26]*[$'Посещения + Долги'.AF18])" office:value-type="string" office:string-value="0" calcext:value-type="string">
            <text:p>0</text:p>
          </table:table-cell>
          <table:table-cell table:style-name="ce51" table:formula="of:=IF(OR(ISTEXT([$'Посещения + Долги'.AG18]); [.$A47]=[.AG$52]); 0; [$'Посещения + Долги'.AG$26]*[$'Посещения + Долги'.AG18])" office:value-type="string" office:string-value="0" calcext:value-type="string">
            <text:p>0</text:p>
          </table:table-cell>
          <table:table-cell table:style-name="ce51" table:formula="of:=IF(OR(ISTEXT([$'Посещения + Долги'.AH18]); [.$A47]=[.AH$52]); 0; [$'Посещения + Долги'.AH$26]*[$'Посещения + Долги'.AH18])" office:value-type="string" office:string-value="0" calcext:value-type="string">
            <text:p>0</text:p>
          </table:table-cell>
          <table:table-cell table:style-name="ce51" table:formula="of:=IF(OR(ISTEXT([$'Посещения + Долги'.AI18]); [.$A47]=[.AI$52]); 0; [$'Посещения + Долги'.AI$26]*[$'Посещения + Долги'.AI18])" office:value-type="string" office:string-value="0" calcext:value-type="string">
            <text:p>0</text:p>
          </table:table-cell>
          <table:table-cell table:style-name="ce51" table:formula="of:=IF(OR(ISTEXT([$'Посещения + Долги'.AJ18]); [.$A47]=[.AJ$52]); 0; [$'Посещения + Долги'.AJ$26]*[$'Посещения + Долги'.AJ18])" office:value-type="string" office:string-value="0" calcext:value-type="string">
            <text:p>0</text:p>
          </table:table-cell>
          <table:table-cell table:style-name="ce51" table:formula="of:=IF(OR(ISTEXT([$'Посещения + Долги'.AK18]); [.$A47]=[.AK$52]); 0; [$'Посещения + Долги'.AK$26]*[$'Посещения + Долги'.AK18])" office:value-type="string" office:string-value="0" calcext:value-type="string">
            <text:p>0</text:p>
          </table:table-cell>
          <table:table-cell table:style-name="ce51" table:formula="of:=IF(OR(ISTEXT([$'Посещения + Долги'.AL18]); [.$A47]=[.AL$52]); 0; [$'Посещения + Долги'.AL$26]*[$'Посещения + Долги'.AL18])" office:value-type="string" office:string-value="0" calcext:value-type="string">
            <text:p>0</text:p>
          </table:table-cell>
          <table:table-cell table:style-name="ce51" table:formula="of:=IF(OR(ISTEXT([$'Посещения + Долги'.AM18]); [.$A47]=[.AM$52]); 0; [$'Посещения + Долги'.AM$26]*[$'Посещения + Долги'.AM18])" office:value-type="string" office:string-value="0" calcext:value-type="string">
            <text:p>0</text:p>
          </table:table-cell>
          <table:table-cell table:style-name="ce51" table:formula="of:=IF(OR(ISTEXT([$'Посещения + Долги'.AN18]); [.$A47]=[.AN$52]); 0; [$'Посещения + Долги'.AN$26]*[$'Посещения + Долги'.AN18])" office:value-type="string" office:string-value="0" calcext:value-type="string">
            <text:p>0</text:p>
          </table:table-cell>
          <table:table-cell table:style-name="ce51" table:formula="of:=IF(OR(ISTEXT([$'Посещения + Долги'.AO18]); [.$A47]=[.AO$52]); 0; [$'Посещения + Долги'.AO$26]*[$'Посещения + Долги'.AO18])" office:value-type="string" office:string-value="0" calcext:value-type="string">
            <text:p>0</text:p>
          </table:table-cell>
          <table:table-cell table:style-name="ce51" table:formula="of:=IF(OR(ISTEXT([$'Посещения + Долги'.AP18]); [.$A47]=[.AP$52]); 0; [$'Посещения + Долги'.AP$26]*[$'Посещения + Долги'.AP18])" office:value-type="string" office:string-value="0" calcext:value-type="string">
            <text:p>0</text:p>
          </table:table-cell>
          <table:table-cell table:style-name="ce51" table:formula="of:=IF(OR(ISTEXT([$'Посещения + Долги'.AQ18]); [.$A47]=[.AQ$52]); 0; [$'Посещения + Долги'.AQ$26]*[$'Посещения + Долги'.AQ18])" office:value-type="string" office:string-value="0" calcext:value-type="string">
            <text:p>0</text:p>
          </table:table-cell>
          <table:table-cell table:style-name="ce51" table:formula="of:=IF(OR(ISTEXT([$'Посещения + Долги'.AR18]); [.$A47]=[.AR$52]); 0; [$'Посещения + Долги'.AR$26]*[$'Посещения + Долги'.AR18])" office:value-type="string" office:string-value="0" calcext:value-type="string">
            <text:p>0</text:p>
          </table:table-cell>
          <table:table-cell table:style-name="ce51" table:formula="of:=IF(OR(ISTEXT([$'Посещения + Долги'.AS18]); [.$A47]=[.AS$52]); 0; [$'Посещения + Долги'.AS$26]*[$'Посещения + Долги'.AS18])" office:value-type="string" office:string-value="0" calcext:value-type="string">
            <text:p>0</text:p>
          </table:table-cell>
          <table:table-cell table:style-name="ce51" table:formula="of:=IF(OR(ISTEXT([$'Посещения + Долги'.AT18]); [.$A47]=[.AT$52]); 0; [$'Посещения + Долги'.AT$26]*[$'Посещения + Долги'.AT18])" office:value-type="string" office:string-value="0" calcext:value-type="string">
            <text:p>0</text:p>
          </table:table-cell>
          <table:table-cell table:style-name="ce51" table:formula="of:=IF(OR(ISTEXT([$'Посещения + Долги'.AU18]); [.$A47]=[.AU$52]); 0; [$'Посещения + Долги'.AU$26]*[$'Посещения + Долги'.AU18])" office:value-type="string" office:string-value="0" calcext:value-type="string">
            <text:p>0</text:p>
          </table:table-cell>
          <table:table-cell table:style-name="ce51" table:formula="of:=IF(OR(ISTEXT([$'Посещения + Долги'.AV18]); [.$A47]=[.AV$52]); 0; [$'Посещения + Долги'.AV$26]*[$'Посещения + Долги'.AV18])" office:value-type="string" office:string-value="0" calcext:value-type="string">
            <text:p>0</text:p>
          </table:table-cell>
          <table:table-cell table:style-name="ce51" table:formula="of:=IF(OR(ISTEXT([$'Посещения + Долги'.AW18]); [.$A47]=[.AW$52]); 0; [$'Посещения + Долги'.AW$26]*[$'Посещения + Долги'.AW18])" office:value-type="string" office:string-value="0" calcext:value-type="string">
            <text:p>0</text:p>
          </table:table-cell>
          <table:table-cell table:style-name="ce51" table:formula="of:=IF(OR(ISTEXT([$'Посещения + Долги'.AX18]); [.$A47]=[.AX$52]); 0; [$'Посещения + Долги'.AX$26]*[$'Посещения + Долги'.AX18])" office:value-type="string" office:string-value="0" calcext:value-type="string">
            <text:p>0</text:p>
          </table:table-cell>
          <table:table-cell table:style-name="ce51" table:formula="of:=IF(OR(ISTEXT([$'Посещения + Долги'.AY18]); [.$A47]=[.AY$52]); 0; [$'Посещения + Долги'.AY$26]*[$'Посещения + Долги'.AY18])" office:value-type="string" office:string-value="0" calcext:value-type="string">
            <text:p>0</text:p>
          </table:table-cell>
          <table:table-cell table:style-name="ce51" table:formula="of:=IF(OR(ISTEXT([$'Посещения + Долги'.AZ18]); [.$A47]=[.AZ$52]); 0; [$'Посещения + Долги'.AZ$26]*[$'Посещения + Долги'.AZ18])" office:value-type="string" office:string-value="0" calcext:value-type="string">
            <text:p>0</text:p>
          </table:table-cell>
          <table:table-cell table:style-name="ce51" table:formula="of:=IF(OR(ISTEXT([$'Посещения + Долги'.BA18]); [.$A47]=[.BA$52]); 0; [$'Посещения + Долги'.BA$26]*[$'Посещения + Долги'.BA18])" office:value-type="string" office:string-value="0" calcext:value-type="string">
            <text:p>0</text:p>
          </table:table-cell>
          <table:table-cell table:style-name="ce51" table:formula="of:=IF(OR(ISTEXT([$'Посещения + Долги'.BB18]); [.$A47]=[.BB$52]); 0; [$'Посещения + Долги'.BB$26]*[$'Посещения + Долги'.BB18])" office:value-type="string" office:string-value="0" calcext:value-type="string">
            <text:p>0</text:p>
          </table:table-cell>
          <table:table-cell table:style-name="ce51" table:formula="of:=IF(OR(ISTEXT([$'Посещения + Долги'.BC18]); [.$A47]=[.BC$52]); 0; [$'Посещения + Долги'.BC$26]*[$'Посещения + Долги'.BC18])" office:value-type="string" office:string-value="0" calcext:value-type="string">
            <text:p>0</text:p>
          </table:table-cell>
          <table:table-cell table:style-name="ce51" table:formula="of:=IF(OR(ISTEXT([$'Посещения + Долги'.BD18]); [.$A47]=[.BD$52]); 0; [$'Посещения + Долги'.BD$26]*[$'Посещения + Долги'.BD18])" office:value-type="string" office:string-value="0" calcext:value-type="string">
            <text:p>0</text:p>
          </table:table-cell>
          <table:table-cell table:style-name="ce51" table:formula="of:=IF(OR(ISTEXT([$'Посещения + Долги'.BE18]); [.$A47]=[.BE$52]); 0; [$'Посещения + Долги'.BE$26]*[$'Посещения + Долги'.BE18])" office:value-type="string" office:string-value="0" calcext:value-type="string">
            <text:p>0</text:p>
          </table:table-cell>
          <table:table-cell table:style-name="ce51" table:formula="of:=IF(OR(ISTEXT([$'Посещения + Долги'.BF18]); [.$A47]=[.BF$52]); 0; [$'Посещения + Долги'.BF$26]*[$'Посещения + Долги'.BF18])" office:value-type="string" office:string-value="0" calcext:value-type="string">
            <text:p>0</text:p>
          </table:table-cell>
          <table:table-cell table:style-name="ce51" table:formula="of:=IF(OR(ISTEXT([$'Посещения + Долги'.BG18]); [.$A47]=[.BG$52]); 0; [$'Посещения + Долги'.BG$26]*[$'Посещения + Долги'.BG18])" office:value-type="string" office:string-value="0" calcext:value-type="string">
            <text:p>0</text:p>
          </table:table-cell>
          <table:table-cell table:style-name="ce51" table:formula="of:=IF(OR(ISTEXT([$'Посещения + Долги'.BH18]); [.$A47]=[.BH$52]); 0; [$'Посещения + Долги'.BH$26]*[$'Посещения + Долги'.BH18])" office:value-type="string" office:string-value="0" calcext:value-type="string">
            <text:p>0</text:p>
          </table:table-cell>
          <table:table-cell table:style-name="ce51" table:formula="of:=IF(OR(ISTEXT([$'Посещения + Долги'.BI18]); [.$A47]=[.BI$52]); 0; [$'Посещения + Долги'.BI$26]*[$'Посещения + Долги'.BI18])" office:value-type="string" office:string-value="0" calcext:value-type="string">
            <text:p>0</text:p>
          </table:table-cell>
          <table:table-cell table:style-name="ce51" table:formula="of:=IF(OR(ISTEXT([$'Посещения + Долги'.BJ18]); [.$A47]=[.BJ$52]); 0; [$'Посещения + Долги'.BJ$26]*[$'Посещения + Долги'.BJ18])" office:value-type="string" office:string-value="0" calcext:value-type="string">
            <text:p>0</text:p>
          </table:table-cell>
          <table:table-cell table:style-name="ce51" table:formula="of:=IF(OR(ISTEXT([$'Посещения + Долги'.BK18]); [.$A47]=[.BK$52]); 0; [$'Посещения + Долги'.BK$26]*[$'Посещения + Долги'.BK18])" office:value-type="string" office:string-value="45" calcext:value-type="string">
            <text:p>45</text:p>
          </table:table-cell>
          <table:table-cell table:style-name="ce51" table:formula="of:=IF(OR(ISTEXT([$'Посещения + Долги'.BL18]); [.$A47]=[.BL$52]); 0; [$'Посещения + Долги'.BL$26]*[$'Посещения + Долги'.BL18])" office:value-type="string" office:string-value="0" calcext:value-type="string">
            <text:p>0</text:p>
          </table:table-cell>
          <table:table-cell table:style-name="ce51" table:formula="of:=IF(OR(ISTEXT([$'Посещения + Долги'.BM18]); [.$A47]=[.BM$52]); 0; [$'Посещения + Долги'.BM$26]*[$'Посещения + Долги'.BM18])" office:value-type="string" office:string-value="0" calcext:value-type="string">
            <text:p>0</text:p>
          </table:table-cell>
          <table:table-cell table:style-name="ce51" table:formula="of:=IF(OR(ISTEXT([$'Посещения + Долги'.BN18]); [.$A47]=[.BN$52]); 0; [$'Посещения + Долги'.BN$26]*[$'Посещения + Долги'.BN18])" office:value-type="string" office:string-value="0" calcext:value-type="string">
            <text:p>0</text:p>
          </table:table-cell>
          <table:table-cell table:style-name="ce51" table:formula="of:=IF(OR(ISTEXT([$'Посещения + Долги'.BO18]); [.$A47]=[.BO$52]); 0; [$'Посещения + Долги'.BO$26]*[$'Посещения + Долги'.BO18])" office:value-type="string" office:string-value="0" calcext:value-type="string">
            <text:p>0</text:p>
          </table:table-cell>
          <table:table-cell table:style-name="ce51" table:formula="of:=IF(OR(ISTEXT([$'Посещения + Долги'.BP18]); [.$A47]=[.BP$52]); 0; [$'Посещения + Долги'.BP$26]*[$'Посещения + Долги'.BP18])" office:value-type="string" office:string-value="0" calcext:value-type="string">
            <text:p>0</text:p>
          </table:table-cell>
          <table:table-cell table:style-name="ce51" table:formula="of:=IF(OR(ISTEXT([$'Посещения + Долги'.BQ18]); [.$A47]=[.BQ$52]); 0; [$'Посещения + Долги'.BQ$26]*[$'Посещения + Долги'.BQ18])" office:value-type="string" office:string-value="0" calcext:value-type="string">
            <text:p>0</text:p>
          </table:table-cell>
          <table:table-cell table:style-name="ce51" table:formula="of:=IF(OR(ISTEXT([$'Посещения + Долги'.BR18]); [.$A47]=[.BR$52]); 0; [$'Посещения + Долги'.BR$26]*[$'Посещения + Долги'.BR18])" office:value-type="string" office:string-value="45" calcext:value-type="string">
            <text:p>45</text:p>
          </table:table-cell>
          <table:table-cell table:style-name="ce51" table:formula="of:=IF(OR(ISTEXT([$'Посещения + Долги'.BS18]); [.$A47]=[.BS$52]); 0; [$'Посещения + Долги'.BS$26]*[$'Посещения + Долги'.BS18])" office:value-type="string" office:string-value="0" calcext:value-type="string">
            <text:p>0</text:p>
          </table:table-cell>
          <table:table-cell table:style-name="ce51" table:formula="of:=IF(OR(ISTEXT([$'Посещения + Долги'.BT18]); [.$A47]=[.BT$52]); 0; [$'Посещения + Долги'.BT$26]*[$'Посещения + Долги'.BT18])" office:value-type="string" office:string-value="45" calcext:value-type="string">
            <text:p>45</text:p>
          </table:table-cell>
          <table:table-cell table:style-name="ce51" table:formula="of:=IF(OR(ISTEXT([$'Посещения + Долги'.BU18]); [.$A47]=[.BU$52]); 0; [$'Посещения + Долги'.BU$26]*[$'Посещения + Долги'.BU18])" office:value-type="string" office:string-value="50" calcext:value-type="string">
            <text:p>50</text:p>
          </table:table-cell>
          <table:table-cell table:style-name="ce51" table:formula="of:=IF(OR(ISTEXT([$'Посещения + Долги'.BV18]); [.$A47]=[.BV$52]); 0; [$'Посещения + Долги'.BV$26]*[$'Посещения + Долги'.BV18])" office:value-type="string" office:string-value="36" calcext:value-type="string">
            <text:p>36</text:p>
          </table:table-cell>
          <table:table-cell table:style-name="ce51" table:formula="of:=IF(OR(ISTEXT([$'Посещения + Долги'.BW18]); [.$A47]=[.BW$52]); 0; [$'Посещения + Долги'.BW$26]*[$'Посещения + Долги'.BW18])" office:value-type="string" office:string-value="40" calcext:value-type="string">
            <text:p>40</text:p>
          </table:table-cell>
          <table:table-cell table:style-name="ce51" table:formula="of:=IF(OR(ISTEXT([$'Посещения + Долги'.BX18]); [.$A47]=[.BX$52]); 0; [$'Посещения + Долги'.BX$26]*[$'Посещения + Долги'.BX18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18]); [.$A47]=[.BY$52]); 0; [$'Посещения + Долги'.BY$26]*[$'Посещения + Долги'.BY18])" office:value-type="string" office:string-value="0" calcext:value-type="string">
            <text:p>0</text:p>
          </table:table-cell>
          <table:table-cell table:style-name="ce51" table:formula="of:=IF(OR(ISTEXT([$'Посещения + Долги'.BZ18]); [.$A47]=[.BZ$52]); 0; [$'Посещения + Долги'.BZ$26]*[$'Посещения + Долги'.BZ18])" office:value-type="string" office:string-value="0" calcext:value-type="string">
            <text:p>0</text:p>
          </table:table-cell>
          <table:table-cell table:style-name="ce51" table:formula="of:=IF(OR(ISTEXT([$'Посещения + Долги'.CA18]); [.$A47]=[.CA$52]); 0; [$'Посещения + Долги'.CA$26]*[$'Посещения + Долги'.CA18])" office:value-type="string" office:string-value="50" calcext:value-type="string">
            <text:p>50</text:p>
          </table:table-cell>
          <table:table-cell table:style-name="ce51" table:formula="of:=IF(OR(ISTEXT([$'Посещения + Долги'.CB18]); [.$A47]=[.CB$52]); 0; [$'Посещения + Долги'.CB$26]*[$'Посещения + Долги'.CB18])" office:value-type="string" office:string-value="0" calcext:value-type="string">
            <text:p>0</text:p>
          </table:table-cell>
          <table:table-cell table:style-name="ce51" table:formula="of:=IF(OR(ISTEXT([$'Посещения + Долги'.CC18]); [.$A47]=[.CC$52]); 0; [$'Посещения + Долги'.CC$26]*[$'Посещения + Долги'.CC18])" office:value-type="string" office:string-value="0" calcext:value-type="string">
            <text:p>0</text:p>
          </table:table-cell>
          <table:table-cell table:style-name="ce51" table:formula="of:=IF(OR(ISTEXT([$'Посещения + Долги'.CD18]); [.$A47]=[.CD$52]); 0; [$'Посещения + Долги'.CD$26]*[$'Посещения + Долги'.CD18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18]); [.$A47]=[.CE$52]); 0; [$'Посещения + Долги'.CE$26]*[$'Посещения + Долги'.CE18])" office:value-type="string" office:string-value="0" calcext:value-type="string">
            <text:p>0</text:p>
          </table:table-cell>
          <table:table-cell table:style-name="ce51" table:formula="of:=IF(OR(ISTEXT([$'Посещения + Долги'.CF18]); [.$A47]=[.CF$52]); 0; [$'Посещения + Долги'.CF$26]*[$'Посещения + Долги'.CF18])" office:value-type="string" office:string-value="0" calcext:value-type="string">
            <text:p>0</text:p>
          </table:table-cell>
          <table:table-cell table:style-name="ce51" table:formula="of:=IF(OR(ISTEXT([$'Посещения + Долги'.CG18]); [.$A47]=[.CG$52]); 0; [$'Посещения + Долги'.CG$26]*[$'Посещения + Долги'.CG18])" office:value-type="string" office:string-value="0" calcext:value-type="string">
            <text:p>0</text:p>
          </table:table-cell>
          <table:table-cell table:style-name="ce51" table:formula="of:=IF(OR(ISTEXT([$'Посещения + Долги'.CH18]); [.$A47]=[.CH$52]); 0; [$'Посещения + Долги'.CH$26]*[$'Посещения + Долги'.CH18])" office:value-type="string" office:string-value="0" calcext:value-type="string">
            <text:p>0</text:p>
          </table:table-cell>
          <table:table-cell table:style-name="ce51" table:formula="of:=IF(OR(ISTEXT([$'Посещения + Долги'.CI18]); [.$A47]=[.CI$52]); 0; [$'Посещения + Долги'.CI$26]*[$'Посещения + Долги'.CI18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Уваркин</text:p>
          </table:table-cell>
          <table:table-cell table:style-name="ce51" table:formula="of:=IF(OR(ISTEXT([$'Посещения + Долги'.B19]); [.$A48]=[.B$52]); 0; [$'Посещения + Долги'.B$26]*[$'Посещения + Долги'.B19])" office:value-type="string" office:string-value="0" calcext:value-type="string">
            <text:p>0</text:p>
          </table:table-cell>
          <table:table-cell table:style-name="ce51" table:formula="of:=IF(OR(ISTEXT([$'Посещения + Долги'.C19]); [.$A48]=[.C$52]); 0; [$'Посещения + Долги'.C$26]*[$'Посещения + Долги'.C19])" office:value-type="string" office:string-value="0" calcext:value-type="string">
            <text:p>0</text:p>
          </table:table-cell>
          <table:table-cell table:style-name="ce51" table:formula="of:=IF(OR(ISTEXT([$'Посещения + Долги'.D19]); [.$A48]=[.D$52]); 0; [$'Посещения + Долги'.D$26]*[$'Посещения + Долги'.D19])" office:value-type="string" office:string-value="0" calcext:value-type="string">
            <text:p>0</text:p>
          </table:table-cell>
          <table:table-cell table:style-name="ce51" table:formula="of:=IF(OR(ISTEXT([$'Посещения + Долги'.E19]); [.$A48]=[.E$52]); 0; [$'Посещения + Долги'.E$26]*[$'Посещения + Долги'.E19])" office:value-type="string" office:string-value="0" calcext:value-type="string">
            <text:p>0</text:p>
          </table:table-cell>
          <table:table-cell table:style-name="ce51" table:formula="of:=IF(OR(ISTEXT([$'Посещения + Долги'.F19]); [.$A48]=[.F$52]); 0; [$'Посещения + Долги'.F$26]*[$'Посещения + Долги'.F19])" office:value-type="string" office:string-value="0" calcext:value-type="string">
            <text:p>0</text:p>
          </table:table-cell>
          <table:table-cell table:style-name="ce51" table:formula="of:=IF(OR(ISTEXT([$'Посещения + Долги'.G19]); [.$A48]=[.G$52]); 0; [$'Посещения + Долги'.G$26]*[$'Посещения + Долги'.G19])" office:value-type="string" office:string-value="0" calcext:value-type="string">
            <text:p>0</text:p>
          </table:table-cell>
          <table:table-cell table:style-name="ce51" table:formula="of:=IF(OR(ISTEXT([$'Посещения + Долги'.H19]); [.$A48]=[.H$52]); 0; [$'Посещения + Долги'.H$26]*[$'Посещения + Долги'.H19])" office:value-type="string" office:string-value="0" calcext:value-type="string">
            <text:p>0</text:p>
          </table:table-cell>
          <table:table-cell table:style-name="ce51" table:formula="of:=IF(OR(ISTEXT([$'Посещения + Долги'.I19]); [.$A48]=[.I$52]); 0; [$'Посещения + Долги'.I$26]*[$'Посещения + Долги'.I19])" office:value-type="string" office:string-value="0" calcext:value-type="string">
            <text:p>0</text:p>
          </table:table-cell>
          <table:table-cell table:style-name="ce51" table:formula="of:=IF(OR(ISTEXT([$'Посещения + Долги'.J19]); [.$A48]=[.J$52]); 0; [$'Посещения + Долги'.J$26]*[$'Посещения + Долги'.J19])" office:value-type="string" office:string-value="0" calcext:value-type="string">
            <text:p>0</text:p>
          </table:table-cell>
          <table:table-cell table:style-name="ce51" table:formula="of:=IF(OR(ISTEXT([$'Посещения + Долги'.K19]); [.$A48]=[.K$52]); 0; [$'Посещения + Долги'.K$26]*[$'Посещения + Долги'.K19])" office:value-type="string" office:string-value="0" calcext:value-type="string">
            <text:p>0</text:p>
          </table:table-cell>
          <table:table-cell table:style-name="ce51" table:formula="of:=IF(OR(ISTEXT([$'Посещения + Долги'.L19]); [.$A48]=[.L$52]); 0; [$'Посещения + Долги'.L$26]*[$'Посещения + Долги'.L19])" office:value-type="string" office:string-value="0" calcext:value-type="string">
            <text:p>0</text:p>
          </table:table-cell>
          <table:table-cell table:style-name="ce51" table:formula="of:=IF(OR(ISTEXT([$'Посещения + Долги'.M19]); [.$A48]=[.M$52]); 0; [$'Посещения + Долги'.M$26]*[$'Посещения + Долги'.M19])" office:value-type="string" office:string-value="0" calcext:value-type="string">
            <text:p>0</text:p>
          </table:table-cell>
          <table:table-cell table:style-name="ce51" table:formula="of:=IF(OR(ISTEXT([$'Посещения + Долги'.N19]); [.$A48]=[.N$52]); 0; [$'Посещения + Долги'.N$26]*[$'Посещения + Долги'.N19])" office:value-type="string" office:string-value="0" calcext:value-type="string">
            <text:p>0</text:p>
          </table:table-cell>
          <table:table-cell table:style-name="ce51" table:formula="of:=IF(OR(ISTEXT([$'Посещения + Долги'.O19]); [.$A48]=[.O$52]); 0; [$'Посещения + Долги'.O$26]*[$'Посещения + Долги'.O19])" office:value-type="string" office:string-value="0" calcext:value-type="string">
            <text:p>0</text:p>
          </table:table-cell>
          <table:table-cell table:style-name="ce51" table:formula="of:=IF(OR(ISTEXT([$'Посещения + Долги'.P19]); [.$A48]=[.P$52]); 0; [$'Посещения + Долги'.P$26]*[$'Посещения + Долги'.P19])" office:value-type="string" office:string-value="0" calcext:value-type="string">
            <text:p>0</text:p>
          </table:table-cell>
          <table:table-cell table:style-name="ce51" table:formula="of:=IF(OR(ISTEXT([$'Посещения + Долги'.Q19]); [.$A48]=[.Q$52]); 0; [$'Посещения + Долги'.Q$26]*[$'Посещения + Долги'.Q19])" office:value-type="string" office:string-value="0" calcext:value-type="string">
            <text:p>0</text:p>
          </table:table-cell>
          <table:table-cell table:style-name="ce51" table:formula="of:=IF(OR(ISTEXT([$'Посещения + Долги'.R19]); [.$A48]=[.R$52]); 0; [$'Посещения + Долги'.R$26]*[$'Посещения + Долги'.R19])" office:value-type="string" office:string-value="0" calcext:value-type="string">
            <text:p>0</text:p>
          </table:table-cell>
          <table:table-cell table:style-name="ce51" table:formula="of:=IF(OR(ISTEXT([$'Посещения + Долги'.S19]); [.$A48]=[.S$52]); 0; [$'Посещения + Долги'.S$26]*[$'Посещения + Долги'.S19])" office:value-type="string" office:string-value="0" calcext:value-type="string">
            <text:p>0</text:p>
          </table:table-cell>
          <table:table-cell table:style-name="ce51" table:formula="of:=IF(OR(ISTEXT([$'Посещения + Долги'.T19]); [.$A48]=[.T$52]); 0; [$'Посещения + Долги'.T$26]*[$'Посещения + Долги'.T19])" office:value-type="string" office:string-value="0" calcext:value-type="string">
            <text:p>0</text:p>
          </table:table-cell>
          <table:table-cell table:style-name="ce51" table:formula="of:=IF(OR(ISTEXT([$'Посещения + Долги'.U19]); [.$A48]=[.U$52]); 0; [$'Посещения + Долги'.U$26]*[$'Посещения + Долги'.U19])" office:value-type="string" office:string-value="0" calcext:value-type="string">
            <text:p>0</text:p>
          </table:table-cell>
          <table:table-cell table:style-name="ce51" table:formula="of:=IF(OR(ISTEXT([$'Посещения + Долги'.V19]); [.$A48]=[.V$52]); 0; [$'Посещения + Долги'.V$26]*[$'Посещения + Долги'.V19])" office:value-type="string" office:string-value="0" calcext:value-type="string">
            <text:p>0</text:p>
          </table:table-cell>
          <table:table-cell table:style-name="ce51" table:formula="of:=IF(OR(ISTEXT([$'Посещения + Долги'.W19]); [.$A48]=[.W$52]); 0; [$'Посещения + Долги'.W$26]*[$'Посещения + Долги'.W19])" office:value-type="string" office:string-value="0" calcext:value-type="string">
            <text:p>0</text:p>
          </table:table-cell>
          <table:table-cell table:style-name="ce51" table:formula="of:=IF(OR(ISTEXT([$'Посещения + Долги'.X19]); [.$A48]=[.X$52]); 0; [$'Посещения + Долги'.X$26]*[$'Посещения + Долги'.X19])" office:value-type="string" office:string-value="0" calcext:value-type="string">
            <text:p>0</text:p>
          </table:table-cell>
          <table:table-cell table:style-name="ce51" table:formula="of:=IF(OR(ISTEXT([$'Посещения + Долги'.Y19]); [.$A48]=[.Y$52]); 0; [$'Посещения + Долги'.Y$26]*[$'Посещения + Долги'.Y19])" office:value-type="string" office:string-value="0" calcext:value-type="string">
            <text:p>0</text:p>
          </table:table-cell>
          <table:table-cell table:style-name="ce51" table:formula="of:=IF(OR(ISTEXT([$'Посещения + Долги'.Z19]); [.$A48]=[.Z$52]); 0; [$'Посещения + Долги'.Z$26]*[$'Посещения + Долги'.Z19])" office:value-type="string" office:string-value="0" calcext:value-type="string">
            <text:p>0</text:p>
          </table:table-cell>
          <table:table-cell table:style-name="ce51" table:formula="of:=IF(OR(ISTEXT([$'Посещения + Долги'.AA19]); [.$A48]=[.AA$52]); 0; [$'Посещения + Долги'.AA$26]*[$'Посещения + Долги'.AA19])" office:value-type="string" office:string-value="0" calcext:value-type="string">
            <text:p>0</text:p>
          </table:table-cell>
          <table:table-cell table:style-name="ce51" table:formula="of:=IF(OR(ISTEXT([$'Посещения + Долги'.AB19]); [.$A48]=[.AB$52]); 0; [$'Посещения + Долги'.AB$26]*[$'Посещения + Долги'.AB19])" office:value-type="string" office:string-value="0" calcext:value-type="string">
            <text:p>0</text:p>
          </table:table-cell>
          <table:table-cell table:style-name="ce51" table:formula="of:=IF(OR(ISTEXT([$'Посещения + Долги'.AC19]); [.$A48]=[.AC$52]); 0; [$'Посещения + Долги'.AC$26]*[$'Посещения + Долги'.AC19])" office:value-type="string" office:string-value="0" calcext:value-type="string">
            <text:p>0</text:p>
          </table:table-cell>
          <table:table-cell table:style-name="ce51" table:formula="of:=IF(OR(ISTEXT([$'Посещения + Долги'.AD19]); [.$A48]=[.AD$52]); 0; [$'Посещения + Долги'.AD$26]*[$'Посещения + Долги'.AD19])" office:value-type="string" office:string-value="0" calcext:value-type="string">
            <text:p>0</text:p>
          </table:table-cell>
          <table:table-cell table:style-name="ce51" table:formula="of:=IF(OR(ISTEXT([$'Посещения + Долги'.AE19]); [.$A48]=[.AE$52]); 0; [$'Посещения + Долги'.AE$26]*[$'Посещения + Долги'.AE19])" office:value-type="string" office:string-value="0" calcext:value-type="string">
            <text:p>0</text:p>
          </table:table-cell>
          <table:table-cell table:style-name="ce51" table:formula="of:=IF(OR(ISTEXT([$'Посещения + Долги'.AF19]); [.$A48]=[.AF$52]); 0; [$'Посещения + Долги'.AF$26]*[$'Посещения + Долги'.AF19])" office:value-type="string" office:string-value="0" calcext:value-type="string">
            <text:p>0</text:p>
          </table:table-cell>
          <table:table-cell table:style-name="ce51" table:formula="of:=IF(OR(ISTEXT([$'Посещения + Долги'.AG19]); [.$A48]=[.AG$52]); 0; [$'Посещения + Долги'.AG$26]*[$'Посещения + Долги'.AG19])" office:value-type="string" office:string-value="0" calcext:value-type="string">
            <text:p>0</text:p>
          </table:table-cell>
          <table:table-cell table:style-name="ce51" table:formula="of:=IF(OR(ISTEXT([$'Посещения + Долги'.AH19]); [.$A48]=[.AH$52]); 0; [$'Посещения + Долги'.AH$26]*[$'Посещения + Долги'.AH19])" office:value-type="string" office:string-value="0" calcext:value-type="string">
            <text:p>0</text:p>
          </table:table-cell>
          <table:table-cell table:style-name="ce51" table:formula="of:=IF(OR(ISTEXT([$'Посещения + Долги'.AI19]); [.$A48]=[.AI$52]); 0; [$'Посещения + Долги'.AI$26]*[$'Посещения + Долги'.AI19])" office:value-type="string" office:string-value="0" calcext:value-type="string">
            <text:p>0</text:p>
          </table:table-cell>
          <table:table-cell table:style-name="ce51" table:formula="of:=IF(OR(ISTEXT([$'Посещения + Долги'.AJ19]); [.$A48]=[.AJ$52]); 0; [$'Посещения + Долги'.AJ$26]*[$'Посещения + Долги'.AJ19])" office:value-type="string" office:string-value="0" calcext:value-type="string">
            <text:p>0</text:p>
          </table:table-cell>
          <table:table-cell table:style-name="ce51" table:formula="of:=IF(OR(ISTEXT([$'Посещения + Долги'.AK19]); [.$A48]=[.AK$52]); 0; [$'Посещения + Долги'.AK$26]*[$'Посещения + Долги'.AK19])" office:value-type="string" office:string-value="0" calcext:value-type="string">
            <text:p>0</text:p>
          </table:table-cell>
          <table:table-cell table:style-name="ce51" table:formula="of:=IF(OR(ISTEXT([$'Посещения + Долги'.AL19]); [.$A48]=[.AL$52]); 0; [$'Посещения + Долги'.AL$26]*[$'Посещения + Долги'.AL19])" office:value-type="string" office:string-value="0" calcext:value-type="string">
            <text:p>0</text:p>
          </table:table-cell>
          <table:table-cell table:style-name="ce51" table:formula="of:=IF(OR(ISTEXT([$'Посещения + Долги'.AM19]); [.$A48]=[.AM$52]); 0; [$'Посещения + Долги'.AM$26]*[$'Посещения + Долги'.AM19])" office:value-type="string" office:string-value="0" calcext:value-type="string">
            <text:p>0</text:p>
          </table:table-cell>
          <table:table-cell table:style-name="ce51" table:formula="of:=IF(OR(ISTEXT([$'Посещения + Долги'.AN19]); [.$A48]=[.AN$52]); 0; [$'Посещения + Долги'.AN$26]*[$'Посещения + Долги'.AN19])" office:value-type="string" office:string-value="0" calcext:value-type="string">
            <text:p>0</text:p>
          </table:table-cell>
          <table:table-cell table:style-name="ce51" table:formula="of:=IF(OR(ISTEXT([$'Посещения + Долги'.AO19]); [.$A48]=[.AO$52]); 0; [$'Посещения + Долги'.AO$26]*[$'Посещения + Долги'.AO19])" office:value-type="string" office:string-value="56.25" calcext:value-type="string">
            <text:p>56.25</text:p>
          </table:table-cell>
          <table:table-cell table:style-name="ce51" table:formula="of:=IF(OR(ISTEXT([$'Посещения + Долги'.AP19]); [.$A48]=[.AP$52]); 0; [$'Посещения + Долги'.AP$26]*[$'Посещения + Долги'.AP19])" office:value-type="string" office:string-value="0" calcext:value-type="string">
            <text:p>0</text:p>
          </table:table-cell>
          <table:table-cell table:style-name="ce51" table:formula="of:=IF(OR(ISTEXT([$'Посещения + Долги'.AQ19]); [.$A48]=[.AQ$52]); 0; [$'Посещения + Долги'.AQ$26]*[$'Посещения + Долги'.AQ19])" office:value-type="string" office:string-value="0" calcext:value-type="string">
            <text:p>0</text:p>
          </table:table-cell>
          <table:table-cell table:style-name="ce51" table:formula="of:=IF(OR(ISTEXT([$'Посещения + Долги'.AR19]); [.$A48]=[.AR$52]); 0; [$'Посещения + Долги'.AR$26]*[$'Посещения + Долги'.AR19])" office:value-type="string" office:string-value="0" calcext:value-type="string">
            <text:p>0</text:p>
          </table:table-cell>
          <table:table-cell table:style-name="ce51" table:formula="of:=IF(OR(ISTEXT([$'Посещения + Долги'.AS19]); [.$A48]=[.AS$52]); 0; [$'Посещения + Долги'.AS$26]*[$'Посещения + Долги'.AS19])" office:value-type="string" office:string-value="0" calcext:value-type="string">
            <text:p>0</text:p>
          </table:table-cell>
          <table:table-cell table:style-name="ce51" table:formula="of:=IF(OR(ISTEXT([$'Посещения + Долги'.AT19]); [.$A48]=[.AT$52]); 0; [$'Посещения + Долги'.AT$26]*[$'Посещения + Долги'.AT19])" office:value-type="string" office:string-value="0" calcext:value-type="string">
            <text:p>0</text:p>
          </table:table-cell>
          <table:table-cell table:style-name="ce51" table:formula="of:=IF(OR(ISTEXT([$'Посещения + Долги'.AU19]); [.$A48]=[.AU$52]); 0; [$'Посещения + Долги'.AU$26]*[$'Посещения + Долги'.AU19])" office:value-type="string" office:string-value="0" calcext:value-type="string">
            <text:p>0</text:p>
          </table:table-cell>
          <table:table-cell table:style-name="ce51" table:formula="of:=IF(OR(ISTEXT([$'Посещения + Долги'.AV19]); [.$A48]=[.AV$52]); 0; [$'Посещения + Долги'.AV$26]*[$'Посещения + Долги'.AV19])" office:value-type="string" office:string-value="0" calcext:value-type="string">
            <text:p>0</text:p>
          </table:table-cell>
          <table:table-cell table:style-name="ce51" table:formula="of:=IF(OR(ISTEXT([$'Посещения + Долги'.AW19]); [.$A48]=[.AW$52]); 0; [$'Посещения + Долги'.AW$26]*[$'Посещения + Долги'.AW19])" office:value-type="string" office:string-value="0" calcext:value-type="string">
            <text:p>0</text:p>
          </table:table-cell>
          <table:table-cell table:style-name="ce51" table:formula="of:=IF(OR(ISTEXT([$'Посещения + Долги'.AX19]); [.$A48]=[.AX$52]); 0; [$'Посещения + Долги'.AX$26]*[$'Посещения + Долги'.AX19])" office:value-type="string" office:string-value="0" calcext:value-type="string">
            <text:p>0</text:p>
          </table:table-cell>
          <table:table-cell table:style-name="ce51" table:formula="of:=IF(OR(ISTEXT([$'Посещения + Долги'.AY19]); [.$A48]=[.AY$52]); 0; [$'Посещения + Долги'.AY$26]*[$'Посещения + Долги'.AY19])" office:value-type="string" office:string-value="0" calcext:value-type="string">
            <text:p>0</text:p>
          </table:table-cell>
          <table:table-cell table:style-name="ce51" table:formula="of:=IF(OR(ISTEXT([$'Посещения + Долги'.AZ19]); [.$A48]=[.AZ$52]); 0; [$'Посещения + Долги'.AZ$26]*[$'Посещения + Долги'.AZ19])" office:value-type="string" office:string-value="0" calcext:value-type="string">
            <text:p>0</text:p>
          </table:table-cell>
          <table:table-cell table:style-name="ce51" table:formula="of:=IF(OR(ISTEXT([$'Посещения + Долги'.BA19]); [.$A48]=[.BA$52]); 0; [$'Посещения + Долги'.BA$26]*[$'Посещения + Долги'.BA19])" office:value-type="string" office:string-value="0" calcext:value-type="string">
            <text:p>0</text:p>
          </table:table-cell>
          <table:table-cell table:style-name="ce51" table:formula="of:=IF(OR(ISTEXT([$'Посещения + Долги'.BB19]); [.$A48]=[.BB$52]); 0; [$'Посещения + Долги'.BB$26]*[$'Посещения + Долги'.BB19])" office:value-type="string" office:string-value="0" calcext:value-type="string">
            <text:p>0</text:p>
          </table:table-cell>
          <table:table-cell table:style-name="ce51" table:formula="of:=IF(OR(ISTEXT([$'Посещения + Долги'.BC19]); [.$A48]=[.BC$52]); 0; [$'Посещения + Долги'.BC$26]*[$'Посещения + Долги'.BC19])" office:value-type="string" office:string-value="0" calcext:value-type="string">
            <text:p>0</text:p>
          </table:table-cell>
          <table:table-cell table:style-name="ce51" table:formula="of:=IF(OR(ISTEXT([$'Посещения + Долги'.BD19]); [.$A48]=[.BD$52]); 0; [$'Посещения + Долги'.BD$26]*[$'Посещения + Долги'.BD19])" office:value-type="string" office:string-value="0" calcext:value-type="string">
            <text:p>0</text:p>
          </table:table-cell>
          <table:table-cell table:style-name="ce51" table:formula="of:=IF(OR(ISTEXT([$'Посещения + Долги'.BE19]); [.$A48]=[.BE$52]); 0; [$'Посещения + Долги'.BE$26]*[$'Посещения + Долги'.BE19])" office:value-type="string" office:string-value="0" calcext:value-type="string">
            <text:p>0</text:p>
          </table:table-cell>
          <table:table-cell table:style-name="ce51" table:formula="of:=IF(OR(ISTEXT([$'Посещения + Долги'.BF19]); [.$A48]=[.BF$52]); 0; [$'Посещения + Долги'.BF$26]*[$'Посещения + Долги'.BF19])" office:value-type="string" office:string-value="0" calcext:value-type="string">
            <text:p>0</text:p>
          </table:table-cell>
          <table:table-cell table:style-name="ce51" table:formula="of:=IF(OR(ISTEXT([$'Посещения + Долги'.BG19]); [.$A48]=[.BG$52]); 0; [$'Посещения + Долги'.BG$26]*[$'Посещения + Долги'.BG19])" office:value-type="string" office:string-value="0" calcext:value-type="string">
            <text:p>0</text:p>
          </table:table-cell>
          <table:table-cell table:style-name="ce51" table:formula="of:=IF(OR(ISTEXT([$'Посещения + Долги'.BH19]); [.$A48]=[.BH$52]); 0; [$'Посещения + Долги'.BH$26]*[$'Посещения + Долги'.BH19])" office:value-type="string" office:string-value="0" calcext:value-type="string">
            <text:p>0</text:p>
          </table:table-cell>
          <table:table-cell table:style-name="ce51" table:formula="of:=IF(OR(ISTEXT([$'Посещения + Долги'.BI19]); [.$A48]=[.BI$52]); 0; [$'Посещения + Долги'.BI$26]*[$'Посещения + Долги'.BI19])" office:value-type="string" office:string-value="0" calcext:value-type="string">
            <text:p>0</text:p>
          </table:table-cell>
          <table:table-cell table:style-name="ce51" table:formula="of:=IF(OR(ISTEXT([$'Посещения + Долги'.BJ19]); [.$A48]=[.BJ$52]); 0; [$'Посещения + Долги'.BJ$26]*[$'Посещения + Долги'.BJ19])" office:value-type="string" office:string-value="0" calcext:value-type="string">
            <text:p>0</text:p>
          </table:table-cell>
          <table:table-cell table:style-name="ce51" table:formula="of:=IF(OR(ISTEXT([$'Посещения + Долги'.BK19]); [.$A48]=[.BK$52]); 0; [$'Посещения + Долги'.BK$26]*[$'Посещения + Долги'.BK19])" office:value-type="string" office:string-value="0" calcext:value-type="string">
            <text:p>0</text:p>
          </table:table-cell>
          <table:table-cell table:style-name="ce51" table:formula="of:=IF(OR(ISTEXT([$'Посещения + Долги'.BL19]); [.$A48]=[.BL$52]); 0; [$'Посещения + Долги'.BL$26]*[$'Посещения + Долги'.BL19])" office:value-type="string" office:string-value="0" calcext:value-type="string">
            <text:p>0</text:p>
          </table:table-cell>
          <table:table-cell table:style-name="ce51" table:formula="of:=IF(OR(ISTEXT([$'Посещения + Долги'.BM19]); [.$A48]=[.BM$52]); 0; [$'Посещения + Долги'.BM$26]*[$'Посещения + Долги'.BM19])" office:value-type="string" office:string-value="0" calcext:value-type="string">
            <text:p>0</text:p>
          </table:table-cell>
          <table:table-cell table:style-name="ce51" table:formula="of:=IF(OR(ISTEXT([$'Посещения + Долги'.BN19]); [.$A48]=[.BN$52]); 0; [$'Посещения + Долги'.BN$26]*[$'Посещения + Долги'.BN19])" office:value-type="string" office:string-value="0" calcext:value-type="string">
            <text:p>0</text:p>
          </table:table-cell>
          <table:table-cell table:style-name="ce51" table:formula="of:=IF(OR(ISTEXT([$'Посещения + Долги'.BO19]); [.$A48]=[.BO$52]); 0; [$'Посещения + Долги'.BO$26]*[$'Посещения + Долги'.BO19])" office:value-type="string" office:string-value="0" calcext:value-type="string">
            <text:p>0</text:p>
          </table:table-cell>
          <table:table-cell table:style-name="ce51" table:formula="of:=IF(OR(ISTEXT([$'Посещения + Долги'.BP19]); [.$A48]=[.BP$52]); 0; [$'Посещения + Долги'.BP$26]*[$'Посещения + Долги'.BP19])" office:value-type="string" office:string-value="0" calcext:value-type="string">
            <text:p>0</text:p>
          </table:table-cell>
          <table:table-cell table:style-name="ce51" table:formula="of:=IF(OR(ISTEXT([$'Посещения + Долги'.BQ19]); [.$A48]=[.BQ$52]); 0; [$'Посещения + Долги'.BQ$26]*[$'Посещения + Долги'.BQ19])" office:value-type="string" office:string-value="0" calcext:value-type="string">
            <text:p>0</text:p>
          </table:table-cell>
          <table:table-cell table:style-name="ce51" table:formula="of:=IF(OR(ISTEXT([$'Посещения + Долги'.BR19]); [.$A48]=[.BR$52]); 0; [$'Посещения + Долги'.BR$26]*[$'Посещения + Долги'.BR19])" office:value-type="string" office:string-value="45" calcext:value-type="string">
            <text:p>45</text:p>
          </table:table-cell>
          <table:table-cell table:style-name="ce51" table:formula="of:=IF(OR(ISTEXT([$'Посещения + Долги'.BS19]); [.$A48]=[.BS$52]); 0; [$'Посещения + Долги'.BS$26]*[$'Посещения + Долги'.BS19])" office:value-type="string" office:string-value="56.25" calcext:value-type="string">
            <text:p>56.25</text:p>
          </table:table-cell>
          <table:table-cell table:style-name="ce51" table:formula="of:=IF(OR(ISTEXT([$'Посещения + Долги'.BT19]); [.$A48]=[.BT$52]); 0; [$'Посещения + Долги'.BT$26]*[$'Посещения + Долги'.BT19])" office:value-type="string" office:string-value="0" calcext:value-type="string">
            <text:p>0</text:p>
          </table:table-cell>
          <table:table-cell table:style-name="ce51" table:formula="of:=IF(OR(ISTEXT([$'Посещения + Долги'.BU19]); [.$A48]=[.BU$52]); 0; [$'Посещения + Долги'.BU$26]*[$'Посещения + Долги'.BU19])" office:value-type="string" office:string-value="0" calcext:value-type="string">
            <text:p>0</text:p>
          </table:table-cell>
          <table:table-cell table:style-name="ce51" table:formula="of:=IF(OR(ISTEXT([$'Посещения + Долги'.BV19]); [.$A48]=[.BV$52]); 0; [$'Посещения + Долги'.BV$26]*[$'Посещения + Долги'.BV19])" office:value-type="string" office:string-value="0" calcext:value-type="string">
            <text:p>0</text:p>
          </table:table-cell>
          <table:table-cell table:style-name="ce51" table:formula="of:=IF(OR(ISTEXT([$'Посещения + Долги'.BW19]); [.$A48]=[.BW$52]); 0; [$'Посещения + Долги'.BW$26]*[$'Посещения + Долги'.BW19])" office:value-type="string" office:string-value="0" calcext:value-type="string">
            <text:p>0</text:p>
          </table:table-cell>
          <table:table-cell table:style-name="ce51" table:formula="of:=IF(OR(ISTEXT([$'Посещения + Долги'.BX19]); [.$A48]=[.BX$52]); 0; [$'Посещения + Долги'.BX$26]*[$'Посещения + Долги'.BX19])" office:value-type="string" office:string-value="0" calcext:value-type="string">
            <text:p>0</text:p>
          </table:table-cell>
          <table:table-cell table:style-name="ce51" table:formula="of:=IF(OR(ISTEXT([$'Посещения + Долги'.BY19]); [.$A48]=[.BY$52]); 0; [$'Посещения + Долги'.BY$26]*[$'Посещения + Долги'.BY19])" office:value-type="string" office:string-value="0" calcext:value-type="string">
            <text:p>0</text:p>
          </table:table-cell>
          <table:table-cell table:style-name="ce51" table:formula="of:=IF(OR(ISTEXT([$'Посещения + Долги'.BZ19]); [.$A48]=[.BZ$52]); 0; [$'Посещения + Долги'.BZ$26]*[$'Посещения + Долги'.BZ19])" office:value-type="string" office:string-value="0" calcext:value-type="string">
            <text:p>0</text:p>
          </table:table-cell>
          <table:table-cell table:style-name="ce51" table:formula="of:=IF(OR(ISTEXT([$'Посещения + Долги'.CA19]); [.$A48]=[.CA$52]); 0; [$'Посещения + Долги'.CA$26]*[$'Посещения + Долги'.CA19])" office:value-type="string" office:string-value="50" calcext:value-type="string">
            <text:p>50</text:p>
          </table:table-cell>
          <table:table-cell table:style-name="ce51" table:formula="of:=IF(OR(ISTEXT([$'Посещения + Долги'.CB19]); [.$A48]=[.CB$52]); 0; [$'Посещения + Долги'.CB$26]*[$'Посещения + Долги'.CB19])" office:value-type="string" office:string-value="0" calcext:value-type="string">
            <text:p>0</text:p>
          </table:table-cell>
          <table:table-cell table:style-name="ce51" table:formula="of:=IF(OR(ISTEXT([$'Посещения + Долги'.CC19]); [.$A48]=[.CC$52]); 0; [$'Посещения + Долги'.CC$26]*[$'Посещения + Долги'.CC19])" office:value-type="string" office:string-value="0" calcext:value-type="string">
            <text:p>0</text:p>
          </table:table-cell>
          <table:table-cell table:style-name="ce51" table:formula="of:=IF(OR(ISTEXT([$'Посещения + Долги'.CD19]); [.$A48]=[.CD$52]); 0; [$'Посещения + Долги'.CD$26]*[$'Посещения + Долги'.CD19])" office:value-type="string" office:string-value="0" calcext:value-type="string">
            <text:p>0</text:p>
          </table:table-cell>
          <table:table-cell table:style-name="ce51" table:formula="of:=IF(OR(ISTEXT([$'Посещения + Долги'.CE19]); [.$A48]=[.CE$52]); 0; [$'Посещения + Долги'.CE$26]*[$'Посещения + Долги'.CE19])" office:value-type="string" office:string-value="0" calcext:value-type="string">
            <text:p>0</text:p>
          </table:table-cell>
          <table:table-cell table:style-name="ce51" table:formula="of:=IF(OR(ISTEXT([$'Посещения + Долги'.CF19]); [.$A48]=[.CF$52]); 0; [$'Посещения + Долги'.CF$26]*[$'Посещения + Долги'.CF19])" office:value-type="string" office:string-value="0" calcext:value-type="string">
            <text:p>0</text:p>
          </table:table-cell>
          <table:table-cell table:style-name="ce51" table:formula="of:=IF(OR(ISTEXT([$'Посещения + Долги'.CG19]); [.$A48]=[.CG$52]); 0; [$'Посещения + Долги'.CG$26]*[$'Посещения + Долги'.CG19])" office:value-type="string" office:string-value="0" calcext:value-type="string">
            <text:p>0</text:p>
          </table:table-cell>
          <table:table-cell table:style-name="ce51" table:formula="of:=IF(OR(ISTEXT([$'Посещения + Долги'.CH19]); [.$A48]=[.CH$52]); 0; [$'Посещения + Долги'.CH$26]*[$'Посещения + Долги'.CH19])" office:value-type="string" office:string-value="0" calcext:value-type="string">
            <text:p>0</text:p>
          </table:table-cell>
          <table:table-cell table:style-name="ce51" table:formula="of:=IF(OR(ISTEXT([$'Посещения + Долги'.CI19]); [.$A48]=[.CI$52]); 0; [$'Посещения + Долги'.CI$26]*[$'Посещения + Долги'.CI19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Малинин</text:p>
          </table:table-cell>
          <table:table-cell table:style-name="ce51" table:formula="of:=IF(OR(ISTEXT([$'Посещения + Долги'.B20]); [.$A49]=[.B$52]); 0; [$'Посещения + Долги'.B$26]*[$'Посещения + Долги'.B20])" office:value-type="string" office:string-value="0" calcext:value-type="string">
            <text:p>0</text:p>
          </table:table-cell>
          <table:table-cell table:style-name="ce51" table:formula="of:=IF(OR(ISTEXT([$'Посещения + Долги'.C20]); [.$A49]=[.C$52]); 0; [$'Посещения + Долги'.C$26]*[$'Посещения + Долги'.C20])" office:value-type="string" office:string-value="0" calcext:value-type="string">
            <text:p>0</text:p>
          </table:table-cell>
          <table:table-cell table:style-name="ce51" table:formula="of:=IF(OR(ISTEXT([$'Посещения + Долги'.D20]); [.$A49]=[.D$52]); 0; [$'Посещения + Долги'.D$26]*[$'Посещения + Долги'.D20])" office:value-type="string" office:string-value="0" calcext:value-type="string">
            <text:p>0</text:p>
          </table:table-cell>
          <table:table-cell table:style-name="ce51" table:formula="of:=IF(OR(ISTEXT([$'Посещения + Долги'.E20]); [.$A49]=[.E$52]); 0; [$'Посещения + Долги'.E$26]*[$'Посещения + Долги'.E20])" office:value-type="string" office:string-value="0" calcext:value-type="string">
            <text:p>0</text:p>
          </table:table-cell>
          <table:table-cell table:style-name="ce51" table:formula="of:=IF(OR(ISTEXT([$'Посещения + Долги'.F20]); [.$A49]=[.F$52]); 0; [$'Посещения + Долги'.F$26]*[$'Посещения + Долги'.F20])" office:value-type="string" office:string-value="0" calcext:value-type="string">
            <text:p>0</text:p>
          </table:table-cell>
          <table:table-cell table:style-name="ce51" table:formula="of:=IF(OR(ISTEXT([$'Посещения + Долги'.G20]); [.$A49]=[.G$52]); 0; [$'Посещения + Долги'.G$26]*[$'Посещения + Долги'.G20])" office:value-type="string" office:string-value="0" calcext:value-type="string">
            <text:p>0</text:p>
          </table:table-cell>
          <table:table-cell table:style-name="ce51" table:formula="of:=IF(OR(ISTEXT([$'Посещения + Долги'.H20]); [.$A49]=[.H$52]); 0; [$'Посещения + Долги'.H$26]*[$'Посещения + Долги'.H20])" office:value-type="string" office:string-value="0" calcext:value-type="string">
            <text:p>0</text:p>
          </table:table-cell>
          <table:table-cell table:style-name="ce51" table:formula="of:=IF(OR(ISTEXT([$'Посещения + Долги'.I20]); [.$A49]=[.I$52]); 0; [$'Посещения + Долги'.I$26]*[$'Посещения + Долги'.I20])" office:value-type="string" office:string-value="0" calcext:value-type="string">
            <text:p>0</text:p>
          </table:table-cell>
          <table:table-cell table:style-name="ce51" table:formula="of:=IF(OR(ISTEXT([$'Посещения + Долги'.J20]); [.$A49]=[.J$52]); 0; [$'Посещения + Долги'.J$26]*[$'Посещения + Долги'.J20])" office:value-type="string" office:string-value="0" calcext:value-type="string">
            <text:p>0</text:p>
          </table:table-cell>
          <table:table-cell table:style-name="ce51" table:formula="of:=IF(OR(ISTEXT([$'Посещения + Долги'.K20]); [.$A49]=[.K$52]); 0; [$'Посещения + Долги'.K$26]*[$'Посещения + Долги'.K20])" office:value-type="string" office:string-value="0" calcext:value-type="string">
            <text:p>0</text:p>
          </table:table-cell>
          <table:table-cell table:style-name="ce51" table:formula="of:=IF(OR(ISTEXT([$'Посещения + Долги'.L20]); [.$A49]=[.L$52]); 0; [$'Посещения + Долги'.L$26]*[$'Посещения + Долги'.L20])" office:value-type="string" office:string-value="0" calcext:value-type="string">
            <text:p>0</text:p>
          </table:table-cell>
          <table:table-cell table:style-name="ce51" table:formula="of:=IF(OR(ISTEXT([$'Посещения + Долги'.M20]); [.$A49]=[.M$52]); 0; [$'Посещения + Долги'.M$26]*[$'Посещения + Долги'.M20])" office:value-type="string" office:string-value="0" calcext:value-type="string">
            <text:p>0</text:p>
          </table:table-cell>
          <table:table-cell table:style-name="ce51" table:formula="of:=IF(OR(ISTEXT([$'Посещения + Долги'.N20]); [.$A49]=[.N$52]); 0; [$'Посещения + Долги'.N$26]*[$'Посещения + Долги'.N20])" office:value-type="string" office:string-value="0" calcext:value-type="string">
            <text:p>0</text:p>
          </table:table-cell>
          <table:table-cell table:style-name="ce51" table:formula="of:=IF(OR(ISTEXT([$'Посещения + Долги'.O20]); [.$A49]=[.O$52]); 0; [$'Посещения + Долги'.O$26]*[$'Посещения + Долги'.O20])" office:value-type="string" office:string-value="0" calcext:value-type="string">
            <text:p>0</text:p>
          </table:table-cell>
          <table:table-cell table:style-name="ce51" table:formula="of:=IF(OR(ISTEXT([$'Посещения + Долги'.P20]); [.$A49]=[.P$52]); 0; [$'Посещения + Долги'.P$26]*[$'Посещения + Долги'.P20])" office:value-type="string" office:string-value="0" calcext:value-type="string">
            <text:p>0</text:p>
          </table:table-cell>
          <table:table-cell table:style-name="ce51" table:formula="of:=IF(OR(ISTEXT([$'Посещения + Долги'.Q20]); [.$A49]=[.Q$52]); 0; [$'Посещения + Долги'.Q$26]*[$'Посещения + Долги'.Q20])" office:value-type="string" office:string-value="0" calcext:value-type="string">
            <text:p>0</text:p>
          </table:table-cell>
          <table:table-cell table:style-name="ce51" table:formula="of:=IF(OR(ISTEXT([$'Посещения + Долги'.R20]); [.$A49]=[.R$52]); 0; [$'Посещения + Долги'.R$26]*[$'Посещения + Долги'.R20])" office:value-type="string" office:string-value="0" calcext:value-type="string">
            <text:p>0</text:p>
          </table:table-cell>
          <table:table-cell table:style-name="ce51" table:formula="of:=IF(OR(ISTEXT([$'Посещения + Долги'.S20]); [.$A49]=[.S$52]); 0; [$'Посещения + Долги'.S$26]*[$'Посещения + Долги'.S20])" office:value-type="string" office:string-value="0" calcext:value-type="string">
            <text:p>0</text:p>
          </table:table-cell>
          <table:table-cell table:style-name="ce51" table:formula="of:=IF(OR(ISTEXT([$'Посещения + Долги'.T20]); [.$A49]=[.T$52]); 0; [$'Посещения + Долги'.T$26]*[$'Посещения + Долги'.T20])" office:value-type="string" office:string-value="0" calcext:value-type="string">
            <text:p>0</text:p>
          </table:table-cell>
          <table:table-cell table:style-name="ce51" table:formula="of:=IF(OR(ISTEXT([$'Посещения + Долги'.U20]); [.$A49]=[.U$52]); 0; [$'Посещения + Долги'.U$26]*[$'Посещения + Долги'.U20])" office:value-type="string" office:string-value="0" calcext:value-type="string">
            <text:p>0</text:p>
          </table:table-cell>
          <table:table-cell table:style-name="ce51" table:formula="of:=IF(OR(ISTEXT([$'Посещения + Долги'.V20]); [.$A49]=[.V$52]); 0; [$'Посещения + Долги'.V$26]*[$'Посещения + Долги'.V20])" office:value-type="string" office:string-value="0" calcext:value-type="string">
            <text:p>0</text:p>
          </table:table-cell>
          <table:table-cell table:style-name="ce51" table:formula="of:=IF(OR(ISTEXT([$'Посещения + Долги'.W20]); [.$A49]=[.W$52]); 0; [$'Посещения + Долги'.W$26]*[$'Посещения + Долги'.W20])" office:value-type="string" office:string-value="0" calcext:value-type="string">
            <text:p>0</text:p>
          </table:table-cell>
          <table:table-cell table:style-name="ce51" table:formula="of:=IF(OR(ISTEXT([$'Посещения + Долги'.X20]); [.$A49]=[.X$52]); 0; [$'Посещения + Долги'.X$26]*[$'Посещения + Долги'.X20])" office:value-type="string" office:string-value="0" calcext:value-type="string">
            <text:p>0</text:p>
          </table:table-cell>
          <table:table-cell table:style-name="ce51" table:formula="of:=IF(OR(ISTEXT([$'Посещения + Долги'.Y20]); [.$A49]=[.Y$52]); 0; [$'Посещения + Долги'.Y$26]*[$'Посещения + Долги'.Y20])" office:value-type="string" office:string-value="0" calcext:value-type="string">
            <text:p>0</text:p>
          </table:table-cell>
          <table:table-cell table:style-name="ce51" table:formula="of:=IF(OR(ISTEXT([$'Посещения + Долги'.Z20]); [.$A49]=[.Z$52]); 0; [$'Посещения + Долги'.Z$26]*[$'Посещения + Долги'.Z20])" office:value-type="string" office:string-value="0" calcext:value-type="string">
            <text:p>0</text:p>
          </table:table-cell>
          <table:table-cell table:style-name="ce51" table:formula="of:=IF(OR(ISTEXT([$'Посещения + Долги'.AA20]); [.$A49]=[.AA$52]); 0; [$'Посещения + Долги'.AA$26]*[$'Посещения + Долги'.AA20])" office:value-type="string" office:string-value="0" calcext:value-type="string">
            <text:p>0</text:p>
          </table:table-cell>
          <table:table-cell table:style-name="ce51" table:formula="of:=IF(OR(ISTEXT([$'Посещения + Долги'.AB20]); [.$A49]=[.AB$52]); 0; [$'Посещения + Долги'.AB$26]*[$'Посещения + Долги'.AB20])" office:value-type="string" office:string-value="0" calcext:value-type="string">
            <text:p>0</text:p>
          </table:table-cell>
          <table:table-cell table:style-name="ce51" table:formula="of:=IF(OR(ISTEXT([$'Посещения + Долги'.AC20]); [.$A49]=[.AC$52]); 0; [$'Посещения + Долги'.AC$26]*[$'Посещения + Долги'.AC20])" office:value-type="string" office:string-value="0" calcext:value-type="string">
            <text:p>0</text:p>
          </table:table-cell>
          <table:table-cell table:style-name="ce51" table:formula="of:=IF(OR(ISTEXT([$'Посещения + Долги'.AD20]); [.$A49]=[.AD$52]); 0; [$'Посещения + Долги'.AD$26]*[$'Посещения + Долги'.AD20])" office:value-type="string" office:string-value="0" calcext:value-type="string">
            <text:p>0</text:p>
          </table:table-cell>
          <table:table-cell table:style-name="ce51" table:formula="of:=IF(OR(ISTEXT([$'Посещения + Долги'.AE20]); [.$A49]=[.AE$52]); 0; [$'Посещения + Долги'.AE$26]*[$'Посещения + Долги'.AE20])" office:value-type="string" office:string-value="0" calcext:value-type="string">
            <text:p>0</text:p>
          </table:table-cell>
          <table:table-cell table:style-name="ce51" table:formula="of:=IF(OR(ISTEXT([$'Посещения + Долги'.AF20]); [.$A49]=[.AF$52]); 0; [$'Посещения + Долги'.AF$26]*[$'Посещения + Долги'.AF20])" office:value-type="string" office:string-value="0" calcext:value-type="string">
            <text:p>0</text:p>
          </table:table-cell>
          <table:table-cell table:style-name="ce51" table:formula="of:=IF(OR(ISTEXT([$'Посещения + Долги'.AG20]); [.$A49]=[.AG$52]); 0; [$'Посещения + Долги'.AG$26]*[$'Посещения + Долги'.AG20])" office:value-type="string" office:string-value="0" calcext:value-type="string">
            <text:p>0</text:p>
          </table:table-cell>
          <table:table-cell table:style-name="ce51" table:formula="of:=IF(OR(ISTEXT([$'Посещения + Долги'.AH20]); [.$A49]=[.AH$52]); 0; [$'Посещения + Долги'.AH$26]*[$'Посещения + Долги'.AH20])" office:value-type="string" office:string-value="0" calcext:value-type="string">
            <text:p>0</text:p>
          </table:table-cell>
          <table:table-cell table:style-name="ce51" table:formula="of:=IF(OR(ISTEXT([$'Посещения + Долги'.AI20]); [.$A49]=[.AI$52]); 0; [$'Посещения + Долги'.AI$26]*[$'Посещения + Долги'.AI20])" office:value-type="string" office:string-value="0" calcext:value-type="string">
            <text:p>0</text:p>
          </table:table-cell>
          <table:table-cell table:style-name="ce51" table:formula="of:=IF(OR(ISTEXT([$'Посещения + Долги'.AJ20]); [.$A49]=[.AJ$52]); 0; [$'Посещения + Долги'.AJ$26]*[$'Посещения + Долги'.AJ20])" office:value-type="string" office:string-value="0" calcext:value-type="string">
            <text:p>0</text:p>
          </table:table-cell>
          <table:table-cell table:style-name="ce51" table:formula="of:=IF(OR(ISTEXT([$'Посещения + Долги'.AK20]); [.$A49]=[.AK$52]); 0; [$'Посещения + Долги'.AK$26]*[$'Посещения + Долги'.AK20])" office:value-type="string" office:string-value="0" calcext:value-type="string">
            <text:p>0</text:p>
          </table:table-cell>
          <table:table-cell table:style-name="ce51" table:formula="of:=IF(OR(ISTEXT([$'Посещения + Долги'.AL20]); [.$A49]=[.AL$52]); 0; [$'Посещения + Долги'.AL$26]*[$'Посещения + Долги'.AL20])" office:value-type="string" office:string-value="0" calcext:value-type="string">
            <text:p>0</text:p>
          </table:table-cell>
          <table:table-cell table:style-name="ce51" table:formula="of:=IF(OR(ISTEXT([$'Посещения + Долги'.AM20]); [.$A49]=[.AM$52]); 0; [$'Посещения + Долги'.AM$26]*[$'Посещения + Долги'.AM20])" office:value-type="string" office:string-value="0" calcext:value-type="string">
            <text:p>0</text:p>
          </table:table-cell>
          <table:table-cell table:style-name="ce51" table:formula="of:=IF(OR(ISTEXT([$'Посещения + Долги'.AN20]); [.$A49]=[.AN$52]); 0; [$'Посещения + Долги'.AN$26]*[$'Посещения + Долги'.AN20])" office:value-type="string" office:string-value="0" calcext:value-type="string">
            <text:p>0</text:p>
          </table:table-cell>
          <table:table-cell table:style-name="ce51" table:formula="of:=IF(OR(ISTEXT([$'Посещения + Долги'.AO20]); [.$A49]=[.AO$52]); 0; [$'Посещения + Долги'.AO$26]*[$'Посещения + Долги'.AO20])" office:value-type="string" office:string-value="0" calcext:value-type="string">
            <text:p>0</text:p>
          </table:table-cell>
          <table:table-cell table:style-name="ce51" table:formula="of:=IF(OR(ISTEXT([$'Посещения + Долги'.AP20]); [.$A49]=[.AP$52]); 0; [$'Посещения + Долги'.AP$26]*[$'Посещения + Долги'.AP20])" office:value-type="string" office:string-value="0" calcext:value-type="string">
            <text:p>0</text:p>
          </table:table-cell>
          <table:table-cell table:style-name="ce51" table:formula="of:=IF(OR(ISTEXT([$'Посещения + Долги'.AQ20]); [.$A49]=[.AQ$52]); 0; [$'Посещения + Долги'.AQ$26]*[$'Посещения + Долги'.AQ20])" office:value-type="string" office:string-value="0" calcext:value-type="string">
            <text:p>0</text:p>
          </table:table-cell>
          <table:table-cell table:style-name="ce51" table:formula="of:=IF(OR(ISTEXT([$'Посещения + Долги'.AR20]); [.$A49]=[.AR$52]); 0; [$'Посещения + Долги'.AR$26]*[$'Посещения + Долги'.AR20])" office:value-type="string" office:string-value="0" calcext:value-type="string">
            <text:p>0</text:p>
          </table:table-cell>
          <table:table-cell table:style-name="ce51" table:formula="of:=IF(OR(ISTEXT([$'Посещения + Долги'.AS20]); [.$A49]=[.AS$52]); 0; [$'Посещения + Долги'.AS$26]*[$'Посещения + Долги'.AS20])" office:value-type="string" office:string-value="0" calcext:value-type="string">
            <text:p>0</text:p>
          </table:table-cell>
          <table:table-cell table:style-name="ce51" table:formula="of:=IF(OR(ISTEXT([$'Посещения + Долги'.AT20]); [.$A49]=[.AT$52]); 0; [$'Посещения + Долги'.AT$26]*[$'Посещения + Долги'.AT20])" office:value-type="string" office:string-value="0" calcext:value-type="string">
            <text:p>0</text:p>
          </table:table-cell>
          <table:table-cell table:style-name="ce51" table:formula="of:=IF(OR(ISTEXT([$'Посещения + Долги'.AU20]); [.$A49]=[.AU$52]); 0; [$'Посещения + Долги'.AU$26]*[$'Посещения + Долги'.AU20])" office:value-type="string" office:string-value="0" calcext:value-type="string">
            <text:p>0</text:p>
          </table:table-cell>
          <table:table-cell table:style-name="ce51" table:formula="of:=IF(OR(ISTEXT([$'Посещения + Долги'.AV20]); [.$A49]=[.AV$52]); 0; [$'Посещения + Долги'.AV$26]*[$'Посещения + Долги'.AV20])" office:value-type="string" office:string-value="0" calcext:value-type="string">
            <text:p>0</text:p>
          </table:table-cell>
          <table:table-cell table:style-name="ce51" table:formula="of:=IF(OR(ISTEXT([$'Посещения + Долги'.AW20]); [.$A49]=[.AW$52]); 0; [$'Посещения + Долги'.AW$26]*[$'Посещения + Долги'.AW20])" office:value-type="string" office:string-value="0" calcext:value-type="string">
            <text:p>0</text:p>
          </table:table-cell>
          <table:table-cell table:style-name="ce51" table:formula="of:=IF(OR(ISTEXT([$'Посещения + Долги'.AX20]); [.$A49]=[.AX$52]); 0; [$'Посещения + Долги'.AX$26]*[$'Посещения + Долги'.AX20])" office:value-type="string" office:string-value="0" calcext:value-type="string">
            <text:p>0</text:p>
          </table:table-cell>
          <table:table-cell table:style-name="ce51" table:formula="of:=IF(OR(ISTEXT([$'Посещения + Долги'.AY20]); [.$A49]=[.AY$52]); 0; [$'Посещения + Долги'.AY$26]*[$'Посещения + Долги'.AY20])" office:value-type="string" office:string-value="0" calcext:value-type="string">
            <text:p>0</text:p>
          </table:table-cell>
          <table:table-cell table:style-name="ce51" table:formula="of:=IF(OR(ISTEXT([$'Посещения + Долги'.AZ20]); [.$A49]=[.AZ$52]); 0; [$'Посещения + Долги'.AZ$26]*[$'Посещения + Долги'.AZ20])" office:value-type="string" office:string-value="0" calcext:value-type="string">
            <text:p>0</text:p>
          </table:table-cell>
          <table:table-cell table:style-name="ce51" table:formula="of:=IF(OR(ISTEXT([$'Посещения + Долги'.BA20]); [.$A49]=[.BA$52]); 0; [$'Посещения + Долги'.BA$26]*[$'Посещения + Долги'.BA20])" office:value-type="string" office:string-value="0" calcext:value-type="string">
            <text:p>0</text:p>
          </table:table-cell>
          <table:table-cell table:style-name="ce51" table:formula="of:=IF(OR(ISTEXT([$'Посещения + Долги'.BB20]); [.$A49]=[.BB$52]); 0; [$'Посещения + Долги'.BB$26]*[$'Посещения + Долги'.BB20])" office:value-type="string" office:string-value="0" calcext:value-type="string">
            <text:p>0</text:p>
          </table:table-cell>
          <table:table-cell table:style-name="ce51" table:formula="of:=IF(OR(ISTEXT([$'Посещения + Долги'.BC20]); [.$A49]=[.BC$52]); 0; [$'Посещения + Долги'.BC$26]*[$'Посещения + Долги'.BC20])" office:value-type="string" office:string-value="0" calcext:value-type="string">
            <text:p>0</text:p>
          </table:table-cell>
          <table:table-cell table:style-name="ce51" table:formula="of:=IF(OR(ISTEXT([$'Посещения + Долги'.BD20]); [.$A49]=[.BD$52]); 0; [$'Посещения + Долги'.BD$26]*[$'Посещения + Долги'.BD20])" office:value-type="string" office:string-value="0" calcext:value-type="string">
            <text:p>0</text:p>
          </table:table-cell>
          <table:table-cell table:style-name="ce51" table:formula="of:=IF(OR(ISTEXT([$'Посещения + Долги'.BE20]); [.$A49]=[.BE$52]); 0; [$'Посещения + Долги'.BE$26]*[$'Посещения + Долги'.BE20])" office:value-type="string" office:string-value="0" calcext:value-type="string">
            <text:p>0</text:p>
          </table:table-cell>
          <table:table-cell table:style-name="ce51" table:formula="of:=IF(OR(ISTEXT([$'Посещения + Долги'.BF20]); [.$A49]=[.BF$52]); 0; [$'Посещения + Долги'.BF$26]*[$'Посещения + Долги'.BF20])" office:value-type="string" office:string-value="0" calcext:value-type="string">
            <text:p>0</text:p>
          </table:table-cell>
          <table:table-cell table:style-name="ce51" table:formula="of:=IF(OR(ISTEXT([$'Посещения + Долги'.BG20]); [.$A49]=[.BG$52]); 0; [$'Посещения + Долги'.BG$26]*[$'Посещения + Долги'.BG20])" office:value-type="string" office:string-value="0" calcext:value-type="string">
            <text:p>0</text:p>
          </table:table-cell>
          <table:table-cell table:style-name="ce51" table:formula="of:=IF(OR(ISTEXT([$'Посещения + Долги'.BH20]); [.$A49]=[.BH$52]); 0; [$'Посещения + Долги'.BH$26]*[$'Посещения + Долги'.BH20])" office:value-type="string" office:string-value="0" calcext:value-type="string">
            <text:p>0</text:p>
          </table:table-cell>
          <table:table-cell table:style-name="ce51" table:formula="of:=IF(OR(ISTEXT([$'Посещения + Долги'.BI20]); [.$A49]=[.BI$52]); 0; [$'Посещения + Долги'.BI$26]*[$'Посещения + Долги'.BI20])" office:value-type="string" office:string-value="0" calcext:value-type="string">
            <text:p>0</text:p>
          </table:table-cell>
          <table:table-cell table:style-name="ce51" table:formula="of:=IF(OR(ISTEXT([$'Посещения + Долги'.BJ20]); [.$A49]=[.BJ$52]); 0; [$'Посещения + Долги'.BJ$26]*[$'Посещения + Долги'.BJ20])" office:value-type="string" office:string-value="0" calcext:value-type="string">
            <text:p>0</text:p>
          </table:table-cell>
          <table:table-cell table:style-name="ce51" table:formula="of:=IF(OR(ISTEXT([$'Посещения + Долги'.BK20]); [.$A49]=[.BK$52]); 0; [$'Посещения + Долги'.BK$26]*[$'Посещения + Долги'.BK20])" office:value-type="string" office:string-value="0" calcext:value-type="string">
            <text:p>0</text:p>
          </table:table-cell>
          <table:table-cell table:style-name="ce51" table:formula="of:=IF(OR(ISTEXT([$'Посещения + Долги'.BL20]); [.$A49]=[.BL$52]); 0; [$'Посещения + Долги'.BL$26]*[$'Посещения + Долги'.BL20])" office:value-type="string" office:string-value="0" calcext:value-type="string">
            <text:p>0</text:p>
          </table:table-cell>
          <table:table-cell table:style-name="ce51" table:formula="of:=IF(OR(ISTEXT([$'Посещения + Долги'.BM20]); [.$A49]=[.BM$52]); 0; [$'Посещения + Долги'.BM$26]*[$'Посещения + Долги'.BM20])" office:value-type="string" office:string-value="0" calcext:value-type="string">
            <text:p>0</text:p>
          </table:table-cell>
          <table:table-cell table:style-name="ce51" table:formula="of:=IF(OR(ISTEXT([$'Посещения + Долги'.BN20]); [.$A49]=[.BN$52]); 0; [$'Посещения + Долги'.BN$26]*[$'Посещения + Долги'.BN20])" office:value-type="string" office:string-value="0" calcext:value-type="string">
            <text:p>0</text:p>
          </table:table-cell>
          <table:table-cell table:style-name="ce51" table:formula="of:=IF(OR(ISTEXT([$'Посещения + Долги'.BO20]); [.$A49]=[.BO$52]); 0; [$'Посещения + Долги'.BO$26]*[$'Посещения + Долги'.BO20])" office:value-type="string" office:string-value="0" calcext:value-type="string">
            <text:p>0</text:p>
          </table:table-cell>
          <table:table-cell table:style-name="ce51" table:formula="of:=IF(OR(ISTEXT([$'Посещения + Долги'.BP20]); [.$A49]=[.BP$52]); 0; [$'Посещения + Долги'.BP$26]*[$'Посещения + Долги'.BP20])" office:value-type="string" office:string-value="0" calcext:value-type="string">
            <text:p>0</text:p>
          </table:table-cell>
          <table:table-cell table:style-name="ce51" table:formula="of:=IF(OR(ISTEXT([$'Посещения + Долги'.BQ20]); [.$A49]=[.BQ$52]); 0; [$'Посещения + Долги'.BQ$26]*[$'Посещения + Долги'.BQ20])" office:value-type="string" office:string-value="0" calcext:value-type="string">
            <text:p>0</text:p>
          </table:table-cell>
          <table:table-cell table:style-name="ce51" table:formula="of:=IF(OR(ISTEXT([$'Посещения + Долги'.BR20]); [.$A49]=[.BR$52]); 0; [$'Посещения + Долги'.BR$26]*[$'Посещения + Долги'.BR20])" office:value-type="string" office:string-value="0" calcext:value-type="string">
            <text:p>0</text:p>
          </table:table-cell>
          <table:table-cell table:style-name="ce51" table:formula="of:=IF(OR(ISTEXT([$'Посещения + Долги'.BS20]); [.$A49]=[.BS$52]); 0; [$'Посещения + Долги'.BS$26]*[$'Посещения + Долги'.BS20])" office:value-type="string" office:string-value="0" calcext:value-type="string">
            <text:p>0</text:p>
          </table:table-cell>
          <table:table-cell table:style-name="ce51" table:formula="of:=IF(OR(ISTEXT([$'Посещения + Долги'.BT20]); [.$A49]=[.BT$52]); 0; [$'Посещения + Долги'.BT$26]*[$'Посещения + Долги'.BT20])" office:value-type="string" office:string-value="0" calcext:value-type="string">
            <text:p>0</text:p>
          </table:table-cell>
          <table:table-cell table:style-name="ce51" table:formula="of:=IF(OR(ISTEXT([$'Посещения + Долги'.BU20]); [.$A49]=[.BU$52]); 0; [$'Посещения + Долги'.BU$26]*[$'Посещения + Долги'.BU20])" office:value-type="string" office:string-value="0" calcext:value-type="string">
            <text:p>0</text:p>
          </table:table-cell>
          <table:table-cell table:style-name="ce51" table:formula="of:=IF(OR(ISTEXT([$'Посещения + Долги'.BV20]); [.$A49]=[.BV$52]); 0; [$'Посещения + Долги'.BV$26]*[$'Посещения + Долги'.BV20])" office:value-type="string" office:string-value="0" calcext:value-type="string">
            <text:p>0</text:p>
          </table:table-cell>
          <table:table-cell table:style-name="ce51" table:formula="of:=IF(OR(ISTEXT([$'Посещения + Долги'.BW20]); [.$A49]=[.BW$52]); 0; [$'Посещения + Долги'.BW$26]*[$'Посещения + Долги'.BW20])" office:value-type="string" office:string-value="0" calcext:value-type="string">
            <text:p>0</text:p>
          </table:table-cell>
          <table:table-cell table:style-name="ce51" table:formula="of:=IF(OR(ISTEXT([$'Посещения + Долги'.BX20]); [.$A49]=[.BX$52]); 0; [$'Посещения + Долги'.BX$26]*[$'Посещения + Долги'.BX20])" office:value-type="string" office:string-value="0" calcext:value-type="string">
            <text:p>0</text:p>
          </table:table-cell>
          <table:table-cell table:style-name="ce51" table:formula="of:=IF(OR(ISTEXT([$'Посещения + Долги'.BY20]); [.$A49]=[.BY$52]); 0; [$'Посещения + Долги'.BY$26]*[$'Посещения + Долги'.BY20])" office:value-type="string" office:string-value="0" calcext:value-type="string">
            <text:p>0</text:p>
          </table:table-cell>
          <table:table-cell table:style-name="ce51" table:formula="of:=IF(OR(ISTEXT([$'Посещения + Долги'.BZ20]); [.$A49]=[.BZ$52]); 0; [$'Посещения + Долги'.BZ$26]*[$'Посещения + Долги'.BZ20])" office:value-type="string" office:string-value="0" calcext:value-type="string">
            <text:p>0</text:p>
          </table:table-cell>
          <table:table-cell table:style-name="ce51" table:formula="of:=IF(OR(ISTEXT([$'Посещения + Долги'.CA20]); [.$A49]=[.CA$52]); 0; [$'Посещения + Долги'.CA$26]*[$'Посещения + Долги'.CA20])" office:value-type="string" office:string-value="50" calcext:value-type="string">
            <text:p>50</text:p>
          </table:table-cell>
          <table:table-cell table:style-name="ce51" table:formula="of:=IF(OR(ISTEXT([$'Посещения + Долги'.CB20]); [.$A49]=[.CB$52]); 0; [$'Посещения + Долги'.CB$26]*[$'Посещения + Долги'.CB20])" office:value-type="string" office:string-value="0" calcext:value-type="string">
            <text:p>0</text:p>
          </table:table-cell>
          <table:table-cell table:style-name="ce51" table:formula="of:=IF(OR(ISTEXT([$'Посещения + Долги'.CC20]); [.$A49]=[.CC$52]); 0; [$'Посещения + Долги'.CC$26]*[$'Посещения + Долги'.CC20])" office:value-type="string" office:string-value="0" calcext:value-type="string">
            <text:p>0</text:p>
          </table:table-cell>
          <table:table-cell table:style-name="ce51" table:formula="of:=IF(OR(ISTEXT([$'Посещения + Долги'.CD20]); [.$A49]=[.CD$52]); 0; [$'Посещения + Долги'.CD$26]*[$'Посещения + Долги'.CD20])" office:value-type="string" office:string-value="0" calcext:value-type="string">
            <text:p>0</text:p>
          </table:table-cell>
          <table:table-cell table:style-name="ce51" table:formula="of:=IF(OR(ISTEXT([$'Посещения + Долги'.CE20]); [.$A49]=[.CE$52]); 0; [$'Посещения + Долги'.CE$26]*[$'Посещения + Долги'.CE20])" office:value-type="string" office:string-value="0" calcext:value-type="string">
            <text:p>0</text:p>
          </table:table-cell>
          <table:table-cell table:style-name="ce51" table:formula="of:=IF(OR(ISTEXT([$'Посещения + Долги'.CF20]); [.$A49]=[.CF$52]); 0; [$'Посещения + Долги'.CF$26]*[$'Посещения + Долги'.CF20])" office:value-type="string" office:string-value="0" calcext:value-type="string">
            <text:p>0</text:p>
          </table:table-cell>
          <table:table-cell table:style-name="ce51" table:formula="of:=IF(OR(ISTEXT([$'Посещения + Долги'.CG20]); [.$A49]=[.CG$52]); 0; [$'Посещения + Долги'.CG$26]*[$'Посещения + Долги'.CG20])" office:value-type="string" office:string-value="0" calcext:value-type="string">
            <text:p>0</text:p>
          </table:table-cell>
          <table:table-cell table:style-name="ce51" table:formula="of:=IF(OR(ISTEXT([$'Посещения + Долги'.CH20]); [.$A49]=[.CH$52]); 0; [$'Посещения + Долги'.CH$26]*[$'Посещения + Долги'.CH20])" office:value-type="string" office:string-value="0" calcext:value-type="string">
            <text:p>0</text:p>
          </table:table-cell>
          <table:table-cell table:style-name="ce51" table:formula="of:=IF(OR(ISTEXT([$'Посещения + Долги'.CI20]); [.$A49]=[.CI$52]); 0; [$'Посещения + Долги'.CI$26]*[$'Посещения + Долги'.CI20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Кропачева</text:p>
          </table:table-cell>
          <table:table-cell table:style-name="ce51" table:formula="of:=IF(OR(ISTEXT([$'Посещения + Долги'.B21]); [.$A50]=[.B$52]); 0; [$'Посещения + Долги'.B$26]*[$'Посещения + Долги'.B21])" office:value-type="string" office:string-value="0" calcext:value-type="string">
            <text:p>0</text:p>
          </table:table-cell>
          <table:table-cell table:style-name="ce51" table:formula="of:=IF(OR(ISTEXT([$'Посещения + Долги'.C21]); [.$A50]=[.C$52]); 0; [$'Посещения + Долги'.C$26]*[$'Посещения + Долги'.C21])" office:value-type="string" office:string-value="0" calcext:value-type="string">
            <text:p>0</text:p>
          </table:table-cell>
          <table:table-cell table:style-name="ce51" table:formula="of:=IF(OR(ISTEXT([$'Посещения + Долги'.D21]); [.$A50]=[.D$52]); 0; [$'Посещения + Долги'.D$26]*[$'Посещения + Долги'.D21])" office:value-type="string" office:string-value="0" calcext:value-type="string">
            <text:p>0</text:p>
          </table:table-cell>
          <table:table-cell table:style-name="ce51" table:formula="of:=IF(OR(ISTEXT([$'Посещения + Долги'.E21]); [.$A50]=[.E$52]); 0; [$'Посещения + Долги'.E$26]*[$'Посещения + Долги'.E21])" office:value-type="string" office:string-value="0" calcext:value-type="string">
            <text:p>0</text:p>
          </table:table-cell>
          <table:table-cell table:style-name="ce51" table:formula="of:=IF(OR(ISTEXT([$'Посещения + Долги'.F21]); [.$A50]=[.F$52]); 0; [$'Посещения + Долги'.F$26]*[$'Посещения + Долги'.F21])" office:value-type="string" office:string-value="0" calcext:value-type="string">
            <text:p>0</text:p>
          </table:table-cell>
          <table:table-cell table:style-name="ce51" table:formula="of:=IF(OR(ISTEXT([$'Посещения + Долги'.G21]); [.$A50]=[.G$52]); 0; [$'Посещения + Долги'.G$26]*[$'Посещения + Долги'.G21])" office:value-type="string" office:string-value="0" calcext:value-type="string">
            <text:p>0</text:p>
          </table:table-cell>
          <table:table-cell table:style-name="ce51" table:formula="of:=IF(OR(ISTEXT([$'Посещения + Долги'.H21]); [.$A50]=[.H$52]); 0; [$'Посещения + Долги'.H$26]*[$'Посещения + Долги'.H21])" office:value-type="string" office:string-value="0" calcext:value-type="string">
            <text:p>0</text:p>
          </table:table-cell>
          <table:table-cell table:style-name="ce51" table:formula="of:=IF(OR(ISTEXT([$'Посещения + Долги'.I21]); [.$A50]=[.I$52]); 0; [$'Посещения + Долги'.I$26]*[$'Посещения + Долги'.I21])" office:value-type="string" office:string-value="0" calcext:value-type="string">
            <text:p>0</text:p>
          </table:table-cell>
          <table:table-cell table:style-name="ce51" table:formula="of:=IF(OR(ISTEXT([$'Посещения + Долги'.J21]); [.$A50]=[.J$52]); 0; [$'Посещения + Долги'.J$26]*[$'Посещения + Долги'.J21])" office:value-type="string" office:string-value="0" calcext:value-type="string">
            <text:p>0</text:p>
          </table:table-cell>
          <table:table-cell table:style-name="ce51" table:formula="of:=IF(OR(ISTEXT([$'Посещения + Долги'.K21]); [.$A50]=[.K$52]); 0; [$'Посещения + Долги'.K$26]*[$'Посещения + Долги'.K21])" office:value-type="string" office:string-value="0" calcext:value-type="string">
            <text:p>0</text:p>
          </table:table-cell>
          <table:table-cell table:style-name="ce51" table:formula="of:=IF(OR(ISTEXT([$'Посещения + Долги'.L21]); [.$A50]=[.L$52]); 0; [$'Посещения + Долги'.L$26]*[$'Посещения + Долги'.L21])" office:value-type="string" office:string-value="0" calcext:value-type="string">
            <text:p>0</text:p>
          </table:table-cell>
          <table:table-cell table:style-name="ce51" table:formula="of:=IF(OR(ISTEXT([$'Посещения + Долги'.M21]); [.$A50]=[.M$52]); 0; [$'Посещения + Долги'.M$26]*[$'Посещения + Долги'.M21])" office:value-type="string" office:string-value="0" calcext:value-type="string">
            <text:p>0</text:p>
          </table:table-cell>
          <table:table-cell table:style-name="ce51" table:formula="of:=IF(OR(ISTEXT([$'Посещения + Долги'.N21]); [.$A50]=[.N$52]); 0; [$'Посещения + Долги'.N$26]*[$'Посещения + Долги'.N21])" office:value-type="string" office:string-value="0" calcext:value-type="string">
            <text:p>0</text:p>
          </table:table-cell>
          <table:table-cell table:style-name="ce51" table:formula="of:=IF(OR(ISTEXT([$'Посещения + Долги'.O21]); [.$A50]=[.O$52]); 0; [$'Посещения + Долги'.O$26]*[$'Посещения + Долги'.O21])" office:value-type="string" office:string-value="0" calcext:value-type="string">
            <text:p>0</text:p>
          </table:table-cell>
          <table:table-cell table:style-name="ce51" table:formula="of:=IF(OR(ISTEXT([$'Посещения + Долги'.P21]); [.$A50]=[.P$52]); 0; [$'Посещения + Долги'.P$26]*[$'Посещения + Долги'.P21])" office:value-type="string" office:string-value="0" calcext:value-type="string">
            <text:p>0</text:p>
          </table:table-cell>
          <table:table-cell table:style-name="ce51" table:formula="of:=IF(OR(ISTEXT([$'Посещения + Долги'.Q21]); [.$A50]=[.Q$52]); 0; [$'Посещения + Долги'.Q$26]*[$'Посещения + Долги'.Q21])" office:value-type="string" office:string-value="0" calcext:value-type="string">
            <text:p>0</text:p>
          </table:table-cell>
          <table:table-cell table:style-name="ce51" table:formula="of:=IF(OR(ISTEXT([$'Посещения + Долги'.R21]); [.$A50]=[.R$52]); 0; [$'Посещения + Долги'.R$26]*[$'Посещения + Долги'.R21])" office:value-type="string" office:string-value="0" calcext:value-type="string">
            <text:p>0</text:p>
          </table:table-cell>
          <table:table-cell table:style-name="ce51" table:formula="of:=IF(OR(ISTEXT([$'Посещения + Долги'.S21]); [.$A50]=[.S$52]); 0; [$'Посещения + Долги'.S$26]*[$'Посещения + Долги'.S21])" office:value-type="string" office:string-value="0" calcext:value-type="string">
            <text:p>0</text:p>
          </table:table-cell>
          <table:table-cell table:style-name="ce51" table:formula="of:=IF(OR(ISTEXT([$'Посещения + Долги'.T21]); [.$A50]=[.T$52]); 0; [$'Посещения + Долги'.T$26]*[$'Посещения + Долги'.T21])" office:value-type="string" office:string-value="0" calcext:value-type="string">
            <text:p>0</text:p>
          </table:table-cell>
          <table:table-cell table:style-name="ce51" table:formula="of:=IF(OR(ISTEXT([$'Посещения + Долги'.U21]); [.$A50]=[.U$52]); 0; [$'Посещения + Долги'.U$26]*[$'Посещения + Долги'.U21])" office:value-type="string" office:string-value="0" calcext:value-type="string">
            <text:p>0</text:p>
          </table:table-cell>
          <table:table-cell table:style-name="ce51" table:formula="of:=IF(OR(ISTEXT([$'Посещения + Долги'.V21]); [.$A50]=[.V$52]); 0; [$'Посещения + Долги'.V$26]*[$'Посещения + Долги'.V21])" office:value-type="string" office:string-value="0" calcext:value-type="string">
            <text:p>0</text:p>
          </table:table-cell>
          <table:table-cell table:style-name="ce51" table:formula="of:=IF(OR(ISTEXT([$'Посещения + Долги'.W21]); [.$A50]=[.W$52]); 0; [$'Посещения + Долги'.W$26]*[$'Посещения + Долги'.W21])" office:value-type="string" office:string-value="0" calcext:value-type="string">
            <text:p>0</text:p>
          </table:table-cell>
          <table:table-cell table:style-name="ce51" table:formula="of:=IF(OR(ISTEXT([$'Посещения + Долги'.X21]); [.$A50]=[.X$52]); 0; [$'Посещения + Долги'.X$26]*[$'Посещения + Долги'.X21])" office:value-type="string" office:string-value="0" calcext:value-type="string">
            <text:p>0</text:p>
          </table:table-cell>
          <table:table-cell table:style-name="ce51" table:formula="of:=IF(OR(ISTEXT([$'Посещения + Долги'.Y21]); [.$A50]=[.Y$52]); 0; [$'Посещения + Долги'.Y$26]*[$'Посещения + Долги'.Y21])" office:value-type="string" office:string-value="0" calcext:value-type="string">
            <text:p>0</text:p>
          </table:table-cell>
          <table:table-cell table:style-name="ce51" table:formula="of:=IF(OR(ISTEXT([$'Посещения + Долги'.Z21]); [.$A50]=[.Z$52]); 0; [$'Посещения + Долги'.Z$26]*[$'Посещения + Долги'.Z21])" office:value-type="string" office:string-value="0" calcext:value-type="string">
            <text:p>0</text:p>
          </table:table-cell>
          <table:table-cell table:style-name="ce51" table:formula="of:=IF(OR(ISTEXT([$'Посещения + Долги'.AA21]); [.$A50]=[.AA$52]); 0; [$'Посещения + Долги'.AA$26]*[$'Посещения + Долги'.AA21])" office:value-type="string" office:string-value="0" calcext:value-type="string">
            <text:p>0</text:p>
          </table:table-cell>
          <table:table-cell table:style-name="ce51" table:formula="of:=IF(OR(ISTEXT([$'Посещения + Долги'.AB21]); [.$A50]=[.AB$52]); 0; [$'Посещения + Долги'.AB$26]*[$'Посещения + Долги'.AB21])" office:value-type="string" office:string-value="0" calcext:value-type="string">
            <text:p>0</text:p>
          </table:table-cell>
          <table:table-cell table:style-name="ce51" table:formula="of:=IF(OR(ISTEXT([$'Посещения + Долги'.AC21]); [.$A50]=[.AC$52]); 0; [$'Посещения + Долги'.AC$26]*[$'Посещения + Долги'.AC21])" office:value-type="string" office:string-value="0" calcext:value-type="string">
            <text:p>0</text:p>
          </table:table-cell>
          <table:table-cell table:style-name="ce51" table:formula="of:=IF(OR(ISTEXT([$'Посещения + Долги'.AD21]); [.$A50]=[.AD$52]); 0; [$'Посещения + Долги'.AD$26]*[$'Посещения + Долги'.AD21])" office:value-type="string" office:string-value="0" calcext:value-type="string">
            <text:p>0</text:p>
          </table:table-cell>
          <table:table-cell table:style-name="ce51" table:formula="of:=IF(OR(ISTEXT([$'Посещения + Долги'.AE21]); [.$A50]=[.AE$52]); 0; [$'Посещения + Долги'.AE$26]*[$'Посещения + Долги'.AE21])" office:value-type="string" office:string-value="0" calcext:value-type="string">
            <text:p>0</text:p>
          </table:table-cell>
          <table:table-cell table:style-name="ce51" table:formula="of:=IF(OR(ISTEXT([$'Посещения + Долги'.AF21]); [.$A50]=[.AF$52]); 0; [$'Посещения + Долги'.AF$26]*[$'Посещения + Долги'.AF21])" office:value-type="string" office:string-value="0" calcext:value-type="string">
            <text:p>0</text:p>
          </table:table-cell>
          <table:table-cell table:style-name="ce51" table:formula="of:=IF(OR(ISTEXT([$'Посещения + Долги'.AG21]); [.$A50]=[.AG$52]); 0; [$'Посещения + Долги'.AG$26]*[$'Посещения + Долги'.AG21])" office:value-type="string" office:string-value="0" calcext:value-type="string">
            <text:p>0</text:p>
          </table:table-cell>
          <table:table-cell table:style-name="ce51" table:formula="of:=IF(OR(ISTEXT([$'Посещения + Долги'.AH21]); [.$A50]=[.AH$52]); 0; [$'Посещения + Долги'.AH$26]*[$'Посещения + Долги'.AH21])" office:value-type="string" office:string-value="0" calcext:value-type="string">
            <text:p>0</text:p>
          </table:table-cell>
          <table:table-cell table:style-name="ce51" table:formula="of:=IF(OR(ISTEXT([$'Посещения + Долги'.AI21]); [.$A50]=[.AI$52]); 0; [$'Посещения + Долги'.AI$26]*[$'Посещения + Долги'.AI21])" office:value-type="string" office:string-value="0" calcext:value-type="string">
            <text:p>0</text:p>
          </table:table-cell>
          <table:table-cell table:style-name="ce51" table:formula="of:=IF(OR(ISTEXT([$'Посещения + Долги'.AJ21]); [.$A50]=[.AJ$52]); 0; [$'Посещения + Долги'.AJ$26]*[$'Посещения + Долги'.AJ21])" office:value-type="string" office:string-value="0" calcext:value-type="string">
            <text:p>0</text:p>
          </table:table-cell>
          <table:table-cell table:style-name="ce51" table:formula="of:=IF(OR(ISTEXT([$'Посещения + Долги'.AK21]); [.$A50]=[.AK$52]); 0; [$'Посещения + Долги'.AK$26]*[$'Посещения + Долги'.AK21])" office:value-type="string" office:string-value="0" calcext:value-type="string">
            <text:p>0</text:p>
          </table:table-cell>
          <table:table-cell table:style-name="ce51" table:formula="of:=IF(OR(ISTEXT([$'Посещения + Долги'.AL21]); [.$A50]=[.AL$52]); 0; [$'Посещения + Долги'.AL$26]*[$'Посещения + Долги'.AL21])" office:value-type="string" office:string-value="0" calcext:value-type="string">
            <text:p>0</text:p>
          </table:table-cell>
          <table:table-cell table:style-name="ce51" table:formula="of:=IF(OR(ISTEXT([$'Посещения + Долги'.AM21]); [.$A50]=[.AM$52]); 0; [$'Посещения + Долги'.AM$26]*[$'Посещения + Долги'.AM21])" office:value-type="string" office:string-value="0" calcext:value-type="string">
            <text:p>0</text:p>
          </table:table-cell>
          <table:table-cell table:style-name="ce51" table:formula="of:=IF(OR(ISTEXT([$'Посещения + Долги'.AN21]); [.$A50]=[.AN$52]); 0; [$'Посещения + Долги'.AN$26]*[$'Посещения + Долги'.AN21])" office:value-type="string" office:string-value="0" calcext:value-type="string">
            <text:p>0</text:p>
          </table:table-cell>
          <table:table-cell table:style-name="ce51" table:formula="of:=IF(OR(ISTEXT([$'Посещения + Долги'.AO21]); [.$A50]=[.AO$52]); 0; [$'Посещения + Долги'.AO$26]*[$'Посещения + Долги'.AO21])" office:value-type="string" office:string-value="0" calcext:value-type="string">
            <text:p>0</text:p>
          </table:table-cell>
          <table:table-cell table:style-name="ce51" table:formula="of:=IF(OR(ISTEXT([$'Посещения + Долги'.AP21]); [.$A50]=[.AP$52]); 0; [$'Посещения + Долги'.AP$26]*[$'Посещения + Долги'.AP21])" office:value-type="string" office:string-value="0" calcext:value-type="string">
            <text:p>0</text:p>
          </table:table-cell>
          <table:table-cell table:style-name="ce51" table:formula="of:=IF(OR(ISTEXT([$'Посещения + Долги'.AQ21]); [.$A50]=[.AQ$52]); 0; [$'Посещения + Долги'.AQ$26]*[$'Посещения + Долги'.AQ21])" office:value-type="string" office:string-value="0" calcext:value-type="string">
            <text:p>0</text:p>
          </table:table-cell>
          <table:table-cell table:style-name="ce51" table:formula="of:=IF(OR(ISTEXT([$'Посещения + Долги'.AR21]); [.$A50]=[.AR$52]); 0; [$'Посещения + Долги'.AR$26]*[$'Посещения + Долги'.AR21])" office:value-type="string" office:string-value="0" calcext:value-type="string">
            <text:p>0</text:p>
          </table:table-cell>
          <table:table-cell table:style-name="ce51" table:formula="of:=IF(OR(ISTEXT([$'Посещения + Долги'.AS21]); [.$A50]=[.AS$52]); 0; [$'Посещения + Долги'.AS$26]*[$'Посещения + Долги'.AS21])" office:value-type="string" office:string-value="0" calcext:value-type="string">
            <text:p>0</text:p>
          </table:table-cell>
          <table:table-cell table:style-name="ce51" table:formula="of:=IF(OR(ISTEXT([$'Посещения + Долги'.AT21]); [.$A50]=[.AT$52]); 0; [$'Посещения + Долги'.AT$26]*[$'Посещения + Долги'.AT21])" office:value-type="string" office:string-value="0" calcext:value-type="string">
            <text:p>0</text:p>
          </table:table-cell>
          <table:table-cell table:style-name="ce51" table:formula="of:=IF(OR(ISTEXT([$'Посещения + Долги'.AU21]); [.$A50]=[.AU$52]); 0; [$'Посещения + Долги'.AU$26]*[$'Посещения + Долги'.AU21])" office:value-type="string" office:string-value="0" calcext:value-type="string">
            <text:p>0</text:p>
          </table:table-cell>
          <table:table-cell table:style-name="ce51" table:formula="of:=IF(OR(ISTEXT([$'Посещения + Долги'.AV21]); [.$A50]=[.AV$52]); 0; [$'Посещения + Долги'.AV$26]*[$'Посещения + Долги'.AV21])" office:value-type="string" office:string-value="0" calcext:value-type="string">
            <text:p>0</text:p>
          </table:table-cell>
          <table:table-cell table:style-name="ce51" table:formula="of:=IF(OR(ISTEXT([$'Посещения + Долги'.AW21]); [.$A50]=[.AW$52]); 0; [$'Посещения + Долги'.AW$26]*[$'Посещения + Долги'.AW21])" office:value-type="string" office:string-value="0" calcext:value-type="string">
            <text:p>0</text:p>
          </table:table-cell>
          <table:table-cell table:style-name="ce51" table:formula="of:=IF(OR(ISTEXT([$'Посещения + Долги'.AX21]); [.$A50]=[.AX$52]); 0; [$'Посещения + Долги'.AX$26]*[$'Посещения + Долги'.AX21])" office:value-type="string" office:string-value="0" calcext:value-type="string">
            <text:p>0</text:p>
          </table:table-cell>
          <table:table-cell table:style-name="ce51" table:formula="of:=IF(OR(ISTEXT([$'Посещения + Долги'.AY21]); [.$A50]=[.AY$52]); 0; [$'Посещения + Долги'.AY$26]*[$'Посещения + Долги'.AY21])" office:value-type="string" office:string-value="0" calcext:value-type="string">
            <text:p>0</text:p>
          </table:table-cell>
          <table:table-cell table:style-name="ce51" table:formula="of:=IF(OR(ISTEXT([$'Посещения + Долги'.AZ21]); [.$A50]=[.AZ$52]); 0; [$'Посещения + Долги'.AZ$26]*[$'Посещения + Долги'.AZ21])" office:value-type="string" office:string-value="0" calcext:value-type="string">
            <text:p>0</text:p>
          </table:table-cell>
          <table:table-cell table:style-name="ce51" table:formula="of:=IF(OR(ISTEXT([$'Посещения + Долги'.BA21]); [.$A50]=[.BA$52]); 0; [$'Посещения + Долги'.BA$26]*[$'Посещения + Долги'.BA21])" office:value-type="string" office:string-value="0" calcext:value-type="string">
            <text:p>0</text:p>
          </table:table-cell>
          <table:table-cell table:style-name="ce51" table:formula="of:=IF(OR(ISTEXT([$'Посещения + Долги'.BB21]); [.$A50]=[.BB$52]); 0; [$'Посещения + Долги'.BB$26]*[$'Посещения + Долги'.BB21])" office:value-type="string" office:string-value="0" calcext:value-type="string">
            <text:p>0</text:p>
          </table:table-cell>
          <table:table-cell table:style-name="ce51" table:formula="of:=IF(OR(ISTEXT([$'Посещения + Долги'.BC21]); [.$A50]=[.BC$52]); 0; [$'Посещения + Долги'.BC$26]*[$'Посещения + Долги'.BC21])" office:value-type="string" office:string-value="0" calcext:value-type="string">
            <text:p>0</text:p>
          </table:table-cell>
          <table:table-cell table:style-name="ce51" table:formula="of:=IF(OR(ISTEXT([$'Посещения + Долги'.BD21]); [.$A50]=[.BD$52]); 0; [$'Посещения + Долги'.BD$26]*[$'Посещения + Долги'.BD21])" office:value-type="string" office:string-value="0" calcext:value-type="string">
            <text:p>0</text:p>
          </table:table-cell>
          <table:table-cell table:style-name="ce51" table:formula="of:=IF(OR(ISTEXT([$'Посещения + Долги'.BE21]); [.$A50]=[.BE$52]); 0; [$'Посещения + Долги'.BE$26]*[$'Посещения + Долги'.BE21])" office:value-type="string" office:string-value="0" calcext:value-type="string">
            <text:p>0</text:p>
          </table:table-cell>
          <table:table-cell table:style-name="ce51" table:formula="of:=IF(OR(ISTEXT([$'Посещения + Долги'.BF21]); [.$A50]=[.BF$52]); 0; [$'Посещения + Долги'.BF$26]*[$'Посещения + Долги'.BF21])" office:value-type="string" office:string-value="0" calcext:value-type="string">
            <text:p>0</text:p>
          </table:table-cell>
          <table:table-cell table:style-name="ce51" table:formula="of:=IF(OR(ISTEXT([$'Посещения + Долги'.BG21]); [.$A50]=[.BG$52]); 0; [$'Посещения + Долги'.BG$26]*[$'Посещения + Долги'.BG21])" office:value-type="string" office:string-value="0" calcext:value-type="string">
            <text:p>0</text:p>
          </table:table-cell>
          <table:table-cell table:style-name="ce51" table:formula="of:=IF(OR(ISTEXT([$'Посещения + Долги'.BH21]); [.$A50]=[.BH$52]); 0; [$'Посещения + Долги'.BH$26]*[$'Посещения + Долги'.BH21])" office:value-type="string" office:string-value="56.25" calcext:value-type="string">
            <text:p>56.25</text:p>
          </table:table-cell>
          <table:table-cell table:style-name="ce51" table:formula="of:=IF(OR(ISTEXT([$'Посещения + Долги'.BI21]); [.$A50]=[.BI$52]); 0; [$'Посещения + Долги'.BI$26]*[$'Посещения + Долги'.BI21])" office:value-type="string" office:string-value="64.28571429" calcext:value-type="string">
            <text:p>64.28571429</text:p>
          </table:table-cell>
          <table:table-cell table:style-name="ce51" table:formula="of:=IF(OR(ISTEXT([$'Посещения + Долги'.BJ21]); [.$A50]=[.BJ$52]); 0; [$'Посещения + Долги'.BJ$26]*[$'Посещения + Долги'.BJ21])" office:value-type="string" office:string-value="45" calcext:value-type="string">
            <text:p>45</text:p>
          </table:table-cell>
          <table:table-cell table:style-name="ce51" table:formula="of:=IF(OR(ISTEXT([$'Посещения + Долги'.BK21]); [.$A50]=[.BK$52]); 0; [$'Посещения + Долги'.BK$26]*[$'Посещения + Долги'.BK21])" office:value-type="string" office:string-value="45" calcext:value-type="string">
            <text:p>45</text:p>
          </table:table-cell>
          <table:table-cell table:style-name="ce51" table:formula="of:=IF(OR(ISTEXT([$'Посещения + Долги'.BL21]); [.$A50]=[.BL$52]); 0; [$'Посещения + Долги'.BL$26]*[$'Посещения + Долги'.BL21])" office:value-type="string" office:string-value="50" calcext:value-type="string">
            <text:p>50</text:p>
          </table:table-cell>
          <table:table-cell table:style-name="ce51" table:formula="of:=IF(OR(ISTEXT([$'Посещения + Долги'.BM21]); [.$A50]=[.BM$52]); 0; [$'Посещения + Долги'.BM$26]*[$'Посещения + Долги'.BM21])" office:value-type="string" office:string-value="50" calcext:value-type="string">
            <text:p>50</text:p>
          </table:table-cell>
          <table:table-cell table:style-name="ce51" table:formula="of:=IF(OR(ISTEXT([$'Посещения + Долги'.BN21]); [.$A50]=[.BN$52]); 0; [$'Посещения + Долги'.BN$26]*[$'Посещения + Долги'.BN21])" office:value-type="string" office:string-value="36" calcext:value-type="string">
            <text:p>36</text:p>
          </table:table-cell>
          <table:table-cell table:style-name="ce51" table:formula="of:=IF(OR(ISTEXT([$'Посещения + Долги'.BO21]); [.$A50]=[.BO$52]); 0; [$'Посещения + Долги'.BO$26]*[$'Посещения + Долги'.BO21])" office:value-type="string" office:string-value="36" calcext:value-type="string">
            <text:p>36</text:p>
          </table:table-cell>
          <table:table-cell table:style-name="ce51" table:formula="of:=IF(OR(ISTEXT([$'Посещения + Долги'.BP21]); [.$A50]=[.BP$52]); 0; [$'Посещения + Долги'.BP$26]*[$'Посещения + Долги'.BP21])" office:value-type="string" office:string-value="45" calcext:value-type="string">
            <text:p>45</text:p>
          </table:table-cell>
          <table:table-cell table:style-name="ce51" table:formula="of:=IF(OR(ISTEXT([$'Посещения + Долги'.BQ21]); [.$A50]=[.BQ$52]); 0; [$'Посещения + Долги'.BQ$26]*[$'Посещения + Долги'.BQ21])" office:value-type="string" office:string-value="0" calcext:value-type="string">
            <text:p>0</text:p>
          </table:table-cell>
          <table:table-cell table:style-name="ce51" table:formula="of:=IF(OR(ISTEXT([$'Посещения + Долги'.BR21]); [.$A50]=[.BR$52]); 0; [$'Посещения + Долги'.BR$26]*[$'Посещения + Долги'.BR21])" office:value-type="string" office:string-value="45" calcext:value-type="string">
            <text:p>45</text:p>
          </table:table-cell>
          <table:table-cell table:style-name="ce51" table:formula="of:=IF(OR(ISTEXT([$'Посещения + Долги'.BS21]); [.$A50]=[.BS$52]); 0; [$'Посещения + Долги'.BS$26]*[$'Посещения + Долги'.BS21])" office:value-type="string" office:string-value="56.25" calcext:value-type="string">
            <text:p>56.25</text:p>
          </table:table-cell>
          <table:table-cell table:style-name="ce51" table:formula="of:=IF(OR(ISTEXT([$'Посещения + Долги'.BT21]); [.$A50]=[.BT$52]); 0; [$'Посещения + Долги'.BT$26]*[$'Посещения + Долги'.BT21])" office:value-type="string" office:string-value="45" calcext:value-type="string">
            <text:p>45</text:p>
          </table:table-cell>
          <table:table-cell table:style-name="ce51" table:formula="of:=IF(OR(ISTEXT([$'Посещения + Долги'.BU21]); [.$A50]=[.BU$52]); 0; [$'Посещения + Долги'.BU$26]*[$'Посещения + Долги'.BU21])" office:value-type="string" office:string-value="50" calcext:value-type="string">
            <text:p>50</text:p>
          </table:table-cell>
          <table:table-cell table:style-name="ce51" table:formula="of:=IF(OR(ISTEXT([$'Посещения + Долги'.BV21]); [.$A50]=[.BV$52]); 0; [$'Посещения + Долги'.BV$26]*[$'Посещения + Долги'.BV21])" office:value-type="string" office:string-value="36" calcext:value-type="string">
            <text:p>36</text:p>
          </table:table-cell>
          <table:table-cell table:style-name="ce51" table:formula="of:=IF(OR(ISTEXT([$'Посещения + Долги'.BW21]); [.$A50]=[.BW$52]); 0; [$'Посещения + Долги'.BW$26]*[$'Посещения + Долги'.BW21])" office:value-type="string" office:string-value="40" calcext:value-type="string">
            <text:p>40</text:p>
          </table:table-cell>
          <table:table-cell table:style-name="ce51" table:formula="of:=IF(OR(ISTEXT([$'Посещения + Долги'.BX21]); [.$A50]=[.BX$52]); 0; [$'Посещения + Долги'.BX$26]*[$'Посещения + Долги'.BX21])" office:value-type="string" office:string-value="32.72727273" calcext:value-type="string">
            <text:p>32.72727273</text:p>
          </table:table-cell>
          <table:table-cell table:style-name="ce51" table:formula="of:=IF(OR(ISTEXT([$'Посещения + Долги'.BY21]); [.$A50]=[.BY$52]); 0; [$'Посещения + Долги'.BY$26]*[$'Посещения + Долги'.BY21])" office:value-type="string" office:string-value="0" calcext:value-type="string">
            <text:p>0</text:p>
          </table:table-cell>
          <table:table-cell table:style-name="ce51" table:formula="of:=IF(OR(ISTEXT([$'Посещения + Долги'.BZ21]); [.$A50]=[.BZ$52]); 0; [$'Посещения + Долги'.BZ$26]*[$'Посещения + Долги'.BZ21])" office:value-type="string" office:string-value="0" calcext:value-type="string">
            <text:p>0</text:p>
          </table:table-cell>
          <table:table-cell table:style-name="ce51" table:formula="of:=IF(OR(ISTEXT([$'Посещения + Долги'.CA21]); [.$A50]=[.CA$52]); 0; [$'Посещения + Долги'.CA$26]*[$'Посещения + Долги'.CA21])" office:value-type="string" office:string-value="50" calcext:value-type="string">
            <text:p>50</text:p>
          </table:table-cell>
          <table:table-cell table:style-name="ce51" table:formula="of:=IF(OR(ISTEXT([$'Посещения + Долги'.CB21]); [.$A50]=[.CB$52]); 0; [$'Посещения + Долги'.CB$26]*[$'Посещения + Долги'.CB21])" office:value-type="string" office:string-value="0" calcext:value-type="string">
            <text:p>0</text:p>
          </table:table-cell>
          <table:table-cell table:style-name="ce51" table:formula="of:=IF(OR(ISTEXT([$'Посещения + Долги'.CC21]); [.$A50]=[.CC$52]); 0; [$'Посещения + Долги'.CC$26]*[$'Посещения + Долги'.CC21])" office:value-type="string" office:string-value="0" calcext:value-type="string">
            <text:p>0</text:p>
          </table:table-cell>
          <table:table-cell table:style-name="ce51" table:formula="of:=IF(OR(ISTEXT([$'Посещения + Долги'.CD21]); [.$A50]=[.CD$52]); 0; [$'Посещения + Долги'.CD$26]*[$'Посещения + Долги'.CD21])" office:value-type="string" office:string-value="0" calcext:value-type="string">
            <text:p>0</text:p>
          </table:table-cell>
          <table:table-cell table:style-name="ce51" table:formula="of:=IF(OR(ISTEXT([$'Посещения + Долги'.CE21]); [.$A50]=[.CE$52]); 0; [$'Посещения + Долги'.CE$26]*[$'Посещения + Долги'.CE21])" office:value-type="string" office:string-value="0" calcext:value-type="string">
            <text:p>0</text:p>
          </table:table-cell>
          <table:table-cell table:style-name="ce51" table:formula="of:=IF(OR(ISTEXT([$'Посещения + Долги'.CF21]); [.$A50]=[.CF$52]); 0; [$'Посещения + Долги'.CF$26]*[$'Посещения + Долги'.CF21])" office:value-type="string" office:string-value="0" calcext:value-type="string">
            <text:p>0</text:p>
          </table:table-cell>
          <table:table-cell table:style-name="ce51" table:formula="of:=IF(OR(ISTEXT([$'Посещения + Долги'.CG21]); [.$A50]=[.CG$52]); 0; [$'Посещения + Долги'.CG$26]*[$'Посещения + Долги'.CG21])" office:value-type="string" office:string-value="0" calcext:value-type="string">
            <text:p>0</text:p>
          </table:table-cell>
          <table:table-cell table:style-name="ce51" table:formula="of:=IF(OR(ISTEXT([$'Посещения + Долги'.CH21]); [.$A50]=[.CH$52]); 0; [$'Посещения + Долги'.CH$26]*[$'Посещения + Долги'.CH21])" office:value-type="string" office:string-value="0" calcext:value-type="string">
            <text:p>0</text:p>
          </table:table-cell>
          <table:table-cell table:style-name="ce51" table:formula="of:=IF(OR(ISTEXT([$'Посещения + Долги'.CI21]); [.$A50]=[.CI$52]); 0; [$'Посещения + Долги'.CI$26]*[$'Посещения + Долги'.CI21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 table:style-name="ce47" office:value-type="string" calcext:value-type="string">
            <text:p>Харламов</text:p>
          </table:table-cell>
          <table:table-cell table:style-name="ce51" table:formula="of:=IF(OR(ISTEXT([$'Посещения + Долги'.B22]); [.$A51]=[.B$52]); 0; [$'Посещения + Долги'.B$26]*[$'Посещения + Долги'.B22])" office:value-type="string" office:string-value="0" calcext:value-type="string">
            <text:p>0</text:p>
          </table:table-cell>
          <table:table-cell table:style-name="ce51" table:formula="of:=IF(OR(ISTEXT([$'Посещения + Долги'.C22]); [.$A51]=[.C$52]); 0; [$'Посещения + Долги'.C$26]*[$'Посещения + Долги'.C22])" office:value-type="string" office:string-value="0" calcext:value-type="string">
            <text:p>0</text:p>
          </table:table-cell>
          <table:table-cell table:style-name="ce51" table:formula="of:=IF(OR(ISTEXT([$'Посещения + Долги'.D22]); [.$A51]=[.D$52]); 0; [$'Посещения + Долги'.D$26]*[$'Посещения + Долги'.D22])" office:value-type="string" office:string-value="0" calcext:value-type="string">
            <text:p>0</text:p>
          </table:table-cell>
          <table:table-cell table:style-name="ce51" table:formula="of:=IF(OR(ISTEXT([$'Посещения + Долги'.E22]); [.$A51]=[.E$52]); 0; [$'Посещения + Долги'.E$26]*[$'Посещения + Долги'.E22])" office:value-type="string" office:string-value="0" calcext:value-type="string">
            <text:p>0</text:p>
          </table:table-cell>
          <table:table-cell table:style-name="ce51" table:formula="of:=IF(OR(ISTEXT([$'Посещения + Долги'.F22]); [.$A51]=[.F$52]); 0; [$'Посещения + Долги'.F$26]*[$'Посещения + Долги'.F22])" office:value-type="string" office:string-value="0" calcext:value-type="string">
            <text:p>0</text:p>
          </table:table-cell>
          <table:table-cell table:style-name="ce51" table:formula="of:=IF(OR(ISTEXT([$'Посещения + Долги'.G22]); [.$A51]=[.G$52]); 0; [$'Посещения + Долги'.G$26]*[$'Посещения + Долги'.G22])" office:value-type="string" office:string-value="0" calcext:value-type="string">
            <text:p>0</text:p>
          </table:table-cell>
          <table:table-cell table:style-name="ce51" table:formula="of:=IF(OR(ISTEXT([$'Посещения + Долги'.H22]); [.$A51]=[.H$52]); 0; [$'Посещения + Долги'.H$26]*[$'Посещения + Долги'.H22])" office:value-type="string" office:string-value="0" calcext:value-type="string">
            <text:p>0</text:p>
          </table:table-cell>
          <table:table-cell table:style-name="ce51" table:formula="of:=IF(OR(ISTEXT([$'Посещения + Долги'.I22]); [.$A51]=[.I$52]); 0; [$'Посещения + Долги'.I$26]*[$'Посещения + Долги'.I22])" office:value-type="string" office:string-value="0" calcext:value-type="string">
            <text:p>0</text:p>
          </table:table-cell>
          <table:table-cell table:style-name="ce51" table:formula="of:=IF(OR(ISTEXT([$'Посещения + Долги'.J22]); [.$A51]=[.J$52]); 0; [$'Посещения + Долги'.J$26]*[$'Посещения + Долги'.J22])" office:value-type="string" office:string-value="0" calcext:value-type="string">
            <text:p>0</text:p>
          </table:table-cell>
          <table:table-cell table:style-name="ce51" table:formula="of:=IF(OR(ISTEXT([$'Посещения + Долги'.K22]); [.$A51]=[.K$52]); 0; [$'Посещения + Долги'.K$26]*[$'Посещения + Долги'.K22])" office:value-type="string" office:string-value="0" calcext:value-type="string">
            <text:p>0</text:p>
          </table:table-cell>
          <table:table-cell table:style-name="ce51" table:formula="of:=IF(OR(ISTEXT([$'Посещения + Долги'.L22]); [.$A51]=[.L$52]); 0; [$'Посещения + Долги'.L$26]*[$'Посещения + Долги'.L22])" office:value-type="string" office:string-value="0" calcext:value-type="string">
            <text:p>0</text:p>
          </table:table-cell>
          <table:table-cell table:style-name="ce51" table:formula="of:=IF(OR(ISTEXT([$'Посещения + Долги'.M22]); [.$A51]=[.M$52]); 0; [$'Посещения + Долги'.M$26]*[$'Посещения + Долги'.M22])" office:value-type="string" office:string-value="0" calcext:value-type="string">
            <text:p>0</text:p>
          </table:table-cell>
          <table:table-cell table:style-name="ce51" table:formula="of:=IF(OR(ISTEXT([$'Посещения + Долги'.N22]); [.$A51]=[.N$52]); 0; [$'Посещения + Долги'.N$26]*[$'Посещения + Долги'.N22])" office:value-type="string" office:string-value="0" calcext:value-type="string">
            <text:p>0</text:p>
          </table:table-cell>
          <table:table-cell table:style-name="ce51" table:formula="of:=IF(OR(ISTEXT([$'Посещения + Долги'.O22]); [.$A51]=[.O$52]); 0; [$'Посещения + Долги'.O$26]*[$'Посещения + Долги'.O22])" office:value-type="string" office:string-value="0" calcext:value-type="string">
            <text:p>0</text:p>
          </table:table-cell>
          <table:table-cell table:style-name="ce51" table:formula="of:=IF(OR(ISTEXT([$'Посещения + Долги'.P22]); [.$A51]=[.P$52]); 0; [$'Посещения + Долги'.P$26]*[$'Посещения + Долги'.P22])" office:value-type="string" office:string-value="0" calcext:value-type="string">
            <text:p>0</text:p>
          </table:table-cell>
          <table:table-cell table:style-name="ce51" table:formula="of:=IF(OR(ISTEXT([$'Посещения + Долги'.Q22]); [.$A51]=[.Q$52]); 0; [$'Посещения + Долги'.Q$26]*[$'Посещения + Долги'.Q22])" office:value-type="string" office:string-value="0" calcext:value-type="string">
            <text:p>0</text:p>
          </table:table-cell>
          <table:table-cell table:style-name="ce51" table:formula="of:=IF(OR(ISTEXT([$'Посещения + Долги'.R22]); [.$A51]=[.R$52]); 0; [$'Посещения + Долги'.R$26]*[$'Посещения + Долги'.R22])" office:value-type="string" office:string-value="0" calcext:value-type="string">
            <text:p>0</text:p>
          </table:table-cell>
          <table:table-cell table:style-name="ce51" table:formula="of:=IF(OR(ISTEXT([$'Посещения + Долги'.S22]); [.$A51]=[.S$52]); 0; [$'Посещения + Долги'.S$26]*[$'Посещения + Долги'.S22])" office:value-type="string" office:string-value="0" calcext:value-type="string">
            <text:p>0</text:p>
          </table:table-cell>
          <table:table-cell table:style-name="ce51" table:formula="of:=IF(OR(ISTEXT([$'Посещения + Долги'.T22]); [.$A51]=[.T$52]); 0; [$'Посещения + Долги'.T$26]*[$'Посещения + Долги'.T22])" office:value-type="string" office:string-value="0" calcext:value-type="string">
            <text:p>0</text:p>
          </table:table-cell>
          <table:table-cell table:style-name="ce51" table:formula="of:=IF(OR(ISTEXT([$'Посещения + Долги'.U22]); [.$A51]=[.U$52]); 0; [$'Посещения + Долги'.U$26]*[$'Посещения + Долги'.U22])" office:value-type="string" office:string-value="0" calcext:value-type="string">
            <text:p>0</text:p>
          </table:table-cell>
          <table:table-cell table:style-name="ce51" table:formula="of:=IF(OR(ISTEXT([$'Посещения + Долги'.V22]); [.$A51]=[.V$52]); 0; [$'Посещения + Долги'.V$26]*[$'Посещения + Долги'.V22])" office:value-type="string" office:string-value="0" calcext:value-type="string">
            <text:p>0</text:p>
          </table:table-cell>
          <table:table-cell table:style-name="ce51" table:formula="of:=IF(OR(ISTEXT([$'Посещения + Долги'.W22]); [.$A51]=[.W$52]); 0; [$'Посещения + Долги'.W$26]*[$'Посещения + Долги'.W22])" office:value-type="string" office:string-value="0" calcext:value-type="string">
            <text:p>0</text:p>
          </table:table-cell>
          <table:table-cell table:style-name="ce51" table:formula="of:=IF(OR(ISTEXT([$'Посещения + Долги'.X22]); [.$A51]=[.X$52]); 0; [$'Посещения + Долги'.X$26]*[$'Посещения + Долги'.X22])" office:value-type="string" office:string-value="0" calcext:value-type="string">
            <text:p>0</text:p>
          </table:table-cell>
          <table:table-cell table:style-name="ce51" table:formula="of:=IF(OR(ISTEXT([$'Посещения + Долги'.Y22]); [.$A51]=[.Y$52]); 0; [$'Посещения + Долги'.Y$26]*[$'Посещения + Долги'.Y22])" office:value-type="string" office:string-value="0" calcext:value-type="string">
            <text:p>0</text:p>
          </table:table-cell>
          <table:table-cell table:style-name="ce51" table:formula="of:=IF(OR(ISTEXT([$'Посещения + Долги'.Z22]); [.$A51]=[.Z$52]); 0; [$'Посещения + Долги'.Z$26]*[$'Посещения + Долги'.Z22])" office:value-type="string" office:string-value="0" calcext:value-type="string">
            <text:p>0</text:p>
          </table:table-cell>
          <table:table-cell table:style-name="ce51" table:formula="of:=IF(OR(ISTEXT([$'Посещения + Долги'.AA22]); [.$A51]=[.AA$52]); 0; [$'Посещения + Долги'.AA$26]*[$'Посещения + Долги'.AA22])" office:value-type="string" office:string-value="0" calcext:value-type="string">
            <text:p>0</text:p>
          </table:table-cell>
          <table:table-cell table:style-name="ce51" table:formula="of:=IF(OR(ISTEXT([$'Посещения + Долги'.AB22]); [.$A51]=[.AB$52]); 0; [$'Посещения + Долги'.AB$26]*[$'Посещения + Долги'.AB22])" office:value-type="string" office:string-value="0" calcext:value-type="string">
            <text:p>0</text:p>
          </table:table-cell>
          <table:table-cell table:style-name="ce51" table:formula="of:=IF(OR(ISTEXT([$'Посещения + Долги'.AC22]); [.$A51]=[.AC$52]); 0; [$'Посещения + Долги'.AC$26]*[$'Посещения + Долги'.AC22])" office:value-type="string" office:string-value="0" calcext:value-type="string">
            <text:p>0</text:p>
          </table:table-cell>
          <table:table-cell table:style-name="ce51" table:formula="of:=IF(OR(ISTEXT([$'Посещения + Долги'.AD22]); [.$A51]=[.AD$52]); 0; [$'Посещения + Долги'.AD$26]*[$'Посещения + Долги'.AD22])" office:value-type="string" office:string-value="0" calcext:value-type="string">
            <text:p>0</text:p>
          </table:table-cell>
          <table:table-cell table:style-name="ce51" table:formula="of:=IF(OR(ISTEXT([$'Посещения + Долги'.AE22]); [.$A51]=[.AE$52]); 0; [$'Посещения + Долги'.AE$26]*[$'Посещения + Долги'.AE22])" office:value-type="string" office:string-value="0" calcext:value-type="string">
            <text:p>0</text:p>
          </table:table-cell>
          <table:table-cell table:style-name="ce51" table:formula="of:=IF(OR(ISTEXT([$'Посещения + Долги'.AF22]); [.$A51]=[.AF$52]); 0; [$'Посещения + Долги'.AF$26]*[$'Посещения + Долги'.AF22])" office:value-type="string" office:string-value="0" calcext:value-type="string">
            <text:p>0</text:p>
          </table:table-cell>
          <table:table-cell table:style-name="ce51" table:formula="of:=IF(OR(ISTEXT([$'Посещения + Долги'.AG22]); [.$A51]=[.AG$52]); 0; [$'Посещения + Долги'.AG$26]*[$'Посещения + Долги'.AG22])" office:value-type="string" office:string-value="0" calcext:value-type="string">
            <text:p>0</text:p>
          </table:table-cell>
          <table:table-cell table:style-name="ce51" table:formula="of:=IF(OR(ISTEXT([$'Посещения + Долги'.AH22]); [.$A51]=[.AH$52]); 0; [$'Посещения + Долги'.AH$26]*[$'Посещения + Долги'.AH22])" office:value-type="string" office:string-value="0" calcext:value-type="string">
            <text:p>0</text:p>
          </table:table-cell>
          <table:table-cell table:style-name="ce51" table:formula="of:=IF(OR(ISTEXT([$'Посещения + Долги'.AI22]); [.$A51]=[.AI$52]); 0; [$'Посещения + Долги'.AI$26]*[$'Посещения + Долги'.AI22])" office:value-type="string" office:string-value="0" calcext:value-type="string">
            <text:p>0</text:p>
          </table:table-cell>
          <table:table-cell table:style-name="ce51" table:formula="of:=IF(OR(ISTEXT([$'Посещения + Долги'.AJ22]); [.$A51]=[.AJ$52]); 0; [$'Посещения + Долги'.AJ$26]*[$'Посещения + Долги'.AJ22])" office:value-type="string" office:string-value="0" calcext:value-type="string">
            <text:p>0</text:p>
          </table:table-cell>
          <table:table-cell table:style-name="ce51" table:formula="of:=IF(OR(ISTEXT([$'Посещения + Долги'.AK22]); [.$A51]=[.AK$52]); 0; [$'Посещения + Долги'.AK$26]*[$'Посещения + Долги'.AK22])" office:value-type="string" office:string-value="0" calcext:value-type="string">
            <text:p>0</text:p>
          </table:table-cell>
          <table:table-cell table:style-name="ce51" table:formula="of:=IF(OR(ISTEXT([$'Посещения + Долги'.AL22]); [.$A51]=[.AL$52]); 0; [$'Посещения + Долги'.AL$26]*[$'Посещения + Долги'.AL22])" office:value-type="string" office:string-value="0" calcext:value-type="string">
            <text:p>0</text:p>
          </table:table-cell>
          <table:table-cell table:style-name="ce51" table:formula="of:=IF(OR(ISTEXT([$'Посещения + Долги'.AM22]); [.$A51]=[.AM$52]); 0; [$'Посещения + Долги'.AM$26]*[$'Посещения + Долги'.AM22])" office:value-type="string" office:string-value="0" calcext:value-type="string">
            <text:p>0</text:p>
          </table:table-cell>
          <table:table-cell table:style-name="ce51" table:formula="of:=IF(OR(ISTEXT([$'Посещения + Долги'.AN22]); [.$A51]=[.AN$52]); 0; [$'Посещения + Долги'.AN$26]*[$'Посещения + Долги'.AN22])" office:value-type="string" office:string-value="0" calcext:value-type="string">
            <text:p>0</text:p>
          </table:table-cell>
          <table:table-cell table:style-name="ce51" table:formula="of:=IF(OR(ISTEXT([$'Посещения + Долги'.AO22]); [.$A51]=[.AO$52]); 0; [$'Посещения + Долги'.AO$26]*[$'Посещения + Долги'.AO22])" office:value-type="string" office:string-value="0" calcext:value-type="string">
            <text:p>0</text:p>
          </table:table-cell>
          <table:table-cell table:style-name="ce51" table:formula="of:=IF(OR(ISTEXT([$'Посещения + Долги'.AP22]); [.$A51]=[.AP$52]); 0; [$'Посещения + Долги'.AP$26]*[$'Посещения + Долги'.AP22])" office:value-type="string" office:string-value="0" calcext:value-type="string">
            <text:p>0</text:p>
          </table:table-cell>
          <table:table-cell table:style-name="ce51" table:formula="of:=IF(OR(ISTEXT([$'Посещения + Долги'.AQ22]); [.$A51]=[.AQ$52]); 0; [$'Посещения + Долги'.AQ$26]*[$'Посещения + Долги'.AQ22])" office:value-type="string" office:string-value="0" calcext:value-type="string">
            <text:p>0</text:p>
          </table:table-cell>
          <table:table-cell table:style-name="ce51" table:formula="of:=IF(OR(ISTEXT([$'Посещения + Долги'.AR22]); [.$A51]=[.AR$52]); 0; [$'Посещения + Долги'.AR$26]*[$'Посещения + Долги'.AR22])" office:value-type="string" office:string-value="0" calcext:value-type="string">
            <text:p>0</text:p>
          </table:table-cell>
          <table:table-cell table:style-name="ce51" table:formula="of:=IF(OR(ISTEXT([$'Посещения + Долги'.AS22]); [.$A51]=[.AS$52]); 0; [$'Посещения + Долги'.AS$26]*[$'Посещения + Долги'.AS22])" office:value-type="string" office:string-value="0" calcext:value-type="string">
            <text:p>0</text:p>
          </table:table-cell>
          <table:table-cell table:style-name="ce51" table:formula="of:=IF(OR(ISTEXT([$'Посещения + Долги'.AT22]); [.$A51]=[.AT$52]); 0; [$'Посещения + Долги'.AT$26]*[$'Посещения + Долги'.AT22])" office:value-type="string" office:string-value="0" calcext:value-type="string">
            <text:p>0</text:p>
          </table:table-cell>
          <table:table-cell table:style-name="ce51" table:formula="of:=IF(OR(ISTEXT([$'Посещения + Долги'.AU22]); [.$A51]=[.AU$52]); 0; [$'Посещения + Долги'.AU$26]*[$'Посещения + Долги'.AU22])" office:value-type="string" office:string-value="0" calcext:value-type="string">
            <text:p>0</text:p>
          </table:table-cell>
          <table:table-cell table:style-name="ce51" table:formula="of:=IF(OR(ISTEXT([$'Посещения + Долги'.AV22]); [.$A51]=[.AV$52]); 0; [$'Посещения + Долги'.AV$26]*[$'Посещения + Долги'.AV22])" office:value-type="string" office:string-value="0" calcext:value-type="string">
            <text:p>0</text:p>
          </table:table-cell>
          <table:table-cell table:style-name="ce51" table:formula="of:=IF(OR(ISTEXT([$'Посещения + Долги'.AW22]); [.$A51]=[.AW$52]); 0; [$'Посещения + Долги'.AW$26]*[$'Посещения + Долги'.AW22])" office:value-type="string" office:string-value="0" calcext:value-type="string">
            <text:p>0</text:p>
          </table:table-cell>
          <table:table-cell table:style-name="ce51" table:formula="of:=IF(OR(ISTEXT([$'Посещения + Долги'.AX22]); [.$A51]=[.AX$52]); 0; [$'Посещения + Долги'.AX$26]*[$'Посещения + Долги'.AX22])" office:value-type="string" office:string-value="0" calcext:value-type="string">
            <text:p>0</text:p>
          </table:table-cell>
          <table:table-cell table:style-name="ce51" table:formula="of:=IF(OR(ISTEXT([$'Посещения + Долги'.AY22]); [.$A51]=[.AY$52]); 0; [$'Посещения + Долги'.AY$26]*[$'Посещения + Долги'.AY22])" office:value-type="string" office:string-value="0" calcext:value-type="string">
            <text:p>0</text:p>
          </table:table-cell>
          <table:table-cell table:style-name="ce51" table:formula="of:=IF(OR(ISTEXT([$'Посещения + Долги'.AZ22]); [.$A51]=[.AZ$52]); 0; [$'Посещения + Долги'.AZ$26]*[$'Посещения + Долги'.AZ22])" office:value-type="string" office:string-value="0" calcext:value-type="string">
            <text:p>0</text:p>
          </table:table-cell>
          <table:table-cell table:style-name="ce51" table:formula="of:=IF(OR(ISTEXT([$'Посещения + Долги'.BA22]); [.$A51]=[.BA$52]); 0; [$'Посещения + Долги'.BA$26]*[$'Посещения + Долги'.BA22])" office:value-type="string" office:string-value="0" calcext:value-type="string">
            <text:p>0</text:p>
          </table:table-cell>
          <table:table-cell table:style-name="ce51" table:formula="of:=IF(OR(ISTEXT([$'Посещения + Долги'.BB22]); [.$A51]=[.BB$52]); 0; [$'Посещения + Долги'.BB$26]*[$'Посещения + Долги'.BB22])" office:value-type="string" office:string-value="0" calcext:value-type="string">
            <text:p>0</text:p>
          </table:table-cell>
          <table:table-cell table:style-name="ce51" table:formula="of:=IF(OR(ISTEXT([$'Посещения + Долги'.BC22]); [.$A51]=[.BC$52]); 0; [$'Посещения + Долги'.BC$26]*[$'Посещения + Долги'.BC22])" office:value-type="string" office:string-value="0" calcext:value-type="string">
            <text:p>0</text:p>
          </table:table-cell>
          <table:table-cell table:style-name="ce51" table:formula="of:=IF(OR(ISTEXT([$'Посещения + Долги'.BD22]); [.$A51]=[.BD$52]); 0; [$'Посещения + Долги'.BD$26]*[$'Посещения + Долги'.BD22])" office:value-type="string" office:string-value="0" calcext:value-type="string">
            <text:p>0</text:p>
          </table:table-cell>
          <table:table-cell table:style-name="ce51" table:formula="of:=IF(OR(ISTEXT([$'Посещения + Долги'.BE22]); [.$A51]=[.BE$52]); 0; [$'Посещения + Долги'.BE$26]*[$'Посещения + Долги'.BE22])" office:value-type="string" office:string-value="0" calcext:value-type="string">
            <text:p>0</text:p>
          </table:table-cell>
          <table:table-cell table:style-name="ce51" table:formula="of:=IF(OR(ISTEXT([$'Посещения + Долги'.BF22]); [.$A51]=[.BF$52]); 0; [$'Посещения + Долги'.BF$26]*[$'Посещения + Долги'.BF22])" office:value-type="string" office:string-value="0" calcext:value-type="string">
            <text:p>0</text:p>
          </table:table-cell>
          <table:table-cell table:style-name="ce51" table:formula="of:=IF(OR(ISTEXT([$'Посещения + Долги'.BG22]); [.$A51]=[.BG$52]); 0; [$'Посещения + Долги'.BG$26]*[$'Посещения + Долги'.BG22])" office:value-type="string" office:string-value="0" calcext:value-type="string">
            <text:p>0</text:p>
          </table:table-cell>
          <table:table-cell table:style-name="ce51" table:formula="of:=IF(OR(ISTEXT([$'Посещения + Долги'.BH22]); [.$A51]=[.BH$52]); 0; [$'Посещения + Долги'.BH$26]*[$'Посещения + Долги'.BH22])" office:value-type="string" office:string-value="0" calcext:value-type="string">
            <text:p>0</text:p>
          </table:table-cell>
          <table:table-cell table:style-name="ce51" table:formula="of:=IF(OR(ISTEXT([$'Посещения + Долги'.BI22]); [.$A51]=[.BI$52]); 0; [$'Посещения + Долги'.BI$26]*[$'Посещения + Долги'.BI22])" office:value-type="string" office:string-value="0" calcext:value-type="string">
            <text:p>0</text:p>
          </table:table-cell>
          <table:table-cell table:style-name="ce51" table:formula="of:=IF(OR(ISTEXT([$'Посещения + Долги'.BJ22]); [.$A51]=[.BJ$52]); 0; [$'Посещения + Долги'.BJ$26]*[$'Посещения + Долги'.BJ22])" office:value-type="string" office:string-value="0" calcext:value-type="string">
            <text:p>0</text:p>
          </table:table-cell>
          <table:table-cell table:style-name="ce51" table:formula="of:=IF(OR(ISTEXT([$'Посещения + Долги'.BK22]); [.$A51]=[.BK$52]); 0; [$'Посещения + Долги'.BK$26]*[$'Посещения + Долги'.BK22])" office:value-type="string" office:string-value="0" calcext:value-type="string">
            <text:p>0</text:p>
          </table:table-cell>
          <table:table-cell table:style-name="ce51" table:formula="of:=IF(OR(ISTEXT([$'Посещения + Долги'.BL22]); [.$A51]=[.BL$52]); 0; [$'Посещения + Долги'.BL$26]*[$'Посещения + Долги'.BL22])" office:value-type="string" office:string-value="0" calcext:value-type="string">
            <text:p>0</text:p>
          </table:table-cell>
          <table:table-cell table:style-name="ce51" table:formula="of:=IF(OR(ISTEXT([$'Посещения + Долги'.BM22]); [.$A51]=[.BM$52]); 0; [$'Посещения + Долги'.BM$26]*[$'Посещения + Долги'.BM22])" office:value-type="string" office:string-value="0" calcext:value-type="string">
            <text:p>0</text:p>
          </table:table-cell>
          <table:table-cell table:style-name="ce51" table:formula="of:=IF(OR(ISTEXT([$'Посещения + Долги'.BN22]); [.$A51]=[.BN$52]); 0; [$'Посещения + Долги'.BN$26]*[$'Посещения + Долги'.BN22])" office:value-type="string" office:string-value="0" calcext:value-type="string">
            <text:p>0</text:p>
          </table:table-cell>
          <table:table-cell table:style-name="ce51" table:formula="of:=IF(OR(ISTEXT([$'Посещения + Долги'.BO22]); [.$A51]=[.BO$52]); 0; [$'Посещения + Долги'.BO$26]*[$'Посещения + Долги'.BO22])" office:value-type="string" office:string-value="0" calcext:value-type="string">
            <text:p>0</text:p>
          </table:table-cell>
          <table:table-cell table:style-name="ce51" table:formula="of:=IF(OR(ISTEXT([$'Посещения + Долги'.BP22]); [.$A51]=[.BP$52]); 0; [$'Посещения + Долги'.BP$26]*[$'Посещения + Долги'.BP22])" office:value-type="string" office:string-value="0" calcext:value-type="string">
            <text:p>0</text:p>
          </table:table-cell>
          <table:table-cell table:style-name="ce51" table:formula="of:=IF(OR(ISTEXT([$'Посещения + Долги'.BQ22]); [.$A51]=[.BQ$52]); 0; [$'Посещения + Долги'.BQ$26]*[$'Посещения + Долги'.BQ22])" office:value-type="string" office:string-value="0" calcext:value-type="string">
            <text:p>0</text:p>
          </table:table-cell>
          <table:table-cell table:style-name="ce51" table:formula="of:=IF(OR(ISTEXT([$'Посещения + Долги'.BR22]); [.$A51]=[.BR$52]); 0; [$'Посещения + Долги'.BR$26]*[$'Посещения + Долги'.BR22])" office:value-type="string" office:string-value="0" calcext:value-type="string">
            <text:p>0</text:p>
          </table:table-cell>
          <table:table-cell table:style-name="ce51" table:formula="of:=IF(OR(ISTEXT([$'Посещения + Долги'.BS22]); [.$A51]=[.BS$52]); 0; [$'Посещения + Долги'.BS$26]*[$'Посещения + Долги'.BS22])" office:value-type="string" office:string-value="0" calcext:value-type="string">
            <text:p>0</text:p>
          </table:table-cell>
          <table:table-cell table:style-name="ce51" table:formula="of:=IF(OR(ISTEXT([$'Посещения + Долги'.BT22]); [.$A51]=[.BT$52]); 0; [$'Посещения + Долги'.BT$26]*[$'Посещения + Долги'.BT22])" office:value-type="string" office:string-value="0" calcext:value-type="string">
            <text:p>0</text:p>
          </table:table-cell>
          <table:table-cell table:style-name="ce51" table:formula="of:=IF(OR(ISTEXT([$'Посещения + Долги'.BU22]); [.$A51]=[.BU$52]); 0; [$'Посещения + Долги'.BU$26]*[$'Посещения + Долги'.BU22])" office:value-type="string" office:string-value="0" calcext:value-type="string">
            <text:p>0</text:p>
          </table:table-cell>
          <table:table-cell table:style-name="ce51" table:formula="of:=IF(OR(ISTEXT([$'Посещения + Долги'.BV22]); [.$A51]=[.BV$52]); 0; [$'Посещения + Долги'.BV$26]*[$'Посещения + Долги'.BV22])" office:value-type="string" office:string-value="0" calcext:value-type="string">
            <text:p>0</text:p>
          </table:table-cell>
          <table:table-cell table:style-name="ce51" table:formula="of:=IF(OR(ISTEXT([$'Посещения + Долги'.BW22]); [.$A51]=[.BW$52]); 0; [$'Посещения + Долги'.BW$26]*[$'Посещения + Долги'.BW22])" office:value-type="string" office:string-value="0" calcext:value-type="string">
            <text:p>0</text:p>
          </table:table-cell>
          <table:table-cell table:style-name="ce51" table:formula="of:=IF(OR(ISTEXT([$'Посещения + Долги'.BX22]); [.$A51]=[.BX$52]); 0; [$'Посещения + Долги'.BX$26]*[$'Посещения + Долги'.BX22])" office:value-type="string" office:string-value="0" calcext:value-type="string">
            <text:p>0</text:p>
          </table:table-cell>
          <table:table-cell table:style-name="ce51" table:formula="of:=IF(OR(ISTEXT([$'Посещения + Долги'.BY22]); [.$A51]=[.BY$52]); 0; [$'Посещения + Долги'.BY$26]*[$'Посещения + Долги'.BY22])" office:value-type="string" office:string-value="0" calcext:value-type="string">
            <text:p>0</text:p>
          </table:table-cell>
          <table:table-cell table:style-name="ce51" table:formula="of:=IF(OR(ISTEXT([$'Посещения + Долги'.BZ22]); [.$A51]=[.BZ$52]); 0; [$'Посещения + Долги'.BZ$26]*[$'Посещения + Долги'.BZ22])" office:value-type="string" office:string-value="0" calcext:value-type="string">
            <text:p>0</text:p>
          </table:table-cell>
          <table:table-cell table:style-name="ce51" table:formula="of:=IF(OR(ISTEXT([$'Посещения + Долги'.CA22]); [.$A51]=[.CA$52]); 0; [$'Посещения + Долги'.CA$26]*[$'Посещения + Долги'.CA22])" office:value-type="string" office:string-value="0" calcext:value-type="string">
            <text:p>0</text:p>
          </table:table-cell>
          <table:table-cell table:style-name="ce51" table:formula="of:=IF(OR(ISTEXT([$'Посещения + Долги'.CB22]); [.$A51]=[.CB$52]); 0; [$'Посещения + Долги'.CB$26]*[$'Посещения + Долги'.CB22])" office:value-type="string" office:string-value="0" calcext:value-type="string">
            <text:p>0</text:p>
          </table:table-cell>
          <table:table-cell table:style-name="ce51" table:formula="of:=IF(OR(ISTEXT([$'Посещения + Долги'.CC22]); [.$A51]=[.CC$52]); 0; [$'Посещения + Долги'.CC$26]*[$'Посещения + Долги'.CC22])" office:value-type="string" office:string-value="0" calcext:value-type="string">
            <text:p>0</text:p>
          </table:table-cell>
          <table:table-cell table:style-name="ce51" table:formula="of:=IF(OR(ISTEXT([$'Посещения + Долги'.CD22]); [.$A51]=[.CD$52]); 0; [$'Посещения + Долги'.CD$26]*[$'Посещения + Долги'.CD22])" office:value-type="string" office:string-value="40.90909091" calcext:value-type="string">
            <text:p>40.90909091</text:p>
          </table:table-cell>
          <table:table-cell table:style-name="ce51" table:formula="of:=IF(OR(ISTEXT([$'Посещения + Долги'.CE22]); [.$A51]=[.CE$52]); 0; [$'Посещения + Долги'.CE$26]*[$'Посещения + Долги'.CE22])" office:value-type="string" office:string-value="0" calcext:value-type="string">
            <text:p>0</text:p>
          </table:table-cell>
          <table:table-cell table:style-name="ce51" table:formula="of:=IF(OR(ISTEXT([$'Посещения + Долги'.CF22]); [.$A51]=[.CF$52]); 0; [$'Посещения + Долги'.CF$26]*[$'Посещения + Долги'.CF22])" office:value-type="string" office:string-value="0" calcext:value-type="string">
            <text:p>0</text:p>
          </table:table-cell>
          <table:table-cell table:style-name="ce51" table:formula="of:=IF(OR(ISTEXT([$'Посещения + Долги'.CG22]); [.$A51]=[.CG$52]); 0; [$'Посещения + Долги'.CG$26]*[$'Посещения + Долги'.CG22])" office:value-type="string" office:string-value="0" calcext:value-type="string">
            <text:p>0</text:p>
          </table:table-cell>
          <table:table-cell table:style-name="ce51" table:formula="of:=IF(OR(ISTEXT([$'Посещения + Долги'.CH22]); [.$A51]=[.CH$52]); 0; [$'Посещения + Долги'.CH$26]*[$'Посещения + Долги'.CH22])" office:value-type="string" office:string-value="0" calcext:value-type="string">
            <text:p>0</text:p>
          </table:table-cell>
          <table:table-cell table:style-name="ce51" table:formula="of:=IF(OR(ISTEXT([$'Посещения + Долги'.CI22]); [.$A51]=[.CI$52]); 0; [$'Посещения + Долги'.CI$26]*[$'Посещения + Долги'.CI22])" office:value-type="string" office:string-value="0" calcext:value-type="string">
            <text:p>0</text:p>
          </table:table-cell>
          <table:table-cell table:style-name="ce51" table:number-columns-repeated="8"/>
          <table:table-cell table:number-columns-repeated="929"/>
        </table:table-row>
        <table:table-row table:style-name="ro1">
          <table:table-cell/>
          <table:table-cell table:style-name="ce25" table:formula="of:=[$'Посещения + Долги'.B28]" office:value-type="string" office:string-value="Павлюк" calcext:value-type="string">
            <text:p>Павлюк</text:p>
          </table:table-cell>
          <table:table-cell table:style-name="ce12" table:formula="of:=[$'Посещения + Долги'.C28]" office:value-type="string" office:string-value="Воробьев" calcext:value-type="string">
            <text:p>Воробьев</text:p>
          </table:table-cell>
          <table:table-cell table:style-name="ce25" table:formula="of:=[$'Посещения + Долги'.D28]" office:value-type="string" office:string-value="Павлюк" calcext:value-type="string">
            <text:p>Павлюк</text:p>
          </table:table-cell>
          <table:table-cell table:style-name="ce12" table:formula="of:=[$'Посещения + Долги'.E28]" office:value-type="string" office:string-value="Павлюк" calcext:value-type="string">
            <text:p>Павлюк</text:p>
          </table:table-cell>
          <table:table-cell table:style-name="ce25" table:formula="of:=[$'Посещения + Долги'.F28]" office:value-type="string" office:string-value="Павлюк" calcext:value-type="string">
            <text:p>Павлюк</text:p>
          </table:table-cell>
          <table:table-cell table:style-name="ce12" table:formula="of:=[$'Посещения + Долги'.G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H28]" office:value-type="string" office:string-value="Павлюк" calcext:value-type="string">
            <text:p>Павлюк</text:p>
          </table:table-cell>
          <table:table-cell table:style-name="ce12" table:formula="of:=[$'Посещения + Долги'.I28]" office:value-type="string" office:string-value="Павлюк" calcext:value-type="string">
            <text:p>Павлюк</text:p>
          </table:table-cell>
          <table:table-cell table:style-name="ce25" table:formula="of:=[$'Посещения + Долги'.J28]" office:value-type="string" office:string-value="Улитин" calcext:value-type="string">
            <text:p>Улитин</text:p>
          </table:table-cell>
          <table:table-cell table:style-name="ce12" table:formula="of:=[$'Посещения + Долги'.K28]" office:value-type="string" office:string-value="Улитин" calcext:value-type="string">
            <text:p>Улитин</text:p>
          </table:table-cell>
          <table:table-cell table:style-name="ce25" table:formula="of:=[$'Посещения + Долги'.L28]" office:value-type="string" office:string-value="Иванова" calcext:value-type="string">
            <text:p>Иванова</text:p>
          </table:table-cell>
          <table:table-cell table:style-name="ce12" table:formula="of:=[$'Посещения + Долги'.M28]" office:value-type="string" office:string-value="Улитин" calcext:value-type="string">
            <text:p>Улитин</text:p>
          </table:table-cell>
          <table:table-cell table:style-name="ce25" table:formula="of:=[$'Посещения + Долги'.N28]" office:value-type="string" office:string-value="Улитин" calcext:value-type="string">
            <text:p>Улитин</text:p>
          </table:table-cell>
          <table:table-cell table:style-name="ce12" table:formula="of:=[$'Посещения + Долги'.O28]" office:value-type="string" office:string-value="Улитин" calcext:value-type="string">
            <text:p>Улитин</text:p>
          </table:table-cell>
          <table:table-cell table:style-name="ce25" table:formula="of:=[$'Посещения + Долги'.P28]" office:value-type="string" office:string-value="Улитин" calcext:value-type="string">
            <text:p>Улитин</text:p>
          </table:table-cell>
          <table:table-cell table:style-name="ce12" table:formula="of:=[$'Посещения + Долги'.Q28]" office:value-type="string" office:string-value="Улитин" calcext:value-type="string">
            <text:p>Улитин</text:p>
          </table:table-cell>
          <table:table-cell table:style-name="ce25" table:formula="of:=[$'Посещения + Долги'.R28]" office:value-type="string" office:string-value="Улитин" calcext:value-type="string">
            <text:p>Улитин</text:p>
          </table:table-cell>
          <table:table-cell table:style-name="ce12" table:formula="of:=[$'Посещения + Долги'.S28]" office:value-type="string" office:string-value="Улитин" calcext:value-type="string">
            <text:p>Улитин</text:p>
          </table:table-cell>
          <table:table-cell table:style-name="ce25" table:formula="of:=[$'Посещения + Долги'.T28]" office:value-type="string" office:string-value="Улитин" calcext:value-type="string">
            <text:p>Улитин</text:p>
          </table:table-cell>
          <table:table-cell table:style-name="ce12" table:formula="of:=[$'Посещения + Долги'.U28]" office:value-type="string" office:string-value="Воробьева" calcext:value-type="string">
            <text:p>Воробьева</text:p>
          </table:table-cell>
          <table:table-cell table:style-name="ce25" table:formula="of:=[$'Посещения + Долги'.V28]" office:value-type="string" office:string-value="Улитин" calcext:value-type="string">
            <text:p>Улитин</text:p>
          </table:table-cell>
          <table:table-cell table:style-name="ce12" table:formula="of:=[$'Посещения + Долги'.W28]" office:value-type="string" office:string-value="Улитин" calcext:value-type="string">
            <text:p>Улитин</text:p>
          </table:table-cell>
          <table:table-cell table:style-name="ce25" table:formula="of:=[$'Посещения + Долги'.X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8]" office:value-type="string" office:string-value="Павлюк" calcext:value-type="string">
            <text:p>Павлюк</text:p>
          </table:table-cell>
          <table:table-cell table:style-name="ce12" table:formula="of:=[$'Посещения + Долги'.Z28]" office:value-type="string" office:string-value="Павлюк" calcext:value-type="string">
            <text:p>Павлюк</text:p>
          </table:table-cell>
          <table:table-cell table:style-name="ce12" table:formula="of:=[$'Посещения + Долги'.AA28]" office:value-type="string" office:string-value="Павлюк" calcext:value-type="string">
            <text:p>Павлюк</text:p>
          </table:table-cell>
          <table:table-cell table:style-name="ce12" table:formula="of:=[$'Посещения + Долги'.AB28]" office:value-type="string" office:string-value="Павлюк" calcext:value-type="string">
            <text:p>Павлюк</text:p>
          </table:table-cell>
          <table:table-cell table:style-name="ce12" table:formula="of:=[$'Посещения + Долги'.AC28]" office:value-type="string" office:string-value="Улитин" calcext:value-type="string">
            <text:p>Улитин</text:p>
          </table:table-cell>
          <table:table-cell table:style-name="ce12" table:formula="of:=[$'Посещения + Долги'.AD28]" office:value-type="string" office:string-value="Павлюк" calcext:value-type="string">
            <text:p>Павлюк</text:p>
          </table:table-cell>
          <table:table-cell table:style-name="ce12" table:formula="of:=[$'Посещения + Долги'.AE28]" office:value-type="string" office:string-value="Павлюк" calcext:value-type="string">
            <text:p>Павлюк</text:p>
          </table:table-cell>
          <table:table-cell table:style-name="ce12" table:formula="of:=[$'Посещения + Долги'.AF28]" office:value-type="string" office:string-value="Павлюк" calcext:value-type="string">
            <text:p>Павлюк</text:p>
          </table:table-cell>
          <table:table-cell table:style-name="ce12" table:formula="of:=[$'Посещения + Долги'.AG28]" office:value-type="string" office:string-value="Павлюк" calcext:value-type="string">
            <text:p>Павлюк</text:p>
          </table:table-cell>
          <table:table-cell table:style-name="ce12" table:formula="of:=[$'Посещения + Долги'.AH28]" office:value-type="string" office:string-value="Улитин" calcext:value-type="string">
            <text:p>Улитин</text:p>
          </table:table-cell>
          <table:table-cell table:style-name="ce12" table:formula="of:=[$'Посещения + Долги'.AI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8]" office:value-type="string" office:string-value="Улитин" calcext:value-type="string">
            <text:p>Улитин</text:p>
          </table:table-cell>
          <table:table-cell table:style-name="ce12" table:formula="of:=[$'Посещения + Долги'.AK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8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8]" office:value-type="string" office:string-value="Улитин" calcext:value-type="string">
            <text:p>Улитин</text:p>
          </table:table-cell>
          <table:table-cell table:style-name="ce12" table:formula="of:=[$'Посещения + Долги'.AN28]" office:value-type="string" office:string-value="Улитин" calcext:value-type="string">
            <text:p>Улитин</text:p>
          </table:table-cell>
          <table:table-cell table:style-name="ce12" table:formula="of:=[$'Посещения + Долги'.AO28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8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8]" office:value-type="string" office:string-value="Улитин" calcext:value-type="string">
            <text:p>Улитин</text:p>
          </table:table-cell>
          <table:table-cell table:style-name="ce12" table:formula="of:=[$'Посещения + Долги'.AS28]" office:value-type="string" office:string-value="------------" calcext:value-type="string">
            <text:p>------------</text:p>
          </table:table-cell>
          <table:table-cell table:style-name="ce12" table:formula="of:=[$'Посещения + Долги'.AT28]" office:value-type="string" office:string-value="Улитин" calcext:value-type="string">
            <text:p>Улитин</text:p>
          </table:table-cell>
          <table:table-cell table:style-name="ce12" table:formula="of:=[$'Посещения + Долги'.AU28]" office:value-type="string" office:string-value="---------" calcext:value-type="string">
            <text:p>---------</text:p>
          </table:table-cell>
          <table:table-cell table:style-name="ce12" table:formula="of:=[$'Посещения + Долги'.AV28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8]" office:value-type="string" office:string-value="----------" calcext:value-type="string">
            <text:p>----------</text:p>
          </table:table-cell>
          <table:table-cell table:style-name="ce12" table:formula="of:=[$'Посещения + Долги'.A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8]" office:value-type="string" office:string-value="--------" calcext:value-type="string">
            <text:p>--------</text:p>
          </table:table-cell>
          <table:table-cell table:style-name="ce12" table:formula="of:=[$'Посещения + Долги'.AZ28]" office:value-type="string" office:string-value="Улитин" calcext:value-type="string">
            <text:p>Улитин</text:p>
          </table:table-cell>
          <table:table-cell table:style-name="ce12" table:formula="of:=[$'Посещения + Долги'.BA28]" office:value-type="string" office:string-value="--------" calcext:value-type="string">
            <text:p>--------</text:p>
          </table:table-cell>
          <table:table-cell table:style-name="ce12" table:formula="of:=[$'Посещения + Долги'.BB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8]" office:value-type="string" office:string-value="--------" calcext:value-type="string">
            <text:p>--------</text:p>
          </table:table-cell>
          <table:table-cell table:style-name="ce12" table:formula="of:=[$'Посещения + Долги'.BD28]" office:value-type="string" office:string-value="Улитин" calcext:value-type="string">
            <text:p>Улитин</text:p>
          </table:table-cell>
          <table:table-cell table:style-name="ce12" table:formula="of:=[$'Посещения + Долги'.BE28]" office:value-type="float" office:value="0" calcext:value-type="float">
            <text:p>0</text:p>
          </table:table-cell>
          <table:table-cell table:style-name="ce12" table:formula="of:=[$'Посещения + Долги'.BF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8]" office:value-type="string" office:string-value="Улитин" calcext:value-type="string">
            <text:p>Улитин</text:p>
          </table:table-cell>
          <table:table-cell table:style-name="ce12" table:formula="of:=[$'Посещения + Долги'.BI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8]" office:value-type="string" office:string-value="Улитин" calcext:value-type="string">
            <text:p>Улитин</text:p>
          </table:table-cell>
          <table:table-cell table:style-name="ce12" table:formula="of:=[$'Посещения + Долги'.BK28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8]" office:value-type="string" office:string-value="Улитин" calcext:value-type="string">
            <text:p>Улитин</text:p>
          </table:table-cell>
          <table:table-cell table:style-name="ce12" table:formula="of:=[$'Посещения + Долги'.BM28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8]" office:value-type="float" office:value="0" calcext:value-type="float">
            <text:p>0</text:p>
          </table:table-cell>
          <table:table-cell table:style-name="ce12" table:formula="of:=[$'Посещения + Долги'.BR28]" office:value-type="string" office:string-value="Улитин" calcext:value-type="string">
            <text:p>Улитин</text:p>
          </table:table-cell>
          <table:table-cell table:style-name="ce12" table:formula="of:=[$'Посещения + Долги'.BS28]" office:value-type="string" office:string-value="Улитин" calcext:value-type="string">
            <text:p>Улитин</text:p>
          </table:table-cell>
          <table:table-cell table:style-name="ce12" table:formula="of:=[$'Посещения + Долги'.BT28]" office:value-type="string" office:string-value="Улитин" calcext:value-type="string">
            <text:p>Улитин</text:p>
          </table:table-cell>
          <table:table-cell table:style-name="ce12" table:formula="of:=[$'Посещения + Долги'.BU28]" office:value-type="string" office:string-value="Улитин" calcext:value-type="string">
            <text:p>Улитин</text:p>
          </table:table-cell>
          <table:table-cell table:style-name="ce12" table:formula="of:=[$'Посещения + Долги'.BV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8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8]" office:value-type="float" office:value="0" calcext:value-type="float">
            <text:p>0</text:p>
          </table:table-cell>
          <table:table-cell table:style-name="ce12" table:formula="of:=[$'Посещения + Долги'.BZ28]" office:value-type="float" office:value="0" calcext:value-type="float">
            <text:p>0</text:p>
          </table:table-cell>
          <table:table-cell table:style-name="ce12" table:formula="of:=[$'Посещения + Долги'.CA28]" office:value-type="string" office:string-value="Павлюк" calcext:value-type="string">
            <text:p>Павлюк</text:p>
          </table:table-cell>
          <table:table-cell table:style-name="ce12" table:formula="of:=[$'Посещения + Долги'.CB28]" office:value-type="string" office:string-value="Захаров" calcext:value-type="string">
            <text:p>Захаров</text:p>
          </table:table-cell>
          <table:table-cell table:style-name="ce12" table:formula="of:=[$'Посещения + Долги'.CC28]" office:value-type="float" office:value="0" calcext:value-type="float">
            <text:p>0</text:p>
          </table:table-cell>
          <table:table-cell table:style-name="ce12" table:formula="of:=[$'Посещения + Долги'.CD28]" office:value-type="string" office:string-value="Дорохин" calcext:value-type="string">
            <text:p>Дорохин</text:p>
          </table:table-cell>
          <table:table-cell table:style-name="ce12" table:formula="of:=[$'Посещения + Долги'.CE28]" office:value-type="string" office:string-value="Улитин" calcext:value-type="string">
            <text:p>Улитин</text:p>
          </table:table-cell>
          <table:table-cell table:style-name="ce12" table:formula="of:=[$'Посещения + Долги'.CF28]" office:value-type="string" office:string-value="--------" calcext:value-type="string">
            <text:p>--------</text:p>
          </table:table-cell>
          <table:table-cell table:style-name="ce12" table:formula="of:=[$'Посещения + Долги'.CG28]" office:value-type="float" office:value="0" calcext:value-type="float">
            <text:p>0</text:p>
          </table:table-cell>
          <table:table-cell table:style-name="ce12" table:formula="of:=[$'Посещения + Долги'.CH28]" office:value-type="string" office:string-value="Улитин" calcext:value-type="string">
            <text:p>Улитин</text:p>
          </table:table-cell>
          <table:table-cell table:style-name="ce12" table:formula="of:=[$'Посещения + Долги'.CI28]" office:value-type="string" office:string-value="Павлюк" calcext:value-type="string">
            <text:p>Павлюк</text:p>
          </table:table-cell>
          <table:table-cell table:style-name="ce25" table:number-columns-repeated="8"/>
          <table:table-cell table:number-columns-repeated="929"/>
        </table:table-row>
        <table:table-row table:style-name="ro1">
          <table:table-cell/>
          <table:table-cell table:style-name="ce50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861" meta:object-count="0"/>
    <meta:generator>LibreOfficeDev/5.1.0.3$Linux_X86_64 LibreOffice_project/</meta:generator>
  </office:meta>
</office:document-meta>
</file>